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89cm" svg:height="14.343cm" svg:x="6.691cm" svg:y="0.478cm">
            <draw:object draw:notify-on-update-of-ranges="Sheet1.A1:Sheet1.A1649 Sheet1.B1:Sheet1.B16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281506" calcext:value-type="float">
            <text:p>0.281506</text:p>
          </table:table-cell>
          <table:table-cell office:value-type="float" office:value="13.245" calcext:value-type="float">
            <text:p>13.245</text:p>
          </table:table-cell>
        </table:table-row>
        <table:table-row table:style-name="ro1">
          <table:table-cell office:value-type="float" office:value="0.962739" calcext:value-type="float">
            <text:p>0.962739</text:p>
          </table:table-cell>
          <table:table-cell office:value-type="float" office:value="13.195" calcext:value-type="float">
            <text:p>13.195</text:p>
          </table:table-cell>
        </table:table-row>
        <table:table-row table:style-name="ro1">
          <table:table-cell office:value-type="float" office:value="2.00227" calcext:value-type="float">
            <text:p>2.00227</text:p>
          </table:table-cell>
          <table:table-cell office:value-type="float" office:value="13.1325" calcext:value-type="float">
            <text:p>13.1325</text:p>
          </table:table-cell>
        </table:table-row>
        <table:table-row table:style-name="ro1">
          <table:table-cell office:value-type="float" office:value="2.95404" calcext:value-type="float">
            <text:p>2.95404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3.97293" calcext:value-type="float">
            <text:p>3.97293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4.976" calcext:value-type="float">
            <text:p>4.976</text:p>
          </table:table-cell>
          <table:table-cell office:value-type="float" office:value="13.1425" calcext:value-type="float">
            <text:p>13.1425</text:p>
          </table:table-cell>
        </table:table-row>
        <table:table-row table:style-name="ro1">
          <table:table-cell office:value-type="float" office:value="6.02424" calcext:value-type="float">
            <text:p>6.02424</text:p>
          </table:table-cell>
          <table:table-cell office:value-type="float" office:value="13.1275" calcext:value-type="float">
            <text:p>13.1275</text:p>
          </table:table-cell>
        </table:table-row>
        <table:table-row table:style-name="ro1">
          <table:table-cell office:value-type="float" office:value="7.07041" calcext:value-type="float">
            <text:p>7.07041</text:p>
          </table:table-cell>
          <table:table-cell office:value-type="float" office:value="13.2125" calcext:value-type="float">
            <text:p>13.2125</text:p>
          </table:table-cell>
        </table:table-row>
        <table:table-row table:style-name="ro1">
          <table:table-cell office:value-type="float" office:value="8.10681" calcext:value-type="float">
            <text:p>8.10681</text:p>
          </table:table-cell>
          <table:table-cell office:value-type="float" office:value="13.1775" calcext:value-type="float">
            <text:p>13.1775</text:p>
          </table:table-cell>
        </table:table-row>
        <table:table-row table:style-name="ro1">
          <table:table-cell office:value-type="float" office:value="9.12958" calcext:value-type="float">
            <text:p>9.129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.1502" calcext:value-type="float">
            <text:p>10.1502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11.1809" calcext:value-type="float">
            <text:p>11.1809</text:p>
          </table:table-cell>
          <table:table-cell office:value-type="float" office:value="13.1175" calcext:value-type="float">
            <text:p>13.1175</text:p>
          </table:table-cell>
        </table:table-row>
        <table:table-row table:style-name="ro1">
          <table:table-cell office:value-type="float" office:value="12.2096" calcext:value-type="float">
            <text:p>12.2096</text:p>
          </table:table-cell>
          <table:table-cell office:value-type="float" office:value="13.2125" calcext:value-type="float">
            <text:p>13.2125</text:p>
          </table:table-cell>
        </table:table-row>
        <table:table-row table:style-name="ro1">
          <table:table-cell office:value-type="float" office:value="13.2123" calcext:value-type="float">
            <text:p>13.2123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14.2445" calcext:value-type="float">
            <text:p>14.2445</text:p>
          </table:table-cell>
          <table:table-cell office:value-type="float" office:value="13.125" calcext:value-type="float">
            <text:p>13.125</text:p>
          </table:table-cell>
        </table:table-row>
        <table:table-row table:style-name="ro1">
          <table:table-cell office:value-type="float" office:value="15.2509" calcext:value-type="float">
            <text:p>15.2509</text:p>
          </table:table-cell>
          <table:table-cell office:value-type="float" office:value="13.0925" calcext:value-type="float">
            <text:p>13.0925</text:p>
          </table:table-cell>
        </table:table-row>
        <table:table-row table:style-name="ro1">
          <table:table-cell office:value-type="float" office:value="16.2629" calcext:value-type="float">
            <text:p>16.2629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7.2536" calcext:value-type="float">
            <text:p>17.2536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office:value-type="float" office:value="18.2866" calcext:value-type="float">
            <text:p>18.2866</text:p>
          </table:table-cell>
          <table:table-cell office:value-type="float" office:value="14.0675" calcext:value-type="float">
            <text:p>14.0675</text:p>
          </table:table-cell>
        </table:table-row>
        <table:table-row table:style-name="ro1">
          <table:table-cell office:value-type="float" office:value="19.2887" calcext:value-type="float">
            <text:p>19.2887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float" office:value="20.297" calcext:value-type="float">
            <text:p>20.297</text:p>
          </table:table-cell>
          <table:table-cell office:value-type="float" office:value="14.015" calcext:value-type="float">
            <text:p>14.015</text:p>
          </table:table-cell>
        </table:table-row>
        <table:table-row table:style-name="ro1">
          <table:table-cell office:value-type="float" office:value="21.3414" calcext:value-type="float">
            <text:p>21.3414</text:p>
          </table:table-cell>
          <table:table-cell office:value-type="float" office:value="14.015" calcext:value-type="float">
            <text:p>14.015</text:p>
          </table:table-cell>
        </table:table-row>
        <table:table-row table:style-name="ro1">
          <table:table-cell office:value-type="float" office:value="22.3907" calcext:value-type="float">
            <text:p>22.3907</text:p>
          </table:table-cell>
          <table:table-cell office:value-type="float" office:value="14.18" calcext:value-type="float">
            <text:p>14.18</text:p>
          </table:table-cell>
        </table:table-row>
        <table:table-row table:style-name="ro1">
          <table:table-cell office:value-type="float" office:value="23.3954" calcext:value-type="float">
            <text:p>23.3954</text:p>
          </table:table-cell>
          <table:table-cell office:value-type="float" office:value="14.4775" calcext:value-type="float">
            <text:p>14.4775</text:p>
          </table:table-cell>
        </table:table-row>
        <table:table-row table:style-name="ro1">
          <table:table-cell office:value-type="float" office:value="24.4065" calcext:value-type="float">
            <text:p>24.4065</text:p>
          </table:table-cell>
          <table:table-cell office:value-type="float" office:value="14.8425" calcext:value-type="float">
            <text:p>14.8425</text:p>
          </table:table-cell>
        </table:table-row>
        <table:table-row table:style-name="ro1">
          <table:table-cell office:value-type="float" office:value="25.3962" calcext:value-type="float">
            <text:p>25.3962</text:p>
          </table:table-cell>
          <table:table-cell office:value-type="float" office:value="15.3075" calcext:value-type="float">
            <text:p>15.3075</text:p>
          </table:table-cell>
        </table:table-row>
        <table:table-row table:style-name="ro1">
          <table:table-cell office:value-type="float" office:value="26.3946" calcext:value-type="float">
            <text:p>26.3946</text:p>
          </table:table-cell>
          <table:table-cell office:value-type="float" office:value="15.6075" calcext:value-type="float">
            <text:p>15.6075</text:p>
          </table:table-cell>
        </table:table-row>
        <table:table-row table:style-name="ro1">
          <table:table-cell office:value-type="float" office:value="27.4024" calcext:value-type="float">
            <text:p>27.4024</text:p>
          </table:table-cell>
          <table:table-cell office:value-type="float" office:value="16.0175" calcext:value-type="float">
            <text:p>16.0175</text:p>
          </table:table-cell>
        </table:table-row>
        <table:table-row table:style-name="ro1">
          <table:table-cell office:value-type="float" office:value="28.4314" calcext:value-type="float">
            <text:p>28.4314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1">
          <table:table-cell office:value-type="float" office:value="29.4264" calcext:value-type="float">
            <text:p>29.4264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float" office:value="30.4401" calcext:value-type="float">
            <text:p>30.4401</text:p>
          </table:table-cell>
          <table:table-cell office:value-type="float" office:value="17.405" calcext:value-type="float">
            <text:p>17.405</text:p>
          </table:table-cell>
        </table:table-row>
        <table:table-row table:style-name="ro1">
          <table:table-cell office:value-type="float" office:value="31.4293" calcext:value-type="float">
            <text:p>31.4293</text:p>
          </table:table-cell>
          <table:table-cell office:value-type="float" office:value="18.055" calcext:value-type="float">
            <text:p>18.055</text:p>
          </table:table-cell>
        </table:table-row>
        <table:table-row table:style-name="ro1">
          <table:table-cell office:value-type="float" office:value="32.4328" calcext:value-type="float">
            <text:p>32.4328</text:p>
          </table:table-cell>
          <table:table-cell office:value-type="float" office:value="18.345" calcext:value-type="float">
            <text:p>18.345</text:p>
          </table:table-cell>
        </table:table-row>
        <table:table-row table:style-name="ro1">
          <table:table-cell office:value-type="float" office:value="33.448" calcext:value-type="float">
            <text:p>33.448</text:p>
          </table:table-cell>
          <table:table-cell office:value-type="float" office:value="19.3375" calcext:value-type="float">
            <text:p>19.3375</text:p>
          </table:table-cell>
        </table:table-row>
        <table:table-row table:style-name="ro1">
          <table:table-cell office:value-type="float" office:value="34.4444" calcext:value-type="float">
            <text:p>34.4444</text:p>
          </table:table-cell>
          <table:table-cell office:value-type="float" office:value="19.5375" calcext:value-type="float">
            <text:p>19.5375</text:p>
          </table:table-cell>
        </table:table-row>
        <table:table-row table:style-name="ro1">
          <table:table-cell office:value-type="float" office:value="35.4382" calcext:value-type="float">
            <text:p>35.4382</text:p>
          </table:table-cell>
          <table:table-cell office:value-type="float" office:value="19.885" calcext:value-type="float">
            <text:p>19.885</text:p>
          </table:table-cell>
        </table:table-row>
        <table:table-row table:style-name="ro1">
          <table:table-cell office:value-type="float" office:value="36.4394" calcext:value-type="float">
            <text:p>36.4394</text:p>
          </table:table-cell>
          <table:table-cell office:value-type="float" office:value="20.2275" calcext:value-type="float">
            <text:p>20.2275</text:p>
          </table:table-cell>
        </table:table-row>
        <table:table-row table:style-name="ro1">
          <table:table-cell office:value-type="float" office:value="37.4351" calcext:value-type="float">
            <text:p>37.4351</text:p>
          </table:table-cell>
          <table:table-cell office:value-type="float" office:value="20.6575" calcext:value-type="float">
            <text:p>20.6575</text:p>
          </table:table-cell>
        </table:table-row>
        <table:table-row table:style-name="ro1">
          <table:table-cell office:value-type="float" office:value="38.4388" calcext:value-type="float">
            <text:p>38.4388</text:p>
          </table:table-cell>
          <table:table-cell office:value-type="float" office:value="20.8975" calcext:value-type="float">
            <text:p>20.8975</text:p>
          </table:table-cell>
        </table:table-row>
        <table:table-row table:style-name="ro1">
          <table:table-cell office:value-type="float" office:value="39.4449" calcext:value-type="float">
            <text:p>39.4449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40.4546" calcext:value-type="float">
            <text:p>40.4546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float" office:value="41.4763" calcext:value-type="float">
            <text:p>41.4763</text:p>
          </table:table-cell>
          <table:table-cell office:value-type="float" office:value="22.075" calcext:value-type="float">
            <text:p>22.075</text:p>
          </table:table-cell>
        </table:table-row>
        <table:table-row table:style-name="ro1">
          <table:table-cell office:value-type="float" office:value="42.5215" calcext:value-type="float">
            <text:p>42.5215</text:p>
          </table:table-cell>
          <table:table-cell office:value-type="float" office:value="22.4975" calcext:value-type="float">
            <text:p>22.4975</text:p>
          </table:table-cell>
        </table:table-row>
        <table:table-row table:style-name="ro1">
          <table:table-cell office:value-type="float" office:value="43.5258" calcext:value-type="float">
            <text:p>43.5258</text:p>
          </table:table-cell>
          <table:table-cell office:value-type="float" office:value="23.0625" calcext:value-type="float">
            <text:p>23.0625</text:p>
          </table:table-cell>
        </table:table-row>
        <table:table-row table:style-name="ro1">
          <table:table-cell office:value-type="float" office:value="44.5672" calcext:value-type="float">
            <text:p>44.5672</text:p>
          </table:table-cell>
          <table:table-cell office:value-type="float" office:value="23.4725" calcext:value-type="float">
            <text:p>23.4725</text:p>
          </table:table-cell>
        </table:table-row>
        <table:table-row table:style-name="ro1">
          <table:table-cell office:value-type="float" office:value="45.5896" calcext:value-type="float">
            <text:p>45.5896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float" office:value="46.6445" calcext:value-type="float">
            <text:p>46.6445</text:p>
          </table:table-cell>
          <table:table-cell office:value-type="float" office:value="26.21" calcext:value-type="float">
            <text:p>26.21</text:p>
          </table:table-cell>
        </table:table-row>
        <table:table-row table:style-name="ro1">
          <table:table-cell office:value-type="float" office:value="47.63" calcext:value-type="float">
            <text:p>47.63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float" office:value="48.6631" calcext:value-type="float">
            <text:p>48.6631</text:p>
          </table:table-cell>
          <table:table-cell office:value-type="float" office:value="27.0575" calcext:value-type="float">
            <text:p>27.0575</text:p>
          </table:table-cell>
        </table:table-row>
        <table:table-row table:style-name="ro1">
          <table:table-cell office:value-type="float" office:value="49.6347" calcext:value-type="float">
            <text:p>49.6347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float" office:value="50.695" calcext:value-type="float">
            <text:p>50.695</text:p>
          </table:table-cell>
          <table:table-cell office:value-type="float" office:value="29.165" calcext:value-type="float">
            <text:p>29.165</text:p>
          </table:table-cell>
        </table:table-row>
        <table:table-row table:style-name="ro1">
          <table:table-cell office:value-type="float" office:value="51.7349" calcext:value-type="float">
            <text:p>51.7349</text:p>
          </table:table-cell>
          <table:table-cell office:value-type="float" office:value="35.4075" calcext:value-type="float">
            <text:p>35.4075</text:p>
          </table:table-cell>
        </table:table-row>
        <table:table-row table:style-name="ro1">
          <table:table-cell office:value-type="float" office:value="52.7683" calcext:value-type="float">
            <text:p>52.7683</text:p>
          </table:table-cell>
          <table:table-cell office:value-type="float" office:value="36.5325" calcext:value-type="float">
            <text:p>36.5325</text:p>
          </table:table-cell>
        </table:table-row>
        <table:table-row table:style-name="ro1">
          <table:table-cell office:value-type="float" office:value="53.7684" calcext:value-type="float">
            <text:p>53.7684</text:p>
          </table:table-cell>
          <table:table-cell office:value-type="float" office:value="37.835" calcext:value-type="float">
            <text:p>37.835</text:p>
          </table:table-cell>
        </table:table-row>
        <table:table-row table:style-name="ro1">
          <table:table-cell office:value-type="float" office:value="54.7774" calcext:value-type="float">
            <text:p>54.7774</text:p>
          </table:table-cell>
          <table:table-cell office:value-type="float" office:value="38.3725" calcext:value-type="float">
            <text:p>38.3725</text:p>
          </table:table-cell>
        </table:table-row>
        <table:table-row table:style-name="ro1">
          <table:table-cell office:value-type="float" office:value="55.7405" calcext:value-type="float">
            <text:p>55.7405</text:p>
          </table:table-cell>
          <table:table-cell office:value-type="float" office:value="38.9425" calcext:value-type="float">
            <text:p>38.9425</text:p>
          </table:table-cell>
        </table:table-row>
        <table:table-row table:style-name="ro1">
          <table:table-cell office:value-type="float" office:value="56.8023" calcext:value-type="float">
            <text:p>56.8023</text:p>
          </table:table-cell>
          <table:table-cell office:value-type="float" office:value="39.52" calcext:value-type="float">
            <text:p>39.52</text:p>
          </table:table-cell>
        </table:table-row>
        <table:table-row table:style-name="ro1">
          <table:table-cell office:value-type="float" office:value="57.8062" calcext:value-type="float">
            <text:p>57.8062</text:p>
          </table:table-cell>
          <table:table-cell office:value-type="float" office:value="35.7525" calcext:value-type="float">
            <text:p>35.7525</text:p>
          </table:table-cell>
        </table:table-row>
        <table:table-row table:style-name="ro1">
          <table:table-cell office:value-type="float" office:value="58.8482" calcext:value-type="float">
            <text:p>58.8482</text:p>
          </table:table-cell>
          <table:table-cell office:value-type="float" office:value="35.7225" calcext:value-type="float">
            <text:p>35.7225</text:p>
          </table:table-cell>
        </table:table-row>
        <table:table-row table:style-name="ro1">
          <table:table-cell office:value-type="float" office:value="59.873" calcext:value-type="float">
            <text:p>59.873</text:p>
          </table:table-cell>
          <table:table-cell office:value-type="float" office:value="35.7225" calcext:value-type="float">
            <text:p>35.7225</text:p>
          </table:table-cell>
        </table:table-row>
        <table:table-row table:style-name="ro1">
          <table:table-cell office:value-type="float" office:value="60.9027" calcext:value-type="float">
            <text:p>60.9027</text:p>
          </table:table-cell>
          <table:table-cell office:value-type="float" office:value="35.8275" calcext:value-type="float">
            <text:p>35.8275</text:p>
          </table:table-cell>
        </table:table-row>
        <table:table-row table:style-name="ro1">
          <table:table-cell office:value-type="float" office:value="61.9084" calcext:value-type="float">
            <text:p>61.9084</text:p>
          </table:table-cell>
          <table:table-cell office:value-type="float" office:value="35.895" calcext:value-type="float">
            <text:p>35.895</text:p>
          </table:table-cell>
        </table:table-row>
        <table:table-row table:style-name="ro1">
          <table:table-cell office:value-type="float" office:value="62.9009" calcext:value-type="float">
            <text:p>62.9009</text:p>
          </table:table-cell>
          <table:table-cell office:value-type="float" office:value="35.87" calcext:value-type="float">
            <text:p>35.87</text:p>
          </table:table-cell>
        </table:table-row>
        <table:table-row table:style-name="ro1">
          <table:table-cell office:value-type="float" office:value="63.9289" calcext:value-type="float">
            <text:p>63.9289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4.9335" calcext:value-type="float">
            <text:p>64.9335</text:p>
          </table:table-cell>
          <table:table-cell office:value-type="float" office:value="43.355" calcext:value-type="float">
            <text:p>43.355</text:p>
          </table:table-cell>
        </table:table-row>
        <table:table-row table:style-name="ro1">
          <table:table-cell office:value-type="float" office:value="65.9718" calcext:value-type="float">
            <text:p>65.9718</text:p>
          </table:table-cell>
          <table:table-cell office:value-type="float" office:value="43.89" calcext:value-type="float">
            <text:p>43.89</text:p>
          </table:table-cell>
        </table:table-row>
        <table:table-row table:style-name="ro1">
          <table:table-cell office:value-type="float" office:value="66.9825" calcext:value-type="float">
            <text:p>66.9825</text:p>
          </table:table-cell>
          <table:table-cell office:value-type="float" office:value="44.18" calcext:value-type="float">
            <text:p>44.18</text:p>
          </table:table-cell>
        </table:table-row>
        <table:table-row table:style-name="ro1">
          <table:table-cell office:value-type="float" office:value="68.0017" calcext:value-type="float">
            <text:p>68.0017</text:p>
          </table:table-cell>
          <table:table-cell office:value-type="float" office:value="44.665" calcext:value-type="float">
            <text:p>44.665</text:p>
          </table:table-cell>
        </table:table-row>
        <table:table-row table:style-name="ro1">
          <table:table-cell office:value-type="float" office:value="69.0386" calcext:value-type="float">
            <text:p>69.0386</text:p>
          </table:table-cell>
          <table:table-cell office:value-type="float" office:value="45.075" calcext:value-type="float">
            <text:p>45.075</text:p>
          </table:table-cell>
        </table:table-row>
        <table:table-row table:style-name="ro1">
          <table:table-cell office:value-type="float" office:value="70.0782" calcext:value-type="float">
            <text:p>70.0782</text:p>
          </table:table-cell>
          <table:table-cell office:value-type="float" office:value="45.445" calcext:value-type="float">
            <text:p>45.445</text:p>
          </table:table-cell>
        </table:table-row>
        <table:table-row table:style-name="ro1">
          <table:table-cell office:value-type="float" office:value="71.073" calcext:value-type="float">
            <text:p>71.073</text:p>
          </table:table-cell>
          <table:table-cell office:value-type="float" office:value="45.735" calcext:value-type="float">
            <text:p>45.735</text:p>
          </table:table-cell>
        </table:table-row>
        <table:table-row table:style-name="ro1">
          <table:table-cell office:value-type="float" office:value="72.0843" calcext:value-type="float">
            <text:p>72.0843</text:p>
          </table:table-cell>
          <table:table-cell office:value-type="float" office:value="46.07" calcext:value-type="float">
            <text:p>46.07</text:p>
          </table:table-cell>
        </table:table-row>
        <table:table-row table:style-name="ro1">
          <table:table-cell office:value-type="float" office:value="73.0753" calcext:value-type="float">
            <text:p>73.0753</text:p>
          </table:table-cell>
          <table:table-cell office:value-type="float" office:value="46.3375" calcext:value-type="float">
            <text:p>46.3375</text:p>
          </table:table-cell>
        </table:table-row>
        <table:table-row table:style-name="ro1">
          <table:table-cell office:value-type="float" office:value="74.0706" calcext:value-type="float">
            <text:p>74.0706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float" office:value="75.1401" calcext:value-type="float">
            <text:p>75.1401</text:p>
          </table:table-cell>
          <table:table-cell office:value-type="float" office:value="42.5125" calcext:value-type="float">
            <text:p>42.5125</text:p>
          </table:table-cell>
        </table:table-row>
        <table:table-row table:style-name="ro1">
          <table:table-cell office:value-type="float" office:value="76.1611" calcext:value-type="float">
            <text:p>76.1611</text:p>
          </table:table-cell>
          <table:table-cell office:value-type="float" office:value="42.5875" calcext:value-type="float">
            <text:p>42.5875</text:p>
          </table:table-cell>
        </table:table-row>
        <table:table-row table:style-name="ro1">
          <table:table-cell office:value-type="float" office:value="77.1651" calcext:value-type="float">
            <text:p>77.1651</text:p>
          </table:table-cell>
          <table:table-cell office:value-type="float" office:value="42.6175" calcext:value-type="float">
            <text:p>42.6175</text:p>
          </table:table-cell>
        </table:table-row>
        <table:table-row table:style-name="ro1">
          <table:table-cell office:value-type="float" office:value="78.2046" calcext:value-type="float">
            <text:p>78.2046</text:p>
          </table:table-cell>
          <table:table-cell office:value-type="float" office:value="42.65" calcext:value-type="float">
            <text:p>42.65</text:p>
          </table:table-cell>
        </table:table-row>
        <table:table-row table:style-name="ro1">
          <table:table-cell office:value-type="float" office:value="79.1667" calcext:value-type="float">
            <text:p>79.1667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80.1434" calcext:value-type="float">
            <text:p>80.1434</text:p>
          </table:table-cell>
          <table:table-cell office:value-type="float" office:value="43.1375" calcext:value-type="float">
            <text:p>43.1375</text:p>
          </table:table-cell>
        </table:table-row>
        <table:table-row table:style-name="ro1">
          <table:table-cell office:value-type="float" office:value="81.1692" calcext:value-type="float">
            <text:p>81.1692</text:p>
          </table:table-cell>
          <table:table-cell office:value-type="float" office:value="44.8075" calcext:value-type="float">
            <text:p>44.8075</text:p>
          </table:table-cell>
        </table:table-row>
        <table:table-row table:style-name="ro1">
          <table:table-cell office:value-type="float" office:value="82.1811" calcext:value-type="float">
            <text:p>82.1811</text:p>
          </table:table-cell>
          <table:table-cell office:value-type="float" office:value="46.5175" calcext:value-type="float">
            <text:p>46.5175</text:p>
          </table:table-cell>
        </table:table-row>
        <table:table-row table:style-name="ro1">
          <table:table-cell office:value-type="float" office:value="83.2029" calcext:value-type="float">
            <text:p>83.2029</text:p>
          </table:table-cell>
          <table:table-cell office:value-type="float" office:value="46.9125" calcext:value-type="float">
            <text:p>46.9125</text:p>
          </table:table-cell>
        </table:table-row>
        <table:table-row table:style-name="ro1">
          <table:table-cell office:value-type="float" office:value="84.2019" calcext:value-type="float">
            <text:p>84.2019</text:p>
          </table:table-cell>
          <table:table-cell office:value-type="float" office:value="47.0175" calcext:value-type="float">
            <text:p>47.0175</text:p>
          </table:table-cell>
        </table:table-row>
        <table:table-row table:style-name="ro1">
          <table:table-cell office:value-type="float" office:value="85.2049" calcext:value-type="float">
            <text:p>85.2049</text:p>
          </table:table-cell>
          <table:table-cell office:value-type="float" office:value="47.1025" calcext:value-type="float">
            <text:p>47.1025</text:p>
          </table:table-cell>
        </table:table-row>
        <table:table-row table:style-name="ro1">
          <table:table-cell office:value-type="float" office:value="86.2057" calcext:value-type="float">
            <text:p>86.2057</text:p>
          </table:table-cell>
          <table:table-cell office:value-type="float" office:value="47.135" calcext:value-type="float">
            <text:p>47.135</text:p>
          </table:table-cell>
        </table:table-row>
        <table:table-row table:style-name="ro1">
          <table:table-cell office:value-type="float" office:value="87.2076" calcext:value-type="float">
            <text:p>87.2076</text:p>
          </table:table-cell>
          <table:table-cell office:value-type="float" office:value="47.1475" calcext:value-type="float">
            <text:p>47.1475</text:p>
          </table:table-cell>
        </table:table-row>
        <table:table-row table:style-name="ro1">
          <table:table-cell office:value-type="float" office:value="88.2453" calcext:value-type="float">
            <text:p>88.2453</text:p>
          </table:table-cell>
          <table:table-cell office:value-type="float" office:value="47.185" calcext:value-type="float">
            <text:p>47.185</text:p>
          </table:table-cell>
        </table:table-row>
        <table:table-row table:style-name="ro1">
          <table:table-cell office:value-type="float" office:value="89.2401" calcext:value-type="float">
            <text:p>89.2401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float" office:value="90.2403" calcext:value-type="float">
            <text:p>90.2403</text:p>
          </table:table-cell>
          <table:table-cell office:value-type="float" office:value="57.91" calcext:value-type="float">
            <text:p>57.91</text:p>
          </table:table-cell>
        </table:table-row>
        <table:table-row table:style-name="ro1">
          <table:table-cell office:value-type="float" office:value="91.2619" calcext:value-type="float">
            <text:p>91.2619</text:p>
          </table:table-cell>
          <table:table-cell office:value-type="float" office:value="57.8425" calcext:value-type="float">
            <text:p>57.8425</text:p>
          </table:table-cell>
        </table:table-row>
        <table:table-row table:style-name="ro1">
          <table:table-cell office:value-type="float" office:value="92.244" calcext:value-type="float">
            <text:p>92.244</text:p>
          </table:table-cell>
          <table:table-cell office:value-type="float" office:value="57.9275" calcext:value-type="float">
            <text:p>57.9275</text:p>
          </table:table-cell>
        </table:table-row>
        <table:table-row table:style-name="ro1">
          <table:table-cell office:value-type="float" office:value="93.2434" calcext:value-type="float">
            <text:p>93.2434</text:p>
          </table:table-cell>
          <table:table-cell office:value-type="float" office:value="57.9975" calcext:value-type="float">
            <text:p>57.9975</text:p>
          </table:table-cell>
        </table:table-row>
        <table:table-row table:style-name="ro1">
          <table:table-cell office:value-type="float" office:value="94.2797" calcext:value-type="float">
            <text:p>94.2797</text:p>
          </table:table-cell>
          <table:table-cell office:value-type="float" office:value="58.015" calcext:value-type="float">
            <text:p>58.015</text:p>
          </table:table-cell>
        </table:table-row>
        <table:table-row table:style-name="ro1">
          <table:table-cell office:value-type="float" office:value="95.3473" calcext:value-type="float">
            <text:p>95.3473</text:p>
          </table:table-cell>
          <table:table-cell office:value-type="float" office:value="58.0225" calcext:value-type="float">
            <text:p>58.0225</text:p>
          </table:table-cell>
        </table:table-row>
        <table:table-row table:style-name="ro1">
          <table:table-cell office:value-type="float" office:value="96.3356" calcext:value-type="float">
            <text:p>96.3356</text:p>
          </table:table-cell>
          <table:table-cell office:value-type="float" office:value="58.1425" calcext:value-type="float">
            <text:p>58.1425</text:p>
          </table:table-cell>
        </table:table-row>
        <table:table-row table:style-name="ro1">
          <table:table-cell office:value-type="float" office:value="97.3402" calcext:value-type="float">
            <text:p>97.3402</text:p>
          </table:table-cell>
          <table:table-cell office:value-type="float" office:value="58.1225" calcext:value-type="float">
            <text:p>58.1225</text:p>
          </table:table-cell>
        </table:table-row>
        <table:table-row table:style-name="ro1">
          <table:table-cell office:value-type="float" office:value="98.3724" calcext:value-type="float">
            <text:p>98.3724</text:p>
          </table:table-cell>
          <table:table-cell office:value-type="float" office:value="58.135" calcext:value-type="float">
            <text:p>58.135</text:p>
          </table:table-cell>
        </table:table-row>
        <table:table-row table:style-name="ro1">
          <table:table-cell office:value-type="float" office:value="99.4028" calcext:value-type="float">
            <text:p>99.4028</text:p>
          </table:table-cell>
          <table:table-cell office:value-type="float" office:value="58.4625" calcext:value-type="float">
            <text:p>58.4625</text:p>
          </table:table-cell>
        </table:table-row>
        <table:table-row table:style-name="ro1">
          <table:table-cell office:value-type="float" office:value="100.417" calcext:value-type="float">
            <text:p>100.417</text:p>
          </table:table-cell>
          <table:table-cell office:value-type="float" office:value="58.6325" calcext:value-type="float">
            <text:p>58.6325</text:p>
          </table:table-cell>
        </table:table-row>
        <table:table-row table:style-name="ro1">
          <table:table-cell office:value-type="float" office:value="101.436" calcext:value-type="float">
            <text:p>101.436</text:p>
          </table:table-cell>
          <table:table-cell office:value-type="float" office:value="58.6575" calcext:value-type="float">
            <text:p>58.6575</text:p>
          </table:table-cell>
        </table:table-row>
        <table:table-row table:style-name="ro1">
          <table:table-cell office:value-type="float" office:value="102.482" calcext:value-type="float">
            <text:p>102.482</text:p>
          </table:table-cell>
          <table:table-cell office:value-type="float" office:value="58.5875" calcext:value-type="float">
            <text:p>58.5875</text:p>
          </table:table-cell>
        </table:table-row>
        <table:table-row table:style-name="ro1">
          <table:table-cell office:value-type="float" office:value="103.472" calcext:value-type="float">
            <text:p>103.472</text:p>
          </table:table-cell>
          <table:table-cell office:value-type="float" office:value="58.66" calcext:value-type="float">
            <text:p>58.66</text:p>
          </table:table-cell>
        </table:table-row>
        <table:table-row table:style-name="ro1">
          <table:table-cell office:value-type="float" office:value="104.501" calcext:value-type="float">
            <text:p>104.501</text:p>
          </table:table-cell>
          <table:table-cell office:value-type="float" office:value="58.73" calcext:value-type="float">
            <text:p>58.73</text:p>
          </table:table-cell>
        </table:table-row>
        <table:table-row table:style-name="ro1">
          <table:table-cell office:value-type="float" office:value="105.504" calcext:value-type="float">
            <text:p>105.504</text:p>
          </table:table-cell>
          <table:table-cell office:value-type="float" office:value="58.93" calcext:value-type="float">
            <text:p>58.93</text:p>
          </table:table-cell>
        </table:table-row>
        <table:table-row table:style-name="ro1">
          <table:table-cell office:value-type="float" office:value="106.511" calcext:value-type="float">
            <text:p>106.511</text:p>
          </table:table-cell>
          <table:table-cell office:value-type="float" office:value="58.8425" calcext:value-type="float">
            <text:p>58.8425</text:p>
          </table:table-cell>
        </table:table-row>
        <table:table-row table:style-name="ro1">
          <table:table-cell office:value-type="float" office:value="107.536" calcext:value-type="float">
            <text:p>107.536</text:p>
          </table:table-cell>
          <table:table-cell office:value-type="float" office:value="58.825" calcext:value-type="float">
            <text:p>58.825</text:p>
          </table:table-cell>
        </table:table-row>
        <table:table-row table:style-name="ro1">
          <table:table-cell office:value-type="float" office:value="108.531" calcext:value-type="float">
            <text:p>108.531</text:p>
          </table:table-cell>
          <table:table-cell office:value-type="float" office:value="58.815" calcext:value-type="float">
            <text:p>58.815</text:p>
          </table:table-cell>
        </table:table-row>
        <table:table-row table:style-name="ro1">
          <table:table-cell office:value-type="float" office:value="109.55" calcext:value-type="float">
            <text:p>109.55</text:p>
          </table:table-cell>
          <table:table-cell office:value-type="float" office:value="58.8525" calcext:value-type="float">
            <text:p>58.8525</text:p>
          </table:table-cell>
        </table:table-row>
        <table:table-row table:style-name="ro1">
          <table:table-cell office:value-type="float" office:value="110.535" calcext:value-type="float">
            <text:p>110.535</text:p>
          </table:table-cell>
          <table:table-cell office:value-type="float" office:value="58.835" calcext:value-type="float">
            <text:p>58.835</text:p>
          </table:table-cell>
        </table:table-row>
        <table:table-row table:style-name="ro1">
          <table:table-cell office:value-type="float" office:value="111.574" calcext:value-type="float">
            <text:p>111.574</text:p>
          </table:table-cell>
          <table:table-cell office:value-type="float" office:value="58.9775" calcext:value-type="float">
            <text:p>58.9775</text:p>
          </table:table-cell>
        </table:table-row>
        <table:table-row table:style-name="ro1">
          <table:table-cell office:value-type="float" office:value="112.615" calcext:value-type="float">
            <text:p>112.615</text:p>
          </table:table-cell>
          <table:table-cell office:value-type="float" office:value="60.12" calcext:value-type="float">
            <text:p>60.12</text:p>
          </table:table-cell>
        </table:table-row>
        <table:table-row table:style-name="ro1">
          <table:table-cell office:value-type="float" office:value="113.651" calcext:value-type="float">
            <text:p>113.651</text:p>
          </table:table-cell>
          <table:table-cell office:value-type="float" office:value="58.98" calcext:value-type="float">
            <text:p>58.98</text:p>
          </table:table-cell>
        </table:table-row>
        <table:table-row table:style-name="ro1">
          <table:table-cell office:value-type="float" office:value="114.646" calcext:value-type="float">
            <text:p>114.646</text:p>
          </table:table-cell>
          <table:table-cell office:value-type="float" office:value="59.0375" calcext:value-type="float">
            <text:p>59.0375</text:p>
          </table:table-cell>
        </table:table-row>
        <table:table-row table:style-name="ro1">
          <table:table-cell office:value-type="float" office:value="115.657" calcext:value-type="float">
            <text:p>115.657</text:p>
          </table:table-cell>
          <table:table-cell office:value-type="float" office:value="59.0625" calcext:value-type="float">
            <text:p>59.0625</text:p>
          </table:table-cell>
        </table:table-row>
        <table:table-row table:style-name="ro1">
          <table:table-cell office:value-type="float" office:value="116.69" calcext:value-type="float">
            <text:p>116.69</text:p>
          </table:table-cell>
          <table:table-cell office:value-type="float" office:value="59.0425" calcext:value-type="float">
            <text:p>59.0425</text:p>
          </table:table-cell>
        </table:table-row>
        <table:table-row table:style-name="ro1">
          <table:table-cell office:value-type="float" office:value="117.725" calcext:value-type="float">
            <text:p>117.725</text:p>
          </table:table-cell>
          <table:table-cell office:value-type="float" office:value="59.0675" calcext:value-type="float">
            <text:p>59.0675</text:p>
          </table:table-cell>
        </table:table-row>
        <table:table-row table:style-name="ro1">
          <table:table-cell office:value-type="float" office:value="118.72" calcext:value-type="float">
            <text:p>118.72</text:p>
          </table:table-cell>
          <table:table-cell office:value-type="float" office:value="59.06" calcext:value-type="float">
            <text:p>59.06</text:p>
          </table:table-cell>
        </table:table-row>
        <table:table-row table:style-name="ro1">
          <table:table-cell office:value-type="float" office:value="119.729" calcext:value-type="float">
            <text:p>119.729</text:p>
          </table:table-cell>
          <table:table-cell office:value-type="float" office:value="59.0425" calcext:value-type="float">
            <text:p>59.0425</text:p>
          </table:table-cell>
        </table:table-row>
        <table:table-row table:style-name="ro1">
          <table:table-cell office:value-type="float" office:value="120.741" calcext:value-type="float">
            <text:p>120.741</text:p>
          </table:table-cell>
          <table:table-cell office:value-type="float" office:value="59.2325" calcext:value-type="float">
            <text:p>59.2325</text:p>
          </table:table-cell>
        </table:table-row>
        <table:table-row table:style-name="ro1">
          <table:table-cell office:value-type="float" office:value="121.778" calcext:value-type="float">
            <text:p>121.778</text:p>
          </table:table-cell>
          <table:table-cell office:value-type="float" office:value="59.2175" calcext:value-type="float">
            <text:p>59.2175</text:p>
          </table:table-cell>
        </table:table-row>
        <table:table-row table:style-name="ro1">
          <table:table-cell office:value-type="float" office:value="122.808" calcext:value-type="float">
            <text:p>122.808</text:p>
          </table:table-cell>
          <table:table-cell office:value-type="float" office:value="59.2925" calcext:value-type="float">
            <text:p>59.2925</text:p>
          </table:table-cell>
        </table:table-row>
        <table:table-row table:style-name="ro1">
          <table:table-cell office:value-type="float" office:value="123.877" calcext:value-type="float">
            <text:p>123.877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">
          <table:table-cell office:value-type="float" office:value="124.88" calcext:value-type="float">
            <text:p>124.88</text:p>
          </table:table-cell>
          <table:table-cell office:value-type="float" office:value="59.6525" calcext:value-type="float">
            <text:p>59.6525</text:p>
          </table:table-cell>
        </table:table-row>
        <table:table-row table:style-name="ro1">
          <table:table-cell office:value-type="float" office:value="125.903" calcext:value-type="float">
            <text:p>125.903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26.948" calcext:value-type="float">
            <text:p>126.948</text:p>
          </table:table-cell>
          <table:table-cell office:value-type="float" office:value="59.6075" calcext:value-type="float">
            <text:p>59.6075</text:p>
          </table:table-cell>
        </table:table-row>
        <table:table-row table:style-name="ro1">
          <table:table-cell office:value-type="float" office:value="127.935" calcext:value-type="float">
            <text:p>127.935</text:p>
          </table:table-cell>
          <table:table-cell office:value-type="float" office:value="59.6075" calcext:value-type="float">
            <text:p>59.6075</text:p>
          </table:table-cell>
        </table:table-row>
        <table:table-row table:style-name="ro1">
          <table:table-cell office:value-type="float" office:value="128.922" calcext:value-type="float">
            <text:p>128.922</text:p>
          </table:table-cell>
          <table:table-cell office:value-type="float" office:value="59.61" calcext:value-type="float">
            <text:p>59.61</text:p>
          </table:table-cell>
        </table:table-row>
        <table:table-row table:style-name="ro1">
          <table:table-cell office:value-type="float" office:value="129.951" calcext:value-type="float">
            <text:p>129.951</text:p>
          </table:table-cell>
          <table:table-cell office:value-type="float" office:value="59.61" calcext:value-type="float">
            <text:p>59.61</text:p>
          </table:table-cell>
        </table:table-row>
        <table:table-row table:style-name="ro1">
          <table:table-cell office:value-type="float" office:value="130.969" calcext:value-type="float">
            <text:p>130.969</text:p>
          </table:table-cell>
          <table:table-cell office:value-type="float" office:value="59.61" calcext:value-type="float">
            <text:p>59.61</text:p>
          </table:table-cell>
        </table:table-row>
        <table:table-row table:style-name="ro1">
          <table:table-cell office:value-type="float" office:value="132.025" calcext:value-type="float">
            <text:p>132.025</text:p>
          </table:table-cell>
          <table:table-cell office:value-type="float" office:value="59.6125" calcext:value-type="float">
            <text:p>59.6125</text:p>
          </table:table-cell>
        </table:table-row>
        <table:table-row table:style-name="ro1">
          <table:table-cell office:value-type="float" office:value="133.019" calcext:value-type="float">
            <text:p>133.019</text:p>
          </table:table-cell>
          <table:table-cell office:value-type="float" office:value="59.6175" calcext:value-type="float">
            <text:p>59.6175</text:p>
          </table:table-cell>
        </table:table-row>
        <table:table-row table:style-name="ro1">
          <table:table-cell office:value-type="float" office:value="134.056" calcext:value-type="float">
            <text:p>134.056</text:p>
          </table:table-cell>
          <table:table-cell office:value-type="float" office:value="59.615" calcext:value-type="float">
            <text:p>59.615</text:p>
          </table:table-cell>
        </table:table-row>
        <table:table-row table:style-name="ro1">
          <table:table-cell office:value-type="float" office:value="135.055" calcext:value-type="float">
            <text:p>135.055</text:p>
          </table:table-cell>
          <table:table-cell office:value-type="float" office:value="59.615" calcext:value-type="float">
            <text:p>59.615</text:p>
          </table:table-cell>
        </table:table-row>
        <table:table-row table:style-name="ro1">
          <table:table-cell office:value-type="float" office:value="136.05" calcext:value-type="float">
            <text:p>136.05</text:p>
          </table:table-cell>
          <table:table-cell office:value-type="float" office:value="59.6175" calcext:value-type="float">
            <text:p>59.6175</text:p>
          </table:table-cell>
        </table:table-row>
        <table:table-row table:style-name="ro1">
          <table:table-cell office:value-type="float" office:value="137.052" calcext:value-type="float">
            <text:p>137.052</text:p>
          </table:table-cell>
          <table:table-cell office:value-type="float" office:value="59.62" calcext:value-type="float">
            <text:p>59.62</text:p>
          </table:table-cell>
        </table:table-row>
        <table:table-row table:style-name="ro1">
          <table:table-cell office:value-type="float" office:value="138.056" calcext:value-type="float">
            <text:p>138.056</text:p>
          </table:table-cell>
          <table:table-cell office:value-type="float" office:value="59.6175" calcext:value-type="float">
            <text:p>59.6175</text:p>
          </table:table-cell>
        </table:table-row>
        <table:table-row table:style-name="ro1">
          <table:table-cell office:value-type="float" office:value="139.057" calcext:value-type="float">
            <text:p>139.057</text:p>
          </table:table-cell>
          <table:table-cell office:value-type="float" office:value="59.6625" calcext:value-type="float">
            <text:p>59.6625</text:p>
          </table:table-cell>
        </table:table-row>
        <table:table-row table:style-name="ro1">
          <table:table-cell office:value-type="float" office:value="140.093" calcext:value-type="float">
            <text:p>140.093</text:p>
          </table:table-cell>
          <table:table-cell office:value-type="float" office:value="64.255" calcext:value-type="float">
            <text:p>64.255</text:p>
          </table:table-cell>
        </table:table-row>
        <table:table-row table:style-name="ro1">
          <table:table-cell office:value-type="float" office:value="141.095" calcext:value-type="float">
            <text:p>141.095</text:p>
          </table:table-cell>
          <table:table-cell office:value-type="float" office:value="69.7525" calcext:value-type="float">
            <text:p>69.7525</text:p>
          </table:table-cell>
        </table:table-row>
        <table:table-row table:style-name="ro1">
          <table:table-cell office:value-type="float" office:value="142.125" calcext:value-type="float">
            <text:p>142.125</text:p>
          </table:table-cell>
          <table:table-cell office:value-type="float" office:value="71.4425" calcext:value-type="float">
            <text:p>71.4425</text:p>
          </table:table-cell>
        </table:table-row>
        <table:table-row table:style-name="ro1">
          <table:table-cell office:value-type="float" office:value="143.161" calcext:value-type="float">
            <text:p>143.161</text:p>
          </table:table-cell>
          <table:table-cell office:value-type="float" office:value="72.3025" calcext:value-type="float">
            <text:p>72.3025</text:p>
          </table:table-cell>
        </table:table-row>
        <table:table-row table:style-name="ro1">
          <table:table-cell office:value-type="float" office:value="144.198" calcext:value-type="float">
            <text:p>144.198</text:p>
          </table:table-cell>
          <table:table-cell office:value-type="float" office:value="72.57" calcext:value-type="float">
            <text:p>72.57</text:p>
          </table:table-cell>
        </table:table-row>
        <table:table-row table:style-name="ro1">
          <table:table-cell office:value-type="float" office:value="145.209" calcext:value-type="float">
            <text:p>145.209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146.206" calcext:value-type="float">
            <text:p>146.206</text:p>
          </table:table-cell>
          <table:table-cell office:value-type="float" office:value="73.4825" calcext:value-type="float">
            <text:p>73.4825</text:p>
          </table:table-cell>
        </table:table-row>
        <table:table-row table:style-name="ro1">
          <table:table-cell office:value-type="float" office:value="147.214" calcext:value-type="float">
            <text:p>147.2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8.221" calcext:value-type="float">
            <text:p>148.221</text:p>
          </table:table-cell>
          <table:table-cell office:value-type="float" office:value="74.5225" calcext:value-type="float">
            <text:p>74.5225</text:p>
          </table:table-cell>
        </table:table-row>
        <table:table-row table:style-name="ro1">
          <table:table-cell office:value-type="float" office:value="149.234" calcext:value-type="float">
            <text:p>149.234</text:p>
          </table:table-cell>
          <table:table-cell office:value-type="float" office:value="74.9525" calcext:value-type="float">
            <text:p>74.9525</text:p>
          </table:table-cell>
        </table:table-row>
        <table:table-row table:style-name="ro1">
          <table:table-cell office:value-type="float" office:value="150.206" calcext:value-type="float">
            <text:p>150.206</text:p>
          </table:table-cell>
          <table:table-cell office:value-type="float" office:value="75.5175" calcext:value-type="float">
            <text:p>75.5175</text:p>
          </table:table-cell>
        </table:table-row>
        <table:table-row table:style-name="ro1">
          <table:table-cell office:value-type="float" office:value="151.199" calcext:value-type="float">
            <text:p>151.199</text:p>
          </table:table-cell>
          <table:table-cell office:value-type="float" office:value="75.72" calcext:value-type="float">
            <text:p>75.72</text:p>
          </table:table-cell>
        </table:table-row>
        <table:table-row table:style-name="ro1">
          <table:table-cell office:value-type="float" office:value="152.25" calcext:value-type="float">
            <text:p>152.25</text:p>
          </table:table-cell>
          <table:table-cell office:value-type="float" office:value="76.0475" calcext:value-type="float">
            <text:p>76.0475</text:p>
          </table:table-cell>
        </table:table-row>
        <table:table-row table:style-name="ro1">
          <table:table-cell office:value-type="float" office:value="153.263" calcext:value-type="float">
            <text:p>153.263</text:p>
          </table:table-cell>
          <table:table-cell office:value-type="float" office:value="76.2975" calcext:value-type="float">
            <text:p>76.2975</text:p>
          </table:table-cell>
        </table:table-row>
        <table:table-row table:style-name="ro1">
          <table:table-cell office:value-type="float" office:value="154.284" calcext:value-type="float">
            <text:p>154.284</text:p>
          </table:table-cell>
          <table:table-cell office:value-type="float" office:value="77.1525" calcext:value-type="float">
            <text:p>77.1525</text:p>
          </table:table-cell>
        </table:table-row>
        <table:table-row table:style-name="ro1">
          <table:table-cell office:value-type="float" office:value="155.263" calcext:value-type="float">
            <text:p>155.263</text:p>
          </table:table-cell>
          <table:table-cell office:value-type="float" office:value="77.3725" calcext:value-type="float">
            <text:p>77.3725</text:p>
          </table:table-cell>
        </table:table-row>
        <table:table-row table:style-name="ro1">
          <table:table-cell office:value-type="float" office:value="156.295" calcext:value-type="float">
            <text:p>156.295</text:p>
          </table:table-cell>
          <table:table-cell office:value-type="float" office:value="77.9025" calcext:value-type="float">
            <text:p>77.9025</text:p>
          </table:table-cell>
        </table:table-row>
        <table:table-row table:style-name="ro1">
          <table:table-cell office:value-type="float" office:value="157.296" calcext:value-type="float">
            <text:p>157.296</text:p>
          </table:table-cell>
          <table:table-cell office:value-type="float" office:value="78.145" calcext:value-type="float">
            <text:p>78.145</text:p>
          </table:table-cell>
        </table:table-row>
        <table:table-row table:style-name="ro1">
          <table:table-cell office:value-type="float" office:value="158.295" calcext:value-type="float">
            <text:p>158.295</text:p>
          </table:table-cell>
          <table:table-cell office:value-type="float" office:value="78.5275" calcext:value-type="float">
            <text:p>78.5275</text:p>
          </table:table-cell>
        </table:table-row>
        <table:table-row table:style-name="ro1">
          <table:table-cell office:value-type="float" office:value="159.336" calcext:value-type="float">
            <text:p>159.336</text:p>
          </table:table-cell>
          <table:table-cell office:value-type="float" office:value="78.695" calcext:value-type="float">
            <text:p>78.695</text:p>
          </table:table-cell>
        </table:table-row>
        <table:table-row table:style-name="ro1">
          <table:table-cell office:value-type="float" office:value="160.343" calcext:value-type="float">
            <text:p>160.343</text:p>
          </table:table-cell>
          <table:table-cell office:value-type="float" office:value="79.025" calcext:value-type="float">
            <text:p>79.025</text:p>
          </table:table-cell>
        </table:table-row>
        <table:table-row table:style-name="ro1">
          <table:table-cell office:value-type="float" office:value="161.329" calcext:value-type="float">
            <text:p>161.329</text:p>
          </table:table-cell>
          <table:table-cell office:value-type="float" office:value="79.525" calcext:value-type="float">
            <text:p>79.525</text:p>
          </table:table-cell>
        </table:table-row>
        <table:table-row table:style-name="ro1">
          <table:table-cell office:value-type="float" office:value="162.317" calcext:value-type="float">
            <text:p>162.317</text:p>
          </table:table-cell>
          <table:table-cell office:value-type="float" office:value="80.005" calcext:value-type="float">
            <text:p>80.005</text:p>
          </table:table-cell>
        </table:table-row>
        <table:table-row table:style-name="ro1">
          <table:table-cell office:value-type="float" office:value="163.366" calcext:value-type="float">
            <text:p>163.366</text:p>
          </table:table-cell>
          <table:table-cell office:value-type="float" office:value="80.305" calcext:value-type="float">
            <text:p>80.305</text:p>
          </table:table-cell>
        </table:table-row>
        <table:table-row table:style-name="ro1">
          <table:table-cell office:value-type="float" office:value="164.373" calcext:value-type="float">
            <text:p>164.373</text:p>
          </table:table-cell>
          <table:table-cell office:value-type="float" office:value="80.6825" calcext:value-type="float">
            <text:p>80.6825</text:p>
          </table:table-cell>
        </table:table-row>
        <table:table-row table:style-name="ro1">
          <table:table-cell office:value-type="float" office:value="165.371" calcext:value-type="float">
            <text:p>165.371</text:p>
          </table:table-cell>
          <table:table-cell office:value-type="float" office:value="81.82" calcext:value-type="float">
            <text:p>81.82</text:p>
          </table:table-cell>
        </table:table-row>
        <table:table-row table:style-name="ro1">
          <table:table-cell office:value-type="float" office:value="166.364" calcext:value-type="float">
            <text:p>166.364</text:p>
          </table:table-cell>
          <table:table-cell office:value-type="float" office:value="82.3925" calcext:value-type="float">
            <text:p>82.3925</text:p>
          </table:table-cell>
        </table:table-row>
        <table:table-row table:style-name="ro1">
          <table:table-cell office:value-type="float" office:value="167.403" calcext:value-type="float">
            <text:p>167.403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168.443" calcext:value-type="float">
            <text:p>168.443</text:p>
          </table:table-cell>
          <table:table-cell office:value-type="float" office:value="83.0175" calcext:value-type="float">
            <text:p>83.0175</text:p>
          </table:table-cell>
        </table:table-row>
        <table:table-row table:style-name="ro1">
          <table:table-cell office:value-type="float" office:value="169.442" calcext:value-type="float">
            <text:p>169.442</text:p>
          </table:table-cell>
          <table:table-cell office:value-type="float" office:value="83.515" calcext:value-type="float">
            <text:p>83.515</text:p>
          </table:table-cell>
        </table:table-row>
        <table:table-row table:style-name="ro1">
          <table:table-cell office:value-type="float" office:value="170.466" calcext:value-type="float">
            <text:p>170.466</text:p>
          </table:table-cell>
          <table:table-cell office:value-type="float" office:value="83.805" calcext:value-type="float">
            <text:p>83.805</text:p>
          </table:table-cell>
        </table:table-row>
        <table:table-row table:style-name="ro1">
          <table:table-cell office:value-type="float" office:value="171.561" calcext:value-type="float">
            <text:p>171.561</text:p>
          </table:table-cell>
          <table:table-cell office:value-type="float" office:value="84.1125" calcext:value-type="float">
            <text:p>84.1125</text:p>
          </table:table-cell>
        </table:table-row>
        <table:table-row table:style-name="ro1">
          <table:table-cell office:value-type="float" office:value="172.506" calcext:value-type="float">
            <text:p>172.506</text:p>
          </table:table-cell>
          <table:table-cell office:value-type="float" office:value="84.615" calcext:value-type="float">
            <text:p>84.615</text:p>
          </table:table-cell>
        </table:table-row>
        <table:table-row table:style-name="ro1">
          <table:table-cell office:value-type="float" office:value="173.504" calcext:value-type="float">
            <text:p>173.504</text:p>
          </table:table-cell>
          <table:table-cell office:value-type="float" office:value="85.005" calcext:value-type="float">
            <text:p>85.005</text:p>
          </table:table-cell>
        </table:table-row>
        <table:table-row table:style-name="ro1">
          <table:table-cell office:value-type="float" office:value="174.511" calcext:value-type="float">
            <text:p>174.511</text:p>
          </table:table-cell>
          <table:table-cell office:value-type="float" office:value="85.3225" calcext:value-type="float">
            <text:p>85.3225</text:p>
          </table:table-cell>
        </table:table-row>
        <table:table-row table:style-name="ro1">
          <table:table-cell office:value-type="float" office:value="175.538" calcext:value-type="float">
            <text:p>175.538</text:p>
          </table:table-cell>
          <table:table-cell office:value-type="float" office:value="85.7525" calcext:value-type="float">
            <text:p>85.7525</text:p>
          </table:table-cell>
        </table:table-row>
        <table:table-row table:style-name="ro1">
          <table:table-cell office:value-type="float" office:value="176.534" calcext:value-type="float">
            <text:p>176.534</text:p>
          </table:table-cell>
          <table:table-cell office:value-type="float" office:value="86.4625" calcext:value-type="float">
            <text:p>86.4625</text:p>
          </table:table-cell>
        </table:table-row>
        <table:table-row table:style-name="ro1">
          <table:table-cell office:value-type="float" office:value="177.526" calcext:value-type="float">
            <text:p>177.526</text:p>
          </table:table-cell>
          <table:table-cell office:value-type="float" office:value="87.215" calcext:value-type="float">
            <text:p>87.215</text:p>
          </table:table-cell>
        </table:table-row>
        <table:table-row table:style-name="ro1">
          <table:table-cell office:value-type="float" office:value="178.605" calcext:value-type="float">
            <text:p>178.605</text:p>
          </table:table-cell>
          <table:table-cell office:value-type="float" office:value="87.545" calcext:value-type="float">
            <text:p>87.545</text:p>
          </table:table-cell>
        </table:table-row>
        <table:table-row table:style-name="ro1">
          <table:table-cell office:value-type="float" office:value="179.603" calcext:value-type="float">
            <text:p>179.603</text:p>
          </table:table-cell>
          <table:table-cell office:value-type="float" office:value="88.315" calcext:value-type="float">
            <text:p>88.315</text:p>
          </table:table-cell>
        </table:table-row>
        <table:table-row table:style-name="ro1">
          <table:table-cell office:value-type="float" office:value="180.586" calcext:value-type="float">
            <text:p>180.586</text:p>
          </table:table-cell>
          <table:table-cell office:value-type="float" office:value="85.6125" calcext:value-type="float">
            <text:p>85.6125</text:p>
          </table:table-cell>
        </table:table-row>
        <table:table-row table:style-name="ro1">
          <table:table-cell office:value-type="float" office:value="181.62" calcext:value-type="float">
            <text:p>181.62</text:p>
          </table:table-cell>
          <table:table-cell office:value-type="float" office:value="85.6125" calcext:value-type="float">
            <text:p>85.6125</text:p>
          </table:table-cell>
        </table:table-row>
        <table:table-row table:style-name="ro1">
          <table:table-cell office:value-type="float" office:value="182.63" calcext:value-type="float">
            <text:p>182.63</text:p>
          </table:table-cell>
          <table:table-cell office:value-type="float" office:value="90.6375" calcext:value-type="float">
            <text:p>90.6375</text:p>
          </table:table-cell>
        </table:table-row>
        <table:table-row table:style-name="ro1">
          <table:table-cell office:value-type="float" office:value="183.662" calcext:value-type="float">
            <text:p>183.662</text:p>
          </table:table-cell>
          <table:table-cell office:value-type="float" office:value="87.5025" calcext:value-type="float">
            <text:p>87.5025</text:p>
          </table:table-cell>
        </table:table-row>
        <table:table-row table:style-name="ro1">
          <table:table-cell office:value-type="float" office:value="184.692" calcext:value-type="float">
            <text:p>184.692</text:p>
          </table:table-cell>
          <table:table-cell office:value-type="float" office:value="87.55" calcext:value-type="float">
            <text:p>87.55</text:p>
          </table:table-cell>
        </table:table-row>
        <table:table-row table:style-name="ro1">
          <table:table-cell office:value-type="float" office:value="185.712" calcext:value-type="float">
            <text:p>185.712</text:p>
          </table:table-cell>
          <table:table-cell office:value-type="float" office:value="87.5425" calcext:value-type="float">
            <text:p>87.5425</text:p>
          </table:table-cell>
        </table:table-row>
        <table:table-row table:style-name="ro1">
          <table:table-cell office:value-type="float" office:value="186.721" calcext:value-type="float">
            <text:p>186.721</text:p>
          </table:table-cell>
          <table:table-cell office:value-type="float" office:value="87.5575" calcext:value-type="float">
            <text:p>87.5575</text:p>
          </table:table-cell>
        </table:table-row>
        <table:table-row table:style-name="ro1">
          <table:table-cell office:value-type="float" office:value="187.729" calcext:value-type="float">
            <text:p>187.729</text:p>
          </table:table-cell>
          <table:table-cell office:value-type="float" office:value="87.745" calcext:value-type="float">
            <text:p>87.745</text:p>
          </table:table-cell>
        </table:table-row>
        <table:table-row table:style-name="ro1">
          <table:table-cell office:value-type="float" office:value="188.761" calcext:value-type="float">
            <text:p>188.761</text:p>
          </table:table-cell>
          <table:table-cell office:value-type="float" office:value="87.7875" calcext:value-type="float">
            <text:p>87.7875</text:p>
          </table:table-cell>
        </table:table-row>
        <table:table-row table:style-name="ro1">
          <table:table-cell office:value-type="float" office:value="189.763" calcext:value-type="float">
            <text:p>189.763</text:p>
          </table:table-cell>
          <table:table-cell office:value-type="float" office:value="87.885" calcext:value-type="float">
            <text:p>87.885</text:p>
          </table:table-cell>
        </table:table-row>
        <table:table-row table:style-name="ro1">
          <table:table-cell office:value-type="float" office:value="190.804" calcext:value-type="float">
            <text:p>190.804</text:p>
          </table:table-cell>
          <table:table-cell office:value-type="float" office:value="87.9225" calcext:value-type="float">
            <text:p>87.9225</text:p>
          </table:table-cell>
        </table:table-row>
        <table:table-row table:style-name="ro1">
          <table:table-cell office:value-type="float" office:value="191.804" calcext:value-type="float">
            <text:p>191.804</text:p>
          </table:table-cell>
          <table:table-cell office:value-type="float" office:value="92.5375" calcext:value-type="float">
            <text:p>92.5375</text:p>
          </table:table-cell>
        </table:table-row>
        <table:table-row table:style-name="ro1">
          <table:table-cell office:value-type="float" office:value="192.786" calcext:value-type="float">
            <text:p>192.786</text:p>
          </table:table-cell>
          <table:table-cell office:value-type="float" office:value="91.02" calcext:value-type="float">
            <text:p>91.02</text:p>
          </table:table-cell>
        </table:table-row>
        <table:table-row table:style-name="ro1">
          <table:table-cell office:value-type="float" office:value="193.814" calcext:value-type="float">
            <text:p>193.814</text:p>
          </table:table-cell>
          <table:table-cell office:value-type="float" office:value="91.025" calcext:value-type="float">
            <text:p>91.025</text:p>
          </table:table-cell>
        </table:table-row>
        <table:table-row table:style-name="ro1">
          <table:table-cell office:value-type="float" office:value="194.812" calcext:value-type="float">
            <text:p>194.812</text:p>
          </table:table-cell>
          <table:table-cell office:value-type="float" office:value="91.025" calcext:value-type="float">
            <text:p>91.025</text:p>
          </table:table-cell>
        </table:table-row>
        <table:table-row table:style-name="ro1">
          <table:table-cell office:value-type="float" office:value="195.821" calcext:value-type="float">
            <text:p>195.821</text:p>
          </table:table-cell>
          <table:table-cell office:value-type="float" office:value="91.025" calcext:value-type="float">
            <text:p>91.025</text:p>
          </table:table-cell>
        </table:table-row>
        <table:table-row table:style-name="ro1">
          <table:table-cell office:value-type="float" office:value="196.831" calcext:value-type="float">
            <text:p>196.831</text:p>
          </table:table-cell>
          <table:table-cell office:value-type="float" office:value="91.19" calcext:value-type="float">
            <text:p>91.19</text:p>
          </table:table-cell>
        </table:table-row>
        <table:table-row table:style-name="ro1">
          <table:table-cell office:value-type="float" office:value="197.84" calcext:value-type="float">
            <text:p>197.84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office:value-type="float" office:value="198.837" calcext:value-type="float">
            <text:p>198.837</text:p>
          </table:table-cell>
          <table:table-cell office:value-type="float" office:value="93.7875" calcext:value-type="float">
            <text:p>93.7875</text:p>
          </table:table-cell>
        </table:table-row>
        <table:table-row table:style-name="ro1">
          <table:table-cell office:value-type="float" office:value="199.879" calcext:value-type="float">
            <text:p>199.879</text:p>
          </table:table-cell>
          <table:table-cell office:value-type="float" office:value="94.1525" calcext:value-type="float">
            <text:p>94.1525</text:p>
          </table:table-cell>
        </table:table-row>
        <table:table-row table:style-name="ro1">
          <table:table-cell office:value-type="float" office:value="200.879" calcext:value-type="float">
            <text:p>200.879</text:p>
          </table:table-cell>
          <table:table-cell office:value-type="float" office:value="94.315" calcext:value-type="float">
            <text:p>94.315</text:p>
          </table:table-cell>
        </table:table-row>
        <table:table-row table:style-name="ro1">
          <table:table-cell office:value-type="float" office:value="201.879" calcext:value-type="float">
            <text:p>201.879</text:p>
          </table:table-cell>
          <table:table-cell office:value-type="float" office:value="94.735" calcext:value-type="float">
            <text:p>94.735</text:p>
          </table:table-cell>
        </table:table-row>
        <table:table-row table:style-name="ro1">
          <table:table-cell office:value-type="float" office:value="202.889" calcext:value-type="float">
            <text:p>202.889</text:p>
          </table:table-cell>
          <table:table-cell office:value-type="float" office:value="95.48" calcext:value-type="float">
            <text:p>95.48</text:p>
          </table:table-cell>
        </table:table-row>
        <table:table-row table:style-name="ro1">
          <table:table-cell office:value-type="float" office:value="203.864" calcext:value-type="float">
            <text:p>203.864</text:p>
          </table:table-cell>
          <table:table-cell office:value-type="float" office:value="95.745" calcext:value-type="float">
            <text:p>95.745</text:p>
          </table:table-cell>
        </table:table-row>
        <table:table-row table:style-name="ro1">
          <table:table-cell office:value-type="float" office:value="204.874" calcext:value-type="float">
            <text:p>204.874</text:p>
          </table:table-cell>
          <table:table-cell office:value-type="float" office:value="96.26" calcext:value-type="float">
            <text:p>96.26</text:p>
          </table:table-cell>
        </table:table-row>
        <table:table-row table:style-name="ro1">
          <table:table-cell office:value-type="float" office:value="205.918" calcext:value-type="float">
            <text:p>205.918</text:p>
          </table:table-cell>
          <table:table-cell office:value-type="float" office:value="93.6525" calcext:value-type="float">
            <text:p>93.6525</text:p>
          </table:table-cell>
        </table:table-row>
        <table:table-row table:style-name="ro1">
          <table:table-cell office:value-type="float" office:value="206.952" calcext:value-type="float">
            <text:p>206.952</text:p>
          </table:table-cell>
          <table:table-cell office:value-type="float" office:value="93.705" calcext:value-type="float">
            <text:p>93.705</text:p>
          </table:table-cell>
        </table:table-row>
        <table:table-row table:style-name="ro1">
          <table:table-cell office:value-type="float" office:value="207.948" calcext:value-type="float">
            <text:p>207.948</text:p>
          </table:table-cell>
          <table:table-cell office:value-type="float" office:value="93.7275" calcext:value-type="float">
            <text:p>93.7275</text:p>
          </table:table-cell>
        </table:table-row>
        <table:table-row table:style-name="ro1">
          <table:table-cell office:value-type="float" office:value="208.98" calcext:value-type="float">
            <text:p>208.98</text:p>
          </table:table-cell>
          <table:table-cell office:value-type="float" office:value="93.725" calcext:value-type="float">
            <text:p>93.725</text:p>
          </table:table-cell>
        </table:table-row>
        <table:table-row table:style-name="ro1">
          <table:table-cell office:value-type="float" office:value="209.977" calcext:value-type="float">
            <text:p>209.977</text:p>
          </table:table-cell>
          <table:table-cell office:value-type="float" office:value="93.775" calcext:value-type="float">
            <text:p>93.775</text:p>
          </table:table-cell>
        </table:table-row>
        <table:table-row table:style-name="ro1">
          <table:table-cell office:value-type="float" office:value="210.983" calcext:value-type="float">
            <text:p>210.983</text:p>
          </table:table-cell>
          <table:table-cell office:value-type="float" office:value="93.8175" calcext:value-type="float">
            <text:p>93.8175</text:p>
          </table:table-cell>
        </table:table-row>
        <table:table-row table:style-name="ro1">
          <table:table-cell office:value-type="float" office:value="211.981" calcext:value-type="float">
            <text:p>211.981</text:p>
          </table:table-cell>
          <table:table-cell office:value-type="float" office:value="93.8275" calcext:value-type="float">
            <text:p>93.8275</text:p>
          </table:table-cell>
        </table:table-row>
        <table:table-row table:style-name="ro1">
          <table:table-cell office:value-type="float" office:value="213.017" calcext:value-type="float">
            <text:p>213.017</text:p>
          </table:table-cell>
          <table:table-cell office:value-type="float" office:value="93.865" calcext:value-type="float">
            <text:p>93.865</text:p>
          </table:table-cell>
        </table:table-row>
        <table:table-row table:style-name="ro1">
          <table:table-cell office:value-type="float" office:value="214.018" calcext:value-type="float">
            <text:p>214.018</text:p>
          </table:table-cell>
          <table:table-cell office:value-type="float" office:value="93.885" calcext:value-type="float">
            <text:p>93.885</text:p>
          </table:table-cell>
        </table:table-row>
        <table:table-row table:style-name="ro1">
          <table:table-cell office:value-type="float" office:value="215.017" calcext:value-type="float">
            <text:p>215.017</text:p>
          </table:table-cell>
          <table:table-cell office:value-type="float" office:value="93.9325" calcext:value-type="float">
            <text:p>93.9325</text:p>
          </table:table-cell>
        </table:table-row>
        <table:table-row table:style-name="ro1">
          <table:table-cell office:value-type="float" office:value="216.011" calcext:value-type="float">
            <text:p>216.011</text:p>
          </table:table-cell>
          <table:table-cell office:value-type="float" office:value="93.9325" calcext:value-type="float">
            <text:p>93.9325</text:p>
          </table:table-cell>
        </table:table-row>
        <table:table-row table:style-name="ro1">
          <table:table-cell office:value-type="float" office:value="217.031" calcext:value-type="float">
            <text:p>217.031</text:p>
          </table:table-cell>
          <table:table-cell office:value-type="float" office:value="94.3375" calcext:value-type="float">
            <text:p>94.3375</text:p>
          </table:table-cell>
        </table:table-row>
        <table:table-row table:style-name="ro1">
          <table:table-cell office:value-type="float" office:value="218.056" calcext:value-type="float">
            <text:p>218.056</text:p>
          </table:table-cell>
          <table:table-cell office:value-type="float" office:value="94.8725" calcext:value-type="float">
            <text:p>94.8725</text:p>
          </table:table-cell>
        </table:table-row>
        <table:table-row table:style-name="ro1">
          <table:table-cell office:value-type="float" office:value="219.064" calcext:value-type="float">
            <text:p>219.064</text:p>
          </table:table-cell>
          <table:table-cell office:value-type="float" office:value="95.0175" calcext:value-type="float">
            <text:p>95.0175</text:p>
          </table:table-cell>
        </table:table-row>
        <table:table-row table:style-name="ro1">
          <table:table-cell office:value-type="float" office:value="220.104" calcext:value-type="float">
            <text:p>220.104</text:p>
          </table:table-cell>
          <table:table-cell office:value-type="float" office:value="95.0625" calcext:value-type="float">
            <text:p>95.0625</text:p>
          </table:table-cell>
        </table:table-row>
        <table:table-row table:style-name="ro1">
          <table:table-cell office:value-type="float" office:value="221.098" calcext:value-type="float">
            <text:p>221.098</text:p>
          </table:table-cell>
          <table:table-cell office:value-type="float" office:value="101.828" calcext:value-type="float">
            <text:p>101.828</text:p>
          </table:table-cell>
        </table:table-row>
        <table:table-row table:style-name="ro1">
          <table:table-cell office:value-type="float" office:value="222.079" calcext:value-type="float">
            <text:p>222.079</text:p>
          </table:table-cell>
          <table:table-cell office:value-type="float" office:value="100.39" calcext:value-type="float">
            <text:p>100.39</text:p>
          </table:table-cell>
        </table:table-row>
        <table:table-row table:style-name="ro1">
          <table:table-cell office:value-type="float" office:value="223.103" calcext:value-type="float">
            <text:p>223.103</text:p>
          </table:table-cell>
          <table:table-cell office:value-type="float" office:value="100.43" calcext:value-type="float">
            <text:p>100.43</text:p>
          </table:table-cell>
        </table:table-row>
        <table:table-row table:style-name="ro1">
          <table:table-cell office:value-type="float" office:value="224.135" calcext:value-type="float">
            <text:p>224.135</text:p>
          </table:table-cell>
          <table:table-cell office:value-type="float" office:value="100.428" calcext:value-type="float">
            <text:p>100.428</text:p>
          </table:table-cell>
        </table:table-row>
        <table:table-row table:style-name="ro1">
          <table:table-cell office:value-type="float" office:value="225.135" calcext:value-type="float">
            <text:p>225.135</text:p>
          </table:table-cell>
          <table:table-cell office:value-type="float" office:value="100.425" calcext:value-type="float">
            <text:p>100.425</text:p>
          </table:table-cell>
        </table:table-row>
        <table:table-row table:style-name="ro1">
          <table:table-cell office:value-type="float" office:value="226.14" calcext:value-type="float">
            <text:p>226.14</text:p>
          </table:table-cell>
          <table:table-cell office:value-type="float" office:value="100.43" calcext:value-type="float">
            <text:p>100.43</text:p>
          </table:table-cell>
        </table:table-row>
        <table:table-row table:style-name="ro1">
          <table:table-cell office:value-type="float" office:value="227.147" calcext:value-type="float">
            <text:p>227.147</text:p>
          </table:table-cell>
          <table:table-cell office:value-type="float" office:value="100.425" calcext:value-type="float">
            <text:p>100.425</text:p>
          </table:table-cell>
        </table:table-row>
        <table:table-row table:style-name="ro1">
          <table:table-cell office:value-type="float" office:value="228.183" calcext:value-type="float">
            <text:p>228.183</text:p>
          </table:table-cell>
          <table:table-cell office:value-type="float" office:value="100.43" calcext:value-type="float">
            <text:p>100.43</text:p>
          </table:table-cell>
        </table:table-row>
        <table:table-row table:style-name="ro1">
          <table:table-cell office:value-type="float" office:value="229.14" calcext:value-type="float">
            <text:p>229.14</text:p>
          </table:table-cell>
          <table:table-cell office:value-type="float" office:value="100.425" calcext:value-type="float">
            <text:p>100.425</text:p>
          </table:table-cell>
        </table:table-row>
        <table:table-row table:style-name="ro1">
          <table:table-cell office:value-type="float" office:value="230.17" calcext:value-type="float">
            <text:p>230.17</text:p>
          </table:table-cell>
          <table:table-cell office:value-type="float" office:value="105.782" calcext:value-type="float">
            <text:p>105.782</text:p>
          </table:table-cell>
        </table:table-row>
        <table:table-row table:style-name="ro1">
          <table:table-cell office:value-type="float" office:value="231.211" calcext:value-type="float">
            <text:p>231.211</text:p>
          </table:table-cell>
          <table:table-cell office:value-type="float" office:value="104.743" calcext:value-type="float">
            <text:p>104.743</text:p>
          </table:table-cell>
        </table:table-row>
        <table:table-row table:style-name="ro1">
          <table:table-cell office:value-type="float" office:value="232.218" calcext:value-type="float">
            <text:p>232.218</text:p>
          </table:table-cell>
          <table:table-cell office:value-type="float" office:value="104.922" calcext:value-type="float">
            <text:p>104.922</text:p>
          </table:table-cell>
        </table:table-row>
        <table:table-row table:style-name="ro1">
          <table:table-cell office:value-type="float" office:value="233.259" calcext:value-type="float">
            <text:p>233.259</text:p>
          </table:table-cell>
          <table:table-cell office:value-type="float" office:value="106.457" calcext:value-type="float">
            <text:p>106.457</text:p>
          </table:table-cell>
        </table:table-row>
        <table:table-row table:style-name="ro1">
          <table:table-cell office:value-type="float" office:value="234.284" calcext:value-type="float">
            <text:p>234.284</text:p>
          </table:table-cell>
          <table:table-cell office:value-type="float" office:value="106.853" calcext:value-type="float">
            <text:p>106.853</text:p>
          </table:table-cell>
        </table:table-row>
        <table:table-row table:style-name="ro1">
          <table:table-cell office:value-type="float" office:value="235.288" calcext:value-type="float">
            <text:p>235.288</text:p>
          </table:table-cell>
          <table:table-cell office:value-type="float" office:value="107.222" calcext:value-type="float">
            <text:p>107.222</text:p>
          </table:table-cell>
        </table:table-row>
        <table:table-row table:style-name="ro1">
          <table:table-cell office:value-type="float" office:value="236.284" calcext:value-type="float">
            <text:p>236.284</text:p>
          </table:table-cell>
          <table:table-cell office:value-type="float" office:value="107.653" calcext:value-type="float">
            <text:p>107.653</text:p>
          </table:table-cell>
        </table:table-row>
        <table:table-row table:style-name="ro1">
          <table:table-cell office:value-type="float" office:value="237.328" calcext:value-type="float">
            <text:p>237.328</text:p>
          </table:table-cell>
          <table:table-cell office:value-type="float" office:value="108.08" calcext:value-type="float">
            <text:p>108.08</text:p>
          </table:table-cell>
        </table:table-row>
        <table:table-row table:style-name="ro1">
          <table:table-cell office:value-type="float" office:value="238.322" calcext:value-type="float">
            <text:p>238.322</text:p>
          </table:table-cell>
          <table:table-cell office:value-type="float" office:value="108.233" calcext:value-type="float">
            <text:p>108.233</text:p>
          </table:table-cell>
        </table:table-row>
        <table:table-row table:style-name="ro1">
          <table:table-cell office:value-type="float" office:value="239.346" calcext:value-type="float">
            <text:p>239.346</text:p>
          </table:table-cell>
          <table:table-cell office:value-type="float" office:value="108.832" calcext:value-type="float">
            <text:p>108.832</text:p>
          </table:table-cell>
        </table:table-row>
        <table:table-row table:style-name="ro1">
          <table:table-cell office:value-type="float" office:value="240.352" calcext:value-type="float">
            <text:p>240.352</text:p>
          </table:table-cell>
          <table:table-cell office:value-type="float" office:value="109.093" calcext:value-type="float">
            <text:p>109.093</text:p>
          </table:table-cell>
        </table:table-row>
        <table:table-row table:style-name="ro1">
          <table:table-cell office:value-type="float" office:value="241.353" calcext:value-type="float">
            <text:p>241.353</text:p>
          </table:table-cell>
          <table:table-cell office:value-type="float" office:value="109.935" calcext:value-type="float">
            <text:p>109.935</text:p>
          </table:table-cell>
        </table:table-row>
        <table:table-row table:style-name="ro1">
          <table:table-cell office:value-type="float" office:value="242.344" calcext:value-type="float">
            <text:p>242.344</text:p>
          </table:table-cell>
          <table:table-cell office:value-type="float" office:value="108.153" calcext:value-type="float">
            <text:p>108.153</text:p>
          </table:table-cell>
        </table:table-row>
        <table:table-row table:style-name="ro1">
          <table:table-cell office:value-type="float" office:value="243.342" calcext:value-type="float">
            <text:p>243.342</text:p>
          </table:table-cell>
          <table:table-cell office:value-type="float" office:value="108.15" calcext:value-type="float">
            <text:p>108.15</text:p>
          </table:table-cell>
        </table:table-row>
        <table:table-row table:style-name="ro1">
          <table:table-cell office:value-type="float" office:value="244.353" calcext:value-type="float">
            <text:p>244.353</text:p>
          </table:table-cell>
          <table:table-cell office:value-type="float" office:value="108.15" calcext:value-type="float">
            <text:p>108.15</text:p>
          </table:table-cell>
        </table:table-row>
        <table:table-row table:style-name="ro1">
          <table:table-cell office:value-type="float" office:value="245.415" calcext:value-type="float">
            <text:p>245.415</text:p>
          </table:table-cell>
          <table:table-cell office:value-type="float" office:value="110.475" calcext:value-type="float">
            <text:p>110.475</text:p>
          </table:table-cell>
        </table:table-row>
        <table:table-row table:style-name="ro1">
          <table:table-cell office:value-type="float" office:value="246.457" calcext:value-type="float">
            <text:p>246.457</text:p>
          </table:table-cell>
          <table:table-cell office:value-type="float" office:value="110.755" calcext:value-type="float">
            <text:p>110.755</text:p>
          </table:table-cell>
        </table:table-row>
        <table:table-row table:style-name="ro1">
          <table:table-cell office:value-type="float" office:value="247.526" calcext:value-type="float">
            <text:p>247.526</text:p>
          </table:table-cell>
          <table:table-cell office:value-type="float" office:value="111.125" calcext:value-type="float">
            <text:p>111.125</text:p>
          </table:table-cell>
        </table:table-row>
        <table:table-row table:style-name="ro1">
          <table:table-cell office:value-type="float" office:value="248.555" calcext:value-type="float">
            <text:p>248.555</text:p>
          </table:table-cell>
          <table:table-cell office:value-type="float" office:value="111.362" calcext:value-type="float">
            <text:p>111.362</text:p>
          </table:table-cell>
        </table:table-row>
        <table:table-row table:style-name="ro1">
          <table:table-cell office:value-type="float" office:value="249.558" calcext:value-type="float">
            <text:p>249.558</text:p>
          </table:table-cell>
          <table:table-cell office:value-type="float" office:value="111.635" calcext:value-type="float">
            <text:p>111.635</text:p>
          </table:table-cell>
        </table:table-row>
        <table:table-row table:style-name="ro1">
          <table:table-cell office:value-type="float" office:value="250.55" calcext:value-type="float">
            <text:p>250.55</text:p>
          </table:table-cell>
          <table:table-cell office:value-type="float" office:value="111.853" calcext:value-type="float">
            <text:p>111.853</text:p>
          </table:table-cell>
        </table:table-row>
        <table:table-row table:style-name="ro1">
          <table:table-cell office:value-type="float" office:value="251.582" calcext:value-type="float">
            <text:p>251.582</text:p>
          </table:table-cell>
          <table:table-cell office:value-type="float" office:value="112.085" calcext:value-type="float">
            <text:p>112.085</text:p>
          </table:table-cell>
        </table:table-row>
        <table:table-row table:style-name="ro1">
          <table:table-cell office:value-type="float" office:value="252.583" calcext:value-type="float">
            <text:p>252.583</text:p>
          </table:table-cell>
          <table:table-cell office:value-type="float" office:value="112.255" calcext:value-type="float">
            <text:p>112.255</text:p>
          </table:table-cell>
        </table:table-row>
        <table:table-row table:style-name="ro1">
          <table:table-cell office:value-type="float" office:value="253.619" calcext:value-type="float">
            <text:p>253.619</text:p>
          </table:table-cell>
          <table:table-cell office:value-type="float" office:value="112.61" calcext:value-type="float">
            <text:p>112.61</text:p>
          </table:table-cell>
        </table:table-row>
        <table:table-row table:style-name="ro1">
          <table:table-cell office:value-type="float" office:value="254.641" calcext:value-type="float">
            <text:p>254.641</text:p>
          </table:table-cell>
          <table:table-cell office:value-type="float" office:value="112.91" calcext:value-type="float">
            <text:p>112.91</text:p>
          </table:table-cell>
        </table:table-row>
        <table:table-row table:style-name="ro1">
          <table:table-cell office:value-type="float" office:value="255.64" calcext:value-type="float">
            <text:p>255.64</text:p>
          </table:table-cell>
          <table:table-cell office:value-type="float" office:value="113.26" calcext:value-type="float">
            <text:p>113.26</text:p>
          </table:table-cell>
        </table:table-row>
        <table:table-row table:style-name="ro1">
          <table:table-cell office:value-type="float" office:value="256.678" calcext:value-type="float">
            <text:p>256.678</text:p>
          </table:table-cell>
          <table:table-cell office:value-type="float" office:value="113.638" calcext:value-type="float">
            <text:p>113.638</text:p>
          </table:table-cell>
        </table:table-row>
        <table:table-row table:style-name="ro1">
          <table:table-cell office:value-type="float" office:value="257.67" calcext:value-type="float">
            <text:p>257.67</text:p>
          </table:table-cell>
          <table:table-cell office:value-type="float" office:value="113.998" calcext:value-type="float">
            <text:p>113.998</text:p>
          </table:table-cell>
        </table:table-row>
        <table:table-row table:style-name="ro1">
          <table:table-cell office:value-type="float" office:value="258.676" calcext:value-type="float">
            <text:p>258.676</text:p>
          </table:table-cell>
          <table:table-cell office:value-type="float" office:value="114.282" calcext:value-type="float">
            <text:p>114.282</text:p>
          </table:table-cell>
        </table:table-row>
        <table:table-row table:style-name="ro1">
          <table:table-cell office:value-type="float" office:value="259.681" calcext:value-type="float">
            <text:p>259.681</text:p>
          </table:table-cell>
          <table:table-cell office:value-type="float" office:value="114.78" calcext:value-type="float">
            <text:p>114.78</text:p>
          </table:table-cell>
        </table:table-row>
        <table:table-row table:style-name="ro1">
          <table:table-cell office:value-type="float" office:value="260.686" calcext:value-type="float">
            <text:p>260.686</text:p>
          </table:table-cell>
          <table:table-cell office:value-type="float" office:value="115.12" calcext:value-type="float">
            <text:p>115.12</text:p>
          </table:table-cell>
        </table:table-row>
        <table:table-row table:style-name="ro1">
          <table:table-cell office:value-type="float" office:value="261.679" calcext:value-type="float">
            <text:p>261.679</text:p>
          </table:table-cell>
          <table:table-cell office:value-type="float" office:value="115.483" calcext:value-type="float">
            <text:p>115.483</text:p>
          </table:table-cell>
        </table:table-row>
        <table:table-row table:style-name="ro1">
          <table:table-cell office:value-type="float" office:value="262.719" calcext:value-type="float">
            <text:p>262.719</text:p>
          </table:table-cell>
          <table:table-cell office:value-type="float" office:value="115.817" calcext:value-type="float">
            <text:p>115.817</text:p>
          </table:table-cell>
        </table:table-row>
        <table:table-row table:style-name="ro1">
          <table:table-cell office:value-type="float" office:value="263.715" calcext:value-type="float">
            <text:p>263.715</text:p>
          </table:table-cell>
          <table:table-cell office:value-type="float" office:value="116.81" calcext:value-type="float">
            <text:p>116.81</text:p>
          </table:table-cell>
        </table:table-row>
        <table:table-row table:style-name="ro1">
          <table:table-cell office:value-type="float" office:value="264.701" calcext:value-type="float">
            <text:p>264.701</text:p>
          </table:table-cell>
          <table:table-cell office:value-type="float" office:value="117.96" calcext:value-type="float">
            <text:p>117.96</text:p>
          </table:table-cell>
        </table:table-row>
        <table:table-row table:style-name="ro1">
          <table:table-cell office:value-type="float" office:value="265.731" calcext:value-type="float">
            <text:p>265.731</text:p>
          </table:table-cell>
          <table:table-cell office:value-type="float" office:value="118.513" calcext:value-type="float">
            <text:p>118.513</text:p>
          </table:table-cell>
        </table:table-row>
        <table:table-row table:style-name="ro1">
          <table:table-cell office:value-type="float" office:value="266.736" calcext:value-type="float">
            <text:p>266.736</text:p>
          </table:table-cell>
          <table:table-cell office:value-type="float" office:value="119.03" calcext:value-type="float">
            <text:p>119.03</text:p>
          </table:table-cell>
        </table:table-row>
        <table:table-row table:style-name="ro1">
          <table:table-cell office:value-type="float" office:value="267.743" calcext:value-type="float">
            <text:p>267.743</text:p>
          </table:table-cell>
          <table:table-cell office:value-type="float" office:value="119.25" calcext:value-type="float">
            <text:p>119.25</text:p>
          </table:table-cell>
        </table:table-row>
        <table:table-row table:style-name="ro1">
          <table:table-cell office:value-type="float" office:value="268.727" calcext:value-type="float">
            <text:p>268.727</text:p>
          </table:table-cell>
          <table:table-cell office:value-type="float" office:value="119.928" calcext:value-type="float">
            <text:p>119.928</text:p>
          </table:table-cell>
        </table:table-row>
        <table:table-row table:style-name="ro1">
          <table:table-cell office:value-type="float" office:value="269.732" calcext:value-type="float">
            <text:p>269.732</text:p>
          </table:table-cell>
          <table:table-cell office:value-type="float" office:value="120.288" calcext:value-type="float">
            <text:p>120.288</text:p>
          </table:table-cell>
        </table:table-row>
        <table:table-row table:style-name="ro1">
          <table:table-cell office:value-type="float" office:value="270.731" calcext:value-type="float">
            <text:p>270.731</text:p>
          </table:table-cell>
          <table:table-cell office:value-type="float" office:value="120.73" calcext:value-type="float">
            <text:p>120.73</text:p>
          </table:table-cell>
        </table:table-row>
        <table:table-row table:style-name="ro1">
          <table:table-cell office:value-type="float" office:value="271.758" calcext:value-type="float">
            <text:p>271.758</text:p>
          </table:table-cell>
          <table:table-cell office:value-type="float" office:value="121.138" calcext:value-type="float">
            <text:p>121.138</text:p>
          </table:table-cell>
        </table:table-row>
        <table:table-row table:style-name="ro1">
          <table:table-cell office:value-type="float" office:value="272.809" calcext:value-type="float">
            <text:p>272.809</text:p>
          </table:table-cell>
          <table:table-cell office:value-type="float" office:value="121.858" calcext:value-type="float">
            <text:p>121.858</text:p>
          </table:table-cell>
        </table:table-row>
        <table:table-row table:style-name="ro1">
          <table:table-cell office:value-type="float" office:value="273.798" calcext:value-type="float">
            <text:p>273.798</text:p>
          </table:table-cell>
          <table:table-cell office:value-type="float" office:value="118.25" calcext:value-type="float">
            <text:p>118.25</text:p>
          </table:table-cell>
        </table:table-row>
        <table:table-row table:style-name="ro1">
          <table:table-cell office:value-type="float" office:value="274.798" calcext:value-type="float">
            <text:p>274.798</text:p>
          </table:table-cell>
          <table:table-cell office:value-type="float" office:value="118.668" calcext:value-type="float">
            <text:p>118.668</text:p>
          </table:table-cell>
        </table:table-row>
        <table:table-row table:style-name="ro1">
          <table:table-cell office:value-type="float" office:value="275.809" calcext:value-type="float">
            <text:p>275.809</text:p>
          </table:table-cell>
          <table:table-cell office:value-type="float" office:value="118.703" calcext:value-type="float">
            <text:p>118.703</text:p>
          </table:table-cell>
        </table:table-row>
        <table:table-row table:style-name="ro1">
          <table:table-cell office:value-type="float" office:value="276.803" calcext:value-type="float">
            <text:p>276.803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277.831" calcext:value-type="float">
            <text:p>277.831</text:p>
          </table:table-cell>
          <table:table-cell office:value-type="float" office:value="118.728" calcext:value-type="float">
            <text:p>118.728</text:p>
          </table:table-cell>
        </table:table-row>
        <table:table-row table:style-name="ro1">
          <table:table-cell office:value-type="float" office:value="278.827" calcext:value-type="float">
            <text:p>278.827</text:p>
          </table:table-cell>
          <table:table-cell office:value-type="float" office:value="118.735" calcext:value-type="float">
            <text:p>118.735</text:p>
          </table:table-cell>
        </table:table-row>
        <table:table-row table:style-name="ro1">
          <table:table-cell office:value-type="float" office:value="279.865" calcext:value-type="float">
            <text:p>279.865</text:p>
          </table:table-cell>
          <table:table-cell office:value-type="float" office:value="118.735" calcext:value-type="float">
            <text:p>118.735</text:p>
          </table:table-cell>
        </table:table-row>
        <table:table-row table:style-name="ro1">
          <table:table-cell office:value-type="float" office:value="280.852" calcext:value-type="float">
            <text:p>280.852</text:p>
          </table:table-cell>
          <table:table-cell office:value-type="float" office:value="118.752" calcext:value-type="float">
            <text:p>118.752</text:p>
          </table:table-cell>
        </table:table-row>
        <table:table-row table:style-name="ro1">
          <table:table-cell office:value-type="float" office:value="281.893" calcext:value-type="float">
            <text:p>281.893</text:p>
          </table:table-cell>
          <table:table-cell office:value-type="float" office:value="118.75" calcext:value-type="float">
            <text:p>118.75</text:p>
          </table:table-cell>
        </table:table-row>
        <table:table-row table:style-name="ro1">
          <table:table-cell office:value-type="float" office:value="282.926" calcext:value-type="float">
            <text:p>282.926</text:p>
          </table:table-cell>
          <table:table-cell office:value-type="float" office:value="121.655" calcext:value-type="float">
            <text:p>121.655</text:p>
          </table:table-cell>
        </table:table-row>
        <table:table-row table:style-name="ro1">
          <table:table-cell office:value-type="float" office:value="283.941" calcext:value-type="float">
            <text:p>283.941</text:p>
          </table:table-cell>
          <table:table-cell office:value-type="float" office:value="124.047" calcext:value-type="float">
            <text:p>124.047</text:p>
          </table:table-cell>
        </table:table-row>
        <table:table-row table:style-name="ro1">
          <table:table-cell office:value-type="float" office:value="284.964" calcext:value-type="float">
            <text:p>284.964</text:p>
          </table:table-cell>
          <table:table-cell office:value-type="float" office:value="124.163" calcext:value-type="float">
            <text:p>124.163</text:p>
          </table:table-cell>
        </table:table-row>
        <table:table-row table:style-name="ro1">
          <table:table-cell office:value-type="float" office:value="285.959" calcext:value-type="float">
            <text:p>285.959</text:p>
          </table:table-cell>
          <table:table-cell office:value-type="float" office:value="124.678" calcext:value-type="float">
            <text:p>124.678</text:p>
          </table:table-cell>
        </table:table-row>
        <table:table-row table:style-name="ro1">
          <table:table-cell office:value-type="float" office:value="286.961" calcext:value-type="float">
            <text:p>286.961</text:p>
          </table:table-cell>
          <table:table-cell office:value-type="float" office:value="125.138" calcext:value-type="float">
            <text:p>125.138</text:p>
          </table:table-cell>
        </table:table-row>
        <table:table-row table:style-name="ro1">
          <table:table-cell office:value-type="float" office:value="288.013" calcext:value-type="float">
            <text:p>288.013</text:p>
          </table:table-cell>
          <table:table-cell office:value-type="float" office:value="126.328" calcext:value-type="float">
            <text:p>126.328</text:p>
          </table:table-cell>
        </table:table-row>
        <table:table-row table:style-name="ro1">
          <table:table-cell office:value-type="float" office:value="289.227" calcext:value-type="float">
            <text:p>289.227</text:p>
          </table:table-cell>
          <table:table-cell office:value-type="float" office:value="127.07" calcext:value-type="float">
            <text:p>127.07</text:p>
          </table:table-cell>
        </table:table-row>
        <table:table-row table:style-name="ro1">
          <table:table-cell office:value-type="float" office:value="290.036" calcext:value-type="float">
            <text:p>290.036</text:p>
          </table:table-cell>
          <table:table-cell office:value-type="float" office:value="127.415" calcext:value-type="float">
            <text:p>127.415</text:p>
          </table:table-cell>
        </table:table-row>
        <table:table-row table:style-name="ro1">
          <table:table-cell office:value-type="float" office:value="291.06" calcext:value-type="float">
            <text:p>291.06</text:p>
          </table:table-cell>
          <table:table-cell office:value-type="float" office:value="127.058" calcext:value-type="float">
            <text:p>127.058</text:p>
          </table:table-cell>
        </table:table-row>
        <table:table-row table:style-name="ro1">
          <table:table-cell office:value-type="float" office:value="292.07" calcext:value-type="float">
            <text:p>292.07</text:p>
          </table:table-cell>
          <table:table-cell office:value-type="float" office:value="127.48" calcext:value-type="float">
            <text:p>127.48</text:p>
          </table:table-cell>
        </table:table-row>
        <table:table-row table:style-name="ro1">
          <table:table-cell office:value-type="float" office:value="293.091" calcext:value-type="float">
            <text:p>293.091</text:p>
          </table:table-cell>
          <table:table-cell office:value-type="float" office:value="128.012" calcext:value-type="float">
            <text:p>128.012</text:p>
          </table:table-cell>
        </table:table-row>
        <table:table-row table:style-name="ro1">
          <table:table-cell office:value-type="float" office:value="294.081" calcext:value-type="float">
            <text:p>294.081</text:p>
          </table:table-cell>
          <table:table-cell office:value-type="float" office:value="128.192" calcext:value-type="float">
            <text:p>128.192</text:p>
          </table:table-cell>
        </table:table-row>
        <table:table-row table:style-name="ro1">
          <table:table-cell office:value-type="float" office:value="295.091" calcext:value-type="float">
            <text:p>295.091</text:p>
          </table:table-cell>
          <table:table-cell office:value-type="float" office:value="128.46" calcext:value-type="float">
            <text:p>128.46</text:p>
          </table:table-cell>
        </table:table-row>
        <table:table-row table:style-name="ro1">
          <table:table-cell office:value-type="float" office:value="296.093" calcext:value-type="float">
            <text:p>296.093</text:p>
          </table:table-cell>
          <table:table-cell office:value-type="float" office:value="129.16" calcext:value-type="float">
            <text:p>129.16</text:p>
          </table:table-cell>
        </table:table-row>
        <table:table-row table:style-name="ro1">
          <table:table-cell office:value-type="float" office:value="297.129" calcext:value-type="float">
            <text:p>297.129</text:p>
          </table:table-cell>
          <table:table-cell office:value-type="float" office:value="129.72" calcext:value-type="float">
            <text:p>129.72</text:p>
          </table:table-cell>
        </table:table-row>
        <table:table-row table:style-name="ro1">
          <table:table-cell office:value-type="float" office:value="298.137" calcext:value-type="float">
            <text:p>298.137</text:p>
          </table:table-cell>
          <table:table-cell office:value-type="float" office:value="129.935" calcext:value-type="float">
            <text:p>129.935</text:p>
          </table:table-cell>
        </table:table-row>
        <table:table-row table:style-name="ro1">
          <table:table-cell office:value-type="float" office:value="299.159" calcext:value-type="float">
            <text:p>299.159</text:p>
          </table:table-cell>
          <table:table-cell office:value-type="float" office:value="130.078" calcext:value-type="float">
            <text:p>130.078</text:p>
          </table:table-cell>
        </table:table-row>
        <table:table-row table:style-name="ro1">
          <table:table-cell office:value-type="float" office:value="300.178" calcext:value-type="float">
            <text:p>300.178</text:p>
          </table:table-cell>
          <table:table-cell office:value-type="float" office:value="130.415" calcext:value-type="float">
            <text:p>130.415</text:p>
          </table:table-cell>
        </table:table-row>
        <table:table-row table:style-name="ro1">
          <table:table-cell office:value-type="float" office:value="301.149" calcext:value-type="float">
            <text:p>301.149</text:p>
          </table:table-cell>
          <table:table-cell office:value-type="float" office:value="130.688" calcext:value-type="float">
            <text:p>130.688</text:p>
          </table:table-cell>
        </table:table-row>
        <table:table-row table:style-name="ro1">
          <table:table-cell office:value-type="float" office:value="302.162" calcext:value-type="float">
            <text:p>302.162</text:p>
          </table:table-cell>
          <table:table-cell office:value-type="float" office:value="131.125" calcext:value-type="float">
            <text:p>131.125</text:p>
          </table:table-cell>
        </table:table-row>
        <table:table-row table:style-name="ro1">
          <table:table-cell office:value-type="float" office:value="303.178" calcext:value-type="float">
            <text:p>303.178</text:p>
          </table:table-cell>
          <table:table-cell office:value-type="float" office:value="131.602" calcext:value-type="float">
            <text:p>131.602</text:p>
          </table:table-cell>
        </table:table-row>
        <table:table-row table:style-name="ro1">
          <table:table-cell office:value-type="float" office:value="304.162" calcext:value-type="float">
            <text:p>304.162</text:p>
          </table:table-cell>
          <table:table-cell office:value-type="float" office:value="131.94" calcext:value-type="float">
            <text:p>131.94</text:p>
          </table:table-cell>
        </table:table-row>
        <table:table-row table:style-name="ro1">
          <table:table-cell office:value-type="float" office:value="305.199" calcext:value-type="float">
            <text:p>305.199</text:p>
          </table:table-cell>
          <table:table-cell office:value-type="float" office:value="132.83" calcext:value-type="float">
            <text:p>132.83</text:p>
          </table:table-cell>
        </table:table-row>
        <table:table-row table:style-name="ro1">
          <table:table-cell office:value-type="float" office:value="306.211" calcext:value-type="float">
            <text:p>306.211</text:p>
          </table:table-cell>
          <table:table-cell office:value-type="float" office:value="133.282" calcext:value-type="float">
            <text:p>133.282</text:p>
          </table:table-cell>
        </table:table-row>
        <table:table-row table:style-name="ro1">
          <table:table-cell office:value-type="float" office:value="307.199" calcext:value-type="float">
            <text:p>307.199</text:p>
          </table:table-cell>
          <table:table-cell office:value-type="float" office:value="133.572" calcext:value-type="float">
            <text:p>133.572</text:p>
          </table:table-cell>
        </table:table-row>
        <table:table-row table:style-name="ro1">
          <table:table-cell office:value-type="float" office:value="308.201" calcext:value-type="float">
            <text:p>308.201</text:p>
          </table:table-cell>
          <table:table-cell office:value-type="float" office:value="134.012" calcext:value-type="float">
            <text:p>134.012</text:p>
          </table:table-cell>
        </table:table-row>
        <table:table-row table:style-name="ro1">
          <table:table-cell office:value-type="float" office:value="309.173" calcext:value-type="float">
            <text:p>309.173</text:p>
          </table:table-cell>
          <table:table-cell office:value-type="float" office:value="134.308" calcext:value-type="float">
            <text:p>134.308</text:p>
          </table:table-cell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134.935" calcext:value-type="float">
            <text:p>134.935</text:p>
          </table:table-cell>
        </table:table-row>
        <table:table-row table:style-name="ro1">
          <table:table-cell office:value-type="float" office:value="311.202" calcext:value-type="float">
            <text:p>311.202</text:p>
          </table:table-cell>
          <table:table-cell office:value-type="float" office:value="135.458" calcext:value-type="float">
            <text:p>135.458</text:p>
          </table:table-cell>
        </table:table-row>
        <table:table-row table:style-name="ro1">
          <table:table-cell office:value-type="float" office:value="312.198" calcext:value-type="float">
            <text:p>312.198</text:p>
          </table:table-cell>
          <table:table-cell office:value-type="float" office:value="135.795" calcext:value-type="float">
            <text:p>135.795</text:p>
          </table:table-cell>
        </table:table-row>
        <table:table-row table:style-name="ro1">
          <table:table-cell office:value-type="float" office:value="313.232" calcext:value-type="float">
            <text:p>313.232</text:p>
          </table:table-cell>
          <table:table-cell office:value-type="float" office:value="136.523" calcext:value-type="float">
            <text:p>136.523</text:p>
          </table:table-cell>
        </table:table-row>
        <table:table-row table:style-name="ro1">
          <table:table-cell office:value-type="float" office:value="314.256" calcext:value-type="float">
            <text:p>314.256</text:p>
          </table:table-cell>
          <table:table-cell office:value-type="float" office:value="133.375" calcext:value-type="float">
            <text:p>133.375</text:p>
          </table:table-cell>
        </table:table-row>
        <table:table-row table:style-name="ro1">
          <table:table-cell office:value-type="float" office:value="315.252" calcext:value-type="float">
            <text:p>315.252</text:p>
          </table:table-cell>
          <table:table-cell office:value-type="float" office:value="133.373" calcext:value-type="float">
            <text:p>133.373</text:p>
          </table:table-cell>
        </table:table-row>
        <table:table-row table:style-name="ro1">
          <table:table-cell office:value-type="float" office:value="316.273" calcext:value-type="float">
            <text:p>316.273</text:p>
          </table:table-cell>
          <table:table-cell office:value-type="float" office:value="133.382" calcext:value-type="float">
            <text:p>133.382</text:p>
          </table:table-cell>
        </table:table-row>
        <table:table-row table:style-name="ro1">
          <table:table-cell office:value-type="float" office:value="317.268" calcext:value-type="float">
            <text:p>317.268</text:p>
          </table:table-cell>
          <table:table-cell office:value-type="float" office:value="137.605" calcext:value-type="float">
            <text:p>137.605</text:p>
          </table:table-cell>
        </table:table-row>
        <table:table-row table:style-name="ro1">
          <table:table-cell office:value-type="float" office:value="318.28" calcext:value-type="float">
            <text:p>318.28</text:p>
          </table:table-cell>
          <table:table-cell office:value-type="float" office:value="138.007" calcext:value-type="float">
            <text:p>138.007</text:p>
          </table:table-cell>
        </table:table-row>
        <table:table-row table:style-name="ro1">
          <table:table-cell office:value-type="float" office:value="319.306" calcext:value-type="float">
            <text:p>319.306</text:p>
          </table:table-cell>
          <table:table-cell office:value-type="float" office:value="138.292" calcext:value-type="float">
            <text:p>138.292</text:p>
          </table:table-cell>
        </table:table-row>
        <table:table-row table:style-name="ro1">
          <table:table-cell office:value-type="float" office:value="320.307" calcext:value-type="float">
            <text:p>320.307</text:p>
          </table:table-cell>
          <table:table-cell office:value-type="float" office:value="138.585" calcext:value-type="float">
            <text:p>138.585</text:p>
          </table:table-cell>
        </table:table-row>
        <table:table-row table:style-name="ro1">
          <table:table-cell office:value-type="float" office:value="321.375" calcext:value-type="float">
            <text:p>321.375</text:p>
          </table:table-cell>
          <table:table-cell office:value-type="float" office:value="138.89" calcext:value-type="float">
            <text:p>138.89</text:p>
          </table:table-cell>
        </table:table-row>
        <table:table-row table:style-name="ro1">
          <table:table-cell office:value-type="float" office:value="322.396" calcext:value-type="float">
            <text:p>322.396</text:p>
          </table:table-cell>
          <table:table-cell office:value-type="float" office:value="139.21" calcext:value-type="float">
            <text:p>139.21</text:p>
          </table:table-cell>
        </table:table-row>
        <table:table-row table:style-name="ro1">
          <table:table-cell office:value-type="float" office:value="323.413" calcext:value-type="float">
            <text:p>323.413</text:p>
          </table:table-cell>
          <table:table-cell office:value-type="float" office:value="139.375" calcext:value-type="float">
            <text:p>139.375</text:p>
          </table:table-cell>
        </table:table-row>
        <table:table-row table:style-name="ro1">
          <table:table-cell office:value-type="float" office:value="324.398" calcext:value-type="float">
            <text:p>324.398</text:p>
          </table:table-cell>
          <table:table-cell office:value-type="float" office:value="139.65" calcext:value-type="float">
            <text:p>139.65</text:p>
          </table:table-cell>
        </table:table-row>
        <table:table-row table:style-name="ro1">
          <table:table-cell office:value-type="float" office:value="325.418" calcext:value-type="float">
            <text:p>325.418</text:p>
          </table:table-cell>
          <table:table-cell office:value-type="float" office:value="140.123" calcext:value-type="float">
            <text:p>140.123</text:p>
          </table:table-cell>
        </table:table-row>
        <table:table-row table:style-name="ro1">
          <table:table-cell office:value-type="float" office:value="326.461" calcext:value-type="float">
            <text:p>326.461</text:p>
          </table:table-cell>
          <table:table-cell office:value-type="float" office:value="140.403" calcext:value-type="float">
            <text:p>140.403</text:p>
          </table:table-cell>
        </table:table-row>
        <table:table-row table:style-name="ro1">
          <table:table-cell office:value-type="float" office:value="327.487" calcext:value-type="float">
            <text:p>327.487</text:p>
          </table:table-cell>
          <table:table-cell office:value-type="float" office:value="141.062" calcext:value-type="float">
            <text:p>141.062</text:p>
          </table:table-cell>
        </table:table-row>
        <table:table-row table:style-name="ro1">
          <table:table-cell office:value-type="float" office:value="328.469" calcext:value-type="float">
            <text:p>328.469</text:p>
          </table:table-cell>
          <table:table-cell office:value-type="float" office:value="141.483" calcext:value-type="float">
            <text:p>141.483</text:p>
          </table:table-cell>
        </table:table-row>
        <table:table-row table:style-name="ro1">
          <table:table-cell office:value-type="float" office:value="329.54" calcext:value-type="float">
            <text:p>329.54</text:p>
          </table:table-cell>
          <table:table-cell office:value-type="float" office:value="143.718" calcext:value-type="float">
            <text:p>143.718</text:p>
          </table:table-cell>
        </table:table-row>
        <table:table-row table:style-name="ro1">
          <table:table-cell office:value-type="float" office:value="330.561" calcext:value-type="float">
            <text:p>330.561</text:p>
          </table:table-cell>
          <table:table-cell office:value-type="float" office:value="148.11" calcext:value-type="float">
            <text:p>148.11</text:p>
          </table:table-cell>
        </table:table-row>
        <table:table-row table:style-name="ro1">
          <table:table-cell office:value-type="float" office:value="331.592" calcext:value-type="float">
            <text:p>331.592</text:p>
          </table:table-cell>
          <table:table-cell office:value-type="float" office:value="149.888" calcext:value-type="float">
            <text:p>149.888</text:p>
          </table:table-cell>
        </table:table-row>
        <table:table-row table:style-name="ro1">
          <table:table-cell office:value-type="float" office:value="332.597" calcext:value-type="float">
            <text:p>332.597</text:p>
          </table:table-cell>
          <table:table-cell office:value-type="float" office:value="150.032" calcext:value-type="float">
            <text:p>150.032</text:p>
          </table:table-cell>
        </table:table-row>
        <table:table-row table:style-name="ro1">
          <table:table-cell office:value-type="float" office:value="333.629" calcext:value-type="float">
            <text:p>333.629</text:p>
          </table:table-cell>
          <table:table-cell office:value-type="float" office:value="150.13" calcext:value-type="float">
            <text:p>150.13</text:p>
          </table:table-cell>
        </table:table-row>
        <table:table-row table:style-name="ro1">
          <table:table-cell office:value-type="float" office:value="334.633" calcext:value-type="float">
            <text:p>334.633</text:p>
          </table:table-cell>
          <table:table-cell office:value-type="float" office:value="150.305" calcext:value-type="float">
            <text:p>150.305</text:p>
          </table:table-cell>
        </table:table-row>
        <table:table-row table:style-name="ro1">
          <table:table-cell office:value-type="float" office:value="335.68" calcext:value-type="float">
            <text:p>335.68</text:p>
          </table:table-cell>
          <table:table-cell office:value-type="float" office:value="150.382" calcext:value-type="float">
            <text:p>150.382</text:p>
          </table:table-cell>
        </table:table-row>
        <table:table-row table:style-name="ro1">
          <table:table-cell office:value-type="float" office:value="336.708" calcext:value-type="float">
            <text:p>336.708</text:p>
          </table:table-cell>
          <table:table-cell office:value-type="float" office:value="150.455" calcext:value-type="float">
            <text:p>150.455</text:p>
          </table:table-cell>
        </table:table-row>
        <table:table-row table:style-name="ro1">
          <table:table-cell office:value-type="float" office:value="337.704" calcext:value-type="float">
            <text:p>337.704</text:p>
          </table:table-cell>
          <table:table-cell office:value-type="float" office:value="150.553" calcext:value-type="float">
            <text:p>150.553</text:p>
          </table:table-cell>
        </table:table-row>
        <table:table-row table:style-name="ro1">
          <table:table-cell office:value-type="float" office:value="338.746" calcext:value-type="float">
            <text:p>338.746</text:p>
          </table:table-cell>
          <table:table-cell office:value-type="float" office:value="150.595" calcext:value-type="float">
            <text:p>150.595</text:p>
          </table:table-cell>
        </table:table-row>
        <table:table-row table:style-name="ro1">
          <table:table-cell office:value-type="float" office:value="339.772" calcext:value-type="float">
            <text:p>339.772</text:p>
          </table:table-cell>
          <table:table-cell office:value-type="float" office:value="150.623" calcext:value-type="float">
            <text:p>150.623</text:p>
          </table:table-cell>
        </table:table-row>
        <table:table-row table:style-name="ro1">
          <table:table-cell office:value-type="float" office:value="340.79" calcext:value-type="float">
            <text:p>340.79</text:p>
          </table:table-cell>
          <table:table-cell office:value-type="float" office:value="150.708" calcext:value-type="float">
            <text:p>150.708</text:p>
          </table:table-cell>
        </table:table-row>
        <table:table-row table:style-name="ro1">
          <table:table-cell office:value-type="float" office:value="341.824" calcext:value-type="float">
            <text:p>341.824</text:p>
          </table:table-cell>
          <table:table-cell office:value-type="float" office:value="150.683" calcext:value-type="float">
            <text:p>150.683</text:p>
          </table:table-cell>
        </table:table-row>
        <table:table-row table:style-name="ro1">
          <table:table-cell office:value-type="float" office:value="342.85" calcext:value-type="float">
            <text:p>342.85</text:p>
          </table:table-cell>
          <table:table-cell office:value-type="float" office:value="150.722" calcext:value-type="float">
            <text:p>150.722</text:p>
          </table:table-cell>
        </table:table-row>
        <table:table-row table:style-name="ro1">
          <table:table-cell office:value-type="float" office:value="343.85" calcext:value-type="float">
            <text:p>343.85</text:p>
          </table:table-cell>
          <table:table-cell office:value-type="float" office:value="150.725" calcext:value-type="float">
            <text:p>150.725</text:p>
          </table:table-cell>
        </table:table-row>
        <table:table-row table:style-name="ro1">
          <table:table-cell office:value-type="float" office:value="344.869" calcext:value-type="float">
            <text:p>344.869</text:p>
          </table:table-cell>
          <table:table-cell office:value-type="float" office:value="150.825" calcext:value-type="float">
            <text:p>150.825</text:p>
          </table:table-cell>
        </table:table-row>
        <table:table-row table:style-name="ro1">
          <table:table-cell office:value-type="float" office:value="345.88" calcext:value-type="float">
            <text:p>345.88</text:p>
          </table:table-cell>
          <table:table-cell office:value-type="float" office:value="150.828" calcext:value-type="float">
            <text:p>150.828</text:p>
          </table:table-cell>
        </table:table-row>
        <table:table-row table:style-name="ro1">
          <table:table-cell office:value-type="float" office:value="346.892" calcext:value-type="float">
            <text:p>346.892</text:p>
          </table:table-cell>
          <table:table-cell office:value-type="float" office:value="150.843" calcext:value-type="float">
            <text:p>150.843</text:p>
          </table:table-cell>
        </table:table-row>
        <table:table-row table:style-name="ro1">
          <table:table-cell office:value-type="float" office:value="347.886" calcext:value-type="float">
            <text:p>347.886</text:p>
          </table:table-cell>
          <table:table-cell office:value-type="float" office:value="150.983" calcext:value-type="float">
            <text:p>150.983</text:p>
          </table:table-cell>
        </table:table-row>
        <table:table-row table:style-name="ro1">
          <table:table-cell office:value-type="float" office:value="348.924" calcext:value-type="float">
            <text:p>348.924</text:p>
          </table:table-cell>
          <table:table-cell office:value-type="float" office:value="150.968" calcext:value-type="float">
            <text:p>150.968</text:p>
          </table:table-cell>
        </table:table-row>
        <table:table-row table:style-name="ro1">
          <table:table-cell office:value-type="float" office:value="349.919" calcext:value-type="float">
            <text:p>349.919</text:p>
          </table:table-cell>
          <table:table-cell office:value-type="float" office:value="151.053" calcext:value-type="float">
            <text:p>151.053</text:p>
          </table:table-cell>
        </table:table-row>
        <table:table-row table:style-name="ro1">
          <table:table-cell office:value-type="float" office:value="350.913" calcext:value-type="float">
            <text:p>350.913</text:p>
          </table:table-cell>
          <table:table-cell office:value-type="float" office:value="151.12" calcext:value-type="float">
            <text:p>151.12</text:p>
          </table:table-cell>
        </table:table-row>
        <table:table-row table:style-name="ro1">
          <table:table-cell office:value-type="float" office:value="351.914" calcext:value-type="float">
            <text:p>351.914</text:p>
          </table:table-cell>
          <table:table-cell office:value-type="float" office:value="151.185" calcext:value-type="float">
            <text:p>151.185</text:p>
          </table:table-cell>
        </table:table-row>
        <table:table-row table:style-name="ro1">
          <table:table-cell office:value-type="float" office:value="352.925" calcext:value-type="float">
            <text:p>352.925</text:p>
          </table:table-cell>
          <table:table-cell office:value-type="float" office:value="151.222" calcext:value-type="float">
            <text:p>151.222</text:p>
          </table:table-cell>
        </table:table-row>
        <table:table-row table:style-name="ro1">
          <table:table-cell office:value-type="float" office:value="353.918" calcext:value-type="float">
            <text:p>353.918</text:p>
          </table:table-cell>
          <table:table-cell office:value-type="float" office:value="151.238" calcext:value-type="float">
            <text:p>151.238</text:p>
          </table:table-cell>
        </table:table-row>
        <table:table-row table:style-name="ro1">
          <table:table-cell office:value-type="float" office:value="354.915" calcext:value-type="float">
            <text:p>354.915</text:p>
          </table:table-cell>
          <table:table-cell office:value-type="float" office:value="151.29" calcext:value-type="float">
            <text:p>151.29</text:p>
          </table:table-cell>
        </table:table-row>
        <table:table-row table:style-name="ro1">
          <table:table-cell office:value-type="float" office:value="355.945" calcext:value-type="float">
            <text:p>355.945</text:p>
          </table:table-cell>
          <table:table-cell office:value-type="float" office:value="151.317" calcext:value-type="float">
            <text:p>151.317</text:p>
          </table:table-cell>
        </table:table-row>
        <table:table-row table:style-name="ro1">
          <table:table-cell office:value-type="float" office:value="356.948" calcext:value-type="float">
            <text:p>356.948</text:p>
          </table:table-cell>
          <table:table-cell office:value-type="float" office:value="151.38" calcext:value-type="float">
            <text:p>151.38</text:p>
          </table:table-cell>
        </table:table-row>
        <table:table-row table:style-name="ro1">
          <table:table-cell office:value-type="float" office:value="357.988" calcext:value-type="float">
            <text:p>357.988</text:p>
          </table:table-cell>
          <table:table-cell office:value-type="float" office:value="151.415" calcext:value-type="float">
            <text:p>151.415</text:p>
          </table:table-cell>
        </table:table-row>
        <table:table-row table:style-name="ro1">
          <table:table-cell office:value-type="float" office:value="359.01" calcext:value-type="float">
            <text:p>359.01</text:p>
          </table:table-cell>
          <table:table-cell office:value-type="float" office:value="151.455" calcext:value-type="float">
            <text:p>151.455</text:p>
          </table:table-cell>
        </table:table-row>
        <table:table-row table:style-name="ro1">
          <table:table-cell office:value-type="float" office:value="360.026" calcext:value-type="float">
            <text:p>360.026</text:p>
          </table:table-cell>
          <table:table-cell office:value-type="float" office:value="151.485" calcext:value-type="float">
            <text:p>151.485</text:p>
          </table:table-cell>
        </table:table-row>
        <table:table-row table:style-name="ro1">
          <table:table-cell office:value-type="float" office:value="361.002" calcext:value-type="float">
            <text:p>361.002</text:p>
          </table:table-cell>
          <table:table-cell office:value-type="float" office:value="151.602" calcext:value-type="float">
            <text:p>151.602</text:p>
          </table:table-cell>
        </table:table-row>
        <table:table-row table:style-name="ro1">
          <table:table-cell office:value-type="float" office:value="362.024" calcext:value-type="float">
            <text:p>362.024</text:p>
          </table:table-cell>
          <table:table-cell office:value-type="float" office:value="151.59" calcext:value-type="float">
            <text:p>151.59</text:p>
          </table:table-cell>
        </table:table-row>
        <table:table-row table:style-name="ro1">
          <table:table-cell office:value-type="float" office:value="363.078" calcext:value-type="float">
            <text:p>363.078</text:p>
          </table:table-cell>
          <table:table-cell office:value-type="float" office:value="151.588" calcext:value-type="float">
            <text:p>151.588</text:p>
          </table:table-cell>
        </table:table-row>
        <table:table-row table:style-name="ro1">
          <table:table-cell office:value-type="float" office:value="364.098" calcext:value-type="float">
            <text:p>364.098</text:p>
          </table:table-cell>
          <table:table-cell office:value-type="float" office:value="151.588" calcext:value-type="float">
            <text:p>151.588</text:p>
          </table:table-cell>
        </table:table-row>
        <table:table-row table:style-name="ro1">
          <table:table-cell office:value-type="float" office:value="365.1" calcext:value-type="float">
            <text:p>365.1</text:p>
          </table:table-cell>
          <table:table-cell office:value-type="float" office:value="151.588" calcext:value-type="float">
            <text:p>151.588</text:p>
          </table:table-cell>
        </table:table-row>
        <table:table-row table:style-name="ro1">
          <table:table-cell office:value-type="float" office:value="366.132" calcext:value-type="float">
            <text:p>366.132</text:p>
          </table:table-cell>
          <table:table-cell office:value-type="float" office:value="151.59" calcext:value-type="float">
            <text:p>151.59</text:p>
          </table:table-cell>
        </table:table-row>
        <table:table-row table:style-name="ro1">
          <table:table-cell office:value-type="float" office:value="367.127" calcext:value-type="float">
            <text:p>367.127</text:p>
          </table:table-cell>
          <table:table-cell office:value-type="float" office:value="151.588" calcext:value-type="float">
            <text:p>151.588</text:p>
          </table:table-cell>
        </table:table-row>
        <table:table-row table:style-name="ro1">
          <table:table-cell office:value-type="float" office:value="368.159" calcext:value-type="float">
            <text:p>368.159</text:p>
          </table:table-cell>
          <table:table-cell office:value-type="float" office:value="151.542" calcext:value-type="float">
            <text:p>151.542</text:p>
          </table:table-cell>
        </table:table-row>
        <table:table-row table:style-name="ro1">
          <table:table-cell office:value-type="float" office:value="369.201" calcext:value-type="float">
            <text:p>369.201</text:p>
          </table:table-cell>
          <table:table-cell office:value-type="float" office:value="152.093" calcext:value-type="float">
            <text:p>152.093</text:p>
          </table:table-cell>
        </table:table-row>
        <table:table-row table:style-name="ro1">
          <table:table-cell office:value-type="float" office:value="370.259" calcext:value-type="float">
            <text:p>370.259</text:p>
          </table:table-cell>
          <table:table-cell office:value-type="float" office:value="152.33" calcext:value-type="float">
            <text:p>152.33</text:p>
          </table:table-cell>
        </table:table-row>
        <table:table-row table:style-name="ro1">
          <table:table-cell office:value-type="float" office:value="371.275" calcext:value-type="float">
            <text:p>371.275</text:p>
          </table:table-cell>
          <table:table-cell office:value-type="float" office:value="152.412" calcext:value-type="float">
            <text:p>152.412</text:p>
          </table:table-cell>
        </table:table-row>
        <table:table-row table:style-name="ro1">
          <table:table-cell office:value-type="float" office:value="372.287" calcext:value-type="float">
            <text:p>372.287</text:p>
          </table:table-cell>
          <table:table-cell office:value-type="float" office:value="152.518" calcext:value-type="float">
            <text:p>152.518</text:p>
          </table:table-cell>
        </table:table-row>
        <table:table-row table:style-name="ro1">
          <table:table-cell office:value-type="float" office:value="373.314" calcext:value-type="float">
            <text:p>373.314</text:p>
          </table:table-cell>
          <table:table-cell office:value-type="float" office:value="152.49" calcext:value-type="float">
            <text:p>152.49</text:p>
          </table:table-cell>
        </table:table-row>
        <table:table-row table:style-name="ro1">
          <table:table-cell office:value-type="float" office:value="374.299" calcext:value-type="float">
            <text:p>374.299</text:p>
          </table:table-cell>
          <table:table-cell office:value-type="float" office:value="152.488" calcext:value-type="float">
            <text:p>152.488</text:p>
          </table:table-cell>
        </table:table-row>
        <table:table-row table:style-name="ro1">
          <table:table-cell office:value-type="float" office:value="375.343" calcext:value-type="float">
            <text:p>375.343</text:p>
          </table:table-cell>
          <table:table-cell office:value-type="float" office:value="152.483" calcext:value-type="float">
            <text:p>152.483</text:p>
          </table:table-cell>
        </table:table-row>
        <table:table-row table:style-name="ro1">
          <table:table-cell office:value-type="float" office:value="376.324" calcext:value-type="float">
            <text:p>376.324</text:p>
          </table:table-cell>
          <table:table-cell office:value-type="float" office:value="152.483" calcext:value-type="float">
            <text:p>152.483</text:p>
          </table:table-cell>
        </table:table-row>
        <table:table-row table:style-name="ro1">
          <table:table-cell office:value-type="float" office:value="377.343" calcext:value-type="float">
            <text:p>377.343</text:p>
          </table:table-cell>
          <table:table-cell office:value-type="float" office:value="152.48" calcext:value-type="float">
            <text:p>152.48</text:p>
          </table:table-cell>
        </table:table-row>
        <table:table-row table:style-name="ro1">
          <table:table-cell office:value-type="float" office:value="378.338" calcext:value-type="float">
            <text:p>378.338</text:p>
          </table:table-cell>
          <table:table-cell office:value-type="float" office:value="152.477" calcext:value-type="float">
            <text:p>152.477</text:p>
          </table:table-cell>
        </table:table-row>
        <table:table-row table:style-name="ro1">
          <table:table-cell office:value-type="float" office:value="379.374" calcext:value-type="float">
            <text:p>379.374</text:p>
          </table:table-cell>
          <table:table-cell office:value-type="float" office:value="152.48" calcext:value-type="float">
            <text:p>152.48</text:p>
          </table:table-cell>
        </table:table-row>
        <table:table-row table:style-name="ro1">
          <table:table-cell office:value-type="float" office:value="380.377" calcext:value-type="float">
            <text:p>380.377</text:p>
          </table:table-cell>
          <table:table-cell office:value-type="float" office:value="152.48" calcext:value-type="float">
            <text:p>152.48</text:p>
          </table:table-cell>
        </table:table-row>
        <table:table-row table:style-name="ro1">
          <table:table-cell office:value-type="float" office:value="381.408" calcext:value-type="float">
            <text:p>381.408</text:p>
          </table:table-cell>
          <table:table-cell office:value-type="float" office:value="152.48" calcext:value-type="float">
            <text:p>152.48</text:p>
          </table:table-cell>
        </table:table-row>
        <table:table-row table:style-name="ro1">
          <table:table-cell office:value-type="float" office:value="382.433" calcext:value-type="float">
            <text:p>382.433</text:p>
          </table:table-cell>
          <table:table-cell office:value-type="float" office:value="152.477" calcext:value-type="float">
            <text:p>152.477</text:p>
          </table:table-cell>
        </table:table-row>
        <table:table-row table:style-name="ro1">
          <table:table-cell office:value-type="float" office:value="383.463" calcext:value-type="float">
            <text:p>383.463</text:p>
          </table:table-cell>
          <table:table-cell office:value-type="float" office:value="152.477" calcext:value-type="float">
            <text:p>152.477</text:p>
          </table:table-cell>
        </table:table-row>
        <table:table-row table:style-name="ro1">
          <table:table-cell office:value-type="float" office:value="384.464" calcext:value-type="float">
            <text:p>384.464</text:p>
          </table:table-cell>
          <table:table-cell office:value-type="float" office:value="152.477" calcext:value-type="float">
            <text:p>152.477</text:p>
          </table:table-cell>
        </table:table-row>
        <table:table-row table:style-name="ro1">
          <table:table-cell office:value-type="float" office:value="385.465" calcext:value-type="float">
            <text:p>385.465</text:p>
          </table:table-cell>
          <table:table-cell office:value-type="float" office:value="152.475" calcext:value-type="float">
            <text:p>152.475</text:p>
          </table:table-cell>
        </table:table-row>
        <table:table-row table:style-name="ro1">
          <table:table-cell office:value-type="float" office:value="386.467" calcext:value-type="float">
            <text:p>386.467</text:p>
          </table:table-cell>
          <table:table-cell office:value-type="float" office:value="152.477" calcext:value-type="float">
            <text:p>152.477</text:p>
          </table:table-cell>
        </table:table-row>
        <table:table-row table:style-name="ro1">
          <table:table-cell office:value-type="float" office:value="387.471" calcext:value-type="float">
            <text:p>387.471</text:p>
          </table:table-cell>
          <table:table-cell office:value-type="float" office:value="152.48" calcext:value-type="float">
            <text:p>152.48</text:p>
          </table:table-cell>
        </table:table-row>
        <table:table-row table:style-name="ro1">
          <table:table-cell office:value-type="float" office:value="388.473" calcext:value-type="float">
            <text:p>388.473</text:p>
          </table:table-cell>
          <table:table-cell office:value-type="float" office:value="160.34" calcext:value-type="float">
            <text:p>160.34</text:p>
          </table:table-cell>
        </table:table-row>
        <table:table-row table:style-name="ro1">
          <table:table-cell office:value-type="float" office:value="389.481" calcext:value-type="float">
            <text:p>389.481</text:p>
          </table:table-cell>
          <table:table-cell office:value-type="float" office:value="162.53" calcext:value-type="float">
            <text:p>162.53</text:p>
          </table:table-cell>
        </table:table-row>
        <table:table-row table:style-name="ro1">
          <table:table-cell office:value-type="float" office:value="390.484" calcext:value-type="float">
            <text:p>390.484</text:p>
          </table:table-cell>
          <table:table-cell office:value-type="float" office:value="163.028" calcext:value-type="float">
            <text:p>163.028</text:p>
          </table:table-cell>
        </table:table-row>
        <table:table-row table:style-name="ro1">
          <table:table-cell office:value-type="float" office:value="391.509" calcext:value-type="float">
            <text:p>391.509</text:p>
          </table:table-cell>
          <table:table-cell office:value-type="float" office:value="164.575" calcext:value-type="float">
            <text:p>164.575</text:p>
          </table:table-cell>
        </table:table-row>
        <table:table-row table:style-name="ro1">
          <table:table-cell office:value-type="float" office:value="392.501" calcext:value-type="float">
            <text:p>392.501</text:p>
          </table:table-cell>
          <table:table-cell office:value-type="float" office:value="162.157" calcext:value-type="float">
            <text:p>162.157</text:p>
          </table:table-cell>
        </table:table-row>
        <table:table-row table:style-name="ro1">
          <table:table-cell office:value-type="float" office:value="393.502" calcext:value-type="float">
            <text:p>393.502</text:p>
          </table:table-cell>
          <table:table-cell office:value-type="float" office:value="162.165" calcext:value-type="float">
            <text:p>162.165</text:p>
          </table:table-cell>
        </table:table-row>
        <table:table-row table:style-name="ro1">
          <table:table-cell office:value-type="float" office:value="394.508" calcext:value-type="float">
            <text:p>394.508</text:p>
          </table:table-cell>
          <table:table-cell office:value-type="float" office:value="162.173" calcext:value-type="float">
            <text:p>162.173</text:p>
          </table:table-cell>
        </table:table-row>
        <table:table-row table:style-name="ro1">
          <table:table-cell office:value-type="float" office:value="395.507" calcext:value-type="float">
            <text:p>395.507</text:p>
          </table:table-cell>
          <table:table-cell office:value-type="float" office:value="165.197" calcext:value-type="float">
            <text:p>165.197</text:p>
          </table:table-cell>
        </table:table-row>
        <table:table-row table:style-name="ro1">
          <table:table-cell office:value-type="float" office:value="396.51" calcext:value-type="float">
            <text:p>396.51</text:p>
          </table:table-cell>
          <table:table-cell office:value-type="float" office:value="162.398" calcext:value-type="float">
            <text:p>162.398</text:p>
          </table:table-cell>
        </table:table-row>
        <table:table-row table:style-name="ro1">
          <table:table-cell office:value-type="float" office:value="397.559" calcext:value-type="float">
            <text:p>397.559</text:p>
          </table:table-cell>
          <table:table-cell office:value-type="float" office:value="162.423" calcext:value-type="float">
            <text:p>162.423</text:p>
          </table:table-cell>
        </table:table-row>
        <table:table-row table:style-name="ro1">
          <table:table-cell office:value-type="float" office:value="398.575" calcext:value-type="float">
            <text:p>398.575</text:p>
          </table:table-cell>
          <table:table-cell office:value-type="float" office:value="162.488" calcext:value-type="float">
            <text:p>162.488</text:p>
          </table:table-cell>
        </table:table-row>
        <table:table-row table:style-name="ro1">
          <table:table-cell office:value-type="float" office:value="399.591" calcext:value-type="float">
            <text:p>399.591</text:p>
          </table:table-cell>
          <table:table-cell office:value-type="float" office:value="162.602" calcext:value-type="float">
            <text:p>162.602</text:p>
          </table:table-cell>
        </table:table-row>
        <table:table-row table:style-name="ro1">
          <table:table-cell office:value-type="float" office:value="400.64" calcext:value-type="float">
            <text:p>400.64</text:p>
          </table:table-cell>
          <table:table-cell office:value-type="float" office:value="162.627" calcext:value-type="float">
            <text:p>162.627</text:p>
          </table:table-cell>
        </table:table-row>
        <table:table-row table:style-name="ro1">
          <table:table-cell office:value-type="float" office:value="401.693" calcext:value-type="float">
            <text:p>401.693</text:p>
          </table:table-cell>
          <table:table-cell office:value-type="float" office:value="162.632" calcext:value-type="float">
            <text:p>162.632</text:p>
          </table:table-cell>
        </table:table-row>
        <table:table-row table:style-name="ro1">
          <table:table-cell office:value-type="float" office:value="402.731" calcext:value-type="float">
            <text:p>402.731</text:p>
          </table:table-cell>
          <table:table-cell office:value-type="float" office:value="162.685" calcext:value-type="float">
            <text:p>162.685</text:p>
          </table:table-cell>
        </table:table-row>
        <table:table-row table:style-name="ro1">
          <table:table-cell office:value-type="float" office:value="403.732" calcext:value-type="float">
            <text:p>403.732</text:p>
          </table:table-cell>
          <table:table-cell office:value-type="float" office:value="166.692" calcext:value-type="float">
            <text:p>166.692</text:p>
          </table:table-cell>
        </table:table-row>
        <table:table-row table:style-name="ro1">
          <table:table-cell office:value-type="float" office:value="404.753" calcext:value-type="float">
            <text:p>404.753</text:p>
          </table:table-cell>
          <table:table-cell office:value-type="float" office:value="167.417" calcext:value-type="float">
            <text:p>167.417</text:p>
          </table:table-cell>
        </table:table-row>
        <table:table-row table:style-name="ro1">
          <table:table-cell office:value-type="float" office:value="405.802" calcext:value-type="float">
            <text:p>405.802</text:p>
          </table:table-cell>
          <table:table-cell office:value-type="float" office:value="165.375" calcext:value-type="float">
            <text:p>165.375</text:p>
          </table:table-cell>
        </table:table-row>
        <table:table-row table:style-name="ro1">
          <table:table-cell office:value-type="float" office:value="406.797" calcext:value-type="float">
            <text:p>406.797</text:p>
          </table:table-cell>
          <table:table-cell office:value-type="float" office:value="165.368" calcext:value-type="float">
            <text:p>165.368</text:p>
          </table:table-cell>
        </table:table-row>
        <table:table-row table:style-name="ro1">
          <table:table-cell office:value-type="float" office:value="407.831" calcext:value-type="float">
            <text:p>407.831</text:p>
          </table:table-cell>
          <table:table-cell office:value-type="float" office:value="165.39" calcext:value-type="float">
            <text:p>165.39</text:p>
          </table:table-cell>
        </table:table-row>
        <table:table-row table:style-name="ro1">
          <table:table-cell office:value-type="float" office:value="408.835" calcext:value-type="float">
            <text:p>408.835</text:p>
          </table:table-cell>
          <table:table-cell office:value-type="float" office:value="165.423" calcext:value-type="float">
            <text:p>165.423</text:p>
          </table:table-cell>
        </table:table-row>
        <table:table-row table:style-name="ro1">
          <table:table-cell office:value-type="float" office:value="409.85" calcext:value-type="float">
            <text:p>409.85</text:p>
          </table:table-cell>
          <table:table-cell office:value-type="float" office:value="165.45" calcext:value-type="float">
            <text:p>165.45</text:p>
          </table:table-cell>
        </table:table-row>
        <table:table-row table:style-name="ro1">
          <table:table-cell office:value-type="float" office:value="410.906" calcext:value-type="float">
            <text:p>410.906</text:p>
          </table:table-cell>
          <table:table-cell office:value-type="float" office:value="165.498" calcext:value-type="float">
            <text:p>165.498</text:p>
          </table:table-cell>
        </table:table-row>
        <table:table-row table:style-name="ro1">
          <table:table-cell office:value-type="float" office:value="411.916" calcext:value-type="float">
            <text:p>411.916</text:p>
          </table:table-cell>
          <table:table-cell office:value-type="float" office:value="165.47" calcext:value-type="float">
            <text:p>165.47</text:p>
          </table:table-cell>
        </table:table-row>
        <table:table-row table:style-name="ro1">
          <table:table-cell office:value-type="float" office:value="412.938" calcext:value-type="float">
            <text:p>412.938</text:p>
          </table:table-cell>
          <table:table-cell office:value-type="float" office:value="169.26" calcext:value-type="float">
            <text:p>169.26</text:p>
          </table:table-cell>
        </table:table-row>
        <table:table-row table:style-name="ro1">
          <table:table-cell office:value-type="float" office:value="413.949" calcext:value-type="float">
            <text:p>413.949</text:p>
          </table:table-cell>
          <table:table-cell office:value-type="float" office:value="170.852" calcext:value-type="float">
            <text:p>170.852</text:p>
          </table:table-cell>
        </table:table-row>
        <table:table-row table:style-name="ro1">
          <table:table-cell office:value-type="float" office:value="415.012" calcext:value-type="float">
            <text:p>415.012</text:p>
          </table:table-cell>
          <table:table-cell office:value-type="float" office:value="171.255" calcext:value-type="float">
            <text:p>171.255</text:p>
          </table:table-cell>
        </table:table-row>
        <table:table-row table:style-name="ro1">
          <table:table-cell office:value-type="float" office:value="415.994" calcext:value-type="float">
            <text:p>415.994</text:p>
          </table:table-cell>
          <table:table-cell office:value-type="float" office:value="174.703" calcext:value-type="float">
            <text:p>174.703</text:p>
          </table:table-cell>
        </table:table-row>
        <table:table-row table:style-name="ro1">
          <table:table-cell office:value-type="float" office:value="417.028" calcext:value-type="float">
            <text:p>417.028</text:p>
          </table:table-cell>
          <table:table-cell office:value-type="float" office:value="175.975" calcext:value-type="float">
            <text:p>175.975</text:p>
          </table:table-cell>
        </table:table-row>
        <table:table-row table:style-name="ro1">
          <table:table-cell office:value-type="float" office:value="418.018" calcext:value-type="float">
            <text:p>418.018</text:p>
          </table:table-cell>
          <table:table-cell office:value-type="float" office:value="176.088" calcext:value-type="float">
            <text:p>176.088</text:p>
          </table:table-cell>
        </table:table-row>
        <table:table-row table:style-name="ro1">
          <table:table-cell office:value-type="float" office:value="419.012" calcext:value-type="float">
            <text:p>419.012</text:p>
          </table:table-cell>
          <table:table-cell office:value-type="float" office:value="176.078" calcext:value-type="float">
            <text:p>176.078</text:p>
          </table:table-cell>
        </table:table-row>
        <table:table-row table:style-name="ro1">
          <table:table-cell office:value-type="float" office:value="420.017" calcext:value-type="float">
            <text:p>420.017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1">
          <table:table-cell office:value-type="float" office:value="421.046" calcext:value-type="float">
            <text:p>421.046</text:p>
          </table:table-cell>
          <table:table-cell office:value-type="float" office:value="176.148" calcext:value-type="float">
            <text:p>176.148</text:p>
          </table:table-cell>
        </table:table-row>
        <table:table-row table:style-name="ro1">
          <table:table-cell office:value-type="float" office:value="422.082" calcext:value-type="float">
            <text:p>422.082</text:p>
          </table:table-cell>
          <table:table-cell office:value-type="float" office:value="176.162" calcext:value-type="float">
            <text:p>176.162</text:p>
          </table:table-cell>
        </table:table-row>
        <table:table-row table:style-name="ro1">
          <table:table-cell office:value-type="float" office:value="423.079" calcext:value-type="float">
            <text:p>423.079</text:p>
          </table:table-cell>
          <table:table-cell office:value-type="float" office:value="176.365" calcext:value-type="float">
            <text:p>176.365</text:p>
          </table:table-cell>
        </table:table-row>
        <table:table-row table:style-name="ro1">
          <table:table-cell office:value-type="float" office:value="424.123" calcext:value-type="float">
            <text:p>424.123</text:p>
          </table:table-cell>
          <table:table-cell office:value-type="float" office:value="176.382" calcext:value-type="float">
            <text:p>176.382</text:p>
          </table:table-cell>
        </table:table-row>
        <table:table-row table:style-name="ro1">
          <table:table-cell office:value-type="float" office:value="425.16" calcext:value-type="float">
            <text:p>425.16</text:p>
          </table:table-cell>
          <table:table-cell office:value-type="float" office:value="176.488" calcext:value-type="float">
            <text:p>176.488</text:p>
          </table:table-cell>
        </table:table-row>
        <table:table-row table:style-name="ro1">
          <table:table-cell office:value-type="float" office:value="426.148" calcext:value-type="float">
            <text:p>426.148</text:p>
          </table:table-cell>
          <table:table-cell office:value-type="float" office:value="176.495" calcext:value-type="float">
            <text:p>176.495</text:p>
          </table:table-cell>
        </table:table-row>
        <table:table-row table:style-name="ro1">
          <table:table-cell office:value-type="float" office:value="427.179" calcext:value-type="float">
            <text:p>427.179</text:p>
          </table:table-cell>
          <table:table-cell office:value-type="float" office:value="176.498" calcext:value-type="float">
            <text:p>176.498</text:p>
          </table:table-cell>
        </table:table-row>
        <table:table-row table:style-name="ro1">
          <table:table-cell office:value-type="float" office:value="428.224" calcext:value-type="float">
            <text:p>428.224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429.222" calcext:value-type="float">
            <text:p>429.222</text:p>
          </table:table-cell>
          <table:table-cell office:value-type="float" office:value="176.632" calcext:value-type="float">
            <text:p>176.632</text:p>
          </table:table-cell>
        </table:table-row>
        <table:table-row table:style-name="ro1">
          <table:table-cell office:value-type="float" office:value="430.22" calcext:value-type="float">
            <text:p>430.22</text:p>
          </table:table-cell>
          <table:table-cell office:value-type="float" office:value="176.708" calcext:value-type="float">
            <text:p>176.708</text:p>
          </table:table-cell>
        </table:table-row>
        <table:table-row table:style-name="ro1">
          <table:table-cell office:value-type="float" office:value="431.248" calcext:value-type="float">
            <text:p>431.248</text:p>
          </table:table-cell>
          <table:table-cell office:value-type="float" office:value="176.768" calcext:value-type="float">
            <text:p>176.768</text:p>
          </table:table-cell>
        </table:table-row>
        <table:table-row table:style-name="ro1">
          <table:table-cell office:value-type="float" office:value="432.249" calcext:value-type="float">
            <text:p>432.249</text:p>
          </table:table-cell>
          <table:table-cell office:value-type="float" office:value="176.757" calcext:value-type="float">
            <text:p>176.757</text:p>
          </table:table-cell>
        </table:table-row>
        <table:table-row table:style-name="ro1">
          <table:table-cell office:value-type="float" office:value="433.269" calcext:value-type="float">
            <text:p>433.269</text:p>
          </table:table-cell>
          <table:table-cell office:value-type="float" office:value="176.778" calcext:value-type="float">
            <text:p>176.778</text:p>
          </table:table-cell>
        </table:table-row>
        <table:table-row table:style-name="ro1">
          <table:table-cell office:value-type="float" office:value="434.277" calcext:value-type="float">
            <text:p>434.277</text:p>
          </table:table-cell>
          <table:table-cell office:value-type="float" office:value="176.782" calcext:value-type="float">
            <text:p>176.782</text:p>
          </table:table-cell>
        </table:table-row>
        <table:table-row table:style-name="ro1">
          <table:table-cell office:value-type="float" office:value="435.28" calcext:value-type="float">
            <text:p>435.28</text:p>
          </table:table-cell>
          <table:table-cell office:value-type="float" office:value="176.82" calcext:value-type="float">
            <text:p>176.82</text:p>
          </table:table-cell>
        </table:table-row>
        <table:table-row table:style-name="ro1">
          <table:table-cell office:value-type="float" office:value="436.316" calcext:value-type="float">
            <text:p>436.316</text:p>
          </table:table-cell>
          <table:table-cell office:value-type="float" office:value="176.798" calcext:value-type="float">
            <text:p>176.798</text:p>
          </table:table-cell>
        </table:table-row>
        <table:table-row table:style-name="ro1">
          <table:table-cell office:value-type="float" office:value="437.348" calcext:value-type="float">
            <text:p>437.348</text:p>
          </table:table-cell>
          <table:table-cell office:value-type="float" office:value="176.83" calcext:value-type="float">
            <text:p>176.83</text:p>
          </table:table-cell>
        </table:table-row>
        <table:table-row table:style-name="ro1">
          <table:table-cell office:value-type="float" office:value="438.355" calcext:value-type="float">
            <text:p>438.355</text:p>
          </table:table-cell>
          <table:table-cell office:value-type="float" office:value="176.88" calcext:value-type="float">
            <text:p>176.88</text:p>
          </table:table-cell>
        </table:table-row>
        <table:table-row table:style-name="ro1">
          <table:table-cell office:value-type="float" office:value="439.412" calcext:value-type="float">
            <text:p>439.4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40.417" calcext:value-type="float">
            <text:p>440.417</text:p>
          </table:table-cell>
          <table:table-cell office:value-type="float" office:value="177.055" calcext:value-type="float">
            <text:p>177.055</text:p>
          </table:table-cell>
        </table:table-row>
        <table:table-row table:style-name="ro1">
          <table:table-cell office:value-type="float" office:value="441.417" calcext:value-type="float">
            <text:p>441.417</text:p>
          </table:table-cell>
          <table:table-cell office:value-type="float" office:value="177.035" calcext:value-type="float">
            <text:p>177.035</text:p>
          </table:table-cell>
        </table:table-row>
        <table:table-row table:style-name="ro1">
          <table:table-cell office:value-type="float" office:value="442.45" calcext:value-type="float">
            <text:p>442.45</text:p>
          </table:table-cell>
          <table:table-cell office:value-type="float" office:value="177.07" calcext:value-type="float">
            <text:p>177.07</text:p>
          </table:table-cell>
        </table:table-row>
        <table:table-row table:style-name="ro1">
          <table:table-cell office:value-type="float" office:value="443.473" calcext:value-type="float">
            <text:p>443.473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float" office:value="444.494" calcext:value-type="float">
            <text:p>444.494</text:p>
          </table:table-cell>
          <table:table-cell office:value-type="float" office:value="177.243" calcext:value-type="float">
            <text:p>177.243</text:p>
          </table:table-cell>
        </table:table-row>
        <table:table-row table:style-name="ro1">
          <table:table-cell office:value-type="float" office:value="445.505" calcext:value-type="float">
            <text:p>445.505</text:p>
          </table:table-cell>
          <table:table-cell office:value-type="float" office:value="177.305" calcext:value-type="float">
            <text:p>177.305</text:p>
          </table:table-cell>
        </table:table-row>
        <table:table-row table:style-name="ro1">
          <table:table-cell office:value-type="float" office:value="446.558" calcext:value-type="float">
            <text:p>446.558</text:p>
          </table:table-cell>
          <table:table-cell office:value-type="float" office:value="177.308" calcext:value-type="float">
            <text:p>177.308</text:p>
          </table:table-cell>
        </table:table-row>
        <table:table-row table:style-name="ro1">
          <table:table-cell office:value-type="float" office:value="447.57" calcext:value-type="float">
            <text:p>447.57</text:p>
          </table:table-cell>
          <table:table-cell office:value-type="float" office:value="177.312" calcext:value-type="float">
            <text:p>177.312</text:p>
          </table:table-cell>
        </table:table-row>
        <table:table-row table:style-name="ro1">
          <table:table-cell office:value-type="float" office:value="448.59" calcext:value-type="float">
            <text:p>448.59</text:p>
          </table:table-cell>
          <table:table-cell office:value-type="float" office:value="177.345" calcext:value-type="float">
            <text:p>177.345</text:p>
          </table:table-cell>
        </table:table-row>
        <table:table-row table:style-name="ro1">
          <table:table-cell office:value-type="float" office:value="449.601" calcext:value-type="float">
            <text:p>449.601</text:p>
          </table:table-cell>
          <table:table-cell office:value-type="float" office:value="177.445" calcext:value-type="float">
            <text:p>177.445</text:p>
          </table:table-cell>
        </table:table-row>
        <table:table-row table:style-name="ro1">
          <table:table-cell office:value-type="float" office:value="450.659" calcext:value-type="float">
            <text:p>450.659</text:p>
          </table:table-cell>
          <table:table-cell office:value-type="float" office:value="177.425" calcext:value-type="float">
            <text:p>177.425</text:p>
          </table:table-cell>
        </table:table-row>
        <table:table-row table:style-name="ro1">
          <table:table-cell office:value-type="float" office:value="451.633" calcext:value-type="float">
            <text:p>451.633</text:p>
          </table:table-cell>
          <table:table-cell office:value-type="float" office:value="177.455" calcext:value-type="float">
            <text:p>177.455</text:p>
          </table:table-cell>
        </table:table-row>
        <table:table-row table:style-name="ro1">
          <table:table-cell office:value-type="float" office:value="452.682" calcext:value-type="float">
            <text:p>452.682</text:p>
          </table:table-cell>
          <table:table-cell office:value-type="float" office:value="177.455" calcext:value-type="float">
            <text:p>177.455</text:p>
          </table:table-cell>
        </table:table-row>
        <table:table-row table:style-name="ro1">
          <table:table-cell office:value-type="float" office:value="453.716" calcext:value-type="float">
            <text:p>453.716</text:p>
          </table:table-cell>
          <table:table-cell office:value-type="float" office:value="177.458" calcext:value-type="float">
            <text:p>177.458</text:p>
          </table:table-cell>
        </table:table-row>
        <table:table-row table:style-name="ro1">
          <table:table-cell office:value-type="float" office:value="454.725" calcext:value-type="float">
            <text:p>454.725</text:p>
          </table:table-cell>
          <table:table-cell office:value-type="float" office:value="177.458" calcext:value-type="float">
            <text:p>177.458</text:p>
          </table:table-cell>
        </table:table-row>
        <table:table-row table:style-name="ro1">
          <table:table-cell office:value-type="float" office:value="455.714" calcext:value-type="float">
            <text:p>455.714</text:p>
          </table:table-cell>
          <table:table-cell office:value-type="float" office:value="177.458" calcext:value-type="float">
            <text:p>177.458</text:p>
          </table:table-cell>
        </table:table-row>
        <table:table-row table:style-name="ro1">
          <table:table-cell office:value-type="float" office:value="456.737" calcext:value-type="float">
            <text:p>456.737</text:p>
          </table:table-cell>
          <table:table-cell office:value-type="float" office:value="177.45" calcext:value-type="float">
            <text:p>177.45</text:p>
          </table:table-cell>
        </table:table-row>
        <table:table-row table:style-name="ro1">
          <table:table-cell office:value-type="float" office:value="457.735" calcext:value-type="float">
            <text:p>457.735</text:p>
          </table:table-cell>
          <table:table-cell office:value-type="float" office:value="177.453" calcext:value-type="float">
            <text:p>177.453</text:p>
          </table:table-cell>
        </table:table-row>
        <table:table-row table:style-name="ro1">
          <table:table-cell office:value-type="float" office:value="458.734" calcext:value-type="float">
            <text:p>458.734</text:p>
          </table:table-cell>
          <table:table-cell office:value-type="float" office:value="177.442" calcext:value-type="float">
            <text:p>177.442</text:p>
          </table:table-cell>
        </table:table-row>
        <table:table-row table:style-name="ro1">
          <table:table-cell office:value-type="float" office:value="459.764" calcext:value-type="float">
            <text:p>459.764</text:p>
          </table:table-cell>
          <table:table-cell office:value-type="float" office:value="177.393" calcext:value-type="float">
            <text:p>177.393</text:p>
          </table:table-cell>
        </table:table-row>
        <table:table-row table:style-name="ro1">
          <table:table-cell office:value-type="float" office:value="460.748" calcext:value-type="float">
            <text:p>460.748</text:p>
          </table:table-cell>
          <table:table-cell office:value-type="float" office:value="177.32" calcext:value-type="float">
            <text:p>177.32</text:p>
          </table:table-cell>
        </table:table-row>
        <table:table-row table:style-name="ro1">
          <table:table-cell office:value-type="float" office:value="461.751" calcext:value-type="float">
            <text:p>461.751</text:p>
          </table:table-cell>
          <table:table-cell office:value-type="float" office:value="177.282" calcext:value-type="float">
            <text:p>177.282</text:p>
          </table:table-cell>
        </table:table-row>
        <table:table-row table:style-name="ro1">
          <table:table-cell office:value-type="float" office:value="462.754" calcext:value-type="float">
            <text:p>462.754</text:p>
          </table:table-cell>
          <table:table-cell office:value-type="float" office:value="177.28" calcext:value-type="float">
            <text:p>177.28</text:p>
          </table:table-cell>
        </table:table-row>
        <table:table-row table:style-name="ro1">
          <table:table-cell office:value-type="float" office:value="463.763" calcext:value-type="float">
            <text:p>463.763</text:p>
          </table:table-cell>
          <table:table-cell office:value-type="float" office:value="177.282" calcext:value-type="float">
            <text:p>177.282</text:p>
          </table:table-cell>
        </table:table-row>
        <table:table-row table:style-name="ro1">
          <table:table-cell office:value-type="float" office:value="464.758" calcext:value-type="float">
            <text:p>464.758</text:p>
          </table:table-cell>
          <table:table-cell office:value-type="float" office:value="177.282" calcext:value-type="float">
            <text:p>177.282</text:p>
          </table:table-cell>
        </table:table-row>
        <table:table-row table:style-name="ro1">
          <table:table-cell office:value-type="float" office:value="465.754" calcext:value-type="float">
            <text:p>465.754</text:p>
          </table:table-cell>
          <table:table-cell office:value-type="float" office:value="177.282" calcext:value-type="float">
            <text:p>177.282</text:p>
          </table:table-cell>
        </table:table-row>
        <table:table-row table:style-name="ro1">
          <table:table-cell office:value-type="float" office:value="466.759" calcext:value-type="float">
            <text:p>466.759</text:p>
          </table:table-cell>
          <table:table-cell office:value-type="float" office:value="177.278" calcext:value-type="float">
            <text:p>177.278</text:p>
          </table:table-cell>
        </table:table-row>
        <table:table-row table:style-name="ro1">
          <table:table-cell office:value-type="float" office:value="467.795" calcext:value-type="float">
            <text:p>467.795</text:p>
          </table:table-cell>
          <table:table-cell office:value-type="float" office:value="177.275" calcext:value-type="float">
            <text:p>177.275</text:p>
          </table:table-cell>
        </table:table-row>
        <table:table-row table:style-name="ro1">
          <table:table-cell office:value-type="float" office:value="468.782" calcext:value-type="float">
            <text:p>468.782</text:p>
          </table:table-cell>
          <table:table-cell office:value-type="float" office:value="177.275" calcext:value-type="float">
            <text:p>177.275</text:p>
          </table:table-cell>
        </table:table-row>
        <table:table-row table:style-name="ro1">
          <table:table-cell office:value-type="float" office:value="469.802" calcext:value-type="float">
            <text:p>469.802</text:p>
          </table:table-cell>
          <table:table-cell office:value-type="float" office:value="177.3" calcext:value-type="float">
            <text:p>177.3</text:p>
          </table:table-cell>
        </table:table-row>
        <table:table-row table:style-name="ro1">
          <table:table-cell office:value-type="float" office:value="470.784" calcext:value-type="float">
            <text:p>470.784</text:p>
          </table:table-cell>
          <table:table-cell office:value-type="float" office:value="177.477" calcext:value-type="float">
            <text:p>177.477</text:p>
          </table:table-cell>
        </table:table-row>
        <table:table-row table:style-name="ro1">
          <table:table-cell office:value-type="float" office:value="471.806" calcext:value-type="float">
            <text:p>471.806</text:p>
          </table:table-cell>
          <table:table-cell office:value-type="float" office:value="177.433" calcext:value-type="float">
            <text:p>177.433</text:p>
          </table:table-cell>
        </table:table-row>
        <table:table-row table:style-name="ro1">
          <table:table-cell office:value-type="float" office:value="472.809" calcext:value-type="float">
            <text:p>472.809</text:p>
          </table:table-cell>
          <table:table-cell office:value-type="float" office:value="177.428" calcext:value-type="float">
            <text:p>177.428</text:p>
          </table:table-cell>
        </table:table-row>
        <table:table-row table:style-name="ro1">
          <table:table-cell office:value-type="float" office:value="473.86" calcext:value-type="float">
            <text:p>473.86</text:p>
          </table:table-cell>
          <table:table-cell office:value-type="float" office:value="177.433" calcext:value-type="float">
            <text:p>177.433</text:p>
          </table:table-cell>
        </table:table-row>
        <table:table-row table:style-name="ro1">
          <table:table-cell office:value-type="float" office:value="474.856" calcext:value-type="float">
            <text:p>474.856</text:p>
          </table:table-cell>
          <table:table-cell office:value-type="float" office:value="177.428" calcext:value-type="float">
            <text:p>177.428</text:p>
          </table:table-cell>
        </table:table-row>
        <table:table-row table:style-name="ro1">
          <table:table-cell office:value-type="float" office:value="475.851" calcext:value-type="float">
            <text:p>475.851</text:p>
          </table:table-cell>
          <table:table-cell office:value-type="float" office:value="177.425" calcext:value-type="float">
            <text:p>177.425</text:p>
          </table:table-cell>
        </table:table-row>
        <table:table-row table:style-name="ro1">
          <table:table-cell office:value-type="float" office:value="476.907" calcext:value-type="float">
            <text:p>476.907</text:p>
          </table:table-cell>
          <table:table-cell office:value-type="float" office:value="177.412" calcext:value-type="float">
            <text:p>177.412</text:p>
          </table:table-cell>
        </table:table-row>
        <table:table-row table:style-name="ro1">
          <table:table-cell office:value-type="float" office:value="477.929" calcext:value-type="float">
            <text:p>477.929</text:p>
          </table:table-cell>
          <table:table-cell office:value-type="float" office:value="177.42" calcext:value-type="float">
            <text:p>177.42</text:p>
          </table:table-cell>
        </table:table-row>
        <table:table-row table:style-name="ro1">
          <table:table-cell office:value-type="float" office:value="478.947" calcext:value-type="float">
            <text:p>478.947</text:p>
          </table:table-cell>
          <table:table-cell office:value-type="float" office:value="177.417" calcext:value-type="float">
            <text:p>177.417</text:p>
          </table:table-cell>
        </table:table-row>
        <table:table-row table:style-name="ro1">
          <table:table-cell office:value-type="float" office:value="479.941" calcext:value-type="float">
            <text:p>479.941</text:p>
          </table:table-cell>
          <table:table-cell office:value-type="float" office:value="177.43" calcext:value-type="float">
            <text:p>177.43</text:p>
          </table:table-cell>
        </table:table-row>
        <table:table-row table:style-name="ro1">
          <table:table-cell office:value-type="float" office:value="480.945" calcext:value-type="float">
            <text:p>480.945</text:p>
          </table:table-cell>
          <table:table-cell office:value-type="float" office:value="177.425" calcext:value-type="float">
            <text:p>177.425</text:p>
          </table:table-cell>
        </table:table-row>
        <table:table-row table:style-name="ro1">
          <table:table-cell office:value-type="float" office:value="481.992" calcext:value-type="float">
            <text:p>481.992</text:p>
          </table:table-cell>
          <table:table-cell office:value-type="float" office:value="177.428" calcext:value-type="float">
            <text:p>177.428</text:p>
          </table:table-cell>
        </table:table-row>
        <table:table-row table:style-name="ro1">
          <table:table-cell office:value-type="float" office:value="482.989" calcext:value-type="float">
            <text:p>482.989</text:p>
          </table:table-cell>
          <table:table-cell office:value-type="float" office:value="177.43" calcext:value-type="float">
            <text:p>177.43</text:p>
          </table:table-cell>
        </table:table-row>
        <table:table-row table:style-name="ro1">
          <table:table-cell office:value-type="float" office:value="484.024" calcext:value-type="float">
            <text:p>484.024</text:p>
          </table:table-cell>
          <table:table-cell office:value-type="float" office:value="177.518" calcext:value-type="float">
            <text:p>177.518</text:p>
          </table:table-cell>
        </table:table-row>
        <table:table-row table:style-name="ro1">
          <table:table-cell office:value-type="float" office:value="485.056" calcext:value-type="float">
            <text:p>485.056</text:p>
          </table:table-cell>
          <table:table-cell office:value-type="float" office:value="177.697" calcext:value-type="float">
            <text:p>177.697</text:p>
          </table:table-cell>
        </table:table-row>
        <table:table-row table:style-name="ro1">
          <table:table-cell office:value-type="float" office:value="486.056" calcext:value-type="float">
            <text:p>486.056</text:p>
          </table:table-cell>
          <table:table-cell office:value-type="float" office:value="177.91" calcext:value-type="float">
            <text:p>177.91</text:p>
          </table:table-cell>
        </table:table-row>
        <table:table-row table:style-name="ro1">
          <table:table-cell office:value-type="float" office:value="487.102" calcext:value-type="float">
            <text:p>487.102</text:p>
          </table:table-cell>
          <table:table-cell office:value-type="float" office:value="178.775" calcext:value-type="float">
            <text:p>178.775</text:p>
          </table:table-cell>
        </table:table-row>
        <table:table-row table:style-name="ro1">
          <table:table-cell office:value-type="float" office:value="488.137" calcext:value-type="float">
            <text:p>488.137</text:p>
          </table:table-cell>
          <table:table-cell office:value-type="float" office:value="180.35" calcext:value-type="float">
            <text:p>180.35</text:p>
          </table:table-cell>
        </table:table-row>
        <table:table-row table:style-name="ro1">
          <table:table-cell office:value-type="float" office:value="489.144" calcext:value-type="float">
            <text:p>489.144</text:p>
          </table:table-cell>
          <table:table-cell office:value-type="float" office:value="180.347" calcext:value-type="float">
            <text:p>180.347</text:p>
          </table:table-cell>
        </table:table-row>
        <table:table-row table:style-name="ro1">
          <table:table-cell office:value-type="float" office:value="490.139" calcext:value-type="float">
            <text:p>490.139</text:p>
          </table:table-cell>
          <table:table-cell office:value-type="float" office:value="180.315" calcext:value-type="float">
            <text:p>180.315</text:p>
          </table:table-cell>
        </table:table-row>
        <table:table-row table:style-name="ro1">
          <table:table-cell office:value-type="float" office:value="491.153" calcext:value-type="float">
            <text:p>491.153</text:p>
          </table:table-cell>
          <table:table-cell office:value-type="float" office:value="185.055" calcext:value-type="float">
            <text:p>185.055</text:p>
          </table:table-cell>
        </table:table-row>
        <table:table-row table:style-name="ro1">
          <table:table-cell office:value-type="float" office:value="492.16" calcext:value-type="float">
            <text:p>492.16</text:p>
          </table:table-cell>
          <table:table-cell office:value-type="float" office:value="186.38" calcext:value-type="float">
            <text:p>186.38</text:p>
          </table:table-cell>
        </table:table-row>
        <table:table-row table:style-name="ro1">
          <table:table-cell office:value-type="float" office:value="493.206" calcext:value-type="float">
            <text:p>493.206</text:p>
          </table:table-cell>
          <table:table-cell office:value-type="float" office:value="186.755" calcext:value-type="float">
            <text:p>186.755</text:p>
          </table:table-cell>
        </table:table-row>
        <table:table-row table:style-name="ro1">
          <table:table-cell office:value-type="float" office:value="494.201" calcext:value-type="float">
            <text:p>494.201</text:p>
          </table:table-cell>
          <table:table-cell office:value-type="float" office:value="186.888" calcext:value-type="float">
            <text:p>186.888</text:p>
          </table:table-cell>
        </table:table-row>
        <table:table-row table:style-name="ro1">
          <table:table-cell office:value-type="float" office:value="495.198" calcext:value-type="float">
            <text:p>495.198</text:p>
          </table:table-cell>
          <table:table-cell office:value-type="float" office:value="187.013" calcext:value-type="float">
            <text:p>187.013</text:p>
          </table:table-cell>
        </table:table-row>
        <table:table-row table:style-name="ro1">
          <table:table-cell office:value-type="float" office:value="496.207" calcext:value-type="float">
            <text:p>496.207</text:p>
          </table:table-cell>
          <table:table-cell office:value-type="float" office:value="187.048" calcext:value-type="float">
            <text:p>187.048</text:p>
          </table:table-cell>
        </table:table-row>
        <table:table-row table:style-name="ro1">
          <table:table-cell office:value-type="float" office:value="497.241" calcext:value-type="float">
            <text:p>497.241</text:p>
          </table:table-cell>
          <table:table-cell office:value-type="float" office:value="188.88" calcext:value-type="float">
            <text:p>188.88</text:p>
          </table:table-cell>
        </table:table-row>
        <table:table-row table:style-name="ro1">
          <table:table-cell office:value-type="float" office:value="498.238" calcext:value-type="float">
            <text:p>498.238</text:p>
          </table:table-cell>
          <table:table-cell office:value-type="float" office:value="189.295" calcext:value-type="float">
            <text:p>189.295</text:p>
          </table:table-cell>
        </table:table-row>
        <table:table-row table:style-name="ro1">
          <table:table-cell office:value-type="float" office:value="499.247" calcext:value-type="float">
            <text:p>499.247</text:p>
          </table:table-cell>
          <table:table-cell office:value-type="float" office:value="189.32" calcext:value-type="float">
            <text:p>189.32</text:p>
          </table:table-cell>
        </table:table-row>
        <table:table-row table:style-name="ro1">
          <table:table-cell office:value-type="float" office:value="500.242" calcext:value-type="float">
            <text:p>500.242</text:p>
          </table:table-cell>
          <table:table-cell office:value-type="float" office:value="189.368" calcext:value-type="float">
            <text:p>189.368</text:p>
          </table:table-cell>
        </table:table-row>
        <table:table-row table:style-name="ro1">
          <table:table-cell office:value-type="float" office:value="501.256" calcext:value-type="float">
            <text:p>501.256</text:p>
          </table:table-cell>
          <table:table-cell office:value-type="float" office:value="193.4" calcext:value-type="float">
            <text:p>193.4</text:p>
          </table:table-cell>
        </table:table-row>
        <table:table-row table:style-name="ro1">
          <table:table-cell office:value-type="float" office:value="502.241" calcext:value-type="float">
            <text:p>502.241</text:p>
          </table:table-cell>
          <table:table-cell office:value-type="float" office:value="193.705" calcext:value-type="float">
            <text:p>193.705</text:p>
          </table:table-cell>
        </table:table-row>
        <table:table-row table:style-name="ro1">
          <table:table-cell office:value-type="float" office:value="503.274" calcext:value-type="float">
            <text:p>503.274</text:p>
          </table:table-cell>
          <table:table-cell office:value-type="float" office:value="193.993" calcext:value-type="float">
            <text:p>193.993</text:p>
          </table:table-cell>
        </table:table-row>
        <table:table-row table:style-name="ro1">
          <table:table-cell office:value-type="float" office:value="504.307" calcext:value-type="float">
            <text:p>504.307</text:p>
          </table:table-cell>
          <table:table-cell office:value-type="float" office:value="194.34" calcext:value-type="float">
            <text:p>194.34</text:p>
          </table:table-cell>
        </table:table-row>
        <table:table-row table:style-name="ro1">
          <table:table-cell office:value-type="float" office:value="505.331" calcext:value-type="float">
            <text:p>505.331</text:p>
          </table:table-cell>
          <table:table-cell office:value-type="float" office:value="195.037" calcext:value-type="float">
            <text:p>195.037</text:p>
          </table:table-cell>
        </table:table-row>
        <table:table-row table:style-name="ro1">
          <table:table-cell office:value-type="float" office:value="506.334" calcext:value-type="float">
            <text:p>506.334</text:p>
          </table:table-cell>
          <table:table-cell office:value-type="float" office:value="195.403" calcext:value-type="float">
            <text:p>195.403</text:p>
          </table:table-cell>
        </table:table-row>
        <table:table-row table:style-name="ro1">
          <table:table-cell office:value-type="float" office:value="507.331" calcext:value-type="float">
            <text:p>507.331</text:p>
          </table:table-cell>
          <table:table-cell office:value-type="float" office:value="196.425" calcext:value-type="float">
            <text:p>196.425</text:p>
          </table:table-cell>
        </table:table-row>
        <table:table-row table:style-name="ro1">
          <table:table-cell office:value-type="float" office:value="508.337" calcext:value-type="float">
            <text:p>508.337</text:p>
          </table:table-cell>
          <table:table-cell office:value-type="float" office:value="196.85" calcext:value-type="float">
            <text:p>196.85</text:p>
          </table:table-cell>
        </table:table-row>
        <table:table-row table:style-name="ro1">
          <table:table-cell office:value-type="float" office:value="509.352" calcext:value-type="float">
            <text:p>509.352</text:p>
          </table:table-cell>
          <table:table-cell office:value-type="float" office:value="197.285" calcext:value-type="float">
            <text:p>197.285</text:p>
          </table:table-cell>
        </table:table-row>
        <table:table-row table:style-name="ro1">
          <table:table-cell office:value-type="float" office:value="510.371" calcext:value-type="float">
            <text:p>510.371</text:p>
          </table:table-cell>
          <table:table-cell office:value-type="float" office:value="198.257" calcext:value-type="float">
            <text:p>198.257</text:p>
          </table:table-cell>
        </table:table-row>
        <table:table-row table:style-name="ro1">
          <table:table-cell office:value-type="float" office:value="511.384" calcext:value-type="float">
            <text:p>511.384</text:p>
          </table:table-cell>
          <table:table-cell office:value-type="float" office:value="198.575" calcext:value-type="float">
            <text:p>198.575</text:p>
          </table:table-cell>
        </table:table-row>
        <table:table-row table:style-name="ro1">
          <table:table-cell office:value-type="float" office:value="512.41" calcext:value-type="float">
            <text:p>512.41</text:p>
          </table:table-cell>
          <table:table-cell office:value-type="float" office:value="199.125" calcext:value-type="float">
            <text:p>199.125</text:p>
          </table:table-cell>
        </table:table-row>
        <table:table-row table:style-name="ro1">
          <table:table-cell office:value-type="float" office:value="513.413" calcext:value-type="float">
            <text:p>513.413</text:p>
          </table:table-cell>
          <table:table-cell office:value-type="float" office:value="199.365" calcext:value-type="float">
            <text:p>199.365</text:p>
          </table:table-cell>
        </table:table-row>
        <table:table-row table:style-name="ro1">
          <table:table-cell office:value-type="float" office:value="514.44" calcext:value-type="float">
            <text:p>514.44</text:p>
          </table:table-cell>
          <table:table-cell office:value-type="float" office:value="199.995" calcext:value-type="float">
            <text:p>199.995</text:p>
          </table:table-cell>
        </table:table-row>
        <table:table-row table:style-name="ro1">
          <table:table-cell office:value-type="float" office:value="515.427" calcext:value-type="float">
            <text:p>515.427</text:p>
          </table:table-cell>
          <table:table-cell office:value-type="float" office:value="200.183" calcext:value-type="float">
            <text:p>200.183</text:p>
          </table:table-cell>
        </table:table-row>
        <table:table-row table:style-name="ro1">
          <table:table-cell office:value-type="float" office:value="516.443" calcext:value-type="float">
            <text:p>516.443</text:p>
          </table:table-cell>
          <table:table-cell office:value-type="float" office:value="200.572" calcext:value-type="float">
            <text:p>200.572</text:p>
          </table:table-cell>
        </table:table-row>
        <table:table-row table:style-name="ro1">
          <table:table-cell office:value-type="float" office:value="517.449" calcext:value-type="float">
            <text:p>517.449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1">
          <table:table-cell office:value-type="float" office:value="518.428" calcext:value-type="float">
            <text:p>518.428</text:p>
          </table:table-cell>
          <table:table-cell office:value-type="float" office:value="201.203" calcext:value-type="float">
            <text:p>201.203</text:p>
          </table:table-cell>
        </table:table-row>
        <table:table-row table:style-name="ro1">
          <table:table-cell office:value-type="float" office:value="519.451" calcext:value-type="float">
            <text:p>519.451</text:p>
          </table:table-cell>
          <table:table-cell office:value-type="float" office:value="201.688" calcext:value-type="float">
            <text:p>201.688</text:p>
          </table:table-cell>
        </table:table-row>
        <table:table-row table:style-name="ro1">
          <table:table-cell office:value-type="float" office:value="520.451" calcext:value-type="float">
            <text:p>520.451</text:p>
          </table:table-cell>
          <table:table-cell office:value-type="float" office:value="202.363" calcext:value-type="float">
            <text:p>202.363</text:p>
          </table:table-cell>
        </table:table-row>
        <table:table-row table:style-name="ro1">
          <table:table-cell office:value-type="float" office:value="521.483" calcext:value-type="float">
            <text:p>521.483</text:p>
          </table:table-cell>
          <table:table-cell office:value-type="float" office:value="202.59" calcext:value-type="float">
            <text:p>202.59</text:p>
          </table:table-cell>
        </table:table-row>
        <table:table-row table:style-name="ro1">
          <table:table-cell office:value-type="float" office:value="522.483" calcext:value-type="float">
            <text:p>522.483</text:p>
          </table:table-cell>
          <table:table-cell office:value-type="float" office:value="203.08" calcext:value-type="float">
            <text:p>203.08</text:p>
          </table:table-cell>
        </table:table-row>
        <table:table-row table:style-name="ro1">
          <table:table-cell office:value-type="float" office:value="523.453" calcext:value-type="float">
            <text:p>523.453</text:p>
          </table:table-cell>
          <table:table-cell office:value-type="float" office:value="203.685" calcext:value-type="float">
            <text:p>203.685</text:p>
          </table:table-cell>
        </table:table-row>
        <table:table-row table:style-name="ro1">
          <table:table-cell office:value-type="float" office:value="524.484" calcext:value-type="float">
            <text:p>524.484</text:p>
          </table:table-cell>
          <table:table-cell office:value-type="float" office:value="204.34" calcext:value-type="float">
            <text:p>204.34</text:p>
          </table:table-cell>
        </table:table-row>
        <table:table-row table:style-name="ro1">
          <table:table-cell office:value-type="float" office:value="525.52" calcext:value-type="float">
            <text:p>525.52</text:p>
          </table:table-cell>
          <table:table-cell office:value-type="float" office:value="204.97" calcext:value-type="float">
            <text:p>204.97</text:p>
          </table:table-cell>
        </table:table-row>
        <table:table-row table:style-name="ro1">
          <table:table-cell office:value-type="float" office:value="526.516" calcext:value-type="float">
            <text:p>526.516</text:p>
          </table:table-cell>
          <table:table-cell office:value-type="float" office:value="205.268" calcext:value-type="float">
            <text:p>205.268</text:p>
          </table:table-cell>
        </table:table-row>
        <table:table-row table:style-name="ro1">
          <table:table-cell office:value-type="float" office:value="527.512" calcext:value-type="float">
            <text:p>527.512</text:p>
          </table:table-cell>
          <table:table-cell office:value-type="float" office:value="205.513" calcext:value-type="float">
            <text:p>205.513</text:p>
          </table:table-cell>
        </table:table-row>
        <table:table-row table:style-name="ro1">
          <table:table-cell office:value-type="float" office:value="528.527" calcext:value-type="float">
            <text:p>528.527</text:p>
          </table:table-cell>
          <table:table-cell office:value-type="float" office:value="205.918" calcext:value-type="float">
            <text:p>205.918</text:p>
          </table:table-cell>
        </table:table-row>
        <table:table-row table:style-name="ro1">
          <table:table-cell office:value-type="float" office:value="529.516" calcext:value-type="float">
            <text:p>529.516</text:p>
          </table:table-cell>
          <table:table-cell office:value-type="float" office:value="207.33" calcext:value-type="float">
            <text:p>207.33</text:p>
          </table:table-cell>
        </table:table-row>
        <table:table-row table:style-name="ro1">
          <table:table-cell office:value-type="float" office:value="530.516" calcext:value-type="float">
            <text:p>530.516</text:p>
          </table:table-cell>
          <table:table-cell office:value-type="float" office:value="207.838" calcext:value-type="float">
            <text:p>207.838</text:p>
          </table:table-cell>
        </table:table-row>
        <table:table-row table:style-name="ro1">
          <table:table-cell office:value-type="float" office:value="531.55" calcext:value-type="float">
            <text:p>531.5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32.579" calcext:value-type="float">
            <text:p>532.579</text:p>
          </table:table-cell>
          <table:table-cell office:value-type="float" office:value="210.333" calcext:value-type="float">
            <text:p>210.333</text:p>
          </table:table-cell>
        </table:table-row>
        <table:table-row table:style-name="ro1">
          <table:table-cell office:value-type="float" office:value="533.588" calcext:value-type="float">
            <text:p>533.588</text:p>
          </table:table-cell>
          <table:table-cell office:value-type="float" office:value="210.423" calcext:value-type="float">
            <text:p>210.423</text:p>
          </table:table-cell>
        </table:table-row>
        <table:table-row table:style-name="ro1">
          <table:table-cell office:value-type="float" office:value="534.62" calcext:value-type="float">
            <text:p>534.62</text:p>
          </table:table-cell>
          <table:table-cell office:value-type="float" office:value="210.532" calcext:value-type="float">
            <text:p>210.532</text:p>
          </table:table-cell>
        </table:table-row>
        <table:table-row table:style-name="ro1">
          <table:table-cell office:value-type="float" office:value="535.614" calcext:value-type="float">
            <text:p>535.614</text:p>
          </table:table-cell>
          <table:table-cell office:value-type="float" office:value="210.815" calcext:value-type="float">
            <text:p>210.815</text:p>
          </table:table-cell>
        </table:table-row>
        <table:table-row table:style-name="ro1">
          <table:table-cell office:value-type="float" office:value="536.618" calcext:value-type="float">
            <text:p>536.618</text:p>
          </table:table-cell>
          <table:table-cell office:value-type="float" office:value="211.418" calcext:value-type="float">
            <text:p>211.418</text:p>
          </table:table-cell>
        </table:table-row>
        <table:table-row table:style-name="ro1">
          <table:table-cell office:value-type="float" office:value="537.616" calcext:value-type="float">
            <text:p>537.616</text:p>
          </table:table-cell>
          <table:table-cell office:value-type="float" office:value="211.71" calcext:value-type="float">
            <text:p>211.71</text:p>
          </table:table-cell>
        </table:table-row>
        <table:table-row table:style-name="ro1">
          <table:table-cell office:value-type="float" office:value="538.628" calcext:value-type="float">
            <text:p>538.628</text:p>
          </table:table-cell>
          <table:table-cell office:value-type="float" office:value="212.043" calcext:value-type="float">
            <text:p>212.043</text:p>
          </table:table-cell>
        </table:table-row>
        <table:table-row table:style-name="ro1">
          <table:table-cell office:value-type="float" office:value="539.615" calcext:value-type="float">
            <text:p>539.615</text:p>
          </table:table-cell>
          <table:table-cell office:value-type="float" office:value="212.74" calcext:value-type="float">
            <text:p>212.74</text:p>
          </table:table-cell>
        </table:table-row>
        <table:table-row table:style-name="ro1">
          <table:table-cell office:value-type="float" office:value="540.632" calcext:value-type="float">
            <text:p>540.632</text:p>
          </table:table-cell>
          <table:table-cell office:value-type="float" office:value="212.983" calcext:value-type="float">
            <text:p>212.983</text:p>
          </table:table-cell>
        </table:table-row>
        <table:table-row table:style-name="ro1">
          <table:table-cell office:value-type="float" office:value="541.618" calcext:value-type="float">
            <text:p>541.618</text:p>
          </table:table-cell>
          <table:table-cell office:value-type="float" office:value="213.433" calcext:value-type="float">
            <text:p>213.433</text:p>
          </table:table-cell>
        </table:table-row>
        <table:table-row table:style-name="ro1">
          <table:table-cell office:value-type="float" office:value="542.671" calcext:value-type="float">
            <text:p>542.671</text:p>
          </table:table-cell>
          <table:table-cell office:value-type="float" office:value="213.68" calcext:value-type="float">
            <text:p>213.68</text:p>
          </table:table-cell>
        </table:table-row>
        <table:table-row table:style-name="ro1">
          <table:table-cell office:value-type="float" office:value="543.711" calcext:value-type="float">
            <text:p>543.711</text:p>
          </table:table-cell>
          <table:table-cell office:value-type="float" office:value="214.317" calcext:value-type="float">
            <text:p>214.317</text:p>
          </table:table-cell>
        </table:table-row>
        <table:table-row table:style-name="ro1">
          <table:table-cell office:value-type="float" office:value="544.707" calcext:value-type="float">
            <text:p>544.707</text:p>
          </table:table-cell>
          <table:table-cell office:value-type="float" office:value="214.578" calcext:value-type="float">
            <text:p>214.578</text:p>
          </table:table-cell>
        </table:table-row>
        <table:table-row table:style-name="ro1">
          <table:table-cell office:value-type="float" office:value="545.705" calcext:value-type="float">
            <text:p>545.705</text:p>
          </table:table-cell>
          <table:table-cell office:value-type="float" office:value="212.03" calcext:value-type="float">
            <text:p>212.03</text:p>
          </table:table-cell>
        </table:table-row>
        <table:table-row table:style-name="ro1">
          <table:table-cell office:value-type="float" office:value="546.702" calcext:value-type="float">
            <text:p>546.702</text:p>
          </table:table-cell>
          <table:table-cell office:value-type="float" office:value="215.662" calcext:value-type="float">
            <text:p>215.662</text:p>
          </table:table-cell>
        </table:table-row>
        <table:table-row table:style-name="ro1">
          <table:table-cell office:value-type="float" office:value="547.716" calcext:value-type="float">
            <text:p>547.716</text:p>
          </table:table-cell>
          <table:table-cell office:value-type="float" office:value="230.173" calcext:value-type="float">
            <text:p>230.173</text:p>
          </table:table-cell>
        </table:table-row>
        <table:table-row table:style-name="ro1">
          <table:table-cell office:value-type="float" office:value="548.718" calcext:value-type="float">
            <text:p>548.718</text:p>
          </table:table-cell>
          <table:table-cell office:value-type="float" office:value="231.062" calcext:value-type="float">
            <text:p>231.062</text:p>
          </table:table-cell>
        </table:table-row>
        <table:table-row table:style-name="ro1">
          <table:table-cell office:value-type="float" office:value="549.747" calcext:value-type="float">
            <text:p>549.747</text:p>
          </table:table-cell>
          <table:table-cell office:value-type="float" office:value="231.882" calcext:value-type="float">
            <text:p>231.882</text:p>
          </table:table-cell>
        </table:table-row>
        <table:table-row table:style-name="ro1">
          <table:table-cell office:value-type="float" office:value="550.776" calcext:value-type="float">
            <text:p>550.776</text:p>
          </table:table-cell>
          <table:table-cell office:value-type="float" office:value="232.37" calcext:value-type="float">
            <text:p>232.37</text:p>
          </table:table-cell>
        </table:table-row>
        <table:table-row table:style-name="ro1">
          <table:table-cell office:value-type="float" office:value="551.783" calcext:value-type="float">
            <text:p>551.783</text:p>
          </table:table-cell>
          <table:table-cell office:value-type="float" office:value="232.72" calcext:value-type="float">
            <text:p>232.72</text:p>
          </table:table-cell>
        </table:table-row>
        <table:table-row table:style-name="ro1">
          <table:table-cell office:value-type="float" office:value="552.791" calcext:value-type="float">
            <text:p>552.791</text:p>
          </table:table-cell>
          <table:table-cell office:value-type="float" office:value="232.99" calcext:value-type="float">
            <text:p>232.99</text:p>
          </table:table-cell>
        </table:table-row>
        <table:table-row table:style-name="ro1">
          <table:table-cell office:value-type="float" office:value="553.859" calcext:value-type="float">
            <text:p>553.859</text:p>
          </table:table-cell>
          <table:table-cell office:value-type="float" office:value="233.537" calcext:value-type="float">
            <text:p>233.537</text:p>
          </table:table-cell>
        </table:table-row>
        <table:table-row table:style-name="ro1">
          <table:table-cell office:value-type="float" office:value="554.88" calcext:value-type="float">
            <text:p>554.88</text:p>
          </table:table-cell>
          <table:table-cell office:value-type="float" office:value="233.798" calcext:value-type="float">
            <text:p>233.798</text:p>
          </table:table-cell>
        </table:table-row>
        <table:table-row table:style-name="ro1">
          <table:table-cell office:value-type="float" office:value="555.895" calcext:value-type="float">
            <text:p>555.895</text:p>
          </table:table-cell>
          <table:table-cell office:value-type="float" office:value="234.178" calcext:value-type="float">
            <text:p>234.178</text:p>
          </table:table-cell>
        </table:table-row>
        <table:table-row table:style-name="ro1">
          <table:table-cell office:value-type="float" office:value="556.908" calcext:value-type="float">
            <text:p>556.908</text:p>
          </table:table-cell>
          <table:table-cell office:value-type="float" office:value="234.56" calcext:value-type="float">
            <text:p>234.56</text:p>
          </table:table-cell>
        </table:table-row>
        <table:table-row table:style-name="ro1">
          <table:table-cell office:value-type="float" office:value="557.926" calcext:value-type="float">
            <text:p>557.926</text:p>
          </table:table-cell>
          <table:table-cell office:value-type="float" office:value="235.138" calcext:value-type="float">
            <text:p>235.138</text:p>
          </table:table-cell>
        </table:table-row>
        <table:table-row table:style-name="ro1">
          <table:table-cell office:value-type="float" office:value="558.941" calcext:value-type="float">
            <text:p>558.941</text:p>
          </table:table-cell>
          <table:table-cell office:value-type="float" office:value="235.403" calcext:value-type="float">
            <text:p>235.403</text:p>
          </table:table-cell>
        </table:table-row>
        <table:table-row table:style-name="ro1">
          <table:table-cell office:value-type="float" office:value="559.996" calcext:value-type="float">
            <text:p>559.996</text:p>
          </table:table-cell>
          <table:table-cell office:value-type="float" office:value="235.77" calcext:value-type="float">
            <text:p>235.77</text:p>
          </table:table-cell>
        </table:table-row>
        <table:table-row table:style-name="ro1">
          <table:table-cell office:value-type="float" office:value="561.001" calcext:value-type="float">
            <text:p>561.001</text:p>
          </table:table-cell>
          <table:table-cell office:value-type="float" office:value="236.153" calcext:value-type="float">
            <text:p>236.153</text:p>
          </table:table-cell>
        </table:table-row>
        <table:table-row table:style-name="ro1">
          <table:table-cell office:value-type="float" office:value="562.031" calcext:value-type="float">
            <text:p>562.031</text:p>
          </table:table-cell>
          <table:table-cell office:value-type="float" office:value="236.53" calcext:value-type="float">
            <text:p>236.53</text:p>
          </table:table-cell>
        </table:table-row>
        <table:table-row table:style-name="ro1">
          <table:table-cell office:value-type="float" office:value="563.059" calcext:value-type="float">
            <text:p>563.059</text:p>
          </table:table-cell>
          <table:table-cell office:value-type="float" office:value="237.115" calcext:value-type="float">
            <text:p>237.115</text:p>
          </table:table-cell>
        </table:table-row>
        <table:table-row table:style-name="ro1">
          <table:table-cell office:value-type="float" office:value="564.059" calcext:value-type="float">
            <text:p>564.059</text:p>
          </table:table-cell>
          <table:table-cell office:value-type="float" office:value="238.4" calcext:value-type="float">
            <text:p>238.4</text:p>
          </table:table-cell>
        </table:table-row>
        <table:table-row table:style-name="ro1">
          <table:table-cell office:value-type="float" office:value="565.059" calcext:value-type="float">
            <text:p>565.059</text:p>
          </table:table-cell>
          <table:table-cell office:value-type="float" office:value="239.477" calcext:value-type="float">
            <text:p>239.477</text:p>
          </table:table-cell>
        </table:table-row>
        <table:table-row table:style-name="ro1">
          <table:table-cell office:value-type="float" office:value="566.063" calcext:value-type="float">
            <text:p>566.063</text:p>
          </table:table-cell>
          <table:table-cell office:value-type="float" office:value="240.733" calcext:value-type="float">
            <text:p>240.733</text:p>
          </table:table-cell>
        </table:table-row>
        <table:table-row table:style-name="ro1">
          <table:table-cell office:value-type="float" office:value="567.095" calcext:value-type="float">
            <text:p>567.095</text:p>
          </table:table-cell>
          <table:table-cell office:value-type="float" office:value="241.752" calcext:value-type="float">
            <text:p>241.752</text:p>
          </table:table-cell>
        </table:table-row>
        <table:table-row table:style-name="ro1">
          <table:table-cell office:value-type="float" office:value="568.145" calcext:value-type="float">
            <text:p>568.145</text:p>
          </table:table-cell>
          <table:table-cell office:value-type="float" office:value="242.567" calcext:value-type="float">
            <text:p>242.567</text:p>
          </table:table-cell>
        </table:table-row>
        <table:table-row table:style-name="ro1">
          <table:table-cell office:value-type="float" office:value="569.181" calcext:value-type="float">
            <text:p>569.181</text:p>
          </table:table-cell>
          <table:table-cell office:value-type="float" office:value="243.377" calcext:value-type="float">
            <text:p>243.377</text:p>
          </table:table-cell>
        </table:table-row>
        <table:table-row table:style-name="ro1">
          <table:table-cell office:value-type="float" office:value="570.165" calcext:value-type="float">
            <text:p>570.165</text:p>
          </table:table-cell>
          <table:table-cell office:value-type="float" office:value="243.705" calcext:value-type="float">
            <text:p>243.705</text:p>
          </table:table-cell>
        </table:table-row>
        <table:table-row table:style-name="ro1">
          <table:table-cell office:value-type="float" office:value="571.199" calcext:value-type="float">
            <text:p>571.199</text:p>
          </table:table-cell>
          <table:table-cell office:value-type="float" office:value="243.37" calcext:value-type="float">
            <text:p>243.37</text:p>
          </table:table-cell>
        </table:table-row>
        <table:table-row table:style-name="ro1">
          <table:table-cell office:value-type="float" office:value="572.203" calcext:value-type="float">
            <text:p>572.203</text:p>
          </table:table-cell>
          <table:table-cell office:value-type="float" office:value="242.175" calcext:value-type="float">
            <text:p>242.175</text:p>
          </table:table-cell>
        </table:table-row>
        <table:table-row table:style-name="ro1">
          <table:table-cell office:value-type="float" office:value="573.206" calcext:value-type="float">
            <text:p>573.206</text:p>
          </table:table-cell>
          <table:table-cell office:value-type="float" office:value="242.188" calcext:value-type="float">
            <text:p>242.188</text:p>
          </table:table-cell>
        </table:table-row>
        <table:table-row table:style-name="ro1">
          <table:table-cell office:value-type="float" office:value="574.198" calcext:value-type="float">
            <text:p>574.198</text:p>
          </table:table-cell>
          <table:table-cell office:value-type="float" office:value="242.255" calcext:value-type="float">
            <text:p>242.255</text:p>
          </table:table-cell>
        </table:table-row>
        <table:table-row table:style-name="ro1">
          <table:table-cell office:value-type="float" office:value="575.24" calcext:value-type="float">
            <text:p>575.24</text:p>
          </table:table-cell>
          <table:table-cell office:value-type="float" office:value="242.328" calcext:value-type="float">
            <text:p>242.328</text:p>
          </table:table-cell>
        </table:table-row>
        <table:table-row table:style-name="ro1">
          <table:table-cell office:value-type="float" office:value="576.225" calcext:value-type="float">
            <text:p>576.225</text:p>
          </table:table-cell>
          <table:table-cell office:value-type="float" office:value="242.352" calcext:value-type="float">
            <text:p>242.352</text:p>
          </table:table-cell>
        </table:table-row>
        <table:table-row table:style-name="ro1">
          <table:table-cell office:value-type="float" office:value="577.285" calcext:value-type="float">
            <text:p>577.285</text:p>
          </table:table-cell>
          <table:table-cell office:value-type="float" office:value="242.377" calcext:value-type="float">
            <text:p>242.377</text:p>
          </table:table-cell>
        </table:table-row>
        <table:table-row table:style-name="ro1">
          <table:table-cell office:value-type="float" office:value="578.273" calcext:value-type="float">
            <text:p>578.273</text:p>
          </table:table-cell>
          <table:table-cell office:value-type="float" office:value="242.358" calcext:value-type="float">
            <text:p>242.358</text:p>
          </table:table-cell>
        </table:table-row>
        <table:table-row table:style-name="ro1">
          <table:table-cell office:value-type="float" office:value="579.291" calcext:value-type="float">
            <text:p>579.291</text:p>
          </table:table-cell>
          <table:table-cell office:value-type="float" office:value="242.358" calcext:value-type="float">
            <text:p>242.358</text:p>
          </table:table-cell>
        </table:table-row>
        <table:table-row table:style-name="ro1">
          <table:table-cell office:value-type="float" office:value="580.345" calcext:value-type="float">
            <text:p>580.345</text:p>
          </table:table-cell>
          <table:table-cell office:value-type="float" office:value="242.37" calcext:value-type="float">
            <text:p>242.37</text:p>
          </table:table-cell>
        </table:table-row>
        <table:table-row table:style-name="ro1">
          <table:table-cell office:value-type="float" office:value="581.358" calcext:value-type="float">
            <text:p>581.358</text:p>
          </table:table-cell>
          <table:table-cell office:value-type="float" office:value="242.352" calcext:value-type="float">
            <text:p>242.352</text:p>
          </table:table-cell>
        </table:table-row>
        <table:table-row table:style-name="ro1">
          <table:table-cell office:value-type="float" office:value="582.361" calcext:value-type="float">
            <text:p>582.361</text:p>
          </table:table-cell>
          <table:table-cell office:value-type="float" office:value="243.543" calcext:value-type="float">
            <text:p>243.543</text:p>
          </table:table-cell>
        </table:table-row>
        <table:table-row table:style-name="ro1">
          <table:table-cell office:value-type="float" office:value="583.382" calcext:value-type="float">
            <text:p>583.382</text:p>
          </table:table-cell>
          <table:table-cell office:value-type="float" office:value="242.53" calcext:value-type="float">
            <text:p>242.53</text:p>
          </table:table-cell>
        </table:table-row>
        <table:table-row table:style-name="ro1">
          <table:table-cell office:value-type="float" office:value="584.39" calcext:value-type="float">
            <text:p>584.39</text:p>
          </table:table-cell>
          <table:table-cell office:value-type="float" office:value="244.395" calcext:value-type="float">
            <text:p>244.395</text:p>
          </table:table-cell>
        </table:table-row>
        <table:table-row table:style-name="ro1">
          <table:table-cell office:value-type="float" office:value="585.377" calcext:value-type="float">
            <text:p>585.377</text:p>
          </table:table-cell>
          <table:table-cell office:value-type="float" office:value="243.248" calcext:value-type="float">
            <text:p>243.248</text:p>
          </table:table-cell>
        </table:table-row>
        <table:table-row table:style-name="ro1">
          <table:table-cell office:value-type="float" office:value="586.371" calcext:value-type="float">
            <text:p>586.371</text:p>
          </table:table-cell>
          <table:table-cell office:value-type="float" office:value="242.252" calcext:value-type="float">
            <text:p>242.252</text:p>
          </table:table-cell>
        </table:table-row>
        <table:table-row table:style-name="ro1">
          <table:table-cell office:value-type="float" office:value="587.414" calcext:value-type="float">
            <text:p>587.414</text:p>
          </table:table-cell>
          <table:table-cell office:value-type="float" office:value="242.597" calcext:value-type="float">
            <text:p>242.597</text:p>
          </table:table-cell>
        </table:table-row>
        <table:table-row table:style-name="ro1">
          <table:table-cell office:value-type="float" office:value="588.44" calcext:value-type="float">
            <text:p>588.44</text:p>
          </table:table-cell>
          <table:table-cell office:value-type="float" office:value="242.488" calcext:value-type="float">
            <text:p>242.488</text:p>
          </table:table-cell>
        </table:table-row>
        <table:table-row table:style-name="ro1">
          <table:table-cell office:value-type="float" office:value="589.451" calcext:value-type="float">
            <text:p>589.451</text:p>
          </table:table-cell>
          <table:table-cell office:value-type="float" office:value="242.513" calcext:value-type="float">
            <text:p>242.513</text:p>
          </table:table-cell>
        </table:table-row>
        <table:table-row table:style-name="ro1">
          <table:table-cell office:value-type="float" office:value="590.414" calcext:value-type="float">
            <text:p>590.414</text:p>
          </table:table-cell>
          <table:table-cell office:value-type="float" office:value="243.053" calcext:value-type="float">
            <text:p>243.053</text:p>
          </table:table-cell>
        </table:table-row>
        <table:table-row table:style-name="ro1">
          <table:table-cell office:value-type="float" office:value="591.462" calcext:value-type="float">
            <text:p>591.462</text:p>
          </table:table-cell>
          <table:table-cell office:value-type="float" office:value="242.768" calcext:value-type="float">
            <text:p>242.768</text:p>
          </table:table-cell>
        </table:table-row>
        <table:table-row table:style-name="ro1">
          <table:table-cell office:value-type="float" office:value="592.485" calcext:value-type="float">
            <text:p>592.485</text:p>
          </table:table-cell>
          <table:table-cell office:value-type="float" office:value="242.692" calcext:value-type="float">
            <text:p>242.692</text:p>
          </table:table-cell>
        </table:table-row>
        <table:table-row table:style-name="ro1">
          <table:table-cell office:value-type="float" office:value="593.5" calcext:value-type="float">
            <text:p>593.5</text:p>
          </table:table-cell>
          <table:table-cell office:value-type="float" office:value="242.525" calcext:value-type="float">
            <text:p>242.525</text:p>
          </table:table-cell>
        </table:table-row>
        <table:table-row table:style-name="ro1">
          <table:table-cell office:value-type="float" office:value="594.509" calcext:value-type="float">
            <text:p>594.509</text:p>
          </table:table-cell>
          <table:table-cell office:value-type="float" office:value="242.475" calcext:value-type="float">
            <text:p>242.475</text:p>
          </table:table-cell>
        </table:table-row>
        <table:table-row table:style-name="ro1">
          <table:table-cell office:value-type="float" office:value="595.516" calcext:value-type="float">
            <text:p>595.516</text:p>
          </table:table-cell>
          <table:table-cell office:value-type="float" office:value="242.393" calcext:value-type="float">
            <text:p>242.393</text:p>
          </table:table-cell>
        </table:table-row>
        <table:table-row table:style-name="ro1">
          <table:table-cell office:value-type="float" office:value="596.545" calcext:value-type="float">
            <text:p>596.545</text:p>
          </table:table-cell>
          <table:table-cell office:value-type="float" office:value="242.405" calcext:value-type="float">
            <text:p>242.405</text:p>
          </table:table-cell>
        </table:table-row>
        <table:table-row table:style-name="ro1">
          <table:table-cell office:value-type="float" office:value="597.606" calcext:value-type="float">
            <text:p>597.606</text:p>
          </table:table-cell>
          <table:table-cell office:value-type="float" office:value="242.373" calcext:value-type="float">
            <text:p>242.373</text:p>
          </table:table-cell>
        </table:table-row>
        <table:table-row table:style-name="ro1">
          <table:table-cell office:value-type="float" office:value="598.566" calcext:value-type="float">
            <text:p>598.566</text:p>
          </table:table-cell>
          <table:table-cell office:value-type="float" office:value="242.24" calcext:value-type="float">
            <text:p>242.24</text:p>
          </table:table-cell>
        </table:table-row>
        <table:table-row table:style-name="ro1">
          <table:table-cell office:value-type="float" office:value="599.56" calcext:value-type="float">
            <text:p>599.56</text:p>
          </table:table-cell>
          <table:table-cell office:value-type="float" office:value="242.233" calcext:value-type="float">
            <text:p>242.233</text:p>
          </table:table-cell>
        </table:table-row>
        <table:table-row table:style-name="ro1">
          <table:table-cell office:value-type="float" office:value="600.565" calcext:value-type="float">
            <text:p>600.565</text:p>
          </table:table-cell>
          <table:table-cell office:value-type="float" office:value="242.235" calcext:value-type="float">
            <text:p>242.235</text:p>
          </table:table-cell>
        </table:table-row>
        <table:table-row table:style-name="ro1">
          <table:table-cell office:value-type="float" office:value="601.571" calcext:value-type="float">
            <text:p>601.571</text:p>
          </table:table-cell>
          <table:table-cell office:value-type="float" office:value="242.243" calcext:value-type="float">
            <text:p>242.243</text:p>
          </table:table-cell>
        </table:table-row>
        <table:table-row table:style-name="ro1">
          <table:table-cell office:value-type="float" office:value="602.575" calcext:value-type="float">
            <text:p>602.575</text:p>
          </table:table-cell>
          <table:table-cell office:value-type="float" office:value="242.412" calcext:value-type="float">
            <text:p>242.412</text:p>
          </table:table-cell>
        </table:table-row>
        <table:table-row table:style-name="ro1">
          <table:table-cell office:value-type="float" office:value="603.583" calcext:value-type="float">
            <text:p>603.583</text:p>
          </table:table-cell>
          <table:table-cell office:value-type="float" office:value="242.435" calcext:value-type="float">
            <text:p>242.435</text:p>
          </table:table-cell>
        </table:table-row>
        <table:table-row table:style-name="ro1">
          <table:table-cell office:value-type="float" office:value="604.585" calcext:value-type="float">
            <text:p>604.585</text:p>
          </table:table-cell>
          <table:table-cell office:value-type="float" office:value="242.435" calcext:value-type="float">
            <text:p>242.435</text:p>
          </table:table-cell>
        </table:table-row>
        <table:table-row table:style-name="ro1">
          <table:table-cell office:value-type="float" office:value="605.571" calcext:value-type="float">
            <text:p>605.571</text:p>
          </table:table-cell>
          <table:table-cell office:value-type="float" office:value="242.418" calcext:value-type="float">
            <text:p>242.418</text:p>
          </table:table-cell>
        </table:table-row>
        <table:table-row table:style-name="ro1">
          <table:table-cell office:value-type="float" office:value="606.604" calcext:value-type="float">
            <text:p>606.604</text:p>
          </table:table-cell>
          <table:table-cell office:value-type="float" office:value="242.41" calcext:value-type="float">
            <text:p>242.41</text:p>
          </table:table-cell>
        </table:table-row>
        <table:table-row table:style-name="ro1">
          <table:table-cell office:value-type="float" office:value="607.605" calcext:value-type="float">
            <text:p>607.605</text:p>
          </table:table-cell>
          <table:table-cell office:value-type="float" office:value="242.435" calcext:value-type="float">
            <text:p>242.435</text:p>
          </table:table-cell>
        </table:table-row>
        <table:table-row table:style-name="ro1">
          <table:table-cell office:value-type="float" office:value="608.605" calcext:value-type="float">
            <text:p>608.605</text:p>
          </table:table-cell>
          <table:table-cell office:value-type="float" office:value="242.44" calcext:value-type="float">
            <text:p>242.44</text:p>
          </table:table-cell>
        </table:table-row>
        <table:table-row table:style-name="ro1">
          <table:table-cell office:value-type="float" office:value="609.636" calcext:value-type="float">
            <text:p>609.636</text:p>
          </table:table-cell>
          <table:table-cell office:value-type="float" office:value="242.433" calcext:value-type="float">
            <text:p>242.433</text:p>
          </table:table-cell>
        </table:table-row>
        <table:table-row table:style-name="ro1">
          <table:table-cell office:value-type="float" office:value="610.688" calcext:value-type="float">
            <text:p>610.688</text:p>
          </table:table-cell>
          <table:table-cell office:value-type="float" office:value="242.438" calcext:value-type="float">
            <text:p>242.438</text:p>
          </table:table-cell>
        </table:table-row>
        <table:table-row table:style-name="ro1">
          <table:table-cell office:value-type="float" office:value="611.669" calcext:value-type="float">
            <text:p>611.669</text:p>
          </table:table-cell>
          <table:table-cell office:value-type="float" office:value="242.44" calcext:value-type="float">
            <text:p>242.44</text:p>
          </table:table-cell>
        </table:table-row>
        <table:table-row table:style-name="ro1">
          <table:table-cell office:value-type="float" office:value="612.687" calcext:value-type="float">
            <text:p>612.687</text:p>
          </table:table-cell>
          <table:table-cell office:value-type="float" office:value="242.428" calcext:value-type="float">
            <text:p>242.428</text:p>
          </table:table-cell>
        </table:table-row>
        <table:table-row table:style-name="ro1">
          <table:table-cell office:value-type="float" office:value="613.728" calcext:value-type="float">
            <text:p>613.728</text:p>
          </table:table-cell>
          <table:table-cell office:value-type="float" office:value="242.55" calcext:value-type="float">
            <text:p>242.55</text:p>
          </table:table-cell>
        </table:table-row>
        <table:table-row table:style-name="ro1">
          <table:table-cell office:value-type="float" office:value="614.733" calcext:value-type="float">
            <text:p>614.733</text:p>
          </table:table-cell>
          <table:table-cell office:value-type="float" office:value="242.415" calcext:value-type="float">
            <text:p>242.415</text:p>
          </table:table-cell>
        </table:table-row>
        <table:table-row table:style-name="ro1">
          <table:table-cell office:value-type="float" office:value="615.776" calcext:value-type="float">
            <text:p>615.776</text:p>
          </table:table-cell>
          <table:table-cell office:value-type="float" office:value="242.565" calcext:value-type="float">
            <text:p>242.565</text:p>
          </table:table-cell>
        </table:table-row>
        <table:table-row table:style-name="ro1">
          <table:table-cell office:value-type="float" office:value="616.771" calcext:value-type="float">
            <text:p>616.771</text:p>
          </table:table-cell>
          <table:table-cell office:value-type="float" office:value="242.418" calcext:value-type="float">
            <text:p>242.418</text:p>
          </table:table-cell>
        </table:table-row>
        <table:table-row table:style-name="ro1">
          <table:table-cell office:value-type="float" office:value="617.809" calcext:value-type="float">
            <text:p>617.809</text:p>
          </table:table-cell>
          <table:table-cell office:value-type="float" office:value="242.41" calcext:value-type="float">
            <text:p>242.41</text:p>
          </table:table-cell>
        </table:table-row>
        <table:table-row table:style-name="ro1">
          <table:table-cell office:value-type="float" office:value="618.799" calcext:value-type="float">
            <text:p>618.799</text:p>
          </table:table-cell>
          <table:table-cell office:value-type="float" office:value="242.583" calcext:value-type="float">
            <text:p>242.583</text:p>
          </table:table-cell>
        </table:table-row>
        <table:table-row table:style-name="ro1">
          <table:table-cell office:value-type="float" office:value="619.829" calcext:value-type="float">
            <text:p>619.829</text:p>
          </table:table-cell>
          <table:table-cell office:value-type="float" office:value="242.67" calcext:value-type="float">
            <text:p>242.67</text:p>
          </table:table-cell>
        </table:table-row>
        <table:table-row table:style-name="ro1">
          <table:table-cell office:value-type="float" office:value="620.875" calcext:value-type="float">
            <text:p>620.875</text:p>
          </table:table-cell>
          <table:table-cell office:value-type="float" office:value="242.425" calcext:value-type="float">
            <text:p>242.425</text:p>
          </table:table-cell>
        </table:table-row>
        <table:table-row table:style-name="ro1">
          <table:table-cell office:value-type="float" office:value="621.863" calcext:value-type="float">
            <text:p>621.863</text:p>
          </table:table-cell>
          <table:table-cell office:value-type="float" office:value="242.428" calcext:value-type="float">
            <text:p>242.428</text:p>
          </table:table-cell>
        </table:table-row>
        <table:table-row table:style-name="ro1">
          <table:table-cell office:value-type="float" office:value="622.875" calcext:value-type="float">
            <text:p>622.875</text:p>
          </table:table-cell>
          <table:table-cell office:value-type="float" office:value="242.425" calcext:value-type="float">
            <text:p>242.425</text:p>
          </table:table-cell>
        </table:table-row>
        <table:table-row table:style-name="ro1">
          <table:table-cell office:value-type="float" office:value="623.864" calcext:value-type="float">
            <text:p>623.864</text:p>
          </table:table-cell>
          <table:table-cell office:value-type="float" office:value="242.428" calcext:value-type="float">
            <text:p>242.428</text:p>
          </table:table-cell>
        </table:table-row>
        <table:table-row table:style-name="ro1">
          <table:table-cell office:value-type="float" office:value="624.85" calcext:value-type="float">
            <text:p>624.85</text:p>
          </table:table-cell>
          <table:table-cell office:value-type="float" office:value="242.428" calcext:value-type="float">
            <text:p>242.428</text:p>
          </table:table-cell>
        </table:table-row>
        <table:table-row table:style-name="ro1">
          <table:table-cell office:value-type="float" office:value="625.864" calcext:value-type="float">
            <text:p>625.864</text:p>
          </table:table-cell>
          <table:table-cell office:value-type="float" office:value="242.42" calcext:value-type="float">
            <text:p>242.42</text:p>
          </table:table-cell>
        </table:table-row>
        <table:table-row table:style-name="ro1">
          <table:table-cell office:value-type="float" office:value="626.868" calcext:value-type="float">
            <text:p>626.868</text:p>
          </table:table-cell>
          <table:table-cell office:value-type="float" office:value="242.428" calcext:value-type="float">
            <text:p>242.428</text:p>
          </table:table-cell>
        </table:table-row>
        <table:table-row table:style-name="ro1">
          <table:table-cell office:value-type="float" office:value="627.933" calcext:value-type="float">
            <text:p>627.933</text:p>
          </table:table-cell>
          <table:table-cell office:value-type="float" office:value="242.43" calcext:value-type="float">
            <text:p>242.43</text:p>
          </table:table-cell>
        </table:table-row>
        <table:table-row table:style-name="ro1">
          <table:table-cell office:value-type="float" office:value="628.96" calcext:value-type="float">
            <text:p>628.96</text:p>
          </table:table-cell>
          <table:table-cell office:value-type="float" office:value="242.43" calcext:value-type="float">
            <text:p>242.43</text:p>
          </table:table-cell>
        </table:table-row>
        <table:table-row table:style-name="ro1">
          <table:table-cell office:value-type="float" office:value="629.968" calcext:value-type="float">
            <text:p>629.968</text:p>
          </table:table-cell>
          <table:table-cell office:value-type="float" office:value="242.43" calcext:value-type="float">
            <text:p>242.43</text:p>
          </table:table-cell>
        </table:table-row>
        <table:table-row table:style-name="ro1">
          <table:table-cell office:value-type="float" office:value="630.969" calcext:value-type="float">
            <text:p>630.969</text:p>
          </table:table-cell>
          <table:table-cell office:value-type="float" office:value="242.43" calcext:value-type="float">
            <text:p>242.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42.43" calcext:value-type="float">
            <text:p>242.43</text:p>
          </table:table-cell>
        </table:table-row>
        <table:table-row table:style-name="ro1">
          <table:table-cell office:value-type="float" office:value="633.027" calcext:value-type="float">
            <text:p>633.027</text:p>
          </table:table-cell>
          <table:table-cell office:value-type="float" office:value="242.428" calcext:value-type="float">
            <text:p>242.428</text:p>
          </table:table-cell>
        </table:table-row>
        <table:table-row table:style-name="ro1">
          <table:table-cell office:value-type="float" office:value="634.062" calcext:value-type="float">
            <text:p>634.062</text:p>
          </table:table-cell>
          <table:table-cell office:value-type="float" office:value="242.428" calcext:value-type="float">
            <text:p>242.428</text:p>
          </table:table-cell>
        </table:table-row>
        <table:table-row table:style-name="ro1">
          <table:table-cell office:value-type="float" office:value="635.058" calcext:value-type="float">
            <text:p>635.058</text:p>
          </table:table-cell>
          <table:table-cell office:value-type="float" office:value="242.43" calcext:value-type="float">
            <text:p>242.43</text:p>
          </table:table-cell>
        </table:table-row>
        <table:table-row table:style-name="ro1">
          <table:table-cell office:value-type="float" office:value="636.096" calcext:value-type="float">
            <text:p>636.096</text:p>
          </table:table-cell>
          <table:table-cell office:value-type="float" office:value="242.532" calcext:value-type="float">
            <text:p>242.532</text:p>
          </table:table-cell>
        </table:table-row>
        <table:table-row table:style-name="ro1">
          <table:table-cell office:value-type="float" office:value="637.11" calcext:value-type="float">
            <text:p>637.11</text:p>
          </table:table-cell>
          <table:table-cell office:value-type="float" office:value="242.588" calcext:value-type="float">
            <text:p>242.588</text:p>
          </table:table-cell>
        </table:table-row>
        <table:table-row table:style-name="ro1">
          <table:table-cell office:value-type="float" office:value="638.123" calcext:value-type="float">
            <text:p>638.123</text:p>
          </table:table-cell>
          <table:table-cell office:value-type="float" office:value="242.695" calcext:value-type="float">
            <text:p>242.695</text:p>
          </table:table-cell>
        </table:table-row>
        <table:table-row table:style-name="ro1">
          <table:table-cell office:value-type="float" office:value="639.178" calcext:value-type="float">
            <text:p>639.178</text:p>
          </table:table-cell>
          <table:table-cell office:value-type="float" office:value="242.695" calcext:value-type="float">
            <text:p>242.695</text:p>
          </table:table-cell>
        </table:table-row>
        <table:table-row table:style-name="ro1">
          <table:table-cell office:value-type="float" office:value="640.216" calcext:value-type="float">
            <text:p>640.216</text:p>
          </table:table-cell>
          <table:table-cell office:value-type="float" office:value="242.703" calcext:value-type="float">
            <text:p>242.703</text:p>
          </table:table-cell>
        </table:table-row>
        <table:table-row table:style-name="ro1">
          <table:table-cell office:value-type="float" office:value="641.213" calcext:value-type="float">
            <text:p>641.213</text:p>
          </table:table-cell>
          <table:table-cell office:value-type="float" office:value="242.743" calcext:value-type="float">
            <text:p>242.743</text:p>
          </table:table-cell>
        </table:table-row>
        <table:table-row table:style-name="ro1">
          <table:table-cell office:value-type="float" office:value="642.221" calcext:value-type="float">
            <text:p>642.221</text:p>
          </table:table-cell>
          <table:table-cell office:value-type="float" office:value="242.77" calcext:value-type="float">
            <text:p>242.77</text:p>
          </table:table-cell>
        </table:table-row>
        <table:table-row table:style-name="ro1">
          <table:table-cell office:value-type="float" office:value="643.253" calcext:value-type="float">
            <text:p>643.253</text:p>
          </table:table-cell>
          <table:table-cell office:value-type="float" office:value="242.79" calcext:value-type="float">
            <text:p>242.79</text:p>
          </table:table-cell>
        </table:table-row>
        <table:table-row table:style-name="ro1">
          <table:table-cell office:value-type="float" office:value="644.245" calcext:value-type="float">
            <text:p>644.245</text:p>
          </table:table-cell>
          <table:table-cell office:value-type="float" office:value="242.847" calcext:value-type="float">
            <text:p>242.847</text:p>
          </table:table-cell>
        </table:table-row>
        <table:table-row table:style-name="ro1">
          <table:table-cell office:value-type="float" office:value="645.29" calcext:value-type="float">
            <text:p>645.29</text:p>
          </table:table-cell>
          <table:table-cell office:value-type="float" office:value="242.96" calcext:value-type="float">
            <text:p>242.96</text:p>
          </table:table-cell>
        </table:table-row>
        <table:table-row table:style-name="ro1">
          <table:table-cell office:value-type="float" office:value="646.279" calcext:value-type="float">
            <text:p>646.279</text:p>
          </table:table-cell>
          <table:table-cell office:value-type="float" office:value="243.013" calcext:value-type="float">
            <text:p>243.013</text:p>
          </table:table-cell>
        </table:table-row>
        <table:table-row table:style-name="ro1">
          <table:table-cell office:value-type="float" office:value="647.313" calcext:value-type="float">
            <text:p>647.313</text:p>
          </table:table-cell>
          <table:table-cell office:value-type="float" office:value="243.415" calcext:value-type="float">
            <text:p>243.415</text:p>
          </table:table-cell>
        </table:table-row>
        <table:table-row table:style-name="ro1">
          <table:table-cell office:value-type="float" office:value="648.371" calcext:value-type="float">
            <text:p>648.371</text:p>
          </table:table-cell>
          <table:table-cell office:value-type="float" office:value="244.208" calcext:value-type="float">
            <text:p>244.208</text:p>
          </table:table-cell>
        </table:table-row>
        <table:table-row table:style-name="ro1">
          <table:table-cell office:value-type="float" office:value="649.373" calcext:value-type="float">
            <text:p>649.373</text:p>
          </table:table-cell>
          <table:table-cell office:value-type="float" office:value="245.597" calcext:value-type="float">
            <text:p>245.597</text:p>
          </table:table-cell>
        </table:table-row>
        <table:table-row table:style-name="ro1">
          <table:table-cell office:value-type="float" office:value="650.356" calcext:value-type="float">
            <text:p>650.356</text:p>
          </table:table-cell>
          <table:table-cell office:value-type="float" office:value="245.983" calcext:value-type="float">
            <text:p>245.983</text:p>
          </table:table-cell>
        </table:table-row>
        <table:table-row table:style-name="ro1">
          <table:table-cell office:value-type="float" office:value="651.815" calcext:value-type="float">
            <text:p>651.815</text:p>
          </table:table-cell>
          <table:table-cell office:value-type="float" office:value="246.118" calcext:value-type="float">
            <text:p>246.118</text:p>
          </table:table-cell>
        </table:table-row>
        <table:table-row table:style-name="ro1">
          <table:table-cell office:value-type="float" office:value="652.366" calcext:value-type="float">
            <text:p>652.366</text:p>
          </table:table-cell>
          <table:table-cell office:value-type="float" office:value="246.243" calcext:value-type="float">
            <text:p>246.243</text:p>
          </table:table-cell>
        </table:table-row>
        <table:table-row table:style-name="ro1">
          <table:table-cell office:value-type="float" office:value="653.375" calcext:value-type="float">
            <text:p>653.375</text:p>
          </table:table-cell>
          <table:table-cell office:value-type="float" office:value="246.298" calcext:value-type="float">
            <text:p>246.298</text:p>
          </table:table-cell>
        </table:table-row>
        <table:table-row table:style-name="ro1">
          <table:table-cell office:value-type="float" office:value="654.374" calcext:value-type="float">
            <text:p>654.374</text:p>
          </table:table-cell>
          <table:table-cell office:value-type="float" office:value="246.305" calcext:value-type="float">
            <text:p>246.305</text:p>
          </table:table-cell>
        </table:table-row>
        <table:table-row table:style-name="ro1">
          <table:table-cell office:value-type="float" office:value="655.358" calcext:value-type="float">
            <text:p>655.358</text:p>
          </table:table-cell>
          <table:table-cell office:value-type="float" office:value="246.345" calcext:value-type="float">
            <text:p>246.345</text:p>
          </table:table-cell>
        </table:table-row>
        <table:table-row table:style-name="ro1">
          <table:table-cell office:value-type="float" office:value="656.377" calcext:value-type="float">
            <text:p>656.377</text:p>
          </table:table-cell>
          <table:table-cell office:value-type="float" office:value="246.395" calcext:value-type="float">
            <text:p>246.395</text:p>
          </table:table-cell>
        </table:table-row>
        <table:table-row table:style-name="ro1">
          <table:table-cell office:value-type="float" office:value="657.378" calcext:value-type="float">
            <text:p>657.378</text:p>
          </table:table-cell>
          <table:table-cell office:value-type="float" office:value="246.573" calcext:value-type="float">
            <text:p>246.573</text:p>
          </table:table-cell>
        </table:table-row>
        <table:table-row table:style-name="ro1">
          <table:table-cell office:value-type="float" office:value="658.351" calcext:value-type="float">
            <text:p>658.351</text:p>
          </table:table-cell>
          <table:table-cell office:value-type="float" office:value="246.597" calcext:value-type="float">
            <text:p>246.597</text:p>
          </table:table-cell>
        </table:table-row>
        <table:table-row table:style-name="ro1">
          <table:table-cell office:value-type="float" office:value="659.387" calcext:value-type="float">
            <text:p>659.387</text:p>
          </table:table-cell>
          <table:table-cell office:value-type="float" office:value="246.615" calcext:value-type="float">
            <text:p>246.615</text:p>
          </table:table-cell>
        </table:table-row>
        <table:table-row table:style-name="ro1">
          <table:table-cell office:value-type="float" office:value="660.418" calcext:value-type="float">
            <text:p>660.418</text:p>
          </table:table-cell>
          <table:table-cell office:value-type="float" office:value="246.66" calcext:value-type="float">
            <text:p>246.66</text:p>
          </table:table-cell>
        </table:table-row>
        <table:table-row table:style-name="ro1">
          <table:table-cell office:value-type="float" office:value="661.414" calcext:value-type="float">
            <text:p>661.414</text:p>
          </table:table-cell>
          <table:table-cell office:value-type="float" office:value="246.662" calcext:value-type="float">
            <text:p>246.662</text:p>
          </table:table-cell>
        </table:table-row>
        <table:table-row table:style-name="ro1">
          <table:table-cell office:value-type="float" office:value="662.424" calcext:value-type="float">
            <text:p>662.424</text:p>
          </table:table-cell>
          <table:table-cell office:value-type="float" office:value="246.72" calcext:value-type="float">
            <text:p>246.72</text:p>
          </table:table-cell>
        </table:table-row>
        <table:table-row table:style-name="ro1">
          <table:table-cell office:value-type="float" office:value="663.461" calcext:value-type="float">
            <text:p>663.461</text:p>
          </table:table-cell>
          <table:table-cell office:value-type="float" office:value="246.757" calcext:value-type="float">
            <text:p>246.757</text:p>
          </table:table-cell>
        </table:table-row>
        <table:table-row table:style-name="ro1">
          <table:table-cell office:value-type="float" office:value="664.463" calcext:value-type="float">
            <text:p>664.463</text:p>
          </table:table-cell>
          <table:table-cell office:value-type="float" office:value="246.763" calcext:value-type="float">
            <text:p>246.763</text:p>
          </table:table-cell>
        </table:table-row>
        <table:table-row table:style-name="ro1">
          <table:table-cell office:value-type="float" office:value="665.469" calcext:value-type="float">
            <text:p>665.469</text:p>
          </table:table-cell>
          <table:table-cell office:value-type="float" office:value="246.79" calcext:value-type="float">
            <text:p>246.79</text:p>
          </table:table-cell>
        </table:table-row>
        <table:table-row table:style-name="ro1">
          <table:table-cell office:value-type="float" office:value="666.463" calcext:value-type="float">
            <text:p>666.463</text:p>
          </table:table-cell>
          <table:table-cell office:value-type="float" office:value="246.833" calcext:value-type="float">
            <text:p>246.833</text:p>
          </table:table-cell>
        </table:table-row>
        <table:table-row table:style-name="ro1">
          <table:table-cell office:value-type="float" office:value="667.473" calcext:value-type="float">
            <text:p>667.473</text:p>
          </table:table-cell>
          <table:table-cell office:value-type="float" office:value="246.868" calcext:value-type="float">
            <text:p>246.868</text:p>
          </table:table-cell>
        </table:table-row>
        <table:table-row table:style-name="ro1">
          <table:table-cell office:value-type="float" office:value="668.469" calcext:value-type="float">
            <text:p>668.469</text:p>
          </table:table-cell>
          <table:table-cell office:value-type="float" office:value="246.935" calcext:value-type="float">
            <text:p>246.935</text:p>
          </table:table-cell>
        </table:table-row>
        <table:table-row table:style-name="ro1">
          <table:table-cell office:value-type="float" office:value="669.455" calcext:value-type="float">
            <text:p>669.455</text:p>
          </table:table-cell>
          <table:table-cell office:value-type="float" office:value="246.953" calcext:value-type="float">
            <text:p>246.953</text:p>
          </table:table-cell>
        </table:table-row>
        <table:table-row table:style-name="ro1">
          <table:table-cell office:value-type="float" office:value="670.466" calcext:value-type="float">
            <text:p>670.466</text:p>
          </table:table-cell>
          <table:table-cell office:value-type="float" office:value="246.955" calcext:value-type="float">
            <text:p>246.955</text:p>
          </table:table-cell>
        </table:table-row>
        <table:table-row table:style-name="ro1">
          <table:table-cell office:value-type="float" office:value="671.464" calcext:value-type="float">
            <text:p>671.464</text:p>
          </table:table-cell>
          <table:table-cell office:value-type="float" office:value="247.007" calcext:value-type="float">
            <text:p>247.007</text:p>
          </table:table-cell>
        </table:table-row>
        <table:table-row table:style-name="ro1">
          <table:table-cell office:value-type="float" office:value="672.465" calcext:value-type="float">
            <text:p>672.465</text:p>
          </table:table-cell>
          <table:table-cell office:value-type="float" office:value="247.005" calcext:value-type="float">
            <text:p>247.005</text:p>
          </table:table-cell>
        </table:table-row>
        <table:table-row table:style-name="ro1">
          <table:table-cell office:value-type="float" office:value="673.462" calcext:value-type="float">
            <text:p>673.462</text:p>
          </table:table-cell>
          <table:table-cell office:value-type="float" office:value="247.045" calcext:value-type="float">
            <text:p>247.045</text:p>
          </table:table-cell>
        </table:table-row>
        <table:table-row table:style-name="ro1">
          <table:table-cell office:value-type="float" office:value="674.498" calcext:value-type="float">
            <text:p>674.498</text:p>
          </table:table-cell>
          <table:table-cell office:value-type="float" office:value="247.083" calcext:value-type="float">
            <text:p>247.083</text:p>
          </table:table-cell>
        </table:table-row>
        <table:table-row table:style-name="ro1">
          <table:table-cell office:value-type="float" office:value="675.497" calcext:value-type="float">
            <text:p>675.497</text:p>
          </table:table-cell>
          <table:table-cell office:value-type="float" office:value="247.088" calcext:value-type="float">
            <text:p>247.088</text:p>
          </table:table-cell>
        </table:table-row>
        <table:table-row table:style-name="ro1">
          <table:table-cell office:value-type="float" office:value="676.512" calcext:value-type="float">
            <text:p>676.512</text:p>
          </table:table-cell>
          <table:table-cell office:value-type="float" office:value="247.102" calcext:value-type="float">
            <text:p>247.102</text:p>
          </table:table-cell>
        </table:table-row>
        <table:table-row table:style-name="ro1">
          <table:table-cell office:value-type="float" office:value="677.49" calcext:value-type="float">
            <text:p>677.49</text:p>
          </table:table-cell>
          <table:table-cell office:value-type="float" office:value="247.192" calcext:value-type="float">
            <text:p>247.192</text:p>
          </table:table-cell>
        </table:table-row>
        <table:table-row table:style-name="ro1">
          <table:table-cell office:value-type="float" office:value="678.527" calcext:value-type="float">
            <text:p>678.527</text:p>
          </table:table-cell>
          <table:table-cell office:value-type="float" office:value="247.243" calcext:value-type="float">
            <text:p>247.243</text:p>
          </table:table-cell>
        </table:table-row>
        <table:table-row table:style-name="ro1">
          <table:table-cell office:value-type="float" office:value="679.526" calcext:value-type="float">
            <text:p>679.526</text:p>
          </table:table-cell>
          <table:table-cell office:value-type="float" office:value="247.268" calcext:value-type="float">
            <text:p>247.268</text:p>
          </table:table-cell>
        </table:table-row>
        <table:table-row table:style-name="ro1">
          <table:table-cell office:value-type="float" office:value="680.563" calcext:value-type="float">
            <text:p>680.563</text:p>
          </table:table-cell>
          <table:table-cell office:value-type="float" office:value="247.257" calcext:value-type="float">
            <text:p>247.257</text:p>
          </table:table-cell>
        </table:table-row>
        <table:table-row table:style-name="ro1">
          <table:table-cell office:value-type="float" office:value="681.593" calcext:value-type="float">
            <text:p>681.593</text:p>
          </table:table-cell>
          <table:table-cell office:value-type="float" office:value="247.29" calcext:value-type="float">
            <text:p>247.29</text:p>
          </table:table-cell>
        </table:table-row>
        <table:table-row table:style-name="ro1">
          <table:table-cell office:value-type="float" office:value="682.595" calcext:value-type="float">
            <text:p>682.595</text:p>
          </table:table-cell>
          <table:table-cell office:value-type="float" office:value="247.335" calcext:value-type="float">
            <text:p>247.335</text:p>
          </table:table-cell>
        </table:table-row>
        <table:table-row table:style-name="ro1">
          <table:table-cell office:value-type="float" office:value="683.606" calcext:value-type="float">
            <text:p>683.606</text:p>
          </table:table-cell>
          <table:table-cell office:value-type="float" office:value="247.333" calcext:value-type="float">
            <text:p>247.333</text:p>
          </table:table-cell>
        </table:table-row>
        <table:table-row table:style-name="ro1">
          <table:table-cell office:value-type="float" office:value="684.626" calcext:value-type="float">
            <text:p>684.626</text:p>
          </table:table-cell>
          <table:table-cell office:value-type="float" office:value="247.335" calcext:value-type="float">
            <text:p>247.335</text:p>
          </table:table-cell>
        </table:table-row>
        <table:table-row table:style-name="ro1">
          <table:table-cell office:value-type="float" office:value="685.642" calcext:value-type="float">
            <text:p>685.642</text:p>
          </table:table-cell>
          <table:table-cell office:value-type="float" office:value="247.385" calcext:value-type="float">
            <text:p>247.385</text:p>
          </table:table-cell>
        </table:table-row>
        <table:table-row table:style-name="ro1">
          <table:table-cell office:value-type="float" office:value="686.643" calcext:value-type="float">
            <text:p>686.643</text:p>
          </table:table-cell>
          <table:table-cell office:value-type="float" office:value="247.42" calcext:value-type="float">
            <text:p>247.42</text:p>
          </table:table-cell>
        </table:table-row>
        <table:table-row table:style-name="ro1">
          <table:table-cell office:value-type="float" office:value="687.651" calcext:value-type="float">
            <text:p>687.651</text:p>
          </table:table-cell>
          <table:table-cell office:value-type="float" office:value="247.453" calcext:value-type="float">
            <text:p>247.453</text:p>
          </table:table-cell>
        </table:table-row>
        <table:table-row table:style-name="ro1">
          <table:table-cell office:value-type="float" office:value="688.681" calcext:value-type="float">
            <text:p>688.681</text:p>
          </table:table-cell>
          <table:table-cell office:value-type="float" office:value="247.55" calcext:value-type="float">
            <text:p>247.55</text:p>
          </table:table-cell>
        </table:table-row>
        <table:table-row table:style-name="ro1">
          <table:table-cell office:value-type="float" office:value="689.678" calcext:value-type="float">
            <text:p>689.678</text:p>
          </table:table-cell>
          <table:table-cell office:value-type="float" office:value="247.608" calcext:value-type="float">
            <text:p>247.608</text:p>
          </table:table-cell>
        </table:table-row>
        <table:table-row table:style-name="ro1">
          <table:table-cell office:value-type="float" office:value="690.685" calcext:value-type="float">
            <text:p>690.685</text:p>
          </table:table-cell>
          <table:table-cell office:value-type="float" office:value="247.662" calcext:value-type="float">
            <text:p>247.662</text:p>
          </table:table-cell>
        </table:table-row>
        <table:table-row table:style-name="ro1">
          <table:table-cell office:value-type="float" office:value="691.718" calcext:value-type="float">
            <text:p>691.718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692.716" calcext:value-type="float">
            <text:p>692.716</text:p>
          </table:table-cell>
          <table:table-cell office:value-type="float" office:value="247.725" calcext:value-type="float">
            <text:p>247.725</text:p>
          </table:table-cell>
        </table:table-row>
        <table:table-row table:style-name="ro1">
          <table:table-cell office:value-type="float" office:value="693.72" calcext:value-type="float">
            <text:p>693.72</text:p>
          </table:table-cell>
          <table:table-cell office:value-type="float" office:value="247.725" calcext:value-type="float">
            <text:p>247.725</text:p>
          </table:table-cell>
        </table:table-row>
        <table:table-row table:style-name="ro1">
          <table:table-cell office:value-type="float" office:value="694.732" calcext:value-type="float">
            <text:p>694.732</text:p>
          </table:table-cell>
          <table:table-cell office:value-type="float" office:value="247.72" calcext:value-type="float">
            <text:p>247.72</text:p>
          </table:table-cell>
        </table:table-row>
        <table:table-row table:style-name="ro1">
          <table:table-cell office:value-type="float" office:value="695.761" calcext:value-type="float">
            <text:p>695.761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696.816" calcext:value-type="float">
            <text:p>696.816</text:p>
          </table:table-cell>
          <table:table-cell office:value-type="float" office:value="247.72" calcext:value-type="float">
            <text:p>247.72</text:p>
          </table:table-cell>
        </table:table-row>
        <table:table-row table:style-name="ro1">
          <table:table-cell office:value-type="float" office:value="697.793" calcext:value-type="float">
            <text:p>697.793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698.844" calcext:value-type="float">
            <text:p>698.844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699.814" calcext:value-type="float">
            <text:p>699.814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700.837" calcext:value-type="float">
            <text:p>700.837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701.841" calcext:value-type="float">
            <text:p>701.841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702.882" calcext:value-type="float">
            <text:p>702.882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703.875" calcext:value-type="float">
            <text:p>703.875</text:p>
          </table:table-cell>
          <table:table-cell office:value-type="float" office:value="247.722" calcext:value-type="float">
            <text:p>247.722</text:p>
          </table:table-cell>
        </table:table-row>
        <table:table-row table:style-name="ro1">
          <table:table-cell office:value-type="float" office:value="704.878" calcext:value-type="float">
            <text:p>704.878</text:p>
          </table:table-cell>
          <table:table-cell office:value-type="float" office:value="247.782" calcext:value-type="float">
            <text:p>247.782</text:p>
          </table:table-cell>
        </table:table-row>
        <table:table-row table:style-name="ro1">
          <table:table-cell office:value-type="float" office:value="705.918" calcext:value-type="float">
            <text:p>705.918</text:p>
          </table:table-cell>
          <table:table-cell office:value-type="float" office:value="251.795" calcext:value-type="float">
            <text:p>251.795</text:p>
          </table:table-cell>
        </table:table-row>
        <table:table-row table:style-name="ro1">
          <table:table-cell office:value-type="float" office:value="706.971" calcext:value-type="float">
            <text:p>706.971</text:p>
          </table:table-cell>
          <table:table-cell office:value-type="float" office:value="252.483" calcext:value-type="float">
            <text:p>252.483</text:p>
          </table:table-cell>
        </table:table-row>
        <table:table-row table:style-name="ro1">
          <table:table-cell office:value-type="float" office:value="707.96" calcext:value-type="float">
            <text:p>707.96</text:p>
          </table:table-cell>
          <table:table-cell office:value-type="float" office:value="252.565" calcext:value-type="float">
            <text:p>252.565</text:p>
          </table:table-cell>
        </table:table-row>
        <table:table-row table:style-name="ro1">
          <table:table-cell office:value-type="float" office:value="708.965" calcext:value-type="float">
            <text:p>708.965</text:p>
          </table:table-cell>
          <table:table-cell office:value-type="float" office:value="252.53" calcext:value-type="float">
            <text:p>252.53</text:p>
          </table:table-cell>
        </table:table-row>
        <table:table-row table:style-name="ro1">
          <table:table-cell office:value-type="float" office:value="709.963" calcext:value-type="float">
            <text:p>709.963</text:p>
          </table:table-cell>
          <table:table-cell office:value-type="float" office:value="252.608" calcext:value-type="float">
            <text:p>252.6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52.727" calcext:value-type="float">
            <text:p>252.727</text:p>
          </table:table-cell>
        </table:table-row>
        <table:table-row table:style-name="ro1">
          <table:table-cell office:value-type="float" office:value="711.999" calcext:value-type="float">
            <text:p>711.999</text:p>
          </table:table-cell>
          <table:table-cell office:value-type="float" office:value="252.773" calcext:value-type="float">
            <text:p>252.773</text:p>
          </table:table-cell>
        </table:table-row>
        <table:table-row table:style-name="ro1">
          <table:table-cell office:value-type="float" office:value="712.997" calcext:value-type="float">
            <text:p>712.997</text:p>
          </table:table-cell>
          <table:table-cell office:value-type="float" office:value="252.775" calcext:value-type="float">
            <text:p>252.775</text:p>
          </table:table-cell>
        </table:table-row>
        <table:table-row table:style-name="ro1">
          <table:table-cell office:value-type="float" office:value="713.996" calcext:value-type="float">
            <text:p>713.996</text:p>
          </table:table-cell>
          <table:table-cell office:value-type="float" office:value="252.817" calcext:value-type="float">
            <text:p>252.817</text:p>
          </table:table-cell>
        </table:table-row>
        <table:table-row table:style-name="ro1">
          <table:table-cell office:value-type="float" office:value="714.997" calcext:value-type="float">
            <text:p>714.997</text:p>
          </table:table-cell>
          <table:table-cell office:value-type="float" office:value="252.898" calcext:value-type="float">
            <text:p>252.898</text:p>
          </table:table-cell>
        </table:table-row>
        <table:table-row table:style-name="ro1">
          <table:table-cell office:value-type="float" office:value="716.001" calcext:value-type="float">
            <text:p>716.001</text:p>
          </table:table-cell>
          <table:table-cell office:value-type="float" office:value="253.037" calcext:value-type="float">
            <text:p>253.037</text:p>
          </table:table-cell>
        </table:table-row>
        <table:table-row table:style-name="ro1">
          <table:table-cell office:value-type="float" office:value="717.037" calcext:value-type="float">
            <text:p>717.037</text:p>
          </table:table-cell>
          <table:table-cell office:value-type="float" office:value="253.075" calcext:value-type="float">
            <text:p>253.075</text:p>
          </table:table-cell>
        </table:table-row>
        <table:table-row table:style-name="ro1">
          <table:table-cell office:value-type="float" office:value="718.036" calcext:value-type="float">
            <text:p>718.036</text:p>
          </table:table-cell>
          <table:table-cell office:value-type="float" office:value="253.093" calcext:value-type="float">
            <text:p>253.093</text:p>
          </table:table-cell>
        </table:table-row>
        <table:table-row table:style-name="ro1">
          <table:table-cell office:value-type="float" office:value="719.08" calcext:value-type="float">
            <text:p>719.08</text:p>
          </table:table-cell>
          <table:table-cell office:value-type="float" office:value="253.105" calcext:value-type="float">
            <text:p>253.105</text:p>
          </table:table-cell>
        </table:table-row>
        <table:table-row table:style-name="ro1">
          <table:table-cell office:value-type="float" office:value="720.083" calcext:value-type="float">
            <text:p>720.083</text:p>
          </table:table-cell>
          <table:table-cell office:value-type="float" office:value="253.17" calcext:value-type="float">
            <text:p>253.17</text:p>
          </table:table-cell>
        </table:table-row>
        <table:table-row table:style-name="ro1">
          <table:table-cell office:value-type="float" office:value="721.086" calcext:value-type="float">
            <text:p>721.086</text:p>
          </table:table-cell>
          <table:table-cell office:value-type="float" office:value="253.17" calcext:value-type="float">
            <text:p>253.17</text:p>
          </table:table-cell>
        </table:table-row>
        <table:table-row table:style-name="ro1">
          <table:table-cell office:value-type="float" office:value="722.1" calcext:value-type="float">
            <text:p>722.1</text:p>
          </table:table-cell>
          <table:table-cell office:value-type="float" office:value="253.155" calcext:value-type="float">
            <text:p>253.155</text:p>
          </table:table-cell>
        </table:table-row>
        <table:table-row table:style-name="ro1">
          <table:table-cell office:value-type="float" office:value="723.113" calcext:value-type="float">
            <text:p>723.113</text:p>
          </table:table-cell>
          <table:table-cell office:value-type="float" office:value="253.24" calcext:value-type="float">
            <text:p>253.24</text:p>
          </table:table-cell>
        </table:table-row>
        <table:table-row table:style-name="ro1">
          <table:table-cell office:value-type="float" office:value="724.153" calcext:value-type="float">
            <text:p>724.153</text:p>
          </table:table-cell>
          <table:table-cell office:value-type="float" office:value="253.278" calcext:value-type="float">
            <text:p>253.278</text:p>
          </table:table-cell>
        </table:table-row>
        <table:table-row table:style-name="ro1">
          <table:table-cell office:value-type="float" office:value="725.151" calcext:value-type="float">
            <text:p>725.151</text:p>
          </table:table-cell>
          <table:table-cell office:value-type="float" office:value="253.29" calcext:value-type="float">
            <text:p>253.29</text:p>
          </table:table-cell>
        </table:table-row>
        <table:table-row table:style-name="ro1">
          <table:table-cell office:value-type="float" office:value="726.166" calcext:value-type="float">
            <text:p>726.166</text:p>
          </table:table-cell>
          <table:table-cell office:value-type="float" office:value="253.718" calcext:value-type="float">
            <text:p>253.718</text:p>
          </table:table-cell>
        </table:table-row>
        <table:table-row table:style-name="ro1">
          <table:table-cell office:value-type="float" office:value="727.153" calcext:value-type="float">
            <text:p>727.153</text:p>
          </table:table-cell>
          <table:table-cell office:value-type="float" office:value="254.12" calcext:value-type="float">
            <text:p>254.12</text:p>
          </table:table-cell>
        </table:table-row>
        <table:table-row table:style-name="ro1">
          <table:table-cell office:value-type="float" office:value="728.175" calcext:value-type="float">
            <text:p>728.175</text:p>
          </table:table-cell>
          <table:table-cell office:value-type="float" office:value="254.25" calcext:value-type="float">
            <text:p>254.25</text:p>
          </table:table-cell>
        </table:table-row>
        <table:table-row table:style-name="ro1">
          <table:table-cell office:value-type="float" office:value="729.189" calcext:value-type="float">
            <text:p>729.189</text:p>
          </table:table-cell>
          <table:table-cell office:value-type="float" office:value="254.315" calcext:value-type="float">
            <text:p>254.315</text:p>
          </table:table-cell>
        </table:table-row>
        <table:table-row table:style-name="ro1">
          <table:table-cell office:value-type="float" office:value="730.182" calcext:value-type="float">
            <text:p>730.182</text:p>
          </table:table-cell>
          <table:table-cell office:value-type="float" office:value="254.325" calcext:value-type="float">
            <text:p>254.325</text:p>
          </table:table-cell>
        </table:table-row>
        <table:table-row table:style-name="ro1">
          <table:table-cell office:value-type="float" office:value="731.223" calcext:value-type="float">
            <text:p>731.223</text:p>
          </table:table-cell>
          <table:table-cell office:value-type="float" office:value="254.377" calcext:value-type="float">
            <text:p>254.377</text:p>
          </table:table-cell>
        </table:table-row>
        <table:table-row table:style-name="ro1">
          <table:table-cell office:value-type="float" office:value="732.218" calcext:value-type="float">
            <text:p>732.218</text:p>
          </table:table-cell>
          <table:table-cell office:value-type="float" office:value="254.44" calcext:value-type="float">
            <text:p>254.44</text:p>
          </table:table-cell>
        </table:table-row>
        <table:table-row table:style-name="ro1">
          <table:table-cell office:value-type="float" office:value="733.226" calcext:value-type="float">
            <text:p>733.226</text:p>
          </table:table-cell>
          <table:table-cell office:value-type="float" office:value="254.438" calcext:value-type="float">
            <text:p>254.438</text:p>
          </table:table-cell>
        </table:table-row>
        <table:table-row table:style-name="ro1">
          <table:table-cell office:value-type="float" office:value="734.217" calcext:value-type="float">
            <text:p>734.217</text:p>
          </table:table-cell>
          <table:table-cell office:value-type="float" office:value="254.45" calcext:value-type="float">
            <text:p>254.45</text:p>
          </table:table-cell>
        </table:table-row>
        <table:table-row table:style-name="ro1">
          <table:table-cell office:value-type="float" office:value="735.245" calcext:value-type="float">
            <text:p>735.245</text:p>
          </table:table-cell>
          <table:table-cell office:value-type="float" office:value="254.46" calcext:value-type="float">
            <text:p>254.46</text:p>
          </table:table-cell>
        </table:table-row>
        <table:table-row table:style-name="ro1">
          <table:table-cell office:value-type="float" office:value="736.291" calcext:value-type="float">
            <text:p>736.291</text:p>
          </table:table-cell>
          <table:table-cell office:value-type="float" office:value="254.502" calcext:value-type="float">
            <text:p>254.502</text:p>
          </table:table-cell>
        </table:table-row>
        <table:table-row table:style-name="ro1">
          <table:table-cell office:value-type="float" office:value="737.268" calcext:value-type="float">
            <text:p>737.268</text:p>
          </table:table-cell>
          <table:table-cell office:value-type="float" office:value="254.435" calcext:value-type="float">
            <text:p>254.435</text:p>
          </table:table-cell>
        </table:table-row>
        <table:table-row table:style-name="ro1">
          <table:table-cell office:value-type="float" office:value="738.302" calcext:value-type="float">
            <text:p>738.302</text:p>
          </table:table-cell>
          <table:table-cell office:value-type="float" office:value="254.57" calcext:value-type="float">
            <text:p>254.57</text:p>
          </table:table-cell>
        </table:table-row>
        <table:table-row table:style-name="ro1">
          <table:table-cell office:value-type="float" office:value="739.297" calcext:value-type="float">
            <text:p>739.297</text:p>
          </table:table-cell>
          <table:table-cell office:value-type="float" office:value="254.688" calcext:value-type="float">
            <text:p>254.688</text:p>
          </table:table-cell>
        </table:table-row>
        <table:table-row table:style-name="ro1">
          <table:table-cell office:value-type="float" office:value="740.3" calcext:value-type="float">
            <text:p>740.3</text:p>
          </table:table-cell>
          <table:table-cell office:value-type="float" office:value="254.692" calcext:value-type="float">
            <text:p>254.692</text:p>
          </table:table-cell>
        </table:table-row>
        <table:table-row table:style-name="ro1">
          <table:table-cell office:value-type="float" office:value="741.302" calcext:value-type="float">
            <text:p>741.302</text:p>
          </table:table-cell>
          <table:table-cell office:value-type="float" office:value="254.705" calcext:value-type="float">
            <text:p>254.705</text:p>
          </table:table-cell>
        </table:table-row>
        <table:table-row table:style-name="ro1">
          <table:table-cell office:value-type="float" office:value="742.298" calcext:value-type="float">
            <text:p>742.298</text:p>
          </table:table-cell>
          <table:table-cell office:value-type="float" office:value="254.722" calcext:value-type="float">
            <text:p>254.722</text:p>
          </table:table-cell>
        </table:table-row>
        <table:table-row table:style-name="ro1">
          <table:table-cell office:value-type="float" office:value="743.312" calcext:value-type="float">
            <text:p>743.312</text:p>
          </table:table-cell>
          <table:table-cell office:value-type="float" office:value="254.735" calcext:value-type="float">
            <text:p>254.735</text:p>
          </table:table-cell>
        </table:table-row>
        <table:table-row table:style-name="ro1">
          <table:table-cell office:value-type="float" office:value="744.353" calcext:value-type="float">
            <text:p>744.353</text:p>
          </table:table-cell>
          <table:table-cell office:value-type="float" office:value="254.71" calcext:value-type="float">
            <text:p>254.71</text:p>
          </table:table-cell>
        </table:table-row>
        <table:table-row table:style-name="ro1">
          <table:table-cell office:value-type="float" office:value="745.351" calcext:value-type="float">
            <text:p>745.351</text:p>
          </table:table-cell>
          <table:table-cell office:value-type="float" office:value="254.668" calcext:value-type="float">
            <text:p>254.668</text:p>
          </table:table-cell>
        </table:table-row>
        <table:table-row table:style-name="ro1">
          <table:table-cell office:value-type="float" office:value="746.344" calcext:value-type="float">
            <text:p>746.344</text:p>
          </table:table-cell>
          <table:table-cell office:value-type="float" office:value="254.63" calcext:value-type="float">
            <text:p>254.63</text:p>
          </table:table-cell>
        </table:table-row>
        <table:table-row table:style-name="ro1">
          <table:table-cell office:value-type="float" office:value="747.349" calcext:value-type="float">
            <text:p>747.349</text:p>
          </table:table-cell>
          <table:table-cell office:value-type="float" office:value="254.662" calcext:value-type="float">
            <text:p>254.662</text:p>
          </table:table-cell>
        </table:table-row>
        <table:table-row table:style-name="ro1">
          <table:table-cell office:value-type="float" office:value="748.345" calcext:value-type="float">
            <text:p>748.345</text:p>
          </table:table-cell>
          <table:table-cell office:value-type="float" office:value="254.705" calcext:value-type="float">
            <text:p>254.705</text:p>
          </table:table-cell>
        </table:table-row>
        <table:table-row table:style-name="ro1">
          <table:table-cell office:value-type="float" office:value="749.381" calcext:value-type="float">
            <text:p>749.381</text:p>
          </table:table-cell>
          <table:table-cell office:value-type="float" office:value="254.727" calcext:value-type="float">
            <text:p>254.727</text:p>
          </table:table-cell>
        </table:table-row>
        <table:table-row table:style-name="ro1">
          <table:table-cell office:value-type="float" office:value="750.406" calcext:value-type="float">
            <text:p>750.406</text:p>
          </table:table-cell>
          <table:table-cell office:value-type="float" office:value="254.727" calcext:value-type="float">
            <text:p>254.727</text:p>
          </table:table-cell>
        </table:table-row>
        <table:table-row table:style-name="ro1">
          <table:table-cell office:value-type="float" office:value="751.442" calcext:value-type="float">
            <text:p>751.442</text:p>
          </table:table-cell>
          <table:table-cell office:value-type="float" office:value="254.738" calcext:value-type="float">
            <text:p>254.738</text:p>
          </table:table-cell>
        </table:table-row>
        <table:table-row table:style-name="ro1">
          <table:table-cell office:value-type="float" office:value="752.442" calcext:value-type="float">
            <text:p>752.442</text:p>
          </table:table-cell>
          <table:table-cell office:value-type="float" office:value="254.733" calcext:value-type="float">
            <text:p>254.733</text:p>
          </table:table-cell>
        </table:table-row>
        <table:table-row table:style-name="ro1">
          <table:table-cell office:value-type="float" office:value="753.458" calcext:value-type="float">
            <text:p>753.458</text:p>
          </table:table-cell>
          <table:table-cell office:value-type="float" office:value="254.775" calcext:value-type="float">
            <text:p>254.775</text:p>
          </table:table-cell>
        </table:table-row>
        <table:table-row table:style-name="ro1">
          <table:table-cell office:value-type="float" office:value="754.448" calcext:value-type="float">
            <text:p>754.448</text:p>
          </table:table-cell>
          <table:table-cell office:value-type="float" office:value="254.81" calcext:value-type="float">
            <text:p>254.81</text:p>
          </table:table-cell>
        </table:table-row>
        <table:table-row table:style-name="ro1">
          <table:table-cell office:value-type="float" office:value="755.458" calcext:value-type="float">
            <text:p>755.458</text:p>
          </table:table-cell>
          <table:table-cell office:value-type="float" office:value="254.765" calcext:value-type="float">
            <text:p>254.765</text:p>
          </table:table-cell>
        </table:table-row>
        <table:table-row table:style-name="ro1">
          <table:table-cell office:value-type="float" office:value="756.501" calcext:value-type="float">
            <text:p>756.501</text:p>
          </table:table-cell>
          <table:table-cell office:value-type="float" office:value="254.795" calcext:value-type="float">
            <text:p>254.795</text:p>
          </table:table-cell>
        </table:table-row>
        <table:table-row table:style-name="ro1">
          <table:table-cell office:value-type="float" office:value="757.514" calcext:value-type="float">
            <text:p>757.514</text:p>
          </table:table-cell>
          <table:table-cell office:value-type="float" office:value="254.84" calcext:value-type="float">
            <text:p>254.84</text:p>
          </table:table-cell>
        </table:table-row>
        <table:table-row table:style-name="ro1">
          <table:table-cell office:value-type="float" office:value="758.523" calcext:value-type="float">
            <text:p>758.523</text:p>
          </table:table-cell>
          <table:table-cell office:value-type="float" office:value="254.852" calcext:value-type="float">
            <text:p>254.852</text:p>
          </table:table-cell>
        </table:table-row>
        <table:table-row table:style-name="ro1">
          <table:table-cell office:value-type="float" office:value="759.514" calcext:value-type="float">
            <text:p>759.514</text:p>
          </table:table-cell>
          <table:table-cell office:value-type="float" office:value="254.888" calcext:value-type="float">
            <text:p>254.888</text:p>
          </table:table-cell>
        </table:table-row>
        <table:table-row table:style-name="ro1">
          <table:table-cell office:value-type="float" office:value="760.53" calcext:value-type="float">
            <text:p>760.53</text:p>
          </table:table-cell>
          <table:table-cell office:value-type="float" office:value="254.953" calcext:value-type="float">
            <text:p>254.953</text:p>
          </table:table-cell>
        </table:table-row>
        <table:table-row table:style-name="ro1">
          <table:table-cell office:value-type="float" office:value="761.585" calcext:value-type="float">
            <text:p>761.585</text:p>
          </table:table-cell>
          <table:table-cell office:value-type="float" office:value="255.01" calcext:value-type="float">
            <text:p>255.01</text:p>
          </table:table-cell>
        </table:table-row>
        <table:table-row table:style-name="ro1">
          <table:table-cell office:value-type="float" office:value="762.591" calcext:value-type="float">
            <text:p>762.591</text:p>
          </table:table-cell>
          <table:table-cell office:value-type="float" office:value="255.118" calcext:value-type="float">
            <text:p>255.118</text:p>
          </table:table-cell>
        </table:table-row>
        <table:table-row table:style-name="ro1">
          <table:table-cell office:value-type="float" office:value="763.584" calcext:value-type="float">
            <text:p>763.584</text:p>
          </table:table-cell>
          <table:table-cell office:value-type="float" office:value="255.1" calcext:value-type="float">
            <text:p>255.1</text:p>
          </table:table-cell>
        </table:table-row>
        <table:table-row table:style-name="ro1">
          <table:table-cell office:value-type="float" office:value="764.587" calcext:value-type="float">
            <text:p>764.587</text:p>
          </table:table-cell>
          <table:table-cell office:value-type="float" office:value="255.095" calcext:value-type="float">
            <text:p>255.095</text:p>
          </table:table-cell>
        </table:table-row>
        <table:table-row table:style-name="ro1">
          <table:table-cell office:value-type="float" office:value="765.628" calcext:value-type="float">
            <text:p>765.628</text:p>
          </table:table-cell>
          <table:table-cell office:value-type="float" office:value="255.093" calcext:value-type="float">
            <text:p>255.093</text:p>
          </table:table-cell>
        </table:table-row>
        <table:table-row table:style-name="ro1">
          <table:table-cell office:value-type="float" office:value="766.625" calcext:value-type="float">
            <text:p>766.625</text:p>
          </table:table-cell>
          <table:table-cell office:value-type="float" office:value="255.09" calcext:value-type="float">
            <text:p>255.09</text:p>
          </table:table-cell>
        </table:table-row>
        <table:table-row table:style-name="ro1">
          <table:table-cell office:value-type="float" office:value="767.625" calcext:value-type="float">
            <text:p>767.625</text:p>
          </table:table-cell>
          <table:table-cell office:value-type="float" office:value="255.085" calcext:value-type="float">
            <text:p>255.085</text:p>
          </table:table-cell>
        </table:table-row>
        <table:table-row table:style-name="ro1">
          <table:table-cell office:value-type="float" office:value="768.691" calcext:value-type="float">
            <text:p>768.691</text:p>
          </table:table-cell>
          <table:table-cell office:value-type="float" office:value="254.977" calcext:value-type="float">
            <text:p>254.977</text:p>
          </table:table-cell>
        </table:table-row>
        <table:table-row table:style-name="ro1">
          <table:table-cell office:value-type="float" office:value="769.729" calcext:value-type="float">
            <text:p>769.729</text:p>
          </table:table-cell>
          <table:table-cell office:value-type="float" office:value="255.085" calcext:value-type="float">
            <text:p>255.085</text:p>
          </table:table-cell>
        </table:table-row>
        <table:table-row table:style-name="ro1">
          <table:table-cell office:value-type="float" office:value="770.724" calcext:value-type="float">
            <text:p>770.724</text:p>
          </table:table-cell>
          <table:table-cell office:value-type="float" office:value="255.08" calcext:value-type="float">
            <text:p>255.08</text:p>
          </table:table-cell>
        </table:table-row>
        <table:table-row table:style-name="ro1">
          <table:table-cell office:value-type="float" office:value="771.728" calcext:value-type="float">
            <text:p>771.728</text:p>
          </table:table-cell>
          <table:table-cell office:value-type="float" office:value="255.058" calcext:value-type="float">
            <text:p>255.058</text:p>
          </table:table-cell>
        </table:table-row>
        <table:table-row table:style-name="ro1">
          <table:table-cell office:value-type="float" office:value="772.728" calcext:value-type="float">
            <text:p>772.728</text:p>
          </table:table-cell>
          <table:table-cell office:value-type="float" office:value="255.073" calcext:value-type="float">
            <text:p>255.073</text:p>
          </table:table-cell>
        </table:table-row>
        <table:table-row table:style-name="ro1">
          <table:table-cell office:value-type="float" office:value="773.744" calcext:value-type="float">
            <text:p>773.744</text:p>
          </table:table-cell>
          <table:table-cell office:value-type="float" office:value="255.07" calcext:value-type="float">
            <text:p>255.07</text:p>
          </table:table-cell>
        </table:table-row>
        <table:table-row table:style-name="ro1">
          <table:table-cell office:value-type="float" office:value="774.779" calcext:value-type="float">
            <text:p>774.779</text:p>
          </table:table-cell>
          <table:table-cell office:value-type="float" office:value="255.065" calcext:value-type="float">
            <text:p>255.065</text:p>
          </table:table-cell>
        </table:table-row>
        <table:table-row table:style-name="ro1">
          <table:table-cell office:value-type="float" office:value="775.808" calcext:value-type="float">
            <text:p>775.808</text:p>
          </table:table-cell>
          <table:table-cell office:value-type="float" office:value="255.065" calcext:value-type="float">
            <text:p>255.065</text:p>
          </table:table-cell>
        </table:table-row>
        <table:table-row table:style-name="ro1">
          <table:table-cell office:value-type="float" office:value="776.827" calcext:value-type="float">
            <text:p>776.827</text:p>
          </table:table-cell>
          <table:table-cell office:value-type="float" office:value="255.05" calcext:value-type="float">
            <text:p>255.05</text:p>
          </table:table-cell>
        </table:table-row>
        <table:table-row table:style-name="ro1">
          <table:table-cell office:value-type="float" office:value="777.829" calcext:value-type="float">
            <text:p>777.829</text:p>
          </table:table-cell>
          <table:table-cell office:value-type="float" office:value="255.05" calcext:value-type="float">
            <text:p>255.05</text:p>
          </table:table-cell>
        </table:table-row>
        <table:table-row table:style-name="ro1">
          <table:table-cell office:value-type="float" office:value="778.868" calcext:value-type="float">
            <text:p>778.868</text:p>
          </table:table-cell>
          <table:table-cell office:value-type="float" office:value="255.043" calcext:value-type="float">
            <text:p>255.043</text:p>
          </table:table-cell>
        </table:table-row>
        <table:table-row table:style-name="ro1">
          <table:table-cell office:value-type="float" office:value="779.897" calcext:value-type="float">
            <text:p>779.897</text:p>
          </table:table-cell>
          <table:table-cell office:value-type="float" office:value="255.043" calcext:value-type="float">
            <text:p>255.043</text:p>
          </table:table-cell>
        </table:table-row>
        <table:table-row table:style-name="ro1">
          <table:table-cell office:value-type="float" office:value="780.906" calcext:value-type="float">
            <text:p>780.906</text:p>
          </table:table-cell>
          <table:table-cell office:value-type="float" office:value="255.04" calcext:value-type="float">
            <text:p>255.04</text:p>
          </table:table-cell>
        </table:table-row>
        <table:table-row table:style-name="ro1">
          <table:table-cell office:value-type="float" office:value="781.9" calcext:value-type="float">
            <text:p>781.9</text:p>
          </table:table-cell>
          <table:table-cell office:value-type="float" office:value="255.045" calcext:value-type="float">
            <text:p>255.045</text:p>
          </table:table-cell>
        </table:table-row>
        <table:table-row table:style-name="ro1">
          <table:table-cell office:value-type="float" office:value="782.894" calcext:value-type="float">
            <text:p>782.894</text:p>
          </table:table-cell>
          <table:table-cell office:value-type="float" office:value="255.045" calcext:value-type="float">
            <text:p>255.045</text:p>
          </table:table-cell>
        </table:table-row>
        <table:table-row table:style-name="ro1">
          <table:table-cell office:value-type="float" office:value="783.894" calcext:value-type="float">
            <text:p>783.894</text:p>
          </table:table-cell>
          <table:table-cell office:value-type="float" office:value="255.045" calcext:value-type="float">
            <text:p>255.045</text:p>
          </table:table-cell>
        </table:table-row>
        <table:table-row table:style-name="ro1">
          <table:table-cell office:value-type="float" office:value="784.913" calcext:value-type="float">
            <text:p>784.913</text:p>
          </table:table-cell>
          <table:table-cell office:value-type="float" office:value="255.045" calcext:value-type="float">
            <text:p>255.045</text:p>
          </table:table-cell>
        </table:table-row>
        <table:table-row table:style-name="ro1">
          <table:table-cell office:value-type="float" office:value="785.942" calcext:value-type="float">
            <text:p>785.942</text:p>
          </table:table-cell>
          <table:table-cell office:value-type="float" office:value="255.048" calcext:value-type="float">
            <text:p>255.048</text:p>
          </table:table-cell>
        </table:table-row>
        <table:table-row table:style-name="ro1">
          <table:table-cell office:value-type="float" office:value="786.932" calcext:value-type="float">
            <text:p>786.932</text:p>
          </table:table-cell>
          <table:table-cell office:value-type="float" office:value="255.045" calcext:value-type="float">
            <text:p>255.045</text:p>
          </table:table-cell>
        </table:table-row>
        <table:table-row table:style-name="ro1">
          <table:table-cell office:value-type="float" office:value="787.923" calcext:value-type="float">
            <text:p>787.923</text:p>
          </table:table-cell>
          <table:table-cell office:value-type="float" office:value="255.045" calcext:value-type="float">
            <text:p>255.045</text:p>
          </table:table-cell>
        </table:table-row>
        <table:table-row table:style-name="ro1">
          <table:table-cell office:value-type="float" office:value="788.971" calcext:value-type="float">
            <text:p>788.971</text:p>
          </table:table-cell>
          <table:table-cell office:value-type="float" office:value="257.788" calcext:value-type="float">
            <text:p>257.788</text:p>
          </table:table-cell>
        </table:table-row>
        <table:table-row table:style-name="ro1">
          <table:table-cell office:value-type="float" office:value="789.967" calcext:value-type="float">
            <text:p>789.967</text:p>
          </table:table-cell>
          <table:table-cell office:value-type="float" office:value="255.793" calcext:value-type="float">
            <text:p>255.793</text:p>
          </table:table-cell>
        </table:table-row>
        <table:table-row table:style-name="ro1">
          <table:table-cell office:value-type="float" office:value="790.996" calcext:value-type="float">
            <text:p>790.996</text:p>
          </table:table-cell>
          <table:table-cell office:value-type="float" office:value="257.27" calcext:value-type="float">
            <text:p>257.27</text:p>
          </table:table-cell>
        </table:table-row>
        <table:table-row table:style-name="ro1">
          <table:table-cell office:value-type="float" office:value="791.998" calcext:value-type="float">
            <text:p>791.998</text:p>
          </table:table-cell>
          <table:table-cell office:value-type="float" office:value="257.115" calcext:value-type="float">
            <text:p>257.115</text:p>
          </table:table-cell>
        </table:table-row>
        <table:table-row table:style-name="ro1">
          <table:table-cell office:value-type="float" office:value="793.005" calcext:value-type="float">
            <text:p>793.005</text:p>
          </table:table-cell>
          <table:table-cell office:value-type="float" office:value="257.127" calcext:value-type="float">
            <text:p>257.127</text:p>
          </table:table-cell>
        </table:table-row>
        <table:table-row table:style-name="ro1">
          <table:table-cell office:value-type="float" office:value="794.002" calcext:value-type="float">
            <text:p>794.002</text:p>
          </table:table-cell>
          <table:table-cell office:value-type="float" office:value="257.18" calcext:value-type="float">
            <text:p>257.18</text:p>
          </table:table-cell>
        </table:table-row>
        <table:table-row table:style-name="ro1">
          <table:table-cell office:value-type="float" office:value="795.053" calcext:value-type="float">
            <text:p>795.053</text:p>
          </table:table-cell>
          <table:table-cell office:value-type="float" office:value="257.18" calcext:value-type="float">
            <text:p>257.18</text:p>
          </table:table-cell>
        </table:table-row>
        <table:table-row table:style-name="ro1">
          <table:table-cell office:value-type="float" office:value="796.038" calcext:value-type="float">
            <text:p>796.038</text:p>
          </table:table-cell>
          <table:table-cell office:value-type="float" office:value="257.18" calcext:value-type="float">
            <text:p>257.18</text:p>
          </table:table-cell>
        </table:table-row>
        <table:table-row table:style-name="ro1">
          <table:table-cell office:value-type="float" office:value="797.077" calcext:value-type="float">
            <text:p>797.077</text:p>
          </table:table-cell>
          <table:table-cell office:value-type="float" office:value="257.178" calcext:value-type="float">
            <text:p>257.178</text:p>
          </table:table-cell>
        </table:table-row>
        <table:table-row table:style-name="ro1">
          <table:table-cell office:value-type="float" office:value="798.106" calcext:value-type="float">
            <text:p>798.106</text:p>
          </table:table-cell>
          <table:table-cell office:value-type="float" office:value="257.155" calcext:value-type="float">
            <text:p>257.155</text:p>
          </table:table-cell>
        </table:table-row>
        <table:table-row table:style-name="ro1">
          <table:table-cell office:value-type="float" office:value="799.126" calcext:value-type="float">
            <text:p>799.126</text:p>
          </table:table-cell>
          <table:table-cell office:value-type="float" office:value="257.18" calcext:value-type="float">
            <text:p>257.18</text:p>
          </table:table-cell>
        </table:table-row>
        <table:table-row table:style-name="ro1">
          <table:table-cell office:value-type="float" office:value="800.126" calcext:value-type="float">
            <text:p>800.126</text:p>
          </table:table-cell>
          <table:table-cell office:value-type="float" office:value="257.168" calcext:value-type="float">
            <text:p>257.168</text:p>
          </table:table-cell>
        </table:table-row>
        <table:table-row table:style-name="ro1">
          <table:table-cell office:value-type="float" office:value="801.181" calcext:value-type="float">
            <text:p>801.181</text:p>
          </table:table-cell>
          <table:table-cell office:value-type="float" office:value="257.413" calcext:value-type="float">
            <text:p>257.413</text:p>
          </table:table-cell>
        </table:table-row>
        <table:table-row table:style-name="ro1">
          <table:table-cell office:value-type="float" office:value="802.186" calcext:value-type="float">
            <text:p>802.186</text:p>
          </table:table-cell>
          <table:table-cell office:value-type="float" office:value="257.49" calcext:value-type="float">
            <text:p>257.49</text:p>
          </table:table-cell>
        </table:table-row>
        <table:table-row table:style-name="ro1">
          <table:table-cell office:value-type="float" office:value="803.175" calcext:value-type="float">
            <text:p>803.175</text:p>
          </table:table-cell>
          <table:table-cell office:value-type="float" office:value="257.545" calcext:value-type="float">
            <text:p>257.545</text:p>
          </table:table-cell>
        </table:table-row>
        <table:table-row table:style-name="ro1">
          <table:table-cell office:value-type="float" office:value="804.154" calcext:value-type="float">
            <text:p>804.154</text:p>
          </table:table-cell>
          <table:table-cell office:value-type="float" office:value="257.605" calcext:value-type="float">
            <text:p>257.605</text:p>
          </table:table-cell>
        </table:table-row>
        <table:table-row table:style-name="ro1">
          <table:table-cell office:value-type="float" office:value="805.187" calcext:value-type="float">
            <text:p>805.187</text:p>
          </table:table-cell>
          <table:table-cell office:value-type="float" office:value="257.59" calcext:value-type="float">
            <text:p>257.59</text:p>
          </table:table-cell>
        </table:table-row>
        <table:table-row table:style-name="ro1">
          <table:table-cell office:value-type="float" office:value="806.193" calcext:value-type="float">
            <text:p>806.193</text:p>
          </table:table-cell>
          <table:table-cell office:value-type="float" office:value="257.642" calcext:value-type="float">
            <text:p>257.642</text:p>
          </table:table-cell>
        </table:table-row>
        <table:table-row table:style-name="ro1">
          <table:table-cell office:value-type="float" office:value="807.193" calcext:value-type="float">
            <text:p>807.193</text:p>
          </table:table-cell>
          <table:table-cell office:value-type="float" office:value="257.675" calcext:value-type="float">
            <text:p>257.675</text:p>
          </table:table-cell>
        </table:table-row>
        <table:table-row table:style-name="ro1">
          <table:table-cell office:value-type="float" office:value="808.186" calcext:value-type="float">
            <text:p>808.186</text:p>
          </table:table-cell>
          <table:table-cell office:value-type="float" office:value="257.69" calcext:value-type="float">
            <text:p>257.69</text:p>
          </table:table-cell>
        </table:table-row>
        <table:table-row table:style-name="ro1">
          <table:table-cell office:value-type="float" office:value="809.225" calcext:value-type="float">
            <text:p>809.225</text:p>
          </table:table-cell>
          <table:table-cell office:value-type="float" office:value="257.735" calcext:value-type="float">
            <text:p>257.735</text:p>
          </table:table-cell>
        </table:table-row>
        <table:table-row table:style-name="ro1">
          <table:table-cell office:value-type="float" office:value="810.218" calcext:value-type="float">
            <text:p>810.218</text:p>
          </table:table-cell>
          <table:table-cell office:value-type="float" office:value="257.865" calcext:value-type="float">
            <text:p>257.865</text:p>
          </table:table-cell>
        </table:table-row>
        <table:table-row table:style-name="ro1">
          <table:table-cell office:value-type="float" office:value="811.226" calcext:value-type="float">
            <text:p>811.226</text:p>
          </table:table-cell>
          <table:table-cell office:value-type="float" office:value="257.955" calcext:value-type="float">
            <text:p>257.955</text:p>
          </table:table-cell>
        </table:table-row>
        <table:table-row table:style-name="ro1">
          <table:table-cell office:value-type="float" office:value="812.226" calcext:value-type="float">
            <text:p>812.226</text:p>
          </table:table-cell>
          <table:table-cell office:value-type="float" office:value="258.022" calcext:value-type="float">
            <text:p>258.022</text:p>
          </table:table-cell>
        </table:table-row>
        <table:table-row table:style-name="ro1">
          <table:table-cell office:value-type="float" office:value="813.261" calcext:value-type="float">
            <text:p>813.261</text:p>
          </table:table-cell>
          <table:table-cell office:value-type="float" office:value="258.028" calcext:value-type="float">
            <text:p>258.028</text:p>
          </table:table-cell>
        </table:table-row>
        <table:table-row table:style-name="ro1">
          <table:table-cell office:value-type="float" office:value="814.252" calcext:value-type="float">
            <text:p>814.252</text:p>
          </table:table-cell>
          <table:table-cell office:value-type="float" office:value="258.035" calcext:value-type="float">
            <text:p>258.035</text:p>
          </table:table-cell>
        </table:table-row>
        <table:table-row table:style-name="ro1">
          <table:table-cell office:value-type="float" office:value="815.259" calcext:value-type="float">
            <text:p>815.259</text:p>
          </table:table-cell>
          <table:table-cell office:value-type="float" office:value="258.245" calcext:value-type="float">
            <text:p>258.245</text:p>
          </table:table-cell>
        </table:table-row>
        <table:table-row table:style-name="ro1">
          <table:table-cell office:value-type="float" office:value="816.262" calcext:value-type="float">
            <text:p>816.262</text:p>
          </table:table-cell>
          <table:table-cell office:value-type="float" office:value="258.178" calcext:value-type="float">
            <text:p>258.178</text:p>
          </table:table-cell>
        </table:table-row>
        <table:table-row table:style-name="ro1">
          <table:table-cell office:value-type="float" office:value="817.3" calcext:value-type="float">
            <text:p>817.3</text:p>
          </table:table-cell>
          <table:table-cell office:value-type="float" office:value="258.387" calcext:value-type="float">
            <text:p>258.387</text:p>
          </table:table-cell>
        </table:table-row>
        <table:table-row table:style-name="ro1">
          <table:table-cell office:value-type="float" office:value="818.331" calcext:value-type="float">
            <text:p>818.331</text:p>
          </table:table-cell>
          <table:table-cell office:value-type="float" office:value="258.343" calcext:value-type="float">
            <text:p>258.343</text:p>
          </table:table-cell>
        </table:table-row>
        <table:table-row table:style-name="ro1">
          <table:table-cell office:value-type="float" office:value="819.332" calcext:value-type="float">
            <text:p>819.332</text:p>
          </table:table-cell>
          <table:table-cell office:value-type="float" office:value="258.442" calcext:value-type="float">
            <text:p>258.442</text:p>
          </table:table-cell>
        </table:table-row>
        <table:table-row table:style-name="ro1">
          <table:table-cell office:value-type="float" office:value="820.361" calcext:value-type="float">
            <text:p>820.361</text:p>
          </table:table-cell>
          <table:table-cell office:value-type="float" office:value="258.572" calcext:value-type="float">
            <text:p>258.572</text:p>
          </table:table-cell>
        </table:table-row>
        <table:table-row table:style-name="ro1">
          <table:table-cell office:value-type="float" office:value="821.364" calcext:value-type="float">
            <text:p>821.364</text:p>
          </table:table-cell>
          <table:table-cell office:value-type="float" office:value="258.7" calcext:value-type="float">
            <text:p>258.7</text:p>
          </table:table-cell>
        </table:table-row>
        <table:table-row table:style-name="ro1">
          <table:table-cell office:value-type="float" office:value="822.363" calcext:value-type="float">
            <text:p>822.363</text:p>
          </table:table-cell>
          <table:table-cell office:value-type="float" office:value="258.785" calcext:value-type="float">
            <text:p>258.785</text:p>
          </table:table-cell>
        </table:table-row>
        <table:table-row table:style-name="ro1">
          <table:table-cell office:value-type="float" office:value="823.366" calcext:value-type="float">
            <text:p>823.366</text:p>
          </table:table-cell>
          <table:table-cell office:value-type="float" office:value="258.892" calcext:value-type="float">
            <text:p>258.892</text:p>
          </table:table-cell>
        </table:table-row>
        <table:table-row table:style-name="ro1">
          <table:table-cell office:value-type="float" office:value="824.402" calcext:value-type="float">
            <text:p>824.402</text:p>
          </table:table-cell>
          <table:table-cell office:value-type="float" office:value="258.935" calcext:value-type="float">
            <text:p>258.935</text:p>
          </table:table-cell>
        </table:table-row>
        <table:table-row table:style-name="ro1">
          <table:table-cell office:value-type="float" office:value="825.392" calcext:value-type="float">
            <text:p>825.392</text:p>
          </table:table-cell>
          <table:table-cell office:value-type="float" office:value="259.32" calcext:value-type="float">
            <text:p>259.32</text:p>
          </table:table-cell>
        </table:table-row>
        <table:table-row table:style-name="ro1">
          <table:table-cell office:value-type="float" office:value="826.401" calcext:value-type="float">
            <text:p>826.401</text:p>
          </table:table-cell>
          <table:table-cell office:value-type="float" office:value="259.442" calcext:value-type="float">
            <text:p>259.442</text:p>
          </table:table-cell>
        </table:table-row>
        <table:table-row table:style-name="ro1">
          <table:table-cell office:value-type="float" office:value="827.449" calcext:value-type="float">
            <text:p>827.449</text:p>
          </table:table-cell>
          <table:table-cell office:value-type="float" office:value="259.58" calcext:value-type="float">
            <text:p>259.58</text:p>
          </table:table-cell>
        </table:table-row>
        <table:table-row table:style-name="ro1">
          <table:table-cell office:value-type="float" office:value="828.449" calcext:value-type="float">
            <text:p>828.449</text:p>
          </table:table-cell>
          <table:table-cell office:value-type="float" office:value="259.812" calcext:value-type="float">
            <text:p>259.812</text:p>
          </table:table-cell>
        </table:table-row>
        <table:table-row table:style-name="ro1">
          <table:table-cell office:value-type="float" office:value="829.441" calcext:value-type="float">
            <text:p>829.441</text:p>
          </table:table-cell>
          <table:table-cell office:value-type="float" office:value="259.928" calcext:value-type="float">
            <text:p>259.928</text:p>
          </table:table-cell>
        </table:table-row>
        <table:table-row table:style-name="ro1">
          <table:table-cell office:value-type="float" office:value="830.455" calcext:value-type="float">
            <text:p>830.455</text:p>
          </table:table-cell>
          <table:table-cell office:value-type="float" office:value="260.142" calcext:value-type="float">
            <text:p>260.142</text:p>
          </table:table-cell>
        </table:table-row>
        <table:table-row table:style-name="ro1">
          <table:table-cell office:value-type="float" office:value="831.501" calcext:value-type="float">
            <text:p>831.501</text:p>
          </table:table-cell>
          <table:table-cell office:value-type="float" office:value="261.147" calcext:value-type="float">
            <text:p>261.147</text:p>
          </table:table-cell>
        </table:table-row>
        <table:table-row table:style-name="ro1">
          <table:table-cell office:value-type="float" office:value="832.517" calcext:value-type="float">
            <text:p>832.517</text:p>
          </table:table-cell>
          <table:table-cell office:value-type="float" office:value="261.72" calcext:value-type="float">
            <text:p>261.72</text:p>
          </table:table-cell>
        </table:table-row>
        <table:table-row table:style-name="ro1">
          <table:table-cell office:value-type="float" office:value="833.532" calcext:value-type="float">
            <text:p>833.532</text:p>
          </table:table-cell>
          <table:table-cell office:value-type="float" office:value="262.022" calcext:value-type="float">
            <text:p>262.022</text:p>
          </table:table-cell>
        </table:table-row>
        <table:table-row table:style-name="ro1">
          <table:table-cell office:value-type="float" office:value="834.499" calcext:value-type="float">
            <text:p>834.499</text:p>
          </table:table-cell>
          <table:table-cell office:value-type="float" office:value="262.382" calcext:value-type="float">
            <text:p>262.382</text:p>
          </table:table-cell>
        </table:table-row>
        <table:table-row table:style-name="ro1">
          <table:table-cell office:value-type="float" office:value="835.529" calcext:value-type="float">
            <text:p>835.529</text:p>
          </table:table-cell>
          <table:table-cell office:value-type="float" office:value="262.795" calcext:value-type="float">
            <text:p>262.795</text:p>
          </table:table-cell>
        </table:table-row>
        <table:table-row table:style-name="ro1">
          <table:table-cell office:value-type="float" office:value="836.546" calcext:value-type="float">
            <text:p>836.546</text:p>
          </table:table-cell>
          <table:table-cell office:value-type="float" office:value="262.868" calcext:value-type="float">
            <text:p>262.868</text:p>
          </table:table-cell>
        </table:table-row>
        <table:table-row table:style-name="ro1">
          <table:table-cell office:value-type="float" office:value="837.544" calcext:value-type="float">
            <text:p>837.544</text:p>
          </table:table-cell>
          <table:table-cell office:value-type="float" office:value="263.452" calcext:value-type="float">
            <text:p>263.452</text:p>
          </table:table-cell>
        </table:table-row>
        <table:table-row table:style-name="ro1">
          <table:table-cell office:value-type="float" office:value="838.566" calcext:value-type="float">
            <text:p>838.566</text:p>
          </table:table-cell>
          <table:table-cell office:value-type="float" office:value="263.65" calcext:value-type="float">
            <text:p>263.65</text:p>
          </table:table-cell>
        </table:table-row>
        <table:table-row table:style-name="ro1">
          <table:table-cell office:value-type="float" office:value="839.593" calcext:value-type="float">
            <text:p>839.593</text:p>
          </table:table-cell>
          <table:table-cell office:value-type="float" office:value="263.882" calcext:value-type="float">
            <text:p>263.882</text:p>
          </table:table-cell>
        </table:table-row>
        <table:table-row table:style-name="ro1">
          <table:table-cell office:value-type="float" office:value="840.581" calcext:value-type="float">
            <text:p>840.581</text:p>
          </table:table-cell>
          <table:table-cell office:value-type="float" office:value="264.31" calcext:value-type="float">
            <text:p>264.31</text:p>
          </table:table-cell>
        </table:table-row>
        <table:table-row table:style-name="ro1">
          <table:table-cell office:value-type="float" office:value="841.636" calcext:value-type="float">
            <text:p>841.636</text:p>
          </table:table-cell>
          <table:table-cell office:value-type="float" office:value="264.44" calcext:value-type="float">
            <text:p>264.44</text:p>
          </table:table-cell>
        </table:table-row>
        <table:table-row table:style-name="ro1">
          <table:table-cell office:value-type="float" office:value="842.698" calcext:value-type="float">
            <text:p>842.698</text:p>
          </table:table-cell>
          <table:table-cell office:value-type="float" office:value="264.69" calcext:value-type="float">
            <text:p>264.69</text:p>
          </table:table-cell>
        </table:table-row>
        <table:table-row table:style-name="ro1">
          <table:table-cell office:value-type="float" office:value="843.731" calcext:value-type="float">
            <text:p>843.731</text:p>
          </table:table-cell>
          <table:table-cell office:value-type="float" office:value="265.012" calcext:value-type="float">
            <text:p>265.012</text:p>
          </table:table-cell>
        </table:table-row>
        <table:table-row table:style-name="ro1">
          <table:table-cell office:value-type="float" office:value="844.702" calcext:value-type="float">
            <text:p>844.702</text:p>
          </table:table-cell>
          <table:table-cell office:value-type="float" office:value="265.533" calcext:value-type="float">
            <text:p>265.533</text:p>
          </table:table-cell>
        </table:table-row>
        <table:table-row table:style-name="ro1">
          <table:table-cell office:value-type="float" office:value="845.741" calcext:value-type="float">
            <text:p>845.741</text:p>
          </table:table-cell>
          <table:table-cell office:value-type="float" office:value="265.778" calcext:value-type="float">
            <text:p>265.778</text:p>
          </table:table-cell>
        </table:table-row>
        <table:table-row table:style-name="ro1">
          <table:table-cell office:value-type="float" office:value="846.737" calcext:value-type="float">
            <text:p>846.737</text:p>
          </table:table-cell>
          <table:table-cell office:value-type="float" office:value="266.215" calcext:value-type="float">
            <text:p>266.215</text:p>
          </table:table-cell>
        </table:table-row>
        <table:table-row table:style-name="ro1">
          <table:table-cell office:value-type="float" office:value="847.776" calcext:value-type="float">
            <text:p>847.776</text:p>
          </table:table-cell>
          <table:table-cell office:value-type="float" office:value="266.435" calcext:value-type="float">
            <text:p>266.435</text:p>
          </table:table-cell>
        </table:table-row>
        <table:table-row table:style-name="ro1">
          <table:table-cell office:value-type="float" office:value="848.842" calcext:value-type="float">
            <text:p>848.842</text:p>
          </table:table-cell>
          <table:table-cell office:value-type="float" office:value="266.655" calcext:value-type="float">
            <text:p>266.655</text:p>
          </table:table-cell>
        </table:table-row>
        <table:table-row table:style-name="ro1">
          <table:table-cell office:value-type="float" office:value="849.834" calcext:value-type="float">
            <text:p>849.834</text:p>
          </table:table-cell>
          <table:table-cell office:value-type="float" office:value="266.803" calcext:value-type="float">
            <text:p>266.803</text:p>
          </table:table-cell>
        </table:table-row>
        <table:table-row table:style-name="ro1">
          <table:table-cell office:value-type="float" office:value="850.839" calcext:value-type="float">
            <text:p>850.839</text:p>
          </table:table-cell>
          <table:table-cell office:value-type="float" office:value="267.045" calcext:value-type="float">
            <text:p>267.045</text:p>
          </table:table-cell>
        </table:table-row>
        <table:table-row table:style-name="ro1">
          <table:table-cell office:value-type="float" office:value="851.864" calcext:value-type="float">
            <text:p>851.864</text:p>
          </table:table-cell>
          <table:table-cell office:value-type="float" office:value="267.233" calcext:value-type="float">
            <text:p>267.233</text:p>
          </table:table-cell>
        </table:table-row>
        <table:table-row table:style-name="ro1">
          <table:table-cell office:value-type="float" office:value="852.837" calcext:value-type="float">
            <text:p>852.837</text:p>
          </table:table-cell>
          <table:table-cell office:value-type="float" office:value="268.105" calcext:value-type="float">
            <text:p>268.105</text:p>
          </table:table-cell>
        </table:table-row>
        <table:table-row table:style-name="ro1">
          <table:table-cell office:value-type="float" office:value="853.865" calcext:value-type="float">
            <text:p>853.865</text:p>
          </table:table-cell>
          <table:table-cell office:value-type="float" office:value="266.353" calcext:value-type="float">
            <text:p>266.353</text:p>
          </table:table-cell>
        </table:table-row>
        <table:table-row table:style-name="ro1">
          <table:table-cell office:value-type="float" office:value="854.875" calcext:value-type="float">
            <text:p>854.875</text:p>
          </table:table-cell>
          <table:table-cell office:value-type="float" office:value="266.595" calcext:value-type="float">
            <text:p>266.595</text:p>
          </table:table-cell>
        </table:table-row>
        <table:table-row table:style-name="ro1">
          <table:table-cell office:value-type="float" office:value="855.874" calcext:value-type="float">
            <text:p>855.874</text:p>
          </table:table-cell>
          <table:table-cell office:value-type="float" office:value="266.675" calcext:value-type="float">
            <text:p>266.675</text:p>
          </table:table-cell>
        </table:table-row>
        <table:table-row table:style-name="ro1">
          <table:table-cell office:value-type="float" office:value="856.869" calcext:value-type="float">
            <text:p>856.869</text:p>
          </table:table-cell>
          <table:table-cell office:value-type="float" office:value="266.707" calcext:value-type="float">
            <text:p>266.707</text:p>
          </table:table-cell>
        </table:table-row>
        <table:table-row table:style-name="ro1">
          <table:table-cell office:value-type="float" office:value="857.909" calcext:value-type="float">
            <text:p>857.909</text:p>
          </table:table-cell>
          <table:table-cell office:value-type="float" office:value="266.712" calcext:value-type="float">
            <text:p>266.712</text:p>
          </table:table-cell>
        </table:table-row>
        <table:table-row table:style-name="ro1">
          <table:table-cell office:value-type="float" office:value="858.908" calcext:value-type="float">
            <text:p>858.908</text:p>
          </table:table-cell>
          <table:table-cell office:value-type="float" office:value="266.707" calcext:value-type="float">
            <text:p>266.707</text:p>
          </table:table-cell>
        </table:table-row>
        <table:table-row table:style-name="ro1">
          <table:table-cell office:value-type="float" office:value="859.975" calcext:value-type="float">
            <text:p>859.975</text:p>
          </table:table-cell>
          <table:table-cell office:value-type="float" office:value="266.71" calcext:value-type="float">
            <text:p>266.71</text:p>
          </table:table-cell>
        </table:table-row>
        <table:table-row table:style-name="ro1">
          <table:table-cell office:value-type="float" office:value="860.938" calcext:value-type="float">
            <text:p>860.938</text:p>
          </table:table-cell>
          <table:table-cell office:value-type="float" office:value="266.712" calcext:value-type="float">
            <text:p>266.712</text:p>
          </table:table-cell>
        </table:table-row>
        <table:table-row table:style-name="ro1">
          <table:table-cell office:value-type="float" office:value="861.937" calcext:value-type="float">
            <text:p>861.937</text:p>
          </table:table-cell>
          <table:table-cell office:value-type="float" office:value="266.74" calcext:value-type="float">
            <text:p>266.74</text:p>
          </table:table-cell>
        </table:table-row>
        <table:table-row table:style-name="ro1">
          <table:table-cell office:value-type="float" office:value="863.011" calcext:value-type="float">
            <text:p>863.011</text:p>
          </table:table-cell>
          <table:table-cell office:value-type="float" office:value="266.735" calcext:value-type="float">
            <text:p>266.735</text:p>
          </table:table-cell>
        </table:table-row>
        <table:table-row table:style-name="ro1">
          <table:table-cell office:value-type="float" office:value="864.065" calcext:value-type="float">
            <text:p>864.065</text:p>
          </table:table-cell>
          <table:table-cell office:value-type="float" office:value="266.735" calcext:value-type="float">
            <text:p>266.735</text:p>
          </table:table-cell>
        </table:table-row>
        <table:table-row table:style-name="ro1">
          <table:table-cell office:value-type="float" office:value="865.062" calcext:value-type="float">
            <text:p>865.062</text:p>
          </table:table-cell>
          <table:table-cell office:value-type="float" office:value="266.755" calcext:value-type="float">
            <text:p>266.755</text:p>
          </table:table-cell>
        </table:table-row>
        <table:table-row table:style-name="ro1">
          <table:table-cell office:value-type="float" office:value="866.094" calcext:value-type="float">
            <text:p>866.094</text:p>
          </table:table-cell>
          <table:table-cell office:value-type="float" office:value="266.76" calcext:value-type="float">
            <text:p>266.76</text:p>
          </table:table-cell>
        </table:table-row>
        <table:table-row table:style-name="ro1">
          <table:table-cell office:value-type="float" office:value="867.15" calcext:value-type="float">
            <text:p>867.15</text:p>
          </table:table-cell>
          <table:table-cell office:value-type="float" office:value="266.788" calcext:value-type="float">
            <text:p>266.788</text:p>
          </table:table-cell>
        </table:table-row>
        <table:table-row table:style-name="ro1">
          <table:table-cell office:value-type="float" office:value="868.165" calcext:value-type="float">
            <text:p>868.165</text:p>
          </table:table-cell>
          <table:table-cell office:value-type="float" office:value="266.798" calcext:value-type="float">
            <text:p>266.798</text:p>
          </table:table-cell>
        </table:table-row>
        <table:table-row table:style-name="ro1">
          <table:table-cell office:value-type="float" office:value="869.157" calcext:value-type="float">
            <text:p>869.157</text:p>
          </table:table-cell>
          <table:table-cell office:value-type="float" office:value="266.803" calcext:value-type="float">
            <text:p>266.803</text:p>
          </table:table-cell>
        </table:table-row>
        <table:table-row table:style-name="ro1">
          <table:table-cell office:value-type="float" office:value="870.193" calcext:value-type="float">
            <text:p>870.193</text:p>
          </table:table-cell>
          <table:table-cell office:value-type="float" office:value="266.832" calcext:value-type="float">
            <text:p>266.832</text:p>
          </table:table-cell>
        </table:table-row>
        <table:table-row table:style-name="ro1">
          <table:table-cell office:value-type="float" office:value="871.2" calcext:value-type="float">
            <text:p>871.2</text:p>
          </table:table-cell>
          <table:table-cell office:value-type="float" office:value="267.095" calcext:value-type="float">
            <text:p>267.095</text:p>
          </table:table-cell>
        </table:table-row>
        <table:table-row table:style-name="ro1">
          <table:table-cell office:value-type="float" office:value="872.202" calcext:value-type="float">
            <text:p>872.202</text:p>
          </table:table-cell>
          <table:table-cell office:value-type="float" office:value="270.752" calcext:value-type="float">
            <text:p>270.752</text:p>
          </table:table-cell>
        </table:table-row>
        <table:table-row table:style-name="ro1">
          <table:table-cell office:value-type="float" office:value="873.234" calcext:value-type="float">
            <text:p>873.234</text:p>
          </table:table-cell>
          <table:table-cell office:value-type="float" office:value="270.9" calcext:value-type="float">
            <text:p>270.9</text:p>
          </table:table-cell>
        </table:table-row>
        <table:table-row table:style-name="ro1">
          <table:table-cell office:value-type="float" office:value="874.234" calcext:value-type="float">
            <text:p>874.234</text:p>
          </table:table-cell>
          <table:table-cell office:value-type="float" office:value="273.605" calcext:value-type="float">
            <text:p>273.605</text:p>
          </table:table-cell>
        </table:table-row>
        <table:table-row table:style-name="ro1">
          <table:table-cell office:value-type="float" office:value="875.234" calcext:value-type="float">
            <text:p>875.234</text:p>
          </table:table-cell>
          <table:table-cell office:value-type="float" office:value="273.058" calcext:value-type="float">
            <text:p>273.058</text:p>
          </table:table-cell>
        </table:table-row>
        <table:table-row table:style-name="ro1">
          <table:table-cell office:value-type="float" office:value="876.198" calcext:value-type="float">
            <text:p>876.198</text:p>
          </table:table-cell>
          <table:table-cell office:value-type="float" office:value="273.038" calcext:value-type="float">
            <text:p>273.038</text:p>
          </table:table-cell>
        </table:table-row>
        <table:table-row table:style-name="ro1">
          <table:table-cell office:value-type="float" office:value="877.268" calcext:value-type="float">
            <text:p>877.268</text:p>
          </table:table-cell>
          <table:table-cell office:value-type="float" office:value="273.015" calcext:value-type="float">
            <text:p>273.015</text:p>
          </table:table-cell>
        </table:table-row>
        <table:table-row table:style-name="ro1">
          <table:table-cell office:value-type="float" office:value="878.275" calcext:value-type="float">
            <text:p>878.275</text:p>
          </table:table-cell>
          <table:table-cell office:value-type="float" office:value="273.127" calcext:value-type="float">
            <text:p>273.127</text:p>
          </table:table-cell>
        </table:table-row>
        <table:table-row table:style-name="ro1">
          <table:table-cell office:value-type="float" office:value="879.314" calcext:value-type="float">
            <text:p>879.314</text:p>
          </table:table-cell>
          <table:table-cell office:value-type="float" office:value="273.113" calcext:value-type="float">
            <text:p>273.113</text:p>
          </table:table-cell>
        </table:table-row>
        <table:table-row table:style-name="ro1">
          <table:table-cell office:value-type="float" office:value="880.315" calcext:value-type="float">
            <text:p>880.315</text:p>
          </table:table-cell>
          <table:table-cell office:value-type="float" office:value="273.113" calcext:value-type="float">
            <text:p>273.113</text:p>
          </table:table-cell>
        </table:table-row>
        <table:table-row table:style-name="ro1">
          <table:table-cell office:value-type="float" office:value="881.305" calcext:value-type="float">
            <text:p>881.305</text:p>
          </table:table-cell>
          <table:table-cell office:value-type="float" office:value="274.908" calcext:value-type="float">
            <text:p>274.908</text:p>
          </table:table-cell>
        </table:table-row>
        <table:table-row table:style-name="ro1">
          <table:table-cell office:value-type="float" office:value="882.344" calcext:value-type="float">
            <text:p>882.344</text:p>
          </table:table-cell>
          <table:table-cell office:value-type="float" office:value="273.762" calcext:value-type="float">
            <text:p>273.762</text:p>
          </table:table-cell>
        </table:table-row>
        <table:table-row table:style-name="ro1">
          <table:table-cell office:value-type="float" office:value="883.342" calcext:value-type="float">
            <text:p>883.342</text:p>
          </table:table-cell>
          <table:table-cell office:value-type="float" office:value="273.78" calcext:value-type="float">
            <text:p>273.78</text:p>
          </table:table-cell>
        </table:table-row>
        <table:table-row table:style-name="ro1">
          <table:table-cell office:value-type="float" office:value="884.373" calcext:value-type="float">
            <text:p>884.373</text:p>
          </table:table-cell>
          <table:table-cell office:value-type="float" office:value="273.798" calcext:value-type="float">
            <text:p>273.798</text:p>
          </table:table-cell>
        </table:table-row>
        <table:table-row table:style-name="ro1">
          <table:table-cell office:value-type="float" office:value="885.332" calcext:value-type="float">
            <text:p>885.332</text:p>
          </table:table-cell>
          <table:table-cell office:value-type="float" office:value="273.803" calcext:value-type="float">
            <text:p>273.803</text:p>
          </table:table-cell>
        </table:table-row>
        <table:table-row table:style-name="ro1">
          <table:table-cell office:value-type="float" office:value="886.316" calcext:value-type="float">
            <text:p>886.316</text:p>
          </table:table-cell>
          <table:table-cell office:value-type="float" office:value="273.81" calcext:value-type="float">
            <text:p>273.81</text:p>
          </table:table-cell>
        </table:table-row>
        <table:table-row table:style-name="ro1">
          <table:table-cell office:value-type="float" office:value="887.341" calcext:value-type="float">
            <text:p>887.341</text:p>
          </table:table-cell>
          <table:table-cell office:value-type="float" office:value="276.012" calcext:value-type="float">
            <text:p>276.012</text:p>
          </table:table-cell>
        </table:table-row>
        <table:table-row table:style-name="ro1">
          <table:table-cell office:value-type="float" office:value="888.414" calcext:value-type="float">
            <text:p>888.414</text:p>
          </table:table-cell>
          <table:table-cell office:value-type="float" office:value="277.058" calcext:value-type="float">
            <text:p>277.058</text:p>
          </table:table-cell>
        </table:table-row>
        <table:table-row table:style-name="ro1">
          <table:table-cell office:value-type="float" office:value="889.448" calcext:value-type="float">
            <text:p>889.448</text:p>
          </table:table-cell>
          <table:table-cell office:value-type="float" office:value="277.392" calcext:value-type="float">
            <text:p>277.392</text:p>
          </table:table-cell>
        </table:table-row>
        <table:table-row table:style-name="ro1">
          <table:table-cell office:value-type="float" office:value="890.484" calcext:value-type="float">
            <text:p>890.484</text:p>
          </table:table-cell>
          <table:table-cell office:value-type="float" office:value="277.548" calcext:value-type="float">
            <text:p>277.548</text:p>
          </table:table-cell>
        </table:table-row>
        <table:table-row table:style-name="ro1">
          <table:table-cell office:value-type="float" office:value="891.494" calcext:value-type="float">
            <text:p>891.494</text:p>
          </table:table-cell>
          <table:table-cell office:value-type="float" office:value="277.812" calcext:value-type="float">
            <text:p>277.812</text:p>
          </table:table-cell>
        </table:table-row>
        <table:table-row table:style-name="ro1">
          <table:table-cell office:value-type="float" office:value="892.529" calcext:value-type="float">
            <text:p>892.529</text:p>
          </table:table-cell>
          <table:table-cell office:value-type="float" office:value="278.11" calcext:value-type="float">
            <text:p>278.11</text:p>
          </table:table-cell>
        </table:table-row>
        <table:table-row table:style-name="ro1">
          <table:table-cell office:value-type="float" office:value="893.524" calcext:value-type="float">
            <text:p>893.524</text:p>
          </table:table-cell>
          <table:table-cell office:value-type="float" office:value="278.285" calcext:value-type="float">
            <text:p>278.285</text:p>
          </table:table-cell>
        </table:table-row>
        <table:table-row table:style-name="ro1">
          <table:table-cell office:value-type="float" office:value="894.554" calcext:value-type="float">
            <text:p>894.554</text:p>
          </table:table-cell>
          <table:table-cell office:value-type="float" office:value="278.5" calcext:value-type="float">
            <text:p>278.5</text:p>
          </table:table-cell>
        </table:table-row>
        <table:table-row table:style-name="ro1">
          <table:table-cell office:value-type="float" office:value="895.58" calcext:value-type="float">
            <text:p>895.58</text:p>
          </table:table-cell>
          <table:table-cell office:value-type="float" office:value="278.827" calcext:value-type="float">
            <text:p>278.827</text:p>
          </table:table-cell>
        </table:table-row>
        <table:table-row table:style-name="ro1">
          <table:table-cell office:value-type="float" office:value="896.614" calcext:value-type="float">
            <text:p>896.614</text:p>
          </table:table-cell>
          <table:table-cell office:value-type="float" office:value="278.998" calcext:value-type="float">
            <text:p>278.998</text:p>
          </table:table-cell>
        </table:table-row>
        <table:table-row table:style-name="ro1">
          <table:table-cell office:value-type="float" office:value="897.616" calcext:value-type="float">
            <text:p>897.616</text:p>
          </table:table-cell>
          <table:table-cell office:value-type="float" office:value="279.1" calcext:value-type="float">
            <text:p>279.1</text:p>
          </table:table-cell>
        </table:table-row>
        <table:table-row table:style-name="ro1">
          <table:table-cell office:value-type="float" office:value="898.691" calcext:value-type="float">
            <text:p>898.691</text:p>
          </table:table-cell>
          <table:table-cell office:value-type="float" office:value="279.293" calcext:value-type="float">
            <text:p>279.293</text:p>
          </table:table-cell>
        </table:table-row>
        <table:table-row table:style-name="ro1">
          <table:table-cell office:value-type="float" office:value="899.739" calcext:value-type="float">
            <text:p>899.739</text:p>
          </table:table-cell>
          <table:table-cell office:value-type="float" office:value="279.495" calcext:value-type="float">
            <text:p>279.495</text:p>
          </table:table-cell>
        </table:table-row>
        <table:table-row table:style-name="ro1">
          <table:table-cell office:value-type="float" office:value="900.768" calcext:value-type="float">
            <text:p>900.768</text:p>
          </table:table-cell>
          <table:table-cell office:value-type="float" office:value="280.113" calcext:value-type="float">
            <text:p>280.113</text:p>
          </table:table-cell>
        </table:table-row>
        <table:table-row table:style-name="ro1">
          <table:table-cell office:value-type="float" office:value="901.786" calcext:value-type="float">
            <text:p>901.786</text:p>
          </table:table-cell>
          <table:table-cell office:value-type="float" office:value="280.317" calcext:value-type="float">
            <text:p>280.317</text:p>
          </table:table-cell>
        </table:table-row>
        <table:table-row table:style-name="ro1">
          <table:table-cell office:value-type="float" office:value="902.82" calcext:value-type="float">
            <text:p>902.82</text:p>
          </table:table-cell>
          <table:table-cell office:value-type="float" office:value="280.707" calcext:value-type="float">
            <text:p>280.707</text:p>
          </table:table-cell>
        </table:table-row>
        <table:table-row table:style-name="ro1">
          <table:table-cell office:value-type="float" office:value="903.852" calcext:value-type="float">
            <text:p>903.852</text:p>
          </table:table-cell>
          <table:table-cell office:value-type="float" office:value="281.353" calcext:value-type="float">
            <text:p>281.353</text:p>
          </table:table-cell>
        </table:table-row>
        <table:table-row table:style-name="ro1">
          <table:table-cell office:value-type="float" office:value="904.836" calcext:value-type="float">
            <text:p>904.836</text:p>
          </table:table-cell>
          <table:table-cell office:value-type="float" office:value="281.538" calcext:value-type="float">
            <text:p>281.538</text:p>
          </table:table-cell>
        </table:table-row>
        <table:table-row table:style-name="ro1">
          <table:table-cell office:value-type="float" office:value="905.88" calcext:value-type="float">
            <text:p>905.88</text:p>
          </table:table-cell>
          <table:table-cell office:value-type="float" office:value="281.765" calcext:value-type="float">
            <text:p>281.765</text:p>
          </table:table-cell>
        </table:table-row>
        <table:table-row table:style-name="ro1">
          <table:table-cell office:value-type="float" office:value="906.88" calcext:value-type="float">
            <text:p>906.88</text:p>
          </table:table-cell>
          <table:table-cell office:value-type="float" office:value="282.145" calcext:value-type="float">
            <text:p>282.145</text:p>
          </table:table-cell>
        </table:table-row>
        <table:table-row table:style-name="ro1">
          <table:table-cell office:value-type="float" office:value="907.88" calcext:value-type="float">
            <text:p>907.88</text:p>
          </table:table-cell>
          <table:table-cell office:value-type="float" office:value="282.425" calcext:value-type="float">
            <text:p>282.425</text:p>
          </table:table-cell>
        </table:table-row>
        <table:table-row table:style-name="ro1">
          <table:table-cell office:value-type="float" office:value="908.889" calcext:value-type="float">
            <text:p>908.889</text:p>
          </table:table-cell>
          <table:table-cell office:value-type="float" office:value="282.577" calcext:value-type="float">
            <text:p>282.577</text:p>
          </table:table-cell>
        </table:table-row>
        <table:table-row table:style-name="ro1">
          <table:table-cell office:value-type="float" office:value="909.899" calcext:value-type="float">
            <text:p>909.899</text:p>
          </table:table-cell>
          <table:table-cell office:value-type="float" office:value="283.088" calcext:value-type="float">
            <text:p>283.088</text:p>
          </table:table-cell>
        </table:table-row>
        <table:table-row table:style-name="ro1">
          <table:table-cell office:value-type="float" office:value="910.931" calcext:value-type="float">
            <text:p>910.931</text:p>
          </table:table-cell>
          <table:table-cell office:value-type="float" office:value="283.408" calcext:value-type="float">
            <text:p>283.408</text:p>
          </table:table-cell>
        </table:table-row>
        <table:table-row table:style-name="ro1">
          <table:table-cell office:value-type="float" office:value="911.951" calcext:value-type="float">
            <text:p>911.951</text:p>
          </table:table-cell>
          <table:table-cell office:value-type="float" office:value="284.495" calcext:value-type="float">
            <text:p>284.495</text:p>
          </table:table-cell>
        </table:table-row>
        <table:table-row table:style-name="ro1">
          <table:table-cell office:value-type="float" office:value="912.945" calcext:value-type="float">
            <text:p>912.945</text:p>
          </table:table-cell>
          <table:table-cell office:value-type="float" office:value="284.733" calcext:value-type="float">
            <text:p>284.733</text:p>
          </table:table-cell>
        </table:table-row>
        <table:table-row table:style-name="ro1">
          <table:table-cell office:value-type="float" office:value="913.953" calcext:value-type="float">
            <text:p>913.953</text:p>
          </table:table-cell>
          <table:table-cell office:value-type="float" office:value="285.322" calcext:value-type="float">
            <text:p>285.322</text:p>
          </table:table-cell>
        </table:table-row>
        <table:table-row table:style-name="ro1">
          <table:table-cell office:value-type="float" office:value="914.98" calcext:value-type="float">
            <text:p>914.98</text:p>
          </table:table-cell>
          <table:table-cell office:value-type="float" office:value="286.125" calcext:value-type="float">
            <text:p>286.125</text:p>
          </table:table-cell>
        </table:table-row>
        <table:table-row table:style-name="ro1">
          <table:table-cell office:value-type="float" office:value="916.037" calcext:value-type="float">
            <text:p>916.037</text:p>
          </table:table-cell>
          <table:table-cell office:value-type="float" office:value="286.332" calcext:value-type="float">
            <text:p>286.332</text:p>
          </table:table-cell>
        </table:table-row>
        <table:table-row table:style-name="ro1">
          <table:table-cell office:value-type="float" office:value="917.056" calcext:value-type="float">
            <text:p>917.056</text:p>
          </table:table-cell>
          <table:table-cell office:value-type="float" office:value="286.723" calcext:value-type="float">
            <text:p>286.723</text:p>
          </table:table-cell>
        </table:table-row>
        <table:table-row table:style-name="ro1">
          <table:table-cell office:value-type="float" office:value="918.055" calcext:value-type="float">
            <text:p>918.055</text:p>
          </table:table-cell>
          <table:table-cell office:value-type="float" office:value="287.088" calcext:value-type="float">
            <text:p>287.088</text:p>
          </table:table-cell>
        </table:table-row>
        <table:table-row table:style-name="ro1">
          <table:table-cell office:value-type="float" office:value="919.058" calcext:value-type="float">
            <text:p>919.058</text:p>
          </table:table-cell>
          <table:table-cell office:value-type="float" office:value="287.32" calcext:value-type="float">
            <text:p>287.32</text:p>
          </table:table-cell>
        </table:table-row>
        <table:table-row table:style-name="ro1">
          <table:table-cell office:value-type="float" office:value="920.084" calcext:value-type="float">
            <text:p>920.084</text:p>
          </table:table-cell>
          <table:table-cell office:value-type="float" office:value="287.642" calcext:value-type="float">
            <text:p>287.642</text:p>
          </table:table-cell>
        </table:table-row>
        <table:table-row table:style-name="ro1">
          <table:table-cell office:value-type="float" office:value="921.093" calcext:value-type="float">
            <text:p>921.093</text:p>
          </table:table-cell>
          <table:table-cell office:value-type="float" office:value="288.08" calcext:value-type="float">
            <text:p>288.08</text:p>
          </table:table-cell>
        </table:table-row>
        <table:table-row table:style-name="ro1">
          <table:table-cell office:value-type="float" office:value="922.088" calcext:value-type="float">
            <text:p>922.088</text:p>
          </table:table-cell>
          <table:table-cell office:value-type="float" office:value="288.327" calcext:value-type="float">
            <text:p>288.327</text:p>
          </table:table-cell>
        </table:table-row>
        <table:table-row table:style-name="ro1">
          <table:table-cell office:value-type="float" office:value="923.09" calcext:value-type="float">
            <text:p>923.09</text:p>
          </table:table-cell>
          <table:table-cell office:value-type="float" office:value="288.66" calcext:value-type="float">
            <text:p>288.66</text:p>
          </table:table-cell>
        </table:table-row>
        <table:table-row table:style-name="ro1">
          <table:table-cell office:value-type="float" office:value="924.082" calcext:value-type="float">
            <text:p>924.082</text:p>
          </table:table-cell>
          <table:table-cell office:value-type="float" office:value="289.067" calcext:value-type="float">
            <text:p>289.067</text:p>
          </table:table-cell>
        </table:table-row>
        <table:table-row table:style-name="ro1">
          <table:table-cell office:value-type="float" office:value="925.098" calcext:value-type="float">
            <text:p>925.098</text:p>
          </table:table-cell>
          <table:table-cell office:value-type="float" office:value="289.353" calcext:value-type="float">
            <text:p>289.353</text:p>
          </table:table-cell>
        </table:table-row>
        <table:table-row table:style-name="ro1">
          <table:table-cell office:value-type="float" office:value="926.092" calcext:value-type="float">
            <text:p>926.092</text:p>
          </table:table-cell>
          <table:table-cell office:value-type="float" office:value="289.68" calcext:value-type="float">
            <text:p>289.68</text:p>
          </table:table-cell>
        </table:table-row>
        <table:table-row table:style-name="ro1">
          <table:table-cell office:value-type="float" office:value="927.099" calcext:value-type="float">
            <text:p>927.099</text:p>
          </table:table-cell>
          <table:table-cell office:value-type="float" office:value="289.855" calcext:value-type="float">
            <text:p>289.855</text:p>
          </table:table-cell>
        </table:table-row>
        <table:table-row table:style-name="ro1">
          <table:table-cell office:value-type="float" office:value="928.093" calcext:value-type="float">
            <text:p>928.093</text:p>
          </table:table-cell>
          <table:table-cell office:value-type="float" office:value="289.993" calcext:value-type="float">
            <text:p>289.993</text:p>
          </table:table-cell>
        </table:table-row>
        <table:table-row table:style-name="ro1">
          <table:table-cell office:value-type="float" office:value="929.084" calcext:value-type="float">
            <text:p>929.084</text:p>
          </table:table-cell>
          <table:table-cell office:value-type="float" office:value="290.358" calcext:value-type="float">
            <text:p>290.358</text:p>
          </table:table-cell>
        </table:table-row>
        <table:table-row table:style-name="ro1">
          <table:table-cell office:value-type="float" office:value="930.091" calcext:value-type="float">
            <text:p>930.091</text:p>
          </table:table-cell>
          <table:table-cell office:value-type="float" office:value="290.82" calcext:value-type="float">
            <text:p>290.82</text:p>
          </table:table-cell>
        </table:table-row>
        <table:table-row table:style-name="ro1">
          <table:table-cell office:value-type="float" office:value="931.1" calcext:value-type="float">
            <text:p>931.1</text:p>
          </table:table-cell>
          <table:table-cell office:value-type="float" office:value="290.942" calcext:value-type="float">
            <text:p>290.942</text:p>
          </table:table-cell>
        </table:table-row>
        <table:table-row table:style-name="ro1">
          <table:table-cell office:value-type="float" office:value="932.094" calcext:value-type="float">
            <text:p>932.094</text:p>
          </table:table-cell>
          <table:table-cell office:value-type="float" office:value="291.375" calcext:value-type="float">
            <text:p>291.375</text:p>
          </table:table-cell>
        </table:table-row>
        <table:table-row table:style-name="ro1">
          <table:table-cell office:value-type="float" office:value="933.089" calcext:value-type="float">
            <text:p>933.089</text:p>
          </table:table-cell>
          <table:table-cell office:value-type="float" office:value="291.78" calcext:value-type="float">
            <text:p>291.78</text:p>
          </table:table-cell>
        </table:table-row>
        <table:table-row table:style-name="ro1">
          <table:table-cell office:value-type="float" office:value="934.157" calcext:value-type="float">
            <text:p>934.157</text:p>
          </table:table-cell>
          <table:table-cell office:value-type="float" office:value="292.69" calcext:value-type="float">
            <text:p>292.69</text:p>
          </table:table-cell>
        </table:table-row>
        <table:table-row table:style-name="ro1">
          <table:table-cell office:value-type="float" office:value="935.187" calcext:value-type="float">
            <text:p>935.18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36.179" calcext:value-type="float">
            <text:p>936.179</text:p>
          </table:table-cell>
          <table:table-cell office:value-type="float" office:value="293.863" calcext:value-type="float">
            <text:p>293.863</text:p>
          </table:table-cell>
        </table:table-row>
        <table:table-row table:style-name="ro1">
          <table:table-cell office:value-type="float" office:value="937.207" calcext:value-type="float">
            <text:p>937.207</text:p>
          </table:table-cell>
          <table:table-cell office:value-type="float" office:value="294.653" calcext:value-type="float">
            <text:p>294.653</text:p>
          </table:table-cell>
        </table:table-row>
        <table:table-row table:style-name="ro1">
          <table:table-cell office:value-type="float" office:value="938.205" calcext:value-type="float">
            <text:p>938.205</text:p>
          </table:table-cell>
          <table:table-cell office:value-type="float" office:value="295.01" calcext:value-type="float">
            <text:p>295.01</text:p>
          </table:table-cell>
        </table:table-row>
        <table:table-row table:style-name="ro1">
          <table:table-cell office:value-type="float" office:value="939.221" calcext:value-type="float">
            <text:p>939.221</text:p>
          </table:table-cell>
          <table:table-cell office:value-type="float" office:value="295.822" calcext:value-type="float">
            <text:p>295.822</text:p>
          </table:table-cell>
        </table:table-row>
        <table:table-row table:style-name="ro1">
          <table:table-cell office:value-type="float" office:value="940.316" calcext:value-type="float">
            <text:p>940.316</text:p>
          </table:table-cell>
          <table:table-cell office:value-type="float" office:value="296.223" calcext:value-type="float">
            <text:p>296.223</text:p>
          </table:table-cell>
        </table:table-row>
        <table:table-row table:style-name="ro1">
          <table:table-cell office:value-type="float" office:value="941.279" calcext:value-type="float">
            <text:p>941.279</text:p>
          </table:table-cell>
          <table:table-cell office:value-type="float" office:value="296.365" calcext:value-type="float">
            <text:p>296.365</text:p>
          </table:table-cell>
        </table:table-row>
        <table:table-row table:style-name="ro1">
          <table:table-cell office:value-type="float" office:value="942.273" calcext:value-type="float">
            <text:p>942.273</text:p>
          </table:table-cell>
          <table:table-cell office:value-type="float" office:value="293.77" calcext:value-type="float">
            <text:p>293.77</text:p>
          </table:table-cell>
        </table:table-row>
        <table:table-row table:style-name="ro1">
          <table:table-cell office:value-type="float" office:value="943.262" calcext:value-type="float">
            <text:p>943.262</text:p>
          </table:table-cell>
          <table:table-cell office:value-type="float" office:value="294.655" calcext:value-type="float">
            <text:p>294.655</text:p>
          </table:table-cell>
        </table:table-row>
        <table:table-row table:style-name="ro1">
          <table:table-cell office:value-type="float" office:value="944.278" calcext:value-type="float">
            <text:p>944.278</text:p>
          </table:table-cell>
          <table:table-cell office:value-type="float" office:value="294.595" calcext:value-type="float">
            <text:p>294.595</text:p>
          </table:table-cell>
        </table:table-row>
        <table:table-row table:style-name="ro1">
          <table:table-cell office:value-type="float" office:value="945.317" calcext:value-type="float">
            <text:p>945.317</text:p>
          </table:table-cell>
          <table:table-cell office:value-type="float" office:value="294.603" calcext:value-type="float">
            <text:p>294.603</text:p>
          </table:table-cell>
        </table:table-row>
        <table:table-row table:style-name="ro1">
          <table:table-cell office:value-type="float" office:value="946.314" calcext:value-type="float">
            <text:p>946.314</text:p>
          </table:table-cell>
          <table:table-cell office:value-type="float" office:value="294.605" calcext:value-type="float">
            <text:p>294.605</text:p>
          </table:table-cell>
        </table:table-row>
        <table:table-row table:style-name="ro1">
          <table:table-cell office:value-type="float" office:value="947.343" calcext:value-type="float">
            <text:p>947.343</text:p>
          </table:table-cell>
          <table:table-cell office:value-type="float" office:value="294.608" calcext:value-type="float">
            <text:p>294.608</text:p>
          </table:table-cell>
        </table:table-row>
        <table:table-row table:style-name="ro1">
          <table:table-cell office:value-type="float" office:value="948.368" calcext:value-type="float">
            <text:p>948.368</text:p>
          </table:table-cell>
          <table:table-cell office:value-type="float" office:value="294.61" calcext:value-type="float">
            <text:p>294.61</text:p>
          </table:table-cell>
        </table:table-row>
        <table:table-row table:style-name="ro1">
          <table:table-cell office:value-type="float" office:value="949.393" calcext:value-type="float">
            <text:p>949.393</text:p>
          </table:table-cell>
          <table:table-cell office:value-type="float" office:value="294.615" calcext:value-type="float">
            <text:p>294.615</text:p>
          </table:table-cell>
        </table:table-row>
        <table:table-row table:style-name="ro1">
          <table:table-cell office:value-type="float" office:value="950.374" calcext:value-type="float">
            <text:p>950.374</text:p>
          </table:table-cell>
          <table:table-cell office:value-type="float" office:value="294.618" calcext:value-type="float">
            <text:p>294.618</text:p>
          </table:table-cell>
        </table:table-row>
        <table:table-row table:style-name="ro1">
          <table:table-cell office:value-type="float" office:value="951.403" calcext:value-type="float">
            <text:p>951.403</text:p>
          </table:table-cell>
          <table:table-cell office:value-type="float" office:value="294.623" calcext:value-type="float">
            <text:p>294.623</text:p>
          </table:table-cell>
        </table:table-row>
        <table:table-row table:style-name="ro1">
          <table:table-cell office:value-type="float" office:value="952.402" calcext:value-type="float">
            <text:p>952.402</text:p>
          </table:table-cell>
          <table:table-cell office:value-type="float" office:value="294.695" calcext:value-type="float">
            <text:p>294.695</text:p>
          </table:table-cell>
        </table:table-row>
        <table:table-row table:style-name="ro1">
          <table:table-cell office:value-type="float" office:value="953.459" calcext:value-type="float">
            <text:p>953.459</text:p>
          </table:table-cell>
          <table:table-cell office:value-type="float" office:value="298.91" calcext:value-type="float">
            <text:p>298.91</text:p>
          </table:table-cell>
        </table:table-row>
        <table:table-row table:style-name="ro1">
          <table:table-cell office:value-type="float" office:value="954.469" calcext:value-type="float">
            <text:p>954.469</text:p>
          </table:table-cell>
          <table:table-cell office:value-type="float" office:value="299.285" calcext:value-type="float">
            <text:p>299.285</text:p>
          </table:table-cell>
        </table:table-row>
        <table:table-row table:style-name="ro1">
          <table:table-cell office:value-type="float" office:value="955.477" calcext:value-type="float">
            <text:p>955.477</text:p>
          </table:table-cell>
          <table:table-cell office:value-type="float" office:value="299.7" calcext:value-type="float">
            <text:p>299.7</text:p>
          </table:table-cell>
        </table:table-row>
        <table:table-row table:style-name="ro1">
          <table:table-cell office:value-type="float" office:value="956.467" calcext:value-type="float">
            <text:p>956.467</text:p>
          </table:table-cell>
          <table:table-cell office:value-type="float" office:value="299.855" calcext:value-type="float">
            <text:p>299.855</text:p>
          </table:table-cell>
        </table:table-row>
        <table:table-row table:style-name="ro1">
          <table:table-cell office:value-type="float" office:value="957.503" calcext:value-type="float">
            <text:p>957.503</text:p>
          </table:table-cell>
          <table:table-cell office:value-type="float" office:value="300.055" calcext:value-type="float">
            <text:p>300.055</text:p>
          </table:table-cell>
        </table:table-row>
        <table:table-row table:style-name="ro1">
          <table:table-cell office:value-type="float" office:value="958.501" calcext:value-type="float">
            <text:p>958.501</text:p>
          </table:table-cell>
          <table:table-cell office:value-type="float" office:value="300.353" calcext:value-type="float">
            <text:p>300.353</text:p>
          </table:table-cell>
        </table:table-row>
        <table:table-row table:style-name="ro1">
          <table:table-cell office:value-type="float" office:value="959.535" calcext:value-type="float">
            <text:p>959.535</text:p>
          </table:table-cell>
          <table:table-cell office:value-type="float" office:value="300.94" calcext:value-type="float">
            <text:p>300.94</text:p>
          </table:table-cell>
        </table:table-row>
        <table:table-row table:style-name="ro1">
          <table:table-cell office:value-type="float" office:value="960.559" calcext:value-type="float">
            <text:p>960.559</text:p>
          </table:table-cell>
          <table:table-cell office:value-type="float" office:value="301.408" calcext:value-type="float">
            <text:p>301.408</text:p>
          </table:table-cell>
        </table:table-row>
        <table:table-row table:style-name="ro1">
          <table:table-cell office:value-type="float" office:value="961.597" calcext:value-type="float">
            <text:p>961.597</text:p>
          </table:table-cell>
          <table:table-cell office:value-type="float" office:value="301.67" calcext:value-type="float">
            <text:p>301.67</text:p>
          </table:table-cell>
        </table:table-row>
        <table:table-row table:style-name="ro1">
          <table:table-cell office:value-type="float" office:value="962.6" calcext:value-type="float">
            <text:p>962.6</text:p>
          </table:table-cell>
          <table:table-cell office:value-type="float" office:value="301.843" calcext:value-type="float">
            <text:p>301.843</text:p>
          </table:table-cell>
        </table:table-row>
        <table:table-row table:style-name="ro1">
          <table:table-cell office:value-type="float" office:value="963.605" calcext:value-type="float">
            <text:p>963.605</text:p>
          </table:table-cell>
          <table:table-cell office:value-type="float" office:value="302.19" calcext:value-type="float">
            <text:p>302.19</text:p>
          </table:table-cell>
        </table:table-row>
        <table:table-row table:style-name="ro1">
          <table:table-cell office:value-type="float" office:value="964.604" calcext:value-type="float">
            <text:p>964.604</text:p>
          </table:table-cell>
          <table:table-cell office:value-type="float" office:value="302.24" calcext:value-type="float">
            <text:p>302.24</text:p>
          </table:table-cell>
        </table:table-row>
        <table:table-row table:style-name="ro1">
          <table:table-cell office:value-type="float" office:value="965.601" calcext:value-type="float">
            <text:p>965.601</text:p>
          </table:table-cell>
          <table:table-cell office:value-type="float" office:value="302.728" calcext:value-type="float">
            <text:p>302.728</text:p>
          </table:table-cell>
        </table:table-row>
        <table:table-row table:style-name="ro1">
          <table:table-cell office:value-type="float" office:value="966.61" calcext:value-type="float">
            <text:p>966.61</text:p>
          </table:table-cell>
          <table:table-cell office:value-type="float" office:value="302.897" calcext:value-type="float">
            <text:p>302.897</text:p>
          </table:table-cell>
        </table:table-row>
        <table:table-row table:style-name="ro1">
          <table:table-cell office:value-type="float" office:value="967.609" calcext:value-type="float">
            <text:p>967.609</text:p>
          </table:table-cell>
          <table:table-cell office:value-type="float" office:value="303.485" calcext:value-type="float">
            <text:p>303.485</text:p>
          </table:table-cell>
        </table:table-row>
        <table:table-row table:style-name="ro1">
          <table:table-cell office:value-type="float" office:value="968.604" calcext:value-type="float">
            <text:p>968.604</text:p>
          </table:table-cell>
          <table:table-cell office:value-type="float" office:value="303.548" calcext:value-type="float">
            <text:p>303.548</text:p>
          </table:table-cell>
        </table:table-row>
        <table:table-row table:style-name="ro1">
          <table:table-cell office:value-type="float" office:value="969.627" calcext:value-type="float">
            <text:p>969.627</text:p>
          </table:table-cell>
          <table:table-cell office:value-type="float" office:value="304.067" calcext:value-type="float">
            <text:p>304.067</text:p>
          </table:table-cell>
        </table:table-row>
        <table:table-row table:style-name="ro1">
          <table:table-cell office:value-type="float" office:value="970.648" calcext:value-type="float">
            <text:p>970.648</text:p>
          </table:table-cell>
          <table:table-cell office:value-type="float" office:value="304.808" calcext:value-type="float">
            <text:p>304.808</text:p>
          </table:table-cell>
        </table:table-row>
        <table:table-row table:style-name="ro1">
          <table:table-cell office:value-type="float" office:value="971.646" calcext:value-type="float">
            <text:p>971.646</text:p>
          </table:table-cell>
          <table:table-cell office:value-type="float" office:value="304.97" calcext:value-type="float">
            <text:p>304.97</text:p>
          </table:table-cell>
        </table:table-row>
        <table:table-row table:style-name="ro1">
          <table:table-cell office:value-type="float" office:value="972.674" calcext:value-type="float">
            <text:p>972.674</text:p>
          </table:table-cell>
          <table:table-cell office:value-type="float" office:value="305.188" calcext:value-type="float">
            <text:p>305.188</text:p>
          </table:table-cell>
        </table:table-row>
        <table:table-row table:style-name="ro1">
          <table:table-cell office:value-type="float" office:value="973.652" calcext:value-type="float">
            <text:p>973.652</text:p>
          </table:table-cell>
          <table:table-cell office:value-type="float" office:value="305.442" calcext:value-type="float">
            <text:p>305.442</text:p>
          </table:table-cell>
        </table:table-row>
        <table:table-row table:style-name="ro1">
          <table:table-cell office:value-type="float" office:value="974.663" calcext:value-type="float">
            <text:p>974.663</text:p>
          </table:table-cell>
          <table:table-cell office:value-type="float" office:value="305.757" calcext:value-type="float">
            <text:p>305.757</text:p>
          </table:table-cell>
        </table:table-row>
        <table:table-row table:style-name="ro1">
          <table:table-cell office:value-type="float" office:value="975.694" calcext:value-type="float">
            <text:p>975.694</text:p>
          </table:table-cell>
          <table:table-cell office:value-type="float" office:value="305.99" calcext:value-type="float">
            <text:p>305.99</text:p>
          </table:table-cell>
        </table:table-row>
        <table:table-row table:style-name="ro1">
          <table:table-cell office:value-type="float" office:value="976.688" calcext:value-type="float">
            <text:p>976.688</text:p>
          </table:table-cell>
          <table:table-cell office:value-type="float" office:value="306.155" calcext:value-type="float">
            <text:p>306.155</text:p>
          </table:table-cell>
        </table:table-row>
        <table:table-row table:style-name="ro1">
          <table:table-cell office:value-type="float" office:value="977.718" calcext:value-type="float">
            <text:p>977.718</text:p>
          </table:table-cell>
          <table:table-cell office:value-type="float" office:value="306.68" calcext:value-type="float">
            <text:p>306.68</text:p>
          </table:table-cell>
        </table:table-row>
        <table:table-row table:style-name="ro1">
          <table:table-cell office:value-type="float" office:value="978.736" calcext:value-type="float">
            <text:p>978.736</text:p>
          </table:table-cell>
          <table:table-cell office:value-type="float" office:value="307.283" calcext:value-type="float">
            <text:p>307.283</text:p>
          </table:table-cell>
        </table:table-row>
        <table:table-row table:style-name="ro1">
          <table:table-cell office:value-type="float" office:value="979.731" calcext:value-type="float">
            <text:p>979.731</text:p>
          </table:table-cell>
          <table:table-cell office:value-type="float" office:value="307.855" calcext:value-type="float">
            <text:p>307.855</text:p>
          </table:table-cell>
        </table:table-row>
        <table:table-row table:style-name="ro1">
          <table:table-cell office:value-type="float" office:value="980.756" calcext:value-type="float">
            <text:p>980.756</text:p>
          </table:table-cell>
          <table:table-cell office:value-type="float" office:value="308.028" calcext:value-type="float">
            <text:p>308.028</text:p>
          </table:table-cell>
        </table:table-row>
        <table:table-row table:style-name="ro1">
          <table:table-cell office:value-type="float" office:value="981.758" calcext:value-type="float">
            <text:p>981.758</text:p>
          </table:table-cell>
          <table:table-cell office:value-type="float" office:value="308.423" calcext:value-type="float">
            <text:p>308.423</text:p>
          </table:table-cell>
        </table:table-row>
        <table:table-row table:style-name="ro1">
          <table:table-cell office:value-type="float" office:value="982.741" calcext:value-type="float">
            <text:p>982.741</text:p>
          </table:table-cell>
          <table:table-cell office:value-type="float" office:value="308.947" calcext:value-type="float">
            <text:p>308.947</text:p>
          </table:table-cell>
        </table:table-row>
        <table:table-row table:style-name="ro1">
          <table:table-cell office:value-type="float" office:value="983.774" calcext:value-type="float">
            <text:p>983.774</text:p>
          </table:table-cell>
          <table:table-cell office:value-type="float" office:value="309.553" calcext:value-type="float">
            <text:p>309.553</text:p>
          </table:table-cell>
        </table:table-row>
        <table:table-row table:style-name="ro1">
          <table:table-cell office:value-type="float" office:value="984.805" calcext:value-type="float">
            <text:p>984.805</text:p>
          </table:table-cell>
          <table:table-cell office:value-type="float" office:value="309.76" calcext:value-type="float">
            <text:p>309.76</text:p>
          </table:table-cell>
        </table:table-row>
        <table:table-row table:style-name="ro1">
          <table:table-cell office:value-type="float" office:value="985.797" calcext:value-type="float">
            <text:p>985.797</text:p>
          </table:table-cell>
          <table:table-cell office:value-type="float" office:value="310.015" calcext:value-type="float">
            <text:p>310.015</text:p>
          </table:table-cell>
        </table:table-row>
        <table:table-row table:style-name="ro1">
          <table:table-cell office:value-type="float" office:value="986.793" calcext:value-type="float">
            <text:p>986.793</text:p>
          </table:table-cell>
          <table:table-cell office:value-type="float" office:value="307.195" calcext:value-type="float">
            <text:p>307.195</text:p>
          </table:table-cell>
        </table:table-row>
        <table:table-row table:style-name="ro1">
          <table:table-cell office:value-type="float" office:value="987.781" calcext:value-type="float">
            <text:p>987.781</text:p>
          </table:table-cell>
          <table:table-cell office:value-type="float" office:value="308.915" calcext:value-type="float">
            <text:p>308.915</text:p>
          </table:table-cell>
        </table:table-row>
        <table:table-row table:style-name="ro1">
          <table:table-cell office:value-type="float" office:value="988.806" calcext:value-type="float">
            <text:p>988.806</text:p>
          </table:table-cell>
          <table:table-cell office:value-type="float" office:value="308.995" calcext:value-type="float">
            <text:p>308.995</text:p>
          </table:table-cell>
        </table:table-row>
        <table:table-row table:style-name="ro1">
          <table:table-cell office:value-type="float" office:value="989.814" calcext:value-type="float">
            <text:p>989.814</text:p>
          </table:table-cell>
          <table:table-cell office:value-type="float" office:value="309.007" calcext:value-type="float">
            <text:p>309.007</text:p>
          </table:table-cell>
        </table:table-row>
        <table:table-row table:style-name="ro1">
          <table:table-cell office:value-type="float" office:value="990.832" calcext:value-type="float">
            <text:p>990.832</text:p>
          </table:table-cell>
          <table:table-cell office:value-type="float" office:value="309.08" calcext:value-type="float">
            <text:p>309.08</text:p>
          </table:table-cell>
        </table:table-row>
        <table:table-row table:style-name="ro1">
          <table:table-cell office:value-type="float" office:value="991.831" calcext:value-type="float">
            <text:p>991.831</text:p>
          </table:table-cell>
          <table:table-cell office:value-type="float" office:value="309.098" calcext:value-type="float">
            <text:p>309.098</text:p>
          </table:table-cell>
        </table:table-row>
        <table:table-row table:style-name="ro1">
          <table:table-cell office:value-type="float" office:value="992.872" calcext:value-type="float">
            <text:p>992.872</text:p>
          </table:table-cell>
          <table:table-cell office:value-type="float" office:value="309.118" calcext:value-type="float">
            <text:p>309.118</text:p>
          </table:table-cell>
        </table:table-row>
        <table:table-row table:style-name="ro1">
          <table:table-cell office:value-type="float" office:value="993.869" calcext:value-type="float">
            <text:p>993.869</text:p>
          </table:table-cell>
          <table:table-cell office:value-type="float" office:value="309.105" calcext:value-type="float">
            <text:p>309.105</text:p>
          </table:table-cell>
        </table:table-row>
        <table:table-row table:style-name="ro1">
          <table:table-cell office:value-type="float" office:value="994.866" calcext:value-type="float">
            <text:p>994.866</text:p>
          </table:table-cell>
          <table:table-cell office:value-type="float" office:value="313.283" calcext:value-type="float">
            <text:p>313.283</text:p>
          </table:table-cell>
        </table:table-row>
        <table:table-row table:style-name="ro1">
          <table:table-cell office:value-type="float" office:value="995.912" calcext:value-type="float">
            <text:p>995.912</text:p>
          </table:table-cell>
          <table:table-cell office:value-type="float" office:value="314.09" calcext:value-type="float">
            <text:p>314.09</text:p>
          </table:table-cell>
        </table:table-row>
        <table:table-row table:style-name="ro1">
          <table:table-cell office:value-type="float" office:value="996.909" calcext:value-type="float">
            <text:p>996.909</text:p>
          </table:table-cell>
          <table:table-cell office:value-type="float" office:value="314.408" calcext:value-type="float">
            <text:p>314.408</text:p>
          </table:table-cell>
        </table:table-row>
        <table:table-row table:style-name="ro1">
          <table:table-cell office:value-type="float" office:value="997.937" calcext:value-type="float">
            <text:p>997.937</text:p>
          </table:table-cell>
          <table:table-cell office:value-type="float" office:value="314.548" calcext:value-type="float">
            <text:p>314.548</text:p>
          </table:table-cell>
        </table:table-row>
        <table:table-row table:style-name="ro1">
          <table:table-cell office:value-type="float" office:value="998.999" calcext:value-type="float">
            <text:p>998.99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29" calcext:value-type="float">
            <text:p>315.2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16.022" calcext:value-type="float">
            <text:p>316.022</text:p>
          </table:table-cell>
        </table:table-row>
        <table:table-row table:style-name="ro1">
          <table:table-cell office:value-type="float" office:value="1002.01" calcext:value-type="float">
            <text:p>1002.01</text:p>
          </table:table-cell>
          <table:table-cell office:value-type="float" office:value="316.788" calcext:value-type="float">
            <text:p>316.788</text:p>
          </table:table-cell>
        </table:table-row>
        <table:table-row table:style-name="ro1">
          <table:table-cell office:value-type="float" office:value="1003.01" calcext:value-type="float">
            <text:p>1003.01</text:p>
          </table:table-cell>
          <table:table-cell office:value-type="float" office:value="317.435" calcext:value-type="float">
            <text:p>317.435</text:p>
          </table:table-cell>
        </table:table-row>
        <table:table-row table:style-name="ro1">
          <table:table-cell office:value-type="float" office:value="1004.04" calcext:value-type="float">
            <text:p>1004.04</text:p>
          </table:table-cell>
          <table:table-cell office:value-type="float" office:value="317.762" calcext:value-type="float">
            <text:p>317.762</text:p>
          </table:table-cell>
        </table:table-row>
        <table:table-row table:style-name="ro1">
          <table:table-cell office:value-type="float" office:value="1005.04" calcext:value-type="float">
            <text:p>1005.04</text:p>
          </table:table-cell>
          <table:table-cell office:value-type="float" office:value="318.158" calcext:value-type="float">
            <text:p>318.158</text:p>
          </table:table-cell>
        </table:table-row>
        <table:table-row table:style-name="ro1">
          <table:table-cell office:value-type="float" office:value="1006.09" calcext:value-type="float">
            <text:p>1006.09</text:p>
          </table:table-cell>
          <table:table-cell office:value-type="float" office:value="318.47" calcext:value-type="float">
            <text:p>318.47</text:p>
          </table:table-cell>
        </table:table-row>
        <table:table-row table:style-name="ro1">
          <table:table-cell office:value-type="float" office:value="1007.08" calcext:value-type="float">
            <text:p>1007.08</text:p>
          </table:table-cell>
          <table:table-cell office:value-type="float" office:value="318.76" calcext:value-type="float">
            <text:p>318.76</text:p>
          </table:table-cell>
        </table:table-row>
        <table:table-row table:style-name="ro1">
          <table:table-cell office:value-type="float" office:value="1008.09" calcext:value-type="float">
            <text:p>1008.09</text:p>
          </table:table-cell>
          <table:table-cell office:value-type="float" office:value="319.202" calcext:value-type="float">
            <text:p>319.202</text:p>
          </table:table-cell>
        </table:table-row>
        <table:table-row table:style-name="ro1">
          <table:table-cell office:value-type="float" office:value="1009.09" calcext:value-type="float">
            <text:p>1009.09</text:p>
          </table:table-cell>
          <table:table-cell office:value-type="float" office:value="319.363" calcext:value-type="float">
            <text:p>319.363</text:p>
          </table:table-cell>
        </table:table-row>
        <table:table-row table:style-name="ro1">
          <table:table-cell office:value-type="float" office:value="1010.1" calcext:value-type="float">
            <text:p>1010.1</text:p>
          </table:table-cell>
          <table:table-cell office:value-type="float" office:value="319.903" calcext:value-type="float">
            <text:p>319.903</text:p>
          </table:table-cell>
        </table:table-row>
        <table:table-row table:style-name="ro1">
          <table:table-cell office:value-type="float" office:value="1011.09" calcext:value-type="float">
            <text:p>1011.09</text:p>
          </table:table-cell>
          <table:table-cell office:value-type="float" office:value="320.1" calcext:value-type="float">
            <text:p>320.1</text:p>
          </table:table-cell>
        </table:table-row>
        <table:table-row table:style-name="ro1">
          <table:table-cell office:value-type="float" office:value="1012.12" calcext:value-type="float">
            <text:p>1012.12</text:p>
          </table:table-cell>
          <table:table-cell office:value-type="float" office:value="320.397" calcext:value-type="float">
            <text:p>320.397</text:p>
          </table:table-cell>
        </table:table-row>
        <table:table-row table:style-name="ro1">
          <table:table-cell office:value-type="float" office:value="1013.11" calcext:value-type="float">
            <text:p>1013.11</text:p>
          </table:table-cell>
          <table:table-cell office:value-type="float" office:value="320.702" calcext:value-type="float">
            <text:p>320.702</text:p>
          </table:table-cell>
        </table:table-row>
        <table:table-row table:style-name="ro1">
          <table:table-cell office:value-type="float" office:value="1014.13" calcext:value-type="float">
            <text:p>1014.13</text:p>
          </table:table-cell>
          <table:table-cell office:value-type="float" office:value="320.923" calcext:value-type="float">
            <text:p>320.923</text:p>
          </table:table-cell>
        </table:table-row>
        <table:table-row table:style-name="ro1">
          <table:table-cell office:value-type="float" office:value="1015.14" calcext:value-type="float">
            <text:p>1015.14</text:p>
          </table:table-cell>
          <table:table-cell office:value-type="float" office:value="318.34" calcext:value-type="float">
            <text:p>318.34</text:p>
          </table:table-cell>
        </table:table-row>
        <table:table-row table:style-name="ro1">
          <table:table-cell office:value-type="float" office:value="1016.16" calcext:value-type="float">
            <text:p>1016.16</text:p>
          </table:table-cell>
          <table:table-cell office:value-type="float" office:value="326.72" calcext:value-type="float">
            <text:p>326.72</text:p>
          </table:table-cell>
        </table:table-row>
        <table:table-row table:style-name="ro1">
          <table:table-cell office:value-type="float" office:value="1017.18" calcext:value-type="float">
            <text:p>1017.18</text:p>
          </table:table-cell>
          <table:table-cell office:value-type="float" office:value="326.885" calcext:value-type="float">
            <text:p>326.885</text:p>
          </table:table-cell>
        </table:table-row>
        <table:table-row table:style-name="ro1">
          <table:table-cell office:value-type="float" office:value="1018.2" calcext:value-type="float">
            <text:p>1018.2</text:p>
          </table:table-cell>
          <table:table-cell office:value-type="float" office:value="326.973" calcext:value-type="float">
            <text:p>326.973</text:p>
          </table:table-cell>
        </table:table-row>
        <table:table-row table:style-name="ro1">
          <table:table-cell office:value-type="float" office:value="1019.18" calcext:value-type="float">
            <text:p>1019.18</text:p>
          </table:table-cell>
          <table:table-cell office:value-type="float" office:value="329.998" calcext:value-type="float">
            <text:p>329.998</text:p>
          </table:table-cell>
        </table:table-row>
        <table:table-row table:style-name="ro1">
          <table:table-cell office:value-type="float" office:value="1020.17" calcext:value-type="float">
            <text:p>1020.17</text:p>
          </table:table-cell>
          <table:table-cell office:value-type="float" office:value="331.455" calcext:value-type="float">
            <text:p>331.455</text:p>
          </table:table-cell>
        </table:table-row>
        <table:table-row table:style-name="ro1">
          <table:table-cell office:value-type="float" office:value="1021.18" calcext:value-type="float">
            <text:p>1021.18</text:p>
          </table:table-cell>
          <table:table-cell office:value-type="float" office:value="331.653" calcext:value-type="float">
            <text:p>331.653</text:p>
          </table:table-cell>
        </table:table-row>
        <table:table-row table:style-name="ro1">
          <table:table-cell office:value-type="float" office:value="1022.19" calcext:value-type="float">
            <text:p>1022.19</text:p>
          </table:table-cell>
          <table:table-cell office:value-type="float" office:value="331.685" calcext:value-type="float">
            <text:p>331.685</text:p>
          </table:table-cell>
        </table:table-row>
        <table:table-row table:style-name="ro1">
          <table:table-cell office:value-type="float" office:value="1023.21" calcext:value-type="float">
            <text:p>1023.21</text:p>
          </table:table-cell>
          <table:table-cell office:value-type="float" office:value="331.685" calcext:value-type="float">
            <text:p>331.685</text:p>
          </table:table-cell>
        </table:table-row>
        <table:table-row table:style-name="ro1">
          <table:table-cell office:value-type="float" office:value="1024.21" calcext:value-type="float">
            <text:p>1024.21</text:p>
          </table:table-cell>
          <table:table-cell office:value-type="float" office:value="331.69" calcext:value-type="float">
            <text:p>331.69</text:p>
          </table:table-cell>
        </table:table-row>
        <table:table-row table:style-name="ro1">
          <table:table-cell office:value-type="float" office:value="1025.21" calcext:value-type="float">
            <text:p>1025.21</text:p>
          </table:table-cell>
          <table:table-cell office:value-type="float" office:value="331.695" calcext:value-type="float">
            <text:p>331.695</text:p>
          </table:table-cell>
        </table:table-row>
        <table:table-row table:style-name="ro1">
          <table:table-cell office:value-type="float" office:value="1026.28" calcext:value-type="float">
            <text:p>1026.28</text:p>
          </table:table-cell>
          <table:table-cell office:value-type="float" office:value="331.702" calcext:value-type="float">
            <text:p>331.702</text:p>
          </table:table-cell>
        </table:table-row>
        <table:table-row table:style-name="ro1">
          <table:table-cell office:value-type="float" office:value="1027.3" calcext:value-type="float">
            <text:p>1027.3</text:p>
          </table:table-cell>
          <table:table-cell office:value-type="float" office:value="331.702" calcext:value-type="float">
            <text:p>331.702</text:p>
          </table:table-cell>
        </table:table-row>
        <table:table-row table:style-name="ro1">
          <table:table-cell office:value-type="float" office:value="1028.31" calcext:value-type="float">
            <text:p>1028.31</text:p>
          </table:table-cell>
          <table:table-cell office:value-type="float" office:value="331.702" calcext:value-type="float">
            <text:p>331.702</text:p>
          </table:table-cell>
        </table:table-row>
        <table:table-row table:style-name="ro1">
          <table:table-cell office:value-type="float" office:value="1029.37" calcext:value-type="float">
            <text:p>1029.37</text:p>
          </table:table-cell>
          <table:table-cell office:value-type="float" office:value="332.103" calcext:value-type="float">
            <text:p>332.103</text:p>
          </table:table-cell>
        </table:table-row>
        <table:table-row table:style-name="ro1">
          <table:table-cell office:value-type="float" office:value="1030.39" calcext:value-type="float">
            <text:p>1030.39</text:p>
          </table:table-cell>
          <table:table-cell office:value-type="float" office:value="332.005" calcext:value-type="float">
            <text:p>332.005</text:p>
          </table:table-cell>
        </table:table-row>
        <table:table-row table:style-name="ro1">
          <table:table-cell office:value-type="float" office:value="1031.39" calcext:value-type="float">
            <text:p>1031.39</text:p>
          </table:table-cell>
          <table:table-cell office:value-type="float" office:value="331.995" calcext:value-type="float">
            <text:p>331.995</text:p>
          </table:table-cell>
        </table:table-row>
        <table:table-row table:style-name="ro1">
          <table:table-cell office:value-type="float" office:value="1032.4" calcext:value-type="float">
            <text:p>1032.4</text:p>
          </table:table-cell>
          <table:table-cell office:value-type="float" office:value="332.035" calcext:value-type="float">
            <text:p>332.035</text:p>
          </table:table-cell>
        </table:table-row>
        <table:table-row table:style-name="ro1">
          <table:table-cell office:value-type="float" office:value="1033.39" calcext:value-type="float">
            <text:p>1033.39</text:p>
          </table:table-cell>
          <table:table-cell office:value-type="float" office:value="332.043" calcext:value-type="float">
            <text:p>332.043</text:p>
          </table:table-cell>
        </table:table-row>
        <table:table-row table:style-name="ro1">
          <table:table-cell office:value-type="float" office:value="1034.42" calcext:value-type="float">
            <text:p>1034.42</text:p>
          </table:table-cell>
          <table:table-cell office:value-type="float" office:value="332.058" calcext:value-type="float">
            <text:p>332.058</text:p>
          </table:table-cell>
        </table:table-row>
        <table:table-row table:style-name="ro1">
          <table:table-cell office:value-type="float" office:value="1035.45" calcext:value-type="float">
            <text:p>1035.45</text:p>
          </table:table-cell>
          <table:table-cell office:value-type="float" office:value="332.07" calcext:value-type="float">
            <text:p>332.07</text:p>
          </table:table-cell>
        </table:table-row>
        <table:table-row table:style-name="ro1">
          <table:table-cell office:value-type="float" office:value="1036.46" calcext:value-type="float">
            <text:p>1036.46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37.49" calcext:value-type="float">
            <text:p>1037.49</text:p>
          </table:table-cell>
          <table:table-cell office:value-type="float" office:value="332.09" calcext:value-type="float">
            <text:p>332.09</text:p>
          </table:table-cell>
        </table:table-row>
        <table:table-row table:style-name="ro1">
          <table:table-cell office:value-type="float" office:value="1038.5" calcext:value-type="float">
            <text:p>1038.5</text:p>
          </table:table-cell>
          <table:table-cell office:value-type="float" office:value="332.098" calcext:value-type="float">
            <text:p>332.098</text:p>
          </table:table-cell>
        </table:table-row>
        <table:table-row table:style-name="ro1">
          <table:table-cell office:value-type="float" office:value="1039.5" calcext:value-type="float">
            <text:p>1039.5</text:p>
          </table:table-cell>
          <table:table-cell office:value-type="float" office:value="332.09" calcext:value-type="float">
            <text:p>332.09</text:p>
          </table:table-cell>
        </table:table-row>
        <table:table-row table:style-name="ro1">
          <table:table-cell office:value-type="float" office:value="1040.49" calcext:value-type="float">
            <text:p>1040.49</text:p>
          </table:table-cell>
          <table:table-cell office:value-type="float" office:value="332.093" calcext:value-type="float">
            <text:p>332.093</text:p>
          </table:table-cell>
        </table:table-row>
        <table:table-row table:style-name="ro1">
          <table:table-cell office:value-type="float" office:value="1041.54" calcext:value-type="float">
            <text:p>1041.54</text:p>
          </table:table-cell>
          <table:table-cell office:value-type="float" office:value="332.077" calcext:value-type="float">
            <text:p>332.077</text:p>
          </table:table-cell>
        </table:table-row>
        <table:table-row table:style-name="ro1">
          <table:table-cell office:value-type="float" office:value="1042.57" calcext:value-type="float">
            <text:p>1042.57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43.56" calcext:value-type="float">
            <text:p>1043.56</text:p>
          </table:table-cell>
          <table:table-cell office:value-type="float" office:value="332.082" calcext:value-type="float">
            <text:p>332.082</text:p>
          </table:table-cell>
        </table:table-row>
        <table:table-row table:style-name="ro1">
          <table:table-cell office:value-type="float" office:value="1044.57" calcext:value-type="float">
            <text:p>1044.57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45.56" calcext:value-type="float">
            <text:p>1045.56</text:p>
          </table:table-cell>
          <table:table-cell office:value-type="float" office:value="332.153" calcext:value-type="float">
            <text:p>332.153</text:p>
          </table:table-cell>
        </table:table-row>
        <table:table-row table:style-name="ro1">
          <table:table-cell office:value-type="float" office:value="1046.57" calcext:value-type="float">
            <text:p>1046.57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47.56" calcext:value-type="float">
            <text:p>1047.56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48.57" calcext:value-type="float">
            <text:p>1048.57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49.56" calcext:value-type="float">
            <text:p>1049.56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50.57" calcext:value-type="float">
            <text:p>1050.57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51.65" calcext:value-type="float">
            <text:p>1051.65</text:p>
          </table:table-cell>
          <table:table-cell office:value-type="float" office:value="332.088" calcext:value-type="float">
            <text:p>332.088</text:p>
          </table:table-cell>
        </table:table-row>
        <table:table-row table:style-name="ro1">
          <table:table-cell office:value-type="float" office:value="1052.61" calcext:value-type="float">
            <text:p>1052.61</text:p>
          </table:table-cell>
          <table:table-cell office:value-type="float" office:value="332.088" calcext:value-type="float">
            <text:p>332.088</text:p>
          </table:table-cell>
        </table:table-row>
        <table:table-row table:style-name="ro1">
          <table:table-cell office:value-type="float" office:value="1053.61" calcext:value-type="float">
            <text:p>1053.61</text:p>
          </table:table-cell>
          <table:table-cell office:value-type="float" office:value="332.085" calcext:value-type="float">
            <text:p>332.085</text:p>
          </table:table-cell>
        </table:table-row>
        <table:table-row table:style-name="ro1">
          <table:table-cell office:value-type="float" office:value="1054.64" calcext:value-type="float">
            <text:p>1054.64</text:p>
          </table:table-cell>
          <table:table-cell office:value-type="float" office:value="332.08" calcext:value-type="float">
            <text:p>332.08</text:p>
          </table:table-cell>
        </table:table-row>
        <table:table-row table:style-name="ro1">
          <table:table-cell office:value-type="float" office:value="1055.64" calcext:value-type="float">
            <text:p>1055.64</text:p>
          </table:table-cell>
          <table:table-cell office:value-type="float" office:value="332.077" calcext:value-type="float">
            <text:p>332.077</text:p>
          </table:table-cell>
        </table:table-row>
        <table:table-row table:style-name="ro1">
          <table:table-cell office:value-type="float" office:value="1056.67" calcext:value-type="float">
            <text:p>1056.67</text:p>
          </table:table-cell>
          <table:table-cell office:value-type="float" office:value="332.075" calcext:value-type="float">
            <text:p>332.075</text:p>
          </table:table-cell>
        </table:table-row>
        <table:table-row table:style-name="ro1">
          <table:table-cell office:value-type="float" office:value="1057.67" calcext:value-type="float">
            <text:p>1057.67</text:p>
          </table:table-cell>
          <table:table-cell office:value-type="float" office:value="332.082" calcext:value-type="float">
            <text:p>332.082</text:p>
          </table:table-cell>
        </table:table-row>
        <table:table-row table:style-name="ro1">
          <table:table-cell office:value-type="float" office:value="1058.64" calcext:value-type="float">
            <text:p>1058.64</text:p>
          </table:table-cell>
          <table:table-cell office:value-type="float" office:value="332.168" calcext:value-type="float">
            <text:p>332.168</text:p>
          </table:table-cell>
        </table:table-row>
        <table:table-row table:style-name="ro1">
          <table:table-cell office:value-type="float" office:value="1059.69" calcext:value-type="float">
            <text:p>1059.69</text:p>
          </table:table-cell>
          <table:table-cell office:value-type="float" office:value="332.26" calcext:value-type="float">
            <text:p>332.26</text:p>
          </table:table-cell>
        </table:table-row>
        <table:table-row table:style-name="ro1">
          <table:table-cell office:value-type="float" office:value="1060.68" calcext:value-type="float">
            <text:p>1060.68</text:p>
          </table:table-cell>
          <table:table-cell office:value-type="float" office:value="332.267" calcext:value-type="float">
            <text:p>332.267</text:p>
          </table:table-cell>
        </table:table-row>
        <table:table-row table:style-name="ro1">
          <table:table-cell office:value-type="float" office:value="1061.68" calcext:value-type="float">
            <text:p>1061.68</text:p>
          </table:table-cell>
          <table:table-cell office:value-type="float" office:value="332.27" calcext:value-type="float">
            <text:p>332.27</text:p>
          </table:table-cell>
        </table:table-row>
        <table:table-row table:style-name="ro1">
          <table:table-cell office:value-type="float" office:value="1062.71" calcext:value-type="float">
            <text:p>1062.71</text:p>
          </table:table-cell>
          <table:table-cell office:value-type="float" office:value="332.283" calcext:value-type="float">
            <text:p>332.283</text:p>
          </table:table-cell>
        </table:table-row>
        <table:table-row table:style-name="ro1">
          <table:table-cell office:value-type="float" office:value="1063.72" calcext:value-type="float">
            <text:p>1063.72</text:p>
          </table:table-cell>
          <table:table-cell office:value-type="float" office:value="332.288" calcext:value-type="float">
            <text:p>332.288</text:p>
          </table:table-cell>
        </table:table-row>
        <table:table-row table:style-name="ro1">
          <table:table-cell office:value-type="float" office:value="1064.71" calcext:value-type="float">
            <text:p>1064.71</text:p>
          </table:table-cell>
          <table:table-cell office:value-type="float" office:value="332.29" calcext:value-type="float">
            <text:p>332.29</text:p>
          </table:table-cell>
        </table:table-row>
        <table:table-row table:style-name="ro1">
          <table:table-cell office:value-type="float" office:value="1065.75" calcext:value-type="float">
            <text:p>1065.75</text:p>
          </table:table-cell>
          <table:table-cell office:value-type="float" office:value="332.29" calcext:value-type="float">
            <text:p>332.29</text:p>
          </table:table-cell>
        </table:table-row>
        <table:table-row table:style-name="ro1">
          <table:table-cell office:value-type="float" office:value="1066.73" calcext:value-type="float">
            <text:p>1066.73</text:p>
          </table:table-cell>
          <table:table-cell office:value-type="float" office:value="332.338" calcext:value-type="float">
            <text:p>332.338</text:p>
          </table:table-cell>
        </table:table-row>
        <table:table-row table:style-name="ro1">
          <table:table-cell office:value-type="float" office:value="1067.74" calcext:value-type="float">
            <text:p>1067.74</text:p>
          </table:table-cell>
          <table:table-cell office:value-type="float" office:value="333.463" calcext:value-type="float">
            <text:p>333.463</text:p>
          </table:table-cell>
        </table:table-row>
        <table:table-row table:style-name="ro1">
          <table:table-cell office:value-type="float" office:value="1068.75" calcext:value-type="float">
            <text:p>1068.75</text:p>
          </table:table-cell>
          <table:table-cell office:value-type="float" office:value="333.98" calcext:value-type="float">
            <text:p>333.98</text:p>
          </table:table-cell>
        </table:table-row>
        <table:table-row table:style-name="ro1">
          <table:table-cell office:value-type="float" office:value="1069.76" calcext:value-type="float">
            <text:p>1069.76</text:p>
          </table:table-cell>
          <table:table-cell office:value-type="float" office:value="334.12" calcext:value-type="float">
            <text:p>334.12</text:p>
          </table:table-cell>
        </table:table-row>
        <table:table-row table:style-name="ro1">
          <table:table-cell office:value-type="float" office:value="1070.76" calcext:value-type="float">
            <text:p>1070.76</text:p>
          </table:table-cell>
          <table:table-cell office:value-type="float" office:value="334.26" calcext:value-type="float">
            <text:p>334.26</text:p>
          </table:table-cell>
        </table:table-row>
        <table:table-row table:style-name="ro1">
          <table:table-cell office:value-type="float" office:value="1071.78" calcext:value-type="float">
            <text:p>1071.78</text:p>
          </table:table-cell>
          <table:table-cell office:value-type="float" office:value="334.27" calcext:value-type="float">
            <text:p>334.27</text:p>
          </table:table-cell>
        </table:table-row>
        <table:table-row table:style-name="ro1">
          <table:table-cell office:value-type="float" office:value="1072.86" calcext:value-type="float">
            <text:p>1072.86</text:p>
          </table:table-cell>
          <table:table-cell office:value-type="float" office:value="334.248" calcext:value-type="float">
            <text:p>334.248</text:p>
          </table:table-cell>
        </table:table-row>
        <table:table-row table:style-name="ro1">
          <table:table-cell office:value-type="float" office:value="1073.85" calcext:value-type="float">
            <text:p>1073.85</text:p>
          </table:table-cell>
          <table:table-cell office:value-type="float" office:value="334.267" calcext:value-type="float">
            <text:p>334.267</text:p>
          </table:table-cell>
        </table:table-row>
        <table:table-row table:style-name="ro1">
          <table:table-cell office:value-type="float" office:value="1074.87" calcext:value-type="float">
            <text:p>1074.87</text:p>
          </table:table-cell>
          <table:table-cell office:value-type="float" office:value="334.252" calcext:value-type="float">
            <text:p>334.252</text:p>
          </table:table-cell>
        </table:table-row>
        <table:table-row table:style-name="ro1">
          <table:table-cell office:value-type="float" office:value="1075.91" calcext:value-type="float">
            <text:p>1075.91</text:p>
          </table:table-cell>
          <table:table-cell office:value-type="float" office:value="334.238" calcext:value-type="float">
            <text:p>334.238</text:p>
          </table:table-cell>
        </table:table-row>
        <table:table-row table:style-name="ro1">
          <table:table-cell office:value-type="float" office:value="1076.9" calcext:value-type="float">
            <text:p>1076.9</text:p>
          </table:table-cell>
          <table:table-cell office:value-type="float" office:value="334.252" calcext:value-type="float">
            <text:p>334.252</text:p>
          </table:table-cell>
        </table:table-row>
        <table:table-row table:style-name="ro1">
          <table:table-cell office:value-type="float" office:value="1077.92" calcext:value-type="float">
            <text:p>1077.92</text:p>
          </table:table-cell>
          <table:table-cell office:value-type="float" office:value="334.26" calcext:value-type="float">
            <text:p>334.26</text:p>
          </table:table-cell>
        </table:table-row>
        <table:table-row table:style-name="ro1">
          <table:table-cell office:value-type="float" office:value="1078.93" calcext:value-type="float">
            <text:p>1078.93</text:p>
          </table:table-cell>
          <table:table-cell office:value-type="float" office:value="334.272" calcext:value-type="float">
            <text:p>334.272</text:p>
          </table:table-cell>
        </table:table-row>
        <table:table-row table:style-name="ro1">
          <table:table-cell office:value-type="float" office:value="1079.99" calcext:value-type="float">
            <text:p>1079.99</text:p>
          </table:table-cell>
          <table:table-cell office:value-type="float" office:value="334.66" calcext:value-type="float">
            <text:p>334.66</text:p>
          </table:table-cell>
        </table:table-row>
        <table:table-row table:style-name="ro1">
          <table:table-cell office:value-type="float" office:value="1081.02" calcext:value-type="float">
            <text:p>1081.02</text:p>
          </table:table-cell>
          <table:table-cell office:value-type="float" office:value="334.567" calcext:value-type="float">
            <text:p>334.567</text:p>
          </table:table-cell>
        </table:table-row>
        <table:table-row table:style-name="ro1">
          <table:table-cell office:value-type="float" office:value="1082.01" calcext:value-type="float">
            <text:p>1082.01</text:p>
          </table:table-cell>
          <table:table-cell office:value-type="float" office:value="334.69" calcext:value-type="float">
            <text:p>334.69</text:p>
          </table:table-cell>
        </table:table-row>
        <table:table-row table:style-name="ro1">
          <table:table-cell office:value-type="float" office:value="1083.01" calcext:value-type="float">
            <text:p>1083.01</text:p>
          </table:table-cell>
          <table:table-cell office:value-type="float" office:value="334.723" calcext:value-type="float">
            <text:p>334.723</text:p>
          </table:table-cell>
        </table:table-row>
        <table:table-row table:style-name="ro1">
          <table:table-cell office:value-type="float" office:value="1083.97" calcext:value-type="float">
            <text:p>1083.97</text:p>
          </table:table-cell>
          <table:table-cell office:value-type="float" office:value="334.735" calcext:value-type="float">
            <text:p>334.735</text:p>
          </table:table-cell>
        </table:table-row>
        <table:table-row table:style-name="ro1">
          <table:table-cell office:value-type="float" office:value="1084.95" calcext:value-type="float">
            <text:p>1084.95</text:p>
          </table:table-cell>
          <table:table-cell office:value-type="float" office:value="334.745" calcext:value-type="float">
            <text:p>334.745</text:p>
          </table:table-cell>
        </table:table-row>
        <table:table-row table:style-name="ro1">
          <table:table-cell office:value-type="float" office:value="1085.99" calcext:value-type="float">
            <text:p>1085.99</text:p>
          </table:table-cell>
          <table:table-cell office:value-type="float" office:value="334.745" calcext:value-type="float">
            <text:p>334.745</text:p>
          </table:table-cell>
        </table:table-row>
        <table:table-row table:style-name="ro1">
          <table:table-cell office:value-type="float" office:value="1086.98" calcext:value-type="float">
            <text:p>1086.98</text:p>
          </table:table-cell>
          <table:table-cell office:value-type="float" office:value="334.74" calcext:value-type="float">
            <text:p>334.74</text:p>
          </table:table-cell>
        </table:table-row>
        <table:table-row table:style-name="ro1">
          <table:table-cell office:value-type="float" office:value="1087.99" calcext:value-type="float">
            <text:p>1087.99</text:p>
          </table:table-cell>
          <table:table-cell office:value-type="float" office:value="334.745" calcext:value-type="float">
            <text:p>334.745</text:p>
          </table:table-cell>
        </table:table-row>
        <table:table-row table:style-name="ro1">
          <table:table-cell office:value-type="float" office:value="1088.99" calcext:value-type="float">
            <text:p>1088.99</text:p>
          </table:table-cell>
          <table:table-cell office:value-type="float" office:value="334.752" calcext:value-type="float">
            <text:p>334.752</text:p>
          </table:table-cell>
        </table:table-row>
        <table:table-row table:style-name="ro1">
          <table:table-cell office:value-type="float" office:value="1090.02" calcext:value-type="float">
            <text:p>1090.02</text:p>
          </table:table-cell>
          <table:table-cell office:value-type="float" office:value="334.755" calcext:value-type="float">
            <text:p>334.755</text:p>
          </table:table-cell>
        </table:table-row>
        <table:table-row table:style-name="ro1">
          <table:table-cell office:value-type="float" office:value="1091.03" calcext:value-type="float">
            <text:p>1091.03</text:p>
          </table:table-cell>
          <table:table-cell office:value-type="float" office:value="334.757" calcext:value-type="float">
            <text:p>334.757</text:p>
          </table:table-cell>
        </table:table-row>
        <table:table-row table:style-name="ro1">
          <table:table-cell office:value-type="float" office:value="1092.03" calcext:value-type="float">
            <text:p>1092.03</text:p>
          </table:table-cell>
          <table:table-cell office:value-type="float" office:value="334.767" calcext:value-type="float">
            <text:p>334.767</text:p>
          </table:table-cell>
        </table:table-row>
        <table:table-row table:style-name="ro1">
          <table:table-cell office:value-type="float" office:value="1093.06" calcext:value-type="float">
            <text:p>1093.06</text:p>
          </table:table-cell>
          <table:table-cell office:value-type="float" office:value="334.745" calcext:value-type="float">
            <text:p>334.745</text:p>
          </table:table-cell>
        </table:table-row>
        <table:table-row table:style-name="ro1">
          <table:table-cell office:value-type="float" office:value="1094.1" calcext:value-type="float">
            <text:p>1094.1</text:p>
          </table:table-cell>
          <table:table-cell office:value-type="float" office:value="334.765" calcext:value-type="float">
            <text:p>334.765</text:p>
          </table:table-cell>
        </table:table-row>
        <table:table-row table:style-name="ro1">
          <table:table-cell office:value-type="float" office:value="1095.1" calcext:value-type="float">
            <text:p>1095.1</text:p>
          </table:table-cell>
          <table:table-cell office:value-type="float" office:value="334.743" calcext:value-type="float">
            <text:p>334.743</text:p>
          </table:table-cell>
        </table:table-row>
        <table:table-row table:style-name="ro1">
          <table:table-cell office:value-type="float" office:value="1096.12" calcext:value-type="float">
            <text:p>1096.12</text:p>
          </table:table-cell>
          <table:table-cell office:value-type="float" office:value="334.75" calcext:value-type="float">
            <text:p>334.75</text:p>
          </table:table-cell>
        </table:table-row>
        <table:table-row table:style-name="ro1">
          <table:table-cell office:value-type="float" office:value="1097.13" calcext:value-type="float">
            <text:p>1097.13</text:p>
          </table:table-cell>
          <table:table-cell office:value-type="float" office:value="334.748" calcext:value-type="float">
            <text:p>334.748</text:p>
          </table:table-cell>
        </table:table-row>
        <table:table-row table:style-name="ro1">
          <table:table-cell office:value-type="float" office:value="1098.12" calcext:value-type="float">
            <text:p>1098.12</text:p>
          </table:table-cell>
          <table:table-cell office:value-type="float" office:value="334.97" calcext:value-type="float">
            <text:p>334.97</text:p>
          </table:table-cell>
        </table:table-row>
        <table:table-row table:style-name="ro1">
          <table:table-cell office:value-type="float" office:value="1099.12" calcext:value-type="float">
            <text:p>1099.12</text:p>
          </table:table-cell>
          <table:table-cell office:value-type="float" office:value="334.96" calcext:value-type="float">
            <text:p>334.96</text:p>
          </table:table-cell>
        </table:table-row>
        <table:table-row table:style-name="ro1">
          <table:table-cell office:value-type="float" office:value="1100.16" calcext:value-type="float">
            <text:p>1100.16</text:p>
          </table:table-cell>
          <table:table-cell office:value-type="float" office:value="334.775" calcext:value-type="float">
            <text:p>334.775</text:p>
          </table:table-cell>
        </table:table-row>
        <table:table-row table:style-name="ro1">
          <table:table-cell office:value-type="float" office:value="1101.15" calcext:value-type="float">
            <text:p>1101.15</text:p>
          </table:table-cell>
          <table:table-cell office:value-type="float" office:value="334.765" calcext:value-type="float">
            <text:p>334.765</text:p>
          </table:table-cell>
        </table:table-row>
        <table:table-row table:style-name="ro1">
          <table:table-cell office:value-type="float" office:value="1102.16" calcext:value-type="float">
            <text:p>1102.16</text:p>
          </table:table-cell>
          <table:table-cell office:value-type="float" office:value="334.772" calcext:value-type="float">
            <text:p>334.772</text:p>
          </table:table-cell>
        </table:table-row>
        <table:table-row table:style-name="ro1">
          <table:table-cell office:value-type="float" office:value="1103.16" calcext:value-type="float">
            <text:p>1103.16</text:p>
          </table:table-cell>
          <table:table-cell office:value-type="float" office:value="334.772" calcext:value-type="float">
            <text:p>334.772</text:p>
          </table:table-cell>
        </table:table-row>
        <table:table-row table:style-name="ro1">
          <table:table-cell office:value-type="float" office:value="1104.19" calcext:value-type="float">
            <text:p>1104.19</text:p>
          </table:table-cell>
          <table:table-cell office:value-type="float" office:value="334.775" calcext:value-type="float">
            <text:p>334.775</text:p>
          </table:table-cell>
        </table:table-row>
        <table:table-row table:style-name="ro1">
          <table:table-cell office:value-type="float" office:value="1105.22" calcext:value-type="float">
            <text:p>1105.22</text:p>
          </table:table-cell>
          <table:table-cell office:value-type="float" office:value="334.772" calcext:value-type="float">
            <text:p>334.772</text:p>
          </table:table-cell>
        </table:table-row>
        <table:table-row table:style-name="ro1">
          <table:table-cell office:value-type="float" office:value="1106.22" calcext:value-type="float">
            <text:p>1106.22</text:p>
          </table:table-cell>
          <table:table-cell office:value-type="float" office:value="334.772" calcext:value-type="float">
            <text:p>334.772</text:p>
          </table:table-cell>
        </table:table-row>
        <table:table-row table:style-name="ro1">
          <table:table-cell office:value-type="float" office:value="1107.22" calcext:value-type="float">
            <text:p>1107.22</text:p>
          </table:table-cell>
          <table:table-cell office:value-type="float" office:value="334.772" calcext:value-type="float">
            <text:p>334.772</text:p>
          </table:table-cell>
        </table:table-row>
        <table:table-row table:style-name="ro1">
          <table:table-cell office:value-type="float" office:value="1108.24" calcext:value-type="float">
            <text:p>1108.24</text:p>
          </table:table-cell>
          <table:table-cell office:value-type="float" office:value="334.775" calcext:value-type="float">
            <text:p>334.775</text:p>
          </table:table-cell>
        </table:table-row>
        <table:table-row table:style-name="ro1">
          <table:table-cell office:value-type="float" office:value="1109.23" calcext:value-type="float">
            <text:p>1109.23</text:p>
          </table:table-cell>
          <table:table-cell office:value-type="float" office:value="334.772" calcext:value-type="float">
            <text:p>334.772</text:p>
          </table:table-cell>
        </table:table-row>
        <table:table-row table:style-name="ro1">
          <table:table-cell office:value-type="float" office:value="1110.29" calcext:value-type="float">
            <text:p>1110.29</text:p>
          </table:table-cell>
          <table:table-cell office:value-type="float" office:value="334.775" calcext:value-type="float">
            <text:p>334.775</text:p>
          </table:table-cell>
        </table:table-row>
        <table:table-row table:style-name="ro1">
          <table:table-cell office:value-type="float" office:value="1111.27" calcext:value-type="float">
            <text:p>1111.27</text:p>
          </table:table-cell>
          <table:table-cell office:value-type="float" office:value="334.772" calcext:value-type="float">
            <text:p>334.772</text:p>
          </table:table-cell>
        </table:table-row>
        <table:table-row table:style-name="ro1">
          <table:table-cell office:value-type="float" office:value="1112.3" calcext:value-type="float">
            <text:p>1112.3</text:p>
          </table:table-cell>
          <table:table-cell office:value-type="float" office:value="334.835" calcext:value-type="float">
            <text:p>334.835</text:p>
          </table:table-cell>
        </table:table-row>
        <table:table-row table:style-name="ro1">
          <table:table-cell office:value-type="float" office:value="1113.32" calcext:value-type="float">
            <text:p>1113.32</text:p>
          </table:table-cell>
          <table:table-cell office:value-type="float" office:value="340.262" calcext:value-type="float">
            <text:p>340.262</text:p>
          </table:table-cell>
        </table:table-row>
        <table:table-row table:style-name="ro1">
          <table:table-cell office:value-type="float" office:value="1114.33" calcext:value-type="float">
            <text:p>1114.33</text:p>
          </table:table-cell>
          <table:table-cell office:value-type="float" office:value="337.98" calcext:value-type="float">
            <text:p>337.98</text:p>
          </table:table-cell>
        </table:table-row>
        <table:table-row table:style-name="ro1">
          <table:table-cell office:value-type="float" office:value="1115.37" calcext:value-type="float">
            <text:p>1115.37</text:p>
          </table:table-cell>
          <table:table-cell office:value-type="float" office:value="338.127" calcext:value-type="float">
            <text:p>338.127</text:p>
          </table:table-cell>
        </table:table-row>
        <table:table-row table:style-name="ro1">
          <table:table-cell office:value-type="float" office:value="1116.38" calcext:value-type="float">
            <text:p>1116.38</text:p>
          </table:table-cell>
          <table:table-cell office:value-type="float" office:value="338.218" calcext:value-type="float">
            <text:p>338.218</text:p>
          </table:table-cell>
        </table:table-row>
        <table:table-row table:style-name="ro1">
          <table:table-cell office:value-type="float" office:value="1117.38" calcext:value-type="float">
            <text:p>1117.38</text:p>
          </table:table-cell>
          <table:table-cell office:value-type="float" office:value="338.24" calcext:value-type="float">
            <text:p>338.24</text:p>
          </table:table-cell>
        </table:table-row>
        <table:table-row table:style-name="ro1">
          <table:table-cell office:value-type="float" office:value="1118.36" calcext:value-type="float">
            <text:p>1118.36</text:p>
          </table:table-cell>
          <table:table-cell office:value-type="float" office:value="338.305" calcext:value-type="float">
            <text:p>338.305</text:p>
          </table:table-cell>
        </table:table-row>
        <table:table-row table:style-name="ro1">
          <table:table-cell office:value-type="float" office:value="1119.4" calcext:value-type="float">
            <text:p>1119.4</text:p>
          </table:table-cell>
          <table:table-cell office:value-type="float" office:value="341.145" calcext:value-type="float">
            <text:p>341.145</text:p>
          </table:table-cell>
        </table:table-row>
        <table:table-row table:style-name="ro1">
          <table:table-cell office:value-type="float" office:value="1120.43" calcext:value-type="float">
            <text:p>1120.43</text:p>
          </table:table-cell>
          <table:table-cell office:value-type="float" office:value="341.447" calcext:value-type="float">
            <text:p>341.447</text:p>
          </table:table-cell>
        </table:table-row>
        <table:table-row table:style-name="ro1">
          <table:table-cell office:value-type="float" office:value="1121.44" calcext:value-type="float">
            <text:p>1121.44</text:p>
          </table:table-cell>
          <table:table-cell office:value-type="float" office:value="341.502" calcext:value-type="float">
            <text:p>341.502</text:p>
          </table:table-cell>
        </table:table-row>
        <table:table-row table:style-name="ro1">
          <table:table-cell office:value-type="float" office:value="1122.46" calcext:value-type="float">
            <text:p>1122.46</text:p>
          </table:table-cell>
          <table:table-cell office:value-type="float" office:value="341.715" calcext:value-type="float">
            <text:p>341.715</text:p>
          </table:table-cell>
        </table:table-row>
        <table:table-row table:style-name="ro1">
          <table:table-cell office:value-type="float" office:value="1123.5" calcext:value-type="float">
            <text:p>1123.5</text:p>
          </table:table-cell>
          <table:table-cell office:value-type="float" office:value="341.835" calcext:value-type="float">
            <text:p>341.835</text:p>
          </table:table-cell>
        </table:table-row>
        <table:table-row table:style-name="ro1">
          <table:table-cell office:value-type="float" office:value="1124.46" calcext:value-type="float">
            <text:p>1124.46</text:p>
          </table:table-cell>
          <table:table-cell office:value-type="float" office:value="342.255" calcext:value-type="float">
            <text:p>342.255</text:p>
          </table:table-cell>
        </table:table-row>
        <table:table-row table:style-name="ro1">
          <table:table-cell office:value-type="float" office:value="1125.44" calcext:value-type="float">
            <text:p>1125.44</text:p>
          </table:table-cell>
          <table:table-cell office:value-type="float" office:value="342.463" calcext:value-type="float">
            <text:p>342.463</text:p>
          </table:table-cell>
        </table:table-row>
        <table:table-row table:style-name="ro1">
          <table:table-cell office:value-type="float" office:value="1126.5" calcext:value-type="float">
            <text:p>1126.5</text:p>
          </table:table-cell>
          <table:table-cell office:value-type="float" office:value="342.77" calcext:value-type="float">
            <text:p>342.77</text:p>
          </table:table-cell>
        </table:table-row>
        <table:table-row table:style-name="ro1">
          <table:table-cell office:value-type="float" office:value="1127.5" calcext:value-type="float">
            <text:p>1127.5</text:p>
          </table:table-cell>
          <table:table-cell office:value-type="float" office:value="342.947" calcext:value-type="float">
            <text:p>342.947</text:p>
          </table:table-cell>
        </table:table-row>
        <table:table-row table:style-name="ro1">
          <table:table-cell office:value-type="float" office:value="1128.51" calcext:value-type="float">
            <text:p>1128.51</text:p>
          </table:table-cell>
          <table:table-cell office:value-type="float" office:value="343.03" calcext:value-type="float">
            <text:p>343.03</text:p>
          </table:table-cell>
        </table:table-row>
        <table:table-row table:style-name="ro1">
          <table:table-cell office:value-type="float" office:value="1129.5" calcext:value-type="float">
            <text:p>1129.5</text:p>
          </table:table-cell>
          <table:table-cell office:value-type="float" office:value="343.353" calcext:value-type="float">
            <text:p>343.353</text:p>
          </table:table-cell>
        </table:table-row>
        <table:table-row table:style-name="ro1">
          <table:table-cell office:value-type="float" office:value="1130.55" calcext:value-type="float">
            <text:p>1130.55</text:p>
          </table:table-cell>
          <table:table-cell office:value-type="float" office:value="343.485" calcext:value-type="float">
            <text:p>343.485</text:p>
          </table:table-cell>
        </table:table-row>
        <table:table-row table:style-name="ro1">
          <table:table-cell office:value-type="float" office:value="1131.57" calcext:value-type="float">
            <text:p>1131.57</text:p>
          </table:table-cell>
          <table:table-cell office:value-type="float" office:value="343.718" calcext:value-type="float">
            <text:p>343.718</text:p>
          </table:table-cell>
        </table:table-row>
        <table:table-row table:style-name="ro1">
          <table:table-cell office:value-type="float" office:value="1132.53" calcext:value-type="float">
            <text:p>1132.53</text:p>
          </table:table-cell>
          <table:table-cell office:value-type="float" office:value="344.093" calcext:value-type="float">
            <text:p>344.093</text:p>
          </table:table-cell>
        </table:table-row>
        <table:table-row table:style-name="ro1">
          <table:table-cell office:value-type="float" office:value="1133.53" calcext:value-type="float">
            <text:p>1133.53</text:p>
          </table:table-cell>
          <table:table-cell office:value-type="float" office:value="344.262" calcext:value-type="float">
            <text:p>344.262</text:p>
          </table:table-cell>
        </table:table-row>
        <table:table-row table:style-name="ro1">
          <table:table-cell office:value-type="float" office:value="1134.55" calcext:value-type="float">
            <text:p>1134.55</text:p>
          </table:table-cell>
          <table:table-cell office:value-type="float" office:value="345.105" calcext:value-type="float">
            <text:p>345.105</text:p>
          </table:table-cell>
        </table:table-row>
        <table:table-row table:style-name="ro1">
          <table:table-cell office:value-type="float" office:value="1135.58" calcext:value-type="float">
            <text:p>1135.58</text:p>
          </table:table-cell>
          <table:table-cell office:value-type="float" office:value="345.262" calcext:value-type="float">
            <text:p>345.262</text:p>
          </table:table-cell>
        </table:table-row>
        <table:table-row table:style-name="ro1">
          <table:table-cell office:value-type="float" office:value="1136.6" calcext:value-type="float">
            <text:p>1136.6</text:p>
          </table:table-cell>
          <table:table-cell office:value-type="float" office:value="345.358" calcext:value-type="float">
            <text:p>345.358</text:p>
          </table:table-cell>
        </table:table-row>
        <table:table-row table:style-name="ro1">
          <table:table-cell office:value-type="float" office:value="1137.65" calcext:value-type="float">
            <text:p>1137.65</text:p>
          </table:table-cell>
          <table:table-cell office:value-type="float" office:value="345.495" calcext:value-type="float">
            <text:p>345.495</text:p>
          </table:table-cell>
        </table:table-row>
        <table:table-row table:style-name="ro1">
          <table:table-cell office:value-type="float" office:value="1138.67" calcext:value-type="float">
            <text:p>1138.67</text:p>
          </table:table-cell>
          <table:table-cell office:value-type="float" office:value="346.093" calcext:value-type="float">
            <text:p>346.093</text:p>
          </table:table-cell>
        </table:table-row>
        <table:table-row table:style-name="ro1">
          <table:table-cell office:value-type="float" office:value="1139.7" calcext:value-type="float">
            <text:p>1139.7</text:p>
          </table:table-cell>
          <table:table-cell office:value-type="float" office:value="346.507" calcext:value-type="float">
            <text:p>346.507</text:p>
          </table:table-cell>
        </table:table-row>
        <table:table-row table:style-name="ro1">
          <table:table-cell office:value-type="float" office:value="1140.7" calcext:value-type="float">
            <text:p>1140.7</text:p>
          </table:table-cell>
          <table:table-cell office:value-type="float" office:value="347.168" calcext:value-type="float">
            <text:p>347.168</text:p>
          </table:table-cell>
        </table:table-row>
        <table:table-row table:style-name="ro1">
          <table:table-cell office:value-type="float" office:value="1141.71" calcext:value-type="float">
            <text:p>1141.71</text:p>
          </table:table-cell>
          <table:table-cell office:value-type="float" office:value="347.577" calcext:value-type="float">
            <text:p>347.577</text:p>
          </table:table-cell>
        </table:table-row>
        <table:table-row table:style-name="ro1">
          <table:table-cell office:value-type="float" office:value="1142.75" calcext:value-type="float">
            <text:p>1142.75</text:p>
          </table:table-cell>
          <table:table-cell office:value-type="float" office:value="348.113" calcext:value-type="float">
            <text:p>348.113</text:p>
          </table:table-cell>
        </table:table-row>
        <table:table-row table:style-name="ro1">
          <table:table-cell office:value-type="float" office:value="1143.78" calcext:value-type="float">
            <text:p>1143.78</text:p>
          </table:table-cell>
          <table:table-cell office:value-type="float" office:value="348.377" calcext:value-type="float">
            <text:p>348.377</text:p>
          </table:table-cell>
        </table:table-row>
        <table:table-row table:style-name="ro1">
          <table:table-cell office:value-type="float" office:value="1144.81" calcext:value-type="float">
            <text:p>1144.81</text:p>
          </table:table-cell>
          <table:table-cell office:value-type="float" office:value="348.663" calcext:value-type="float">
            <text:p>348.663</text:p>
          </table:table-cell>
        </table:table-row>
        <table:table-row table:style-name="ro1">
          <table:table-cell office:value-type="float" office:value="1145.82" calcext:value-type="float">
            <text:p>1145.82</text:p>
          </table:table-cell>
          <table:table-cell office:value-type="float" office:value="349.033" calcext:value-type="float">
            <text:p>349.033</text:p>
          </table:table-cell>
        </table:table-row>
        <table:table-row table:style-name="ro1">
          <table:table-cell office:value-type="float" office:value="1146.88" calcext:value-type="float">
            <text:p>1146.88</text:p>
          </table:table-cell>
          <table:table-cell office:value-type="float" office:value="349.577" calcext:value-type="float">
            <text:p>349.577</text:p>
          </table:table-cell>
        </table:table-row>
        <table:table-row table:style-name="ro1">
          <table:table-cell office:value-type="float" office:value="1147.87" calcext:value-type="float">
            <text:p>1147.87</text:p>
          </table:table-cell>
          <table:table-cell office:value-type="float" office:value="349.9" calcext:value-type="float">
            <text:p>349.9</text:p>
          </table:table-cell>
        </table:table-row>
        <table:table-row table:style-name="ro1">
          <table:table-cell office:value-type="float" office:value="1148.93" calcext:value-type="float">
            <text:p>1148.93</text:p>
          </table:table-cell>
          <table:table-cell office:value-type="float" office:value="350.207" calcext:value-type="float">
            <text:p>350.207</text:p>
          </table:table-cell>
        </table:table-row>
        <table:table-row table:style-name="ro1">
          <table:table-cell office:value-type="float" office:value="1149.93" calcext:value-type="float">
            <text:p>1149.93</text:p>
          </table:table-cell>
          <table:table-cell office:value-type="float" office:value="350.93" calcext:value-type="float">
            <text:p>350.93</text:p>
          </table:table-cell>
        </table:table-row>
        <table:table-row table:style-name="ro1">
          <table:table-cell office:value-type="float" office:value="1150.94" calcext:value-type="float">
            <text:p>1150.94</text:p>
          </table:table-cell>
          <table:table-cell office:value-type="float" office:value="351.5" calcext:value-type="float">
            <text:p>351.5</text:p>
          </table:table-cell>
        </table:table-row>
        <table:table-row table:style-name="ro1">
          <table:table-cell office:value-type="float" office:value="1151.96" calcext:value-type="float">
            <text:p>1151.96</text:p>
          </table:table-cell>
          <table:table-cell office:value-type="float" office:value="349.335" calcext:value-type="float">
            <text:p>349.335</text:p>
          </table:table-cell>
        </table:table-row>
        <table:table-row table:style-name="ro1">
          <table:table-cell office:value-type="float" office:value="1152.96" calcext:value-type="float">
            <text:p>1152.96</text:p>
          </table:table-cell>
          <table:table-cell office:value-type="float" office:value="354.355" calcext:value-type="float">
            <text:p>354.355</text:p>
          </table:table-cell>
        </table:table-row>
        <table:table-row table:style-name="ro1">
          <table:table-cell office:value-type="float" office:value="1153.95" calcext:value-type="float">
            <text:p>1153.95</text:p>
          </table:table-cell>
          <table:table-cell office:value-type="float" office:value="357.058" calcext:value-type="float">
            <text:p>357.058</text:p>
          </table:table-cell>
        </table:table-row>
        <table:table-row table:style-name="ro1">
          <table:table-cell office:value-type="float" office:value="1154.94" calcext:value-type="float">
            <text:p>1154.94</text:p>
          </table:table-cell>
          <table:table-cell office:value-type="float" office:value="357.723" calcext:value-type="float">
            <text:p>357.723</text:p>
          </table:table-cell>
        </table:table-row>
        <table:table-row table:style-name="ro1">
          <table:table-cell office:value-type="float" office:value="1155.96" calcext:value-type="float">
            <text:p>1155.96</text:p>
          </table:table-cell>
          <table:table-cell office:value-type="float" office:value="358.082" calcext:value-type="float">
            <text:p>358.082</text:p>
          </table:table-cell>
        </table:table-row>
        <table:table-row table:style-name="ro1">
          <table:table-cell office:value-type="float" office:value="1156.97" calcext:value-type="float">
            <text:p>1156.97</text:p>
          </table:table-cell>
          <table:table-cell office:value-type="float" office:value="358.488" calcext:value-type="float">
            <text:p>358.488</text:p>
          </table:table-cell>
        </table:table-row>
        <table:table-row table:style-name="ro1">
          <table:table-cell office:value-type="float" office:value="1157.97" calcext:value-type="float">
            <text:p>1157.97</text:p>
          </table:table-cell>
          <table:table-cell office:value-type="float" office:value="358.89" calcext:value-type="float">
            <text:p>358.89</text:p>
          </table:table-cell>
        </table:table-row>
        <table:table-row table:style-name="ro1">
          <table:table-cell office:value-type="float" office:value="1158.99" calcext:value-type="float">
            <text:p>1158.99</text:p>
          </table:table-cell>
          <table:table-cell office:value-type="float" office:value="359.13" calcext:value-type="float">
            <text:p>359.13</text:p>
          </table:table-cell>
        </table:table-row>
        <table:table-row table:style-name="ro1">
          <table:table-cell office:value-type="float" office:value="1159.98" calcext:value-type="float">
            <text:p>1159.98</text:p>
          </table:table-cell>
          <table:table-cell office:value-type="float" office:value="359.447" calcext:value-type="float">
            <text:p>359.447</text:p>
          </table:table-cell>
        </table:table-row>
        <table:table-row table:style-name="ro1">
          <table:table-cell office:value-type="float" office:value="1161.03" calcext:value-type="float">
            <text:p>1161.03</text:p>
          </table:table-cell>
          <table:table-cell office:value-type="float" office:value="360.045" calcext:value-type="float">
            <text:p>360.045</text:p>
          </table:table-cell>
        </table:table-row>
        <table:table-row table:style-name="ro1">
          <table:table-cell office:value-type="float" office:value="1162.07" calcext:value-type="float">
            <text:p>1162.07</text:p>
          </table:table-cell>
          <table:table-cell office:value-type="float" office:value="360.51" calcext:value-type="float">
            <text:p>360.51</text:p>
          </table:table-cell>
        </table:table-row>
        <table:table-row table:style-name="ro1">
          <table:table-cell office:value-type="float" office:value="1163.13" calcext:value-type="float">
            <text:p>1163.13</text:p>
          </table:table-cell>
          <table:table-cell office:value-type="float" office:value="360.963" calcext:value-type="float">
            <text:p>360.963</text:p>
          </table:table-cell>
        </table:table-row>
        <table:table-row table:style-name="ro1">
          <table:table-cell office:value-type="float" office:value="1164.12" calcext:value-type="float">
            <text:p>1164.12</text:p>
          </table:table-cell>
          <table:table-cell office:value-type="float" office:value="361.348" calcext:value-type="float">
            <text:p>361.348</text:p>
          </table:table-cell>
        </table:table-row>
        <table:table-row table:style-name="ro1">
          <table:table-cell office:value-type="float" office:value="1165.14" calcext:value-type="float">
            <text:p>1165.14</text:p>
          </table:table-cell>
          <table:table-cell office:value-type="float" office:value="361.653" calcext:value-type="float">
            <text:p>361.653</text:p>
          </table:table-cell>
        </table:table-row>
        <table:table-row table:style-name="ro1">
          <table:table-cell office:value-type="float" office:value="1166.17" calcext:value-type="float">
            <text:p>1166.17</text:p>
          </table:table-cell>
          <table:table-cell office:value-type="float" office:value="362.118" calcext:value-type="float">
            <text:p>362.118</text:p>
          </table:table-cell>
        </table:table-row>
        <table:table-row table:style-name="ro1">
          <table:table-cell office:value-type="float" office:value="1167.22" calcext:value-type="float">
            <text:p>1167.22</text:p>
          </table:table-cell>
          <table:table-cell office:value-type="float" office:value="362.415" calcext:value-type="float">
            <text:p>362.415</text:p>
          </table:table-cell>
        </table:table-row>
        <table:table-row table:style-name="ro1">
          <table:table-cell office:value-type="float" office:value="1168.27" calcext:value-type="float">
            <text:p>1168.27</text:p>
          </table:table-cell>
          <table:table-cell office:value-type="float" office:value="362.745" calcext:value-type="float">
            <text:p>362.745</text:p>
          </table:table-cell>
        </table:table-row>
        <table:table-row table:style-name="ro1">
          <table:table-cell office:value-type="float" office:value="1169.25" calcext:value-type="float">
            <text:p>1169.25</text:p>
          </table:table-cell>
          <table:table-cell office:value-type="float" office:value="363.098" calcext:value-type="float">
            <text:p>363.098</text:p>
          </table:table-cell>
        </table:table-row>
        <table:table-row table:style-name="ro1">
          <table:table-cell office:value-type="float" office:value="1170.3" calcext:value-type="float">
            <text:p>1170.3</text:p>
          </table:table-cell>
          <table:table-cell office:value-type="float" office:value="363.32" calcext:value-type="float">
            <text:p>363.32</text:p>
          </table:table-cell>
        </table:table-row>
        <table:table-row table:style-name="ro1">
          <table:table-cell office:value-type="float" office:value="1171.31" calcext:value-type="float">
            <text:p>1171.31</text:p>
          </table:table-cell>
          <table:table-cell office:value-type="float" office:value="363.695" calcext:value-type="float">
            <text:p>363.695</text:p>
          </table:table-cell>
        </table:table-row>
        <table:table-row table:style-name="ro1">
          <table:table-cell office:value-type="float" office:value="1172.29" calcext:value-type="float">
            <text:p>1172.29</text:p>
          </table:table-cell>
          <table:table-cell office:value-type="float" office:value="363.98" calcext:value-type="float">
            <text:p>363.98</text:p>
          </table:table-cell>
        </table:table-row>
        <table:table-row table:style-name="ro1">
          <table:table-cell office:value-type="float" office:value="1173.3" calcext:value-type="float">
            <text:p>1173.3</text:p>
          </table:table-cell>
          <table:table-cell office:value-type="float" office:value="364.473" calcext:value-type="float">
            <text:p>364.473</text:p>
          </table:table-cell>
        </table:table-row>
        <table:table-row table:style-name="ro1">
          <table:table-cell office:value-type="float" office:value="1174.31" calcext:value-type="float">
            <text:p>1174.31</text:p>
          </table:table-cell>
          <table:table-cell office:value-type="float" office:value="364.875" calcext:value-type="float">
            <text:p>364.875</text:p>
          </table:table-cell>
        </table:table-row>
        <table:table-row table:style-name="ro1">
          <table:table-cell office:value-type="float" office:value="1175.3" calcext:value-type="float">
            <text:p>1175.3</text:p>
          </table:table-cell>
          <table:table-cell office:value-type="float" office:value="366.52" calcext:value-type="float">
            <text:p>366.52</text:p>
          </table:table-cell>
        </table:table-row>
        <table:table-row table:style-name="ro1">
          <table:table-cell office:value-type="float" office:value="1176.36" calcext:value-type="float">
            <text:p>1176.36</text:p>
          </table:table-cell>
          <table:table-cell office:value-type="float" office:value="371.947" calcext:value-type="float">
            <text:p>371.947</text:p>
          </table:table-cell>
        </table:table-row>
        <table:table-row table:style-name="ro1">
          <table:table-cell office:value-type="float" office:value="1177.36" calcext:value-type="float">
            <text:p>1177.36</text:p>
          </table:table-cell>
          <table:table-cell office:value-type="float" office:value="374.985" calcext:value-type="float">
            <text:p>374.985</text:p>
          </table:table-cell>
        </table:table-row>
        <table:table-row table:style-name="ro1">
          <table:table-cell office:value-type="float" office:value="1178.38" calcext:value-type="float">
            <text:p>1178.38</text:p>
          </table:table-cell>
          <table:table-cell office:value-type="float" office:value="375.673" calcext:value-type="float">
            <text:p>375.673</text:p>
          </table:table-cell>
        </table:table-row>
        <table:table-row table:style-name="ro1">
          <table:table-cell office:value-type="float" office:value="1179.39" calcext:value-type="float">
            <text:p>1179.39</text:p>
          </table:table-cell>
          <table:table-cell office:value-type="float" office:value="375.928" calcext:value-type="float">
            <text:p>375.928</text:p>
          </table:table-cell>
        </table:table-row>
        <table:table-row table:style-name="ro1">
          <table:table-cell office:value-type="float" office:value="1180.39" calcext:value-type="float">
            <text:p>1180.39</text:p>
          </table:table-cell>
          <table:table-cell office:value-type="float" office:value="376.09" calcext:value-type="float">
            <text:p>376.09</text:p>
          </table:table-cell>
        </table:table-row>
        <table:table-row table:style-name="ro1">
          <table:table-cell office:value-type="float" office:value="1181.39" calcext:value-type="float">
            <text:p>1181.39</text:p>
          </table:table-cell>
          <table:table-cell office:value-type="float" office:value="376.202" calcext:value-type="float">
            <text:p>376.202</text:p>
          </table:table-cell>
        </table:table-row>
        <table:table-row table:style-name="ro1">
          <table:table-cell office:value-type="float" office:value="1182.37" calcext:value-type="float">
            <text:p>1182.37</text:p>
          </table:table-cell>
          <table:table-cell office:value-type="float" office:value="376.205" calcext:value-type="float">
            <text:p>376.205</text:p>
          </table:table-cell>
        </table:table-row>
        <table:table-row table:style-name="ro1">
          <table:table-cell office:value-type="float" office:value="1183.37" calcext:value-type="float">
            <text:p>1183.37</text:p>
          </table:table-cell>
          <table:table-cell office:value-type="float" office:value="376.228" calcext:value-type="float">
            <text:p>376.228</text:p>
          </table:table-cell>
        </table:table-row>
        <table:table-row table:style-name="ro1">
          <table:table-cell office:value-type="float" office:value="1184.4" calcext:value-type="float">
            <text:p>1184.4</text:p>
          </table:table-cell>
          <table:table-cell office:value-type="float" office:value="376.278" calcext:value-type="float">
            <text:p>376.278</text:p>
          </table:table-cell>
        </table:table-row>
        <table:table-row table:style-name="ro1">
          <table:table-cell office:value-type="float" office:value="1185.43" calcext:value-type="float">
            <text:p>1185.43</text:p>
          </table:table-cell>
          <table:table-cell office:value-type="float" office:value="376.418" calcext:value-type="float">
            <text:p>376.418</text:p>
          </table:table-cell>
        </table:table-row>
        <table:table-row table:style-name="ro1">
          <table:table-cell office:value-type="float" office:value="1186.43" calcext:value-type="float">
            <text:p>1186.43</text:p>
          </table:table-cell>
          <table:table-cell office:value-type="float" office:value="376.485" calcext:value-type="float">
            <text:p>376.485</text:p>
          </table:table-cell>
        </table:table-row>
        <table:table-row table:style-name="ro1">
          <table:table-cell office:value-type="float" office:value="1187.43" calcext:value-type="float">
            <text:p>1187.43</text:p>
          </table:table-cell>
          <table:table-cell office:value-type="float" office:value="376.632" calcext:value-type="float">
            <text:p>376.632</text:p>
          </table:table-cell>
        </table:table-row>
        <table:table-row table:style-name="ro1">
          <table:table-cell office:value-type="float" office:value="1188.44" calcext:value-type="float">
            <text:p>1188.44</text:p>
          </table:table-cell>
          <table:table-cell office:value-type="float" office:value="376.705" calcext:value-type="float">
            <text:p>376.705</text:p>
          </table:table-cell>
        </table:table-row>
        <table:table-row table:style-name="ro1">
          <table:table-cell office:value-type="float" office:value="1189.51" calcext:value-type="float">
            <text:p>1189.51</text:p>
          </table:table-cell>
          <table:table-cell office:value-type="float" office:value="376.755" calcext:value-type="float">
            <text:p>376.755</text:p>
          </table:table-cell>
        </table:table-row>
        <table:table-row table:style-name="ro1">
          <table:table-cell office:value-type="float" office:value="1190.48" calcext:value-type="float">
            <text:p>1190.48</text:p>
          </table:table-cell>
          <table:table-cell office:value-type="float" office:value="376.865" calcext:value-type="float">
            <text:p>376.865</text:p>
          </table:table-cell>
        </table:table-row>
        <table:table-row table:style-name="ro1">
          <table:table-cell office:value-type="float" office:value="1191.5" calcext:value-type="float">
            <text:p>1191.5</text:p>
          </table:table-cell>
          <table:table-cell office:value-type="float" office:value="376.863" calcext:value-type="float">
            <text:p>376.863</text:p>
          </table:table-cell>
        </table:table-row>
        <table:table-row table:style-name="ro1">
          <table:table-cell office:value-type="float" office:value="1192.51" calcext:value-type="float">
            <text:p>1192.51</text:p>
          </table:table-cell>
          <table:table-cell office:value-type="float" office:value="377.075" calcext:value-type="float">
            <text:p>377.075</text:p>
          </table:table-cell>
        </table:table-row>
        <table:table-row table:style-name="ro1">
          <table:table-cell office:value-type="float" office:value="1193.52" calcext:value-type="float">
            <text:p>1193.52</text:p>
          </table:table-cell>
          <table:table-cell office:value-type="float" office:value="377.11" calcext:value-type="float">
            <text:p>377.11</text:p>
          </table:table-cell>
        </table:table-row>
        <table:table-row table:style-name="ro1">
          <table:table-cell office:value-type="float" office:value="1194.49" calcext:value-type="float">
            <text:p>1194.49</text:p>
          </table:table-cell>
          <table:table-cell office:value-type="float" office:value="377.312" calcext:value-type="float">
            <text:p>377.312</text:p>
          </table:table-cell>
        </table:table-row>
        <table:table-row table:style-name="ro1">
          <table:table-cell office:value-type="float" office:value="1195.49" calcext:value-type="float">
            <text:p>1195.49</text:p>
          </table:table-cell>
          <table:table-cell office:value-type="float" office:value="377.3" calcext:value-type="float">
            <text:p>377.3</text:p>
          </table:table-cell>
        </table:table-row>
        <table:table-row table:style-name="ro1">
          <table:table-cell office:value-type="float" office:value="1196.51" calcext:value-type="float">
            <text:p>1196.51</text:p>
          </table:table-cell>
          <table:table-cell office:value-type="float" office:value="377.408" calcext:value-type="float">
            <text:p>377.408</text:p>
          </table:table-cell>
        </table:table-row>
        <table:table-row table:style-name="ro1">
          <table:table-cell office:value-type="float" office:value="1197.5" calcext:value-type="float">
            <text:p>1197.5</text:p>
          </table:table-cell>
          <table:table-cell office:value-type="float" office:value="377.365" calcext:value-type="float">
            <text:p>377.365</text:p>
          </table:table-cell>
        </table:table-row>
        <table:table-row table:style-name="ro1">
          <table:table-cell office:value-type="float" office:value="1198.53" calcext:value-type="float">
            <text:p>1198.53</text:p>
          </table:table-cell>
          <table:table-cell office:value-type="float" office:value="377.418" calcext:value-type="float">
            <text:p>377.418</text:p>
          </table:table-cell>
        </table:table-row>
        <table:table-row table:style-name="ro1">
          <table:table-cell office:value-type="float" office:value="1199.53" calcext:value-type="float">
            <text:p>1199.53</text:p>
          </table:table-cell>
          <table:table-cell office:value-type="float" office:value="377.495" calcext:value-type="float">
            <text:p>377.495</text:p>
          </table:table-cell>
        </table:table-row>
        <table:table-row table:style-name="ro1">
          <table:table-cell office:value-type="float" office:value="1200.51" calcext:value-type="float">
            <text:p>1200.51</text:p>
          </table:table-cell>
          <table:table-cell office:value-type="float" office:value="377.53" calcext:value-type="float">
            <text:p>377.53</text:p>
          </table:table-cell>
        </table:table-row>
        <table:table-row table:style-name="ro1">
          <table:table-cell office:value-type="float" office:value="1201.53" calcext:value-type="float">
            <text:p>1201.53</text:p>
          </table:table-cell>
          <table:table-cell office:value-type="float" office:value="377.642" calcext:value-type="float">
            <text:p>377.642</text:p>
          </table:table-cell>
        </table:table-row>
        <table:table-row table:style-name="ro1">
          <table:table-cell office:value-type="float" office:value="1202.59" calcext:value-type="float">
            <text:p>1202.59</text:p>
          </table:table-cell>
          <table:table-cell office:value-type="float" office:value="377.73" calcext:value-type="float">
            <text:p>377.73</text:p>
          </table:table-cell>
        </table:table-row>
        <table:table-row table:style-name="ro1">
          <table:table-cell office:value-type="float" office:value="1203.63" calcext:value-type="float">
            <text:p>1203.63</text:p>
          </table:table-cell>
          <table:table-cell office:value-type="float" office:value="377.783" calcext:value-type="float">
            <text:p>377.783</text:p>
          </table:table-cell>
        </table:table-row>
        <table:table-row table:style-name="ro1">
          <table:table-cell office:value-type="float" office:value="1204.6" calcext:value-type="float">
            <text:p>1204.6</text:p>
          </table:table-cell>
          <table:table-cell office:value-type="float" office:value="377.877" calcext:value-type="float">
            <text:p>377.877</text:p>
          </table:table-cell>
        </table:table-row>
        <table:table-row table:style-name="ro1">
          <table:table-cell office:value-type="float" office:value="1205.63" calcext:value-type="float">
            <text:p>1205.63</text:p>
          </table:table-cell>
          <table:table-cell office:value-type="float" office:value="377.975" calcext:value-type="float">
            <text:p>377.975</text:p>
          </table:table-cell>
        </table:table-row>
        <table:table-row table:style-name="ro1">
          <table:table-cell office:value-type="float" office:value="1206.63" calcext:value-type="float">
            <text:p>1206.63</text:p>
          </table:table-cell>
          <table:table-cell office:value-type="float" office:value="378.13" calcext:value-type="float">
            <text:p>378.13</text:p>
          </table:table-cell>
        </table:table-row>
        <table:table-row table:style-name="ro1">
          <table:table-cell office:value-type="float" office:value="1207.66" calcext:value-type="float">
            <text:p>1207.66</text:p>
          </table:table-cell>
          <table:table-cell office:value-type="float" office:value="378.248" calcext:value-type="float">
            <text:p>378.248</text:p>
          </table:table-cell>
        </table:table-row>
        <table:table-row table:style-name="ro1">
          <table:table-cell office:value-type="float" office:value="1208.66" calcext:value-type="float">
            <text:p>1208.66</text:p>
          </table:table-cell>
          <table:table-cell office:value-type="float" office:value="378.305" calcext:value-type="float">
            <text:p>378.305</text:p>
          </table:table-cell>
        </table:table-row>
        <table:table-row table:style-name="ro1">
          <table:table-cell office:value-type="float" office:value="1209.7" calcext:value-type="float">
            <text:p>1209.7</text:p>
          </table:table-cell>
          <table:table-cell office:value-type="float" office:value="378.387" calcext:value-type="float">
            <text:p>378.387</text:p>
          </table:table-cell>
        </table:table-row>
        <table:table-row table:style-name="ro1">
          <table:table-cell office:value-type="float" office:value="1210.7" calcext:value-type="float">
            <text:p>1210.7</text:p>
          </table:table-cell>
          <table:table-cell office:value-type="float" office:value="378.483" calcext:value-type="float">
            <text:p>378.483</text:p>
          </table:table-cell>
        </table:table-row>
        <table:table-row table:style-name="ro1">
          <table:table-cell office:value-type="float" office:value="1211.74" calcext:value-type="float">
            <text:p>1211.74</text:p>
          </table:table-cell>
          <table:table-cell office:value-type="float" office:value="378.632" calcext:value-type="float">
            <text:p>378.632</text:p>
          </table:table-cell>
        </table:table-row>
        <table:table-row table:style-name="ro1">
          <table:table-cell office:value-type="float" office:value="1212.73" calcext:value-type="float">
            <text:p>1212.73</text:p>
          </table:table-cell>
          <table:table-cell office:value-type="float" office:value="378.77" calcext:value-type="float">
            <text:p>378.77</text:p>
          </table:table-cell>
        </table:table-row>
        <table:table-row table:style-name="ro1">
          <table:table-cell office:value-type="float" office:value="1213.77" calcext:value-type="float">
            <text:p>1213.77</text:p>
          </table:table-cell>
          <table:table-cell office:value-type="float" office:value="378.835" calcext:value-type="float">
            <text:p>378.835</text:p>
          </table:table-cell>
        </table:table-row>
        <table:table-row table:style-name="ro1">
          <table:table-cell office:value-type="float" office:value="1214.76" calcext:value-type="float">
            <text:p>1214.76</text:p>
          </table:table-cell>
          <table:table-cell office:value-type="float" office:value="378.94" calcext:value-type="float">
            <text:p>378.94</text:p>
          </table:table-cell>
        </table:table-row>
        <table:table-row table:style-name="ro1">
          <table:table-cell office:value-type="float" office:value="1215.83" calcext:value-type="float">
            <text:p>1215.83</text:p>
          </table:table-cell>
          <table:table-cell office:value-type="float" office:value="379.13" calcext:value-type="float">
            <text:p>379.13</text:p>
          </table:table-cell>
        </table:table-row>
        <table:table-row table:style-name="ro1">
          <table:table-cell office:value-type="float" office:value="1216.87" calcext:value-type="float">
            <text:p>1216.87</text:p>
          </table:table-cell>
          <table:table-cell office:value-type="float" office:value="379.33" calcext:value-type="float">
            <text:p>379.33</text:p>
          </table:table-cell>
        </table:table-row>
        <table:table-row table:style-name="ro1">
          <table:table-cell office:value-type="float" office:value="1217.9" calcext:value-type="float">
            <text:p>1217.9</text:p>
          </table:table-cell>
          <table:table-cell office:value-type="float" office:value="379.298" calcext:value-type="float">
            <text:p>379.298</text:p>
          </table:table-cell>
        </table:table-row>
        <table:table-row table:style-name="ro1">
          <table:table-cell office:value-type="float" office:value="1218.9" calcext:value-type="float">
            <text:p>1218.9</text:p>
          </table:table-cell>
          <table:table-cell office:value-type="float" office:value="379.298" calcext:value-type="float">
            <text:p>379.298</text:p>
          </table:table-cell>
        </table:table-row>
        <table:table-row table:style-name="ro1">
          <table:table-cell office:value-type="float" office:value="1219.95" calcext:value-type="float">
            <text:p>1219.95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1220.96" calcext:value-type="float">
            <text:p>1220.96</text:p>
          </table:table-cell>
          <table:table-cell office:value-type="float" office:value="379.295" calcext:value-type="float">
            <text:p>379.295</text:p>
          </table:table-cell>
        </table:table-row>
        <table:table-row table:style-name="ro1">
          <table:table-cell office:value-type="float" office:value="1221.96" calcext:value-type="float">
            <text:p>1221.96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1222.95" calcext:value-type="float">
            <text:p>1222.95</text:p>
          </table:table-cell>
          <table:table-cell office:value-type="float" office:value="379.298" calcext:value-type="float">
            <text:p>379.298</text:p>
          </table:table-cell>
        </table:table-row>
        <table:table-row table:style-name="ro1">
          <table:table-cell office:value-type="float" office:value="1223.99" calcext:value-type="float">
            <text:p>1223.99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1224.98" calcext:value-type="float">
            <text:p>1224.98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1225.98" calcext:value-type="float">
            <text:p>1225.98</text:p>
          </table:table-cell>
          <table:table-cell office:value-type="float" office:value="379.298" calcext:value-type="float">
            <text:p>379.298</text:p>
          </table:table-cell>
        </table:table-row>
        <table:table-row table:style-name="ro1">
          <table:table-cell office:value-type="float" office:value="1226.99" calcext:value-type="float">
            <text:p>1226.99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1228.01" calcext:value-type="float">
            <text:p>1228.01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1229.02" calcext:value-type="float">
            <text:p>1229.02</text:p>
          </table:table-cell>
          <table:table-cell office:value-type="float" office:value="379.298" calcext:value-type="float">
            <text:p>379.298</text:p>
          </table:table-cell>
        </table:table-row>
        <table:table-row table:style-name="ro1">
          <table:table-cell office:value-type="float" office:value="1230.03" calcext:value-type="float">
            <text:p>1230.03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1231.05" calcext:value-type="float">
            <text:p>1231.05</text:p>
          </table:table-cell>
          <table:table-cell office:value-type="float" office:value="379.3" calcext:value-type="float">
            <text:p>379.3</text:p>
          </table:table-cell>
        </table:table-row>
        <table:table-row table:style-name="ro1">
          <table:table-cell office:value-type="float" office:value="1232.05" calcext:value-type="float">
            <text:p>1232.05</text:p>
          </table:table-cell>
          <table:table-cell office:value-type="float" office:value="379.295" calcext:value-type="float">
            <text:p>379.295</text:p>
          </table:table-cell>
        </table:table-row>
        <table:table-row table:style-name="ro1">
          <table:table-cell office:value-type="float" office:value="1233.03" calcext:value-type="float">
            <text:p>1233.03</text:p>
          </table:table-cell>
          <table:table-cell office:value-type="float" office:value="379.295" calcext:value-type="float">
            <text:p>379.295</text:p>
          </table:table-cell>
        </table:table-row>
        <table:table-row table:style-name="ro1">
          <table:table-cell office:value-type="float" office:value="1234.05" calcext:value-type="float">
            <text:p>1234.05</text:p>
          </table:table-cell>
          <table:table-cell office:value-type="float" office:value="379.295" calcext:value-type="float">
            <text:p>379.295</text:p>
          </table:table-cell>
        </table:table-row>
        <table:table-row table:style-name="ro1">
          <table:table-cell office:value-type="float" office:value="1235.06" calcext:value-type="float">
            <text:p>1235.06</text:p>
          </table:table-cell>
          <table:table-cell office:value-type="float" office:value="379.298" calcext:value-type="float">
            <text:p>379.298</text:p>
          </table:table-cell>
        </table:table-row>
        <table:table-row table:style-name="ro1">
          <table:table-cell office:value-type="float" office:value="1236.09" calcext:value-type="float">
            <text:p>1236.09</text:p>
          </table:table-cell>
          <table:table-cell office:value-type="float" office:value="379.298" calcext:value-type="float">
            <text:p>379.298</text:p>
          </table:table-cell>
        </table:table-row>
        <table:table-row table:style-name="ro1">
          <table:table-cell office:value-type="float" office:value="1237.11" calcext:value-type="float">
            <text:p>1237.11</text:p>
          </table:table-cell>
          <table:table-cell office:value-type="float" office:value="387.127" calcext:value-type="float">
            <text:p>387.127</text:p>
          </table:table-cell>
        </table:table-row>
        <table:table-row table:style-name="ro1">
          <table:table-cell office:value-type="float" office:value="1238.15" calcext:value-type="float">
            <text:p>1238.15</text:p>
          </table:table-cell>
          <table:table-cell office:value-type="float" office:value="389.995" calcext:value-type="float">
            <text:p>389.995</text:p>
          </table:table-cell>
        </table:table-row>
        <table:table-row table:style-name="ro1">
          <table:table-cell office:value-type="float" office:value="1239.2" calcext:value-type="float">
            <text:p>1239.2</text:p>
          </table:table-cell>
          <table:table-cell office:value-type="float" office:value="390.385" calcext:value-type="float">
            <text:p>390.385</text:p>
          </table:table-cell>
        </table:table-row>
        <table:table-row table:style-name="ro1">
          <table:table-cell office:value-type="float" office:value="1240.26" calcext:value-type="float">
            <text:p>1240.26</text:p>
          </table:table-cell>
          <table:table-cell office:value-type="float" office:value="390.783" calcext:value-type="float">
            <text:p>390.783</text:p>
          </table:table-cell>
        </table:table-row>
        <table:table-row table:style-name="ro1">
          <table:table-cell office:value-type="float" office:value="1241.27" calcext:value-type="float">
            <text:p>1241.27</text:p>
          </table:table-cell>
          <table:table-cell office:value-type="float" office:value="391.16" calcext:value-type="float">
            <text:p>391.16</text:p>
          </table:table-cell>
        </table:table-row>
        <table:table-row table:style-name="ro1">
          <table:table-cell office:value-type="float" office:value="1242.26" calcext:value-type="float">
            <text:p>1242.26</text:p>
          </table:table-cell>
          <table:table-cell office:value-type="float" office:value="391.582" calcext:value-type="float">
            <text:p>391.582</text:p>
          </table:table-cell>
        </table:table-row>
        <table:table-row table:style-name="ro1">
          <table:table-cell office:value-type="float" office:value="1243.27" calcext:value-type="float">
            <text:p>1243.27</text:p>
          </table:table-cell>
          <table:table-cell office:value-type="float" office:value="391.668" calcext:value-type="float">
            <text:p>391.668</text:p>
          </table:table-cell>
        </table:table-row>
        <table:table-row table:style-name="ro1">
          <table:table-cell office:value-type="float" office:value="1244.27" calcext:value-type="float">
            <text:p>1244.27</text:p>
          </table:table-cell>
          <table:table-cell office:value-type="float" office:value="392.245" calcext:value-type="float">
            <text:p>392.245</text:p>
          </table:table-cell>
        </table:table-row>
        <table:table-row table:style-name="ro1">
          <table:table-cell office:value-type="float" office:value="1245.27" calcext:value-type="float">
            <text:p>1245.27</text:p>
          </table:table-cell>
          <table:table-cell office:value-type="float" office:value="392.743" calcext:value-type="float">
            <text:p>392.743</text:p>
          </table:table-cell>
        </table:table-row>
        <table:table-row table:style-name="ro1">
          <table:table-cell office:value-type="float" office:value="1246.28" calcext:value-type="float">
            <text:p>1246.28</text:p>
          </table:table-cell>
          <table:table-cell office:value-type="float" office:value="392.995" calcext:value-type="float">
            <text:p>392.995</text:p>
          </table:table-cell>
        </table:table-row>
        <table:table-row table:style-name="ro1">
          <table:table-cell office:value-type="float" office:value="1247.27" calcext:value-type="float">
            <text:p>1247.27</text:p>
          </table:table-cell>
          <table:table-cell office:value-type="float" office:value="393.49" calcext:value-type="float">
            <text:p>393.49</text:p>
          </table:table-cell>
        </table:table-row>
        <table:table-row table:style-name="ro1">
          <table:table-cell office:value-type="float" office:value="1248.27" calcext:value-type="float">
            <text:p>1248.27</text:p>
          </table:table-cell>
          <table:table-cell office:value-type="float" office:value="393.793" calcext:value-type="float">
            <text:p>393.793</text:p>
          </table:table-cell>
        </table:table-row>
        <table:table-row table:style-name="ro1">
          <table:table-cell office:value-type="float" office:value="1249.27" calcext:value-type="float">
            <text:p>1249.27</text:p>
          </table:table-cell>
          <table:table-cell office:value-type="float" office:value="394.002" calcext:value-type="float">
            <text:p>394.002</text:p>
          </table:table-cell>
        </table:table-row>
        <table:table-row table:style-name="ro1">
          <table:table-cell office:value-type="float" office:value="1250.32" calcext:value-type="float">
            <text:p>1250.32</text:p>
          </table:table-cell>
          <table:table-cell office:value-type="float" office:value="394.132" calcext:value-type="float">
            <text:p>394.132</text:p>
          </table:table-cell>
        </table:table-row>
        <table:table-row table:style-name="ro1">
          <table:table-cell office:value-type="float" office:value="1251.34" calcext:value-type="float">
            <text:p>1251.34</text:p>
          </table:table-cell>
          <table:table-cell office:value-type="float" office:value="394.533" calcext:value-type="float">
            <text:p>394.533</text:p>
          </table:table-cell>
        </table:table-row>
        <table:table-row table:style-name="ro1">
          <table:table-cell office:value-type="float" office:value="1252.34" calcext:value-type="float">
            <text:p>1252.34</text:p>
          </table:table-cell>
          <table:table-cell office:value-type="float" office:value="394.627" calcext:value-type="float">
            <text:p>394.627</text:p>
          </table:table-cell>
        </table:table-row>
        <table:table-row table:style-name="ro1">
          <table:table-cell office:value-type="float" office:value="1253.35" calcext:value-type="float">
            <text:p>1253.35</text:p>
          </table:table-cell>
          <table:table-cell office:value-type="float" office:value="394.89" calcext:value-type="float">
            <text:p>394.89</text:p>
          </table:table-cell>
        </table:table-row>
        <table:table-row table:style-name="ro1">
          <table:table-cell office:value-type="float" office:value="1254.33" calcext:value-type="float">
            <text:p>1254.33</text:p>
          </table:table-cell>
          <table:table-cell office:value-type="float" office:value="395.067" calcext:value-type="float">
            <text:p>395.067</text:p>
          </table:table-cell>
        </table:table-row>
        <table:table-row table:style-name="ro1">
          <table:table-cell office:value-type="float" office:value="1255.34" calcext:value-type="float">
            <text:p>1255.34</text:p>
          </table:table-cell>
          <table:table-cell office:value-type="float" office:value="395.34" calcext:value-type="float">
            <text:p>395.34</text:p>
          </table:table-cell>
        </table:table-row>
        <table:table-row table:style-name="ro1">
          <table:table-cell office:value-type="float" office:value="1256.41" calcext:value-type="float">
            <text:p>1256.41</text:p>
          </table:table-cell>
          <table:table-cell office:value-type="float" office:value="395.645" calcext:value-type="float">
            <text:p>395.645</text:p>
          </table:table-cell>
        </table:table-row>
        <table:table-row table:style-name="ro1">
          <table:table-cell office:value-type="float" office:value="1257.43" calcext:value-type="float">
            <text:p>1257.43</text:p>
          </table:table-cell>
          <table:table-cell office:value-type="float" office:value="395.85" calcext:value-type="float">
            <text:p>395.85</text:p>
          </table:table-cell>
        </table:table-row>
        <table:table-row table:style-name="ro1">
          <table:table-cell office:value-type="float" office:value="1258.42" calcext:value-type="float">
            <text:p>1258.42</text:p>
          </table:table-cell>
          <table:table-cell office:value-type="float" office:value="396.19" calcext:value-type="float">
            <text:p>396.19</text:p>
          </table:table-cell>
        </table:table-row>
        <table:table-row table:style-name="ro1">
          <table:table-cell office:value-type="float" office:value="1259.47" calcext:value-type="float">
            <text:p>1259.47</text:p>
          </table:table-cell>
          <table:table-cell office:value-type="float" office:value="396.685" calcext:value-type="float">
            <text:p>396.685</text:p>
          </table:table-cell>
        </table:table-row>
        <table:table-row table:style-name="ro1">
          <table:table-cell office:value-type="float" office:value="1260.46" calcext:value-type="float">
            <text:p>1260.46</text:p>
          </table:table-cell>
          <table:table-cell office:value-type="float" office:value="396.692" calcext:value-type="float">
            <text:p>396.692</text:p>
          </table:table-cell>
        </table:table-row>
        <table:table-row table:style-name="ro1">
          <table:table-cell office:value-type="float" office:value="1261.46" calcext:value-type="float">
            <text:p>1261.46</text:p>
          </table:table-cell>
          <table:table-cell office:value-type="float" office:value="397.127" calcext:value-type="float">
            <text:p>397.127</text:p>
          </table:table-cell>
        </table:table-row>
        <table:table-row table:style-name="ro1">
          <table:table-cell office:value-type="float" office:value="1262.5" calcext:value-type="float">
            <text:p>1262.5</text:p>
          </table:table-cell>
          <table:table-cell office:value-type="float" office:value="397.36" calcext:value-type="float">
            <text:p>397.36</text:p>
          </table:table-cell>
        </table:table-row>
        <table:table-row table:style-name="ro1">
          <table:table-cell office:value-type="float" office:value="1263.49" calcext:value-type="float">
            <text:p>1263.49</text:p>
          </table:table-cell>
          <table:table-cell office:value-type="float" office:value="397.533" calcext:value-type="float">
            <text:p>397.533</text:p>
          </table:table-cell>
        </table:table-row>
        <table:table-row table:style-name="ro1">
          <table:table-cell office:value-type="float" office:value="1264.53" calcext:value-type="float">
            <text:p>1264.53</text:p>
          </table:table-cell>
          <table:table-cell office:value-type="float" office:value="397.67" calcext:value-type="float">
            <text:p>397.67</text:p>
          </table:table-cell>
        </table:table-row>
        <table:table-row table:style-name="ro1">
          <table:table-cell office:value-type="float" office:value="1265.53" calcext:value-type="float">
            <text:p>1265.53</text:p>
          </table:table-cell>
          <table:table-cell office:value-type="float" office:value="397.965" calcext:value-type="float">
            <text:p>397.965</text:p>
          </table:table-cell>
        </table:table-row>
        <table:table-row table:style-name="ro1">
          <table:table-cell office:value-type="float" office:value="1266.57" calcext:value-type="float">
            <text:p>1266.57</text:p>
          </table:table-cell>
          <table:table-cell office:value-type="float" office:value="398.077" calcext:value-type="float">
            <text:p>398.077</text:p>
          </table:table-cell>
        </table:table-row>
        <table:table-row table:style-name="ro1">
          <table:table-cell office:value-type="float" office:value="1267.53" calcext:value-type="float">
            <text:p>1267.53</text:p>
          </table:table-cell>
          <table:table-cell office:value-type="float" office:value="398.405" calcext:value-type="float">
            <text:p>398.405</text:p>
          </table:table-cell>
        </table:table-row>
        <table:table-row table:style-name="ro1">
          <table:table-cell office:value-type="float" office:value="1268.56" calcext:value-type="float">
            <text:p>1268.56</text:p>
          </table:table-cell>
          <table:table-cell office:value-type="float" office:value="398.748" calcext:value-type="float">
            <text:p>398.748</text:p>
          </table:table-cell>
        </table:table-row>
        <table:table-row table:style-name="ro1">
          <table:table-cell office:value-type="float" office:value="1269.6" calcext:value-type="float">
            <text:p>1269.6</text:p>
          </table:table-cell>
          <table:table-cell office:value-type="float" office:value="398.875" calcext:value-type="float">
            <text:p>398.875</text:p>
          </table:table-cell>
        </table:table-row>
        <table:table-row table:style-name="ro1">
          <table:table-cell office:value-type="float" office:value="1270.57" calcext:value-type="float">
            <text:p>1270.57</text:p>
          </table:table-cell>
          <table:table-cell office:value-type="float" office:value="399.085" calcext:value-type="float">
            <text:p>399.085</text:p>
          </table:table-cell>
        </table:table-row>
        <table:table-row table:style-name="ro1">
          <table:table-cell office:value-type="float" office:value="1271.61" calcext:value-type="float">
            <text:p>1271.61</text:p>
          </table:table-cell>
          <table:table-cell office:value-type="float" office:value="399.327" calcext:value-type="float">
            <text:p>399.327</text:p>
          </table:table-cell>
        </table:table-row>
        <table:table-row table:style-name="ro1">
          <table:table-cell office:value-type="float" office:value="1272.61" calcext:value-type="float">
            <text:p>1272.61</text:p>
          </table:table-cell>
          <table:table-cell office:value-type="float" office:value="399.507" calcext:value-type="float">
            <text:p>399.507</text:p>
          </table:table-cell>
        </table:table-row>
        <table:table-row table:style-name="ro1">
          <table:table-cell office:value-type="float" office:value="1273.61" calcext:value-type="float">
            <text:p>1273.61</text:p>
          </table:table-cell>
          <table:table-cell office:value-type="float" office:value="400.368" calcext:value-type="float">
            <text:p>400.368</text:p>
          </table:table-cell>
        </table:table-row>
        <table:table-row table:style-name="ro1">
          <table:table-cell office:value-type="float" office:value="1274.63" calcext:value-type="float">
            <text:p>1274.63</text:p>
          </table:table-cell>
          <table:table-cell office:value-type="float" office:value="400.565" calcext:value-type="float">
            <text:p>400.565</text:p>
          </table:table-cell>
        </table:table-row>
        <table:table-row table:style-name="ro1">
          <table:table-cell office:value-type="float" office:value="1275.63" calcext:value-type="float">
            <text:p>1275.63</text:p>
          </table:table-cell>
          <table:table-cell office:value-type="float" office:value="400.75" calcext:value-type="float">
            <text:p>400.75</text:p>
          </table:table-cell>
        </table:table-row>
        <table:table-row table:style-name="ro1">
          <table:table-cell office:value-type="float" office:value="1276.67" calcext:value-type="float">
            <text:p>1276.67</text:p>
          </table:table-cell>
          <table:table-cell office:value-type="float" office:value="400.887" calcext:value-type="float">
            <text:p>400.887</text:p>
          </table:table-cell>
        </table:table-row>
        <table:table-row table:style-name="ro1">
          <table:table-cell office:value-type="float" office:value="1277.71" calcext:value-type="float">
            <text:p>1277.71</text:p>
          </table:table-cell>
          <table:table-cell office:value-type="float" office:value="401.142" calcext:value-type="float">
            <text:p>401.142</text:p>
          </table:table-cell>
        </table:table-row>
        <table:table-row table:style-name="ro1">
          <table:table-cell office:value-type="float" office:value="1278.72" calcext:value-type="float">
            <text:p>1278.72</text:p>
          </table:table-cell>
          <table:table-cell office:value-type="float" office:value="401.315" calcext:value-type="float">
            <text:p>401.315</text:p>
          </table:table-cell>
        </table:table-row>
        <table:table-row table:style-name="ro1">
          <table:table-cell office:value-type="float" office:value="1279.71" calcext:value-type="float">
            <text:p>1279.71</text:p>
          </table:table-cell>
          <table:table-cell office:value-type="float" office:value="401.485" calcext:value-type="float">
            <text:p>401.485</text:p>
          </table:table-cell>
        </table:table-row>
        <table:table-row table:style-name="ro1">
          <table:table-cell office:value-type="float" office:value="1280.72" calcext:value-type="float">
            <text:p>1280.72</text:p>
          </table:table-cell>
          <table:table-cell office:value-type="float" office:value="401.695" calcext:value-type="float">
            <text:p>401.695</text:p>
          </table:table-cell>
        </table:table-row>
        <table:table-row table:style-name="ro1">
          <table:table-cell office:value-type="float" office:value="1281.76" calcext:value-type="float">
            <text:p>1281.76</text:p>
          </table:table-cell>
          <table:table-cell office:value-type="float" office:value="401.798" calcext:value-type="float">
            <text:p>401.798</text:p>
          </table:table-cell>
        </table:table-row>
        <table:table-row table:style-name="ro1">
          <table:table-cell office:value-type="float" office:value="1282.74" calcext:value-type="float">
            <text:p>1282.74</text:p>
          </table:table-cell>
          <table:table-cell office:value-type="float" office:value="401.99" calcext:value-type="float">
            <text:p>401.99</text:p>
          </table:table-cell>
        </table:table-row>
        <table:table-row table:style-name="ro1">
          <table:table-cell office:value-type="float" office:value="1283.75" calcext:value-type="float">
            <text:p>1283.75</text:p>
          </table:table-cell>
          <table:table-cell office:value-type="float" office:value="402.118" calcext:value-type="float">
            <text:p>402.118</text:p>
          </table:table-cell>
        </table:table-row>
        <table:table-row table:style-name="ro1">
          <table:table-cell office:value-type="float" office:value="1284.78" calcext:value-type="float">
            <text:p>1284.78</text:p>
          </table:table-cell>
          <table:table-cell office:value-type="float" office:value="402.17" calcext:value-type="float">
            <text:p>402.17</text:p>
          </table:table-cell>
        </table:table-row>
        <table:table-row table:style-name="ro1">
          <table:table-cell office:value-type="float" office:value="1285.77" calcext:value-type="float">
            <text:p>1285.77</text:p>
          </table:table-cell>
          <table:table-cell office:value-type="float" office:value="402.317" calcext:value-type="float">
            <text:p>402.317</text:p>
          </table:table-cell>
        </table:table-row>
        <table:table-row table:style-name="ro1">
          <table:table-cell office:value-type="float" office:value="1286.84" calcext:value-type="float">
            <text:p>1286.84</text:p>
          </table:table-cell>
          <table:table-cell office:value-type="float" office:value="402.512" calcext:value-type="float">
            <text:p>402.512</text:p>
          </table:table-cell>
        </table:table-row>
        <table:table-row table:style-name="ro1">
          <table:table-cell office:value-type="float" office:value="1287.8" calcext:value-type="float">
            <text:p>1287.8</text:p>
          </table:table-cell>
          <table:table-cell office:value-type="float" office:value="402.525" calcext:value-type="float">
            <text:p>402.525</text:p>
          </table:table-cell>
        </table:table-row>
        <table:table-row table:style-name="ro1">
          <table:table-cell office:value-type="float" office:value="1288.82" calcext:value-type="float">
            <text:p>1288.82</text:p>
          </table:table-cell>
          <table:table-cell office:value-type="float" office:value="402.745" calcext:value-type="float">
            <text:p>402.745</text:p>
          </table:table-cell>
        </table:table-row>
        <table:table-row table:style-name="ro1">
          <table:table-cell office:value-type="float" office:value="1289.85" calcext:value-type="float">
            <text:p>1289.85</text:p>
          </table:table-cell>
          <table:table-cell office:value-type="float" office:value="402.785" calcext:value-type="float">
            <text:p>402.785</text:p>
          </table:table-cell>
        </table:table-row>
        <table:table-row table:style-name="ro1">
          <table:table-cell office:value-type="float" office:value="1290.88" calcext:value-type="float">
            <text:p>1290.88</text:p>
          </table:table-cell>
          <table:table-cell office:value-type="float" office:value="402.877" calcext:value-type="float">
            <text:p>402.877</text:p>
          </table:table-cell>
        </table:table-row>
        <table:table-row table:style-name="ro1">
          <table:table-cell office:value-type="float" office:value="1291.86" calcext:value-type="float">
            <text:p>1291.86</text:p>
          </table:table-cell>
          <table:table-cell office:value-type="float" office:value="402.957" calcext:value-type="float">
            <text:p>402.957</text:p>
          </table:table-cell>
        </table:table-row>
        <table:table-row table:style-name="ro1">
          <table:table-cell office:value-type="float" office:value="1292.89" calcext:value-type="float">
            <text:p>1292.89</text:p>
          </table:table-cell>
          <table:table-cell office:value-type="float" office:value="403.095" calcext:value-type="float">
            <text:p>403.095</text:p>
          </table:table-cell>
        </table:table-row>
        <table:table-row table:style-name="ro1">
          <table:table-cell office:value-type="float" office:value="1293.89" calcext:value-type="float">
            <text:p>1293.89</text:p>
          </table:table-cell>
          <table:table-cell office:value-type="float" office:value="403.135" calcext:value-type="float">
            <text:p>403.135</text:p>
          </table:table-cell>
        </table:table-row>
        <table:table-row table:style-name="ro1">
          <table:table-cell office:value-type="float" office:value="1294.92" calcext:value-type="float">
            <text:p>1294.92</text:p>
          </table:table-cell>
          <table:table-cell office:value-type="float" office:value="403.093" calcext:value-type="float">
            <text:p>403.093</text:p>
          </table:table-cell>
        </table:table-row>
        <table:table-row table:style-name="ro1">
          <table:table-cell office:value-type="float" office:value="1295.92" calcext:value-type="float">
            <text:p>1295.92</text:p>
          </table:table-cell>
          <table:table-cell office:value-type="float" office:value="403.24" calcext:value-type="float">
            <text:p>403.24</text:p>
          </table:table-cell>
        </table:table-row>
        <table:table-row table:style-name="ro1">
          <table:table-cell office:value-type="float" office:value="1296.93" calcext:value-type="float">
            <text:p>1296.93</text:p>
          </table:table-cell>
          <table:table-cell office:value-type="float" office:value="403.285" calcext:value-type="float">
            <text:p>403.285</text:p>
          </table:table-cell>
        </table:table-row>
        <table:table-row table:style-name="ro1">
          <table:table-cell office:value-type="float" office:value="1297.95" calcext:value-type="float">
            <text:p>1297.95</text:p>
          </table:table-cell>
          <table:table-cell office:value-type="float" office:value="403.327" calcext:value-type="float">
            <text:p>403.327</text:p>
          </table:table-cell>
        </table:table-row>
        <table:table-row table:style-name="ro1">
          <table:table-cell office:value-type="float" office:value="1299.11" calcext:value-type="float">
            <text:p>1299.11</text:p>
          </table:table-cell>
          <table:table-cell office:value-type="float" office:value="340.12" calcext:value-type="float">
            <text:p>340.12</text:p>
          </table:table-cell>
        </table:table-row>
        <table:table-row table:style-name="ro1">
          <table:table-cell office:value-type="float" office:value="1299.97" calcext:value-type="float">
            <text:p>1299.97</text:p>
          </table:table-cell>
          <table:table-cell office:value-type="float" office:value="340.127" calcext:value-type="float">
            <text:p>340.127</text:p>
          </table:table-cell>
        </table:table-row>
        <table:table-row table:style-name="ro1">
          <table:table-cell office:value-type="float" office:value="1301.13" calcext:value-type="float">
            <text:p>1301.13</text:p>
          </table:table-cell>
          <table:table-cell office:value-type="float" office:value="339.938" calcext:value-type="float">
            <text:p>339.938</text:p>
          </table:table-cell>
        </table:table-row>
        <table:table-row table:style-name="ro1">
          <table:table-cell office:value-type="float" office:value="1302.28" calcext:value-type="float">
            <text:p>1302.28</text:p>
          </table:table-cell>
          <table:table-cell office:value-type="float" office:value="339.815" calcext:value-type="float">
            <text:p>339.815</text:p>
          </table:table-cell>
        </table:table-row>
        <table:table-row table:style-name="ro1">
          <table:table-cell office:value-type="float" office:value="1303.18" calcext:value-type="float">
            <text:p>1303.18</text:p>
          </table:table-cell>
          <table:table-cell office:value-type="float" office:value="339.825" calcext:value-type="float">
            <text:p>339.825</text:p>
          </table:table-cell>
        </table:table-row>
        <table:table-row table:style-name="ro1">
          <table:table-cell office:value-type="float" office:value="1304.19" calcext:value-type="float">
            <text:p>1304.19</text:p>
          </table:table-cell>
          <table:table-cell office:value-type="float" office:value="339.832" calcext:value-type="float">
            <text:p>339.832</text:p>
          </table:table-cell>
        </table:table-row>
        <table:table-row table:style-name="ro1">
          <table:table-cell office:value-type="float" office:value="1305.16" calcext:value-type="float">
            <text:p>1305.16</text:p>
          </table:table-cell>
          <table:table-cell office:value-type="float" office:value="340.343" calcext:value-type="float">
            <text:p>340.343</text:p>
          </table:table-cell>
        </table:table-row>
        <table:table-row table:style-name="ro1">
          <table:table-cell office:value-type="float" office:value="1306.16" calcext:value-type="float">
            <text:p>1306.16</text:p>
          </table:table-cell>
          <table:table-cell office:value-type="float" office:value="340.24" calcext:value-type="float">
            <text:p>340.24</text:p>
          </table:table-cell>
        </table:table-row>
        <table:table-row table:style-name="ro1">
          <table:table-cell office:value-type="float" office:value="1307.19" calcext:value-type="float">
            <text:p>1307.19</text:p>
          </table:table-cell>
          <table:table-cell office:value-type="float" office:value="340.255" calcext:value-type="float">
            <text:p>340.255</text:p>
          </table:table-cell>
        </table:table-row>
        <table:table-row table:style-name="ro1">
          <table:table-cell office:value-type="float" office:value="1308.22" calcext:value-type="float">
            <text:p>1308.22</text:p>
          </table:table-cell>
          <table:table-cell office:value-type="float" office:value="340.155" calcext:value-type="float">
            <text:p>340.155</text:p>
          </table:table-cell>
        </table:table-row>
        <table:table-row table:style-name="ro1">
          <table:table-cell office:value-type="float" office:value="1309.24" calcext:value-type="float">
            <text:p>1309.24</text:p>
          </table:table-cell>
          <table:table-cell office:value-type="float" office:value="340.14" calcext:value-type="float">
            <text:p>340.14</text:p>
          </table:table-cell>
        </table:table-row>
        <table:table-row table:style-name="ro1">
          <table:table-cell office:value-type="float" office:value="1310.23" calcext:value-type="float">
            <text:p>1310.23</text:p>
          </table:table-cell>
          <table:table-cell office:value-type="float" office:value="340.25" calcext:value-type="float">
            <text:p>340.25</text:p>
          </table:table-cell>
        </table:table-row>
        <table:table-row table:style-name="ro1">
          <table:table-cell office:value-type="float" office:value="1311.29" calcext:value-type="float">
            <text:p>1311.29</text:p>
          </table:table-cell>
          <table:table-cell office:value-type="float" office:value="340.363" calcext:value-type="float">
            <text:p>340.363</text:p>
          </table:table-cell>
        </table:table-row>
        <table:table-row table:style-name="ro1">
          <table:table-cell office:value-type="float" office:value="1312.32" calcext:value-type="float">
            <text:p>1312.32</text:p>
          </table:table-cell>
          <table:table-cell office:value-type="float" office:value="340.185" calcext:value-type="float">
            <text:p>340.185</text:p>
          </table:table-cell>
        </table:table-row>
        <table:table-row table:style-name="ro1">
          <table:table-cell office:value-type="float" office:value="1313.37" calcext:value-type="float">
            <text:p>1313.37</text:p>
          </table:table-cell>
          <table:table-cell office:value-type="float" office:value="340.978" calcext:value-type="float">
            <text:p>340.978</text:p>
          </table:table-cell>
        </table:table-row>
        <table:table-row table:style-name="ro1">
          <table:table-cell office:value-type="float" office:value="1314.4" calcext:value-type="float">
            <text:p>1314.4</text:p>
          </table:table-cell>
          <table:table-cell office:value-type="float" office:value="340.353" calcext:value-type="float">
            <text:p>340.353</text:p>
          </table:table-cell>
        </table:table-row>
        <table:table-row table:style-name="ro1">
          <table:table-cell office:value-type="float" office:value="1315.37" calcext:value-type="float">
            <text:p>1315.37</text:p>
          </table:table-cell>
          <table:table-cell office:value-type="float" office:value="340.71" calcext:value-type="float">
            <text:p>340.71</text:p>
          </table:table-cell>
        </table:table-row>
        <table:table-row table:style-name="ro1">
          <table:table-cell office:value-type="float" office:value="1316.38" calcext:value-type="float">
            <text:p>1316.38</text:p>
          </table:table-cell>
          <table:table-cell office:value-type="float" office:value="341.028" calcext:value-type="float">
            <text:p>341.028</text:p>
          </table:table-cell>
        </table:table-row>
        <table:table-row table:style-name="ro1">
          <table:table-cell office:value-type="float" office:value="1317.37" calcext:value-type="float">
            <text:p>1317.3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318.4" calcext:value-type="float">
            <text:p>1318.4</text:p>
          </table:table-cell>
          <table:table-cell office:value-type="float" office:value="340.103" calcext:value-type="float">
            <text:p>340.103</text:p>
          </table:table-cell>
        </table:table-row>
        <table:table-row table:style-name="ro1">
          <table:table-cell office:value-type="float" office:value="1319.37" calcext:value-type="float">
            <text:p>1319.37</text:p>
          </table:table-cell>
          <table:table-cell office:value-type="float" office:value="341.12" calcext:value-type="float">
            <text:p>341.12</text:p>
          </table:table-cell>
        </table:table-row>
        <table:table-row table:style-name="ro1">
          <table:table-cell office:value-type="float" office:value="1320.37" calcext:value-type="float">
            <text:p>1320.37</text:p>
          </table:table-cell>
          <table:table-cell office:value-type="float" office:value="341.153" calcext:value-type="float">
            <text:p>341.153</text:p>
          </table:table-cell>
        </table:table-row>
        <table:table-row table:style-name="ro1">
          <table:table-cell office:value-type="float" office:value="1322.35" calcext:value-type="float">
            <text:p>1322.35</text:p>
          </table:table-cell>
          <table:table-cell office:value-type="float" office:value="339.67" calcext:value-type="float">
            <text:p>339.67</text:p>
          </table:table-cell>
        </table:table-row>
        <table:table-row table:style-name="ro1">
          <table:table-cell office:value-type="float" office:value="1322.73" calcext:value-type="float">
            <text:p>1322.73</text:p>
          </table:table-cell>
          <table:table-cell office:value-type="float" office:value="339.553" calcext:value-type="float">
            <text:p>339.553</text:p>
          </table:table-cell>
        </table:table-row>
        <table:table-row table:style-name="ro1">
          <table:table-cell office:value-type="float" office:value="1323.74" calcext:value-type="float">
            <text:p>1323.74</text:p>
          </table:table-cell>
          <table:table-cell office:value-type="float" office:value="340.08" calcext:value-type="float">
            <text:p>340.08</text:p>
          </table:table-cell>
        </table:table-row>
        <table:table-row table:style-name="ro1">
          <table:table-cell office:value-type="float" office:value="1324.61" calcext:value-type="float">
            <text:p>1324.61</text:p>
          </table:table-cell>
          <table:table-cell office:value-type="float" office:value="339.827" calcext:value-type="float">
            <text:p>339.827</text:p>
          </table:table-cell>
        </table:table-row>
        <table:table-row table:style-name="ro1">
          <table:table-cell office:value-type="float" office:value="1325.65" calcext:value-type="float">
            <text:p>1325.65</text:p>
          </table:table-cell>
          <table:table-cell office:value-type="float" office:value="340.178" calcext:value-type="float">
            <text:p>340.178</text:p>
          </table:table-cell>
        </table:table-row>
        <table:table-row table:style-name="ro1">
          <table:table-cell office:value-type="float" office:value="1326.65" calcext:value-type="float">
            <text:p>1326.65</text:p>
          </table:table-cell>
          <table:table-cell office:value-type="float" office:value="340.002" calcext:value-type="float">
            <text:p>340.002</text:p>
          </table:table-cell>
        </table:table-row>
        <table:table-row table:style-name="ro1">
          <table:table-cell office:value-type="float" office:value="1327.71" calcext:value-type="float">
            <text:p>1327.71</text:p>
          </table:table-cell>
          <table:table-cell office:value-type="float" office:value="340.14" calcext:value-type="float">
            <text:p>340.14</text:p>
          </table:table-cell>
        </table:table-row>
        <table:table-row table:style-name="ro1">
          <table:table-cell office:value-type="float" office:value="1328.7" calcext:value-type="float">
            <text:p>1328.7</text:p>
          </table:table-cell>
          <table:table-cell office:value-type="float" office:value="340.37" calcext:value-type="float">
            <text:p>340.37</text:p>
          </table:table-cell>
        </table:table-row>
        <table:table-row table:style-name="ro1">
          <table:table-cell office:value-type="float" office:value="1329.7" calcext:value-type="float">
            <text:p>1329.7</text:p>
          </table:table-cell>
          <table:table-cell office:value-type="float" office:value="340.52" calcext:value-type="float">
            <text:p>340.52</text:p>
          </table:table-cell>
        </table:table-row>
        <table:table-row table:style-name="ro1">
          <table:table-cell office:value-type="float" office:value="1330.72" calcext:value-type="float">
            <text:p>1330.72</text:p>
          </table:table-cell>
          <table:table-cell office:value-type="float" office:value="340.05" calcext:value-type="float">
            <text:p>340.05</text:p>
          </table:table-cell>
        </table:table-row>
        <table:table-row table:style-name="ro1">
          <table:table-cell office:value-type="float" office:value="1331.72" calcext:value-type="float">
            <text:p>1331.72</text:p>
          </table:table-cell>
          <table:table-cell office:value-type="float" office:value="339.835" calcext:value-type="float">
            <text:p>339.835</text:p>
          </table:table-cell>
        </table:table-row>
        <table:table-row table:style-name="ro1">
          <table:table-cell office:value-type="float" office:value="1332.72" calcext:value-type="float">
            <text:p>1332.72</text:p>
          </table:table-cell>
          <table:table-cell office:value-type="float" office:value="340.123" calcext:value-type="float">
            <text:p>340.123</text:p>
          </table:table-cell>
        </table:table-row>
        <table:table-row table:style-name="ro1">
          <table:table-cell office:value-type="float" office:value="1333.68" calcext:value-type="float">
            <text:p>1333.68</text:p>
          </table:table-cell>
          <table:table-cell office:value-type="float" office:value="339.615" calcext:value-type="float">
            <text:p>339.615</text:p>
          </table:table-cell>
        </table:table-row>
        <table:table-row table:style-name="ro1">
          <table:table-cell office:value-type="float" office:value="1334.73" calcext:value-type="float">
            <text:p>1334.73</text:p>
          </table:table-cell>
          <table:table-cell office:value-type="float" office:value="340.04" calcext:value-type="float">
            <text:p>340.04</text:p>
          </table:table-cell>
        </table:table-row>
        <table:table-row table:style-name="ro1">
          <table:table-cell office:value-type="float" office:value="1335.77" calcext:value-type="float">
            <text:p>1335.77</text:p>
          </table:table-cell>
          <table:table-cell office:value-type="float" office:value="340.38" calcext:value-type="float">
            <text:p>340.38</text:p>
          </table:table-cell>
        </table:table-row>
        <table:table-row table:style-name="ro1">
          <table:table-cell office:value-type="float" office:value="1336.78" calcext:value-type="float">
            <text:p>1336.78</text:p>
          </table:table-cell>
          <table:table-cell office:value-type="float" office:value="340.512" calcext:value-type="float">
            <text:p>340.512</text:p>
          </table:table-cell>
        </table:table-row>
        <table:table-row table:style-name="ro1">
          <table:table-cell office:value-type="float" office:value="1337.81" calcext:value-type="float">
            <text:p>1337.81</text:p>
          </table:table-cell>
          <table:table-cell office:value-type="float" office:value="340.65" calcext:value-type="float">
            <text:p>340.65</text:p>
          </table:table-cell>
        </table:table-row>
        <table:table-row table:style-name="ro1">
          <table:table-cell office:value-type="float" office:value="1338.9" calcext:value-type="float">
            <text:p>1338.9</text:p>
          </table:table-cell>
          <table:table-cell office:value-type="float" office:value="340.64" calcext:value-type="float">
            <text:p>340.64</text:p>
          </table:table-cell>
        </table:table-row>
        <table:table-row table:style-name="ro1">
          <table:table-cell office:value-type="float" office:value="1339.84" calcext:value-type="float">
            <text:p>1339.84</text:p>
          </table:table-cell>
          <table:table-cell office:value-type="float" office:value="340.63" calcext:value-type="float">
            <text:p>340.63</text:p>
          </table:table-cell>
        </table:table-row>
        <table:table-row table:style-name="ro1">
          <table:table-cell office:value-type="float" office:value="1340.82" calcext:value-type="float">
            <text:p>1340.82</text:p>
          </table:table-cell>
          <table:table-cell office:value-type="float" office:value="340.62" calcext:value-type="float">
            <text:p>340.62</text:p>
          </table:table-cell>
        </table:table-row>
        <table:table-row table:style-name="ro1">
          <table:table-cell office:value-type="float" office:value="1341.74" calcext:value-type="float">
            <text:p>1341.74</text:p>
          </table:table-cell>
          <table:table-cell office:value-type="float" office:value="340.632" calcext:value-type="float">
            <text:p>340.632</text:p>
          </table:table-cell>
        </table:table-row>
        <table:table-row table:style-name="ro1">
          <table:table-cell office:value-type="float" office:value="1342.72" calcext:value-type="float">
            <text:p>1342.72</text:p>
          </table:table-cell>
          <table:table-cell office:value-type="float" office:value="340.62" calcext:value-type="float">
            <text:p>340.62</text:p>
          </table:table-cell>
        </table:table-row>
        <table:table-row table:style-name="ro1">
          <table:table-cell office:value-type="float" office:value="1343.7" calcext:value-type="float">
            <text:p>1343.7</text:p>
          </table:table-cell>
          <table:table-cell office:value-type="float" office:value="340.728" calcext:value-type="float">
            <text:p>340.728</text:p>
          </table:table-cell>
        </table:table-row>
        <table:table-row table:style-name="ro1">
          <table:table-cell office:value-type="float" office:value="1344.72" calcext:value-type="float">
            <text:p>1344.72</text:p>
          </table:table-cell>
          <table:table-cell office:value-type="float" office:value="340.678" calcext:value-type="float">
            <text:p>340.678</text:p>
          </table:table-cell>
        </table:table-row>
        <table:table-row table:style-name="ro1">
          <table:table-cell office:value-type="float" office:value="1345.73" calcext:value-type="float">
            <text:p>1345.73</text:p>
          </table:table-cell>
          <table:table-cell office:value-type="float" office:value="340.67" calcext:value-type="float">
            <text:p>340.67</text:p>
          </table:table-cell>
        </table:table-row>
        <table:table-row table:style-name="ro1">
          <table:table-cell office:value-type="float" office:value="1346.76" calcext:value-type="float">
            <text:p>1346.76</text:p>
          </table:table-cell>
          <table:table-cell office:value-type="float" office:value="340.673" calcext:value-type="float">
            <text:p>340.673</text:p>
          </table:table-cell>
        </table:table-row>
        <table:table-row table:style-name="ro1">
          <table:table-cell office:value-type="float" office:value="1347.79" calcext:value-type="float">
            <text:p>1347.79</text:p>
          </table:table-cell>
          <table:table-cell office:value-type="float" office:value="340.67" calcext:value-type="float">
            <text:p>340.67</text:p>
          </table:table-cell>
        </table:table-row>
        <table:table-row table:style-name="ro1">
          <table:table-cell office:value-type="float" office:value="1348.8" calcext:value-type="float">
            <text:p>1348.8</text:p>
          </table:table-cell>
          <table:table-cell office:value-type="float" office:value="340.673" calcext:value-type="float">
            <text:p>340.673</text:p>
          </table:table-cell>
        </table:table-row>
        <table:table-row table:style-name="ro1">
          <table:table-cell office:value-type="float" office:value="1349.96" calcext:value-type="float">
            <text:p>1349.96</text:p>
          </table:table-cell>
          <table:table-cell office:value-type="float" office:value="340.642" calcext:value-type="float">
            <text:p>340.642</text:p>
          </table:table-cell>
        </table:table-row>
        <table:table-row table:style-name="ro1">
          <table:table-cell office:value-type="float" office:value="1350.8" calcext:value-type="float">
            <text:p>1350.8</text:p>
          </table:table-cell>
          <table:table-cell office:value-type="float" office:value="340.642" calcext:value-type="float">
            <text:p>340.64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40.295" calcext:value-type="float">
            <text:p>340.295</text:p>
          </table:table-cell>
        </table:table-row>
        <table:table-row table:style-name="ro1">
          <table:table-cell office:value-type="float" office:value="1353.03" calcext:value-type="float">
            <text:p>1353.03</text:p>
          </table:table-cell>
          <table:table-cell office:value-type="float" office:value="340.645" calcext:value-type="float">
            <text:p>340.645</text:p>
          </table:table-cell>
        </table:table-row>
        <table:table-row table:style-name="ro1">
          <table:table-cell office:value-type="float" office:value="1354.03" calcext:value-type="float">
            <text:p>1354.03</text:p>
          </table:table-cell>
          <table:table-cell office:value-type="float" office:value="340.645" calcext:value-type="float">
            <text:p>340.645</text:p>
          </table:table-cell>
        </table:table-row>
        <table:table-row table:style-name="ro1">
          <table:table-cell office:value-type="float" office:value="1355.09" calcext:value-type="float">
            <text:p>1355.09</text:p>
          </table:table-cell>
          <table:table-cell office:value-type="float" office:value="340.925" calcext:value-type="float">
            <text:p>340.925</text:p>
          </table:table-cell>
        </table:table-row>
        <table:table-row table:style-name="ro1">
          <table:table-cell office:value-type="float" office:value="1356.14" calcext:value-type="float">
            <text:p>1356.14</text:p>
          </table:table-cell>
          <table:table-cell office:value-type="float" office:value="341.535" calcext:value-type="float">
            <text:p>341.535</text:p>
          </table:table-cell>
        </table:table-row>
        <table:table-row table:style-name="ro1">
          <table:table-cell office:value-type="float" office:value="1357.1" calcext:value-type="float">
            <text:p>1357.1</text:p>
          </table:table-cell>
          <table:table-cell office:value-type="float" office:value="341.748" calcext:value-type="float">
            <text:p>341.748</text:p>
          </table:table-cell>
        </table:table-row>
        <table:table-row table:style-name="ro1">
          <table:table-cell office:value-type="float" office:value="1358.12" calcext:value-type="float">
            <text:p>1358.12</text:p>
          </table:table-cell>
          <table:table-cell office:value-type="float" office:value="341.8" calcext:value-type="float">
            <text:p>341.8</text:p>
          </table:table-cell>
        </table:table-row>
        <table:table-row table:style-name="ro1">
          <table:table-cell office:value-type="float" office:value="1359.12" calcext:value-type="float">
            <text:p>1359.12</text:p>
          </table:table-cell>
          <table:table-cell office:value-type="float" office:value="343.715" calcext:value-type="float">
            <text:p>343.715</text:p>
          </table:table-cell>
        </table:table-row>
        <table:table-row table:style-name="ro1">
          <table:table-cell office:value-type="float" office:value="1360.13" calcext:value-type="float">
            <text:p>1360.13</text:p>
          </table:table-cell>
          <table:table-cell office:value-type="float" office:value="343.848" calcext:value-type="float">
            <text:p>343.848</text:p>
          </table:table-cell>
        </table:table-row>
        <table:table-row table:style-name="ro1">
          <table:table-cell office:value-type="float" office:value="1361.16" calcext:value-type="float">
            <text:p>1361.16</text:p>
          </table:table-cell>
          <table:table-cell office:value-type="float" office:value="343.505" calcext:value-type="float">
            <text:p>343.505</text:p>
          </table:table-cell>
        </table:table-row>
        <table:table-row table:style-name="ro1">
          <table:table-cell office:value-type="float" office:value="1362.14" calcext:value-type="float">
            <text:p>1362.14</text:p>
          </table:table-cell>
          <table:table-cell office:value-type="float" office:value="343.31" calcext:value-type="float">
            <text:p>343.31</text:p>
          </table:table-cell>
        </table:table-row>
        <table:table-row table:style-name="ro1">
          <table:table-cell office:value-type="float" office:value="1363.17" calcext:value-type="float">
            <text:p>1363.17</text:p>
          </table:table-cell>
          <table:table-cell office:value-type="float" office:value="343.543" calcext:value-type="float">
            <text:p>343.543</text:p>
          </table:table-cell>
        </table:table-row>
        <table:table-row table:style-name="ro1">
          <table:table-cell office:value-type="float" office:value="1364.17" calcext:value-type="float">
            <text:p>1364.17</text:p>
          </table:table-cell>
          <table:table-cell office:value-type="float" office:value="343.127" calcext:value-type="float">
            <text:p>343.127</text:p>
          </table:table-cell>
        </table:table-row>
        <table:table-row table:style-name="ro1">
          <table:table-cell office:value-type="float" office:value="1365.2" calcext:value-type="float">
            <text:p>1365.2</text:p>
          </table:table-cell>
          <table:table-cell office:value-type="float" office:value="343.8" calcext:value-type="float">
            <text:p>343.8</text:p>
          </table:table-cell>
        </table:table-row>
        <table:table-row table:style-name="ro1">
          <table:table-cell office:value-type="float" office:value="1366.18" calcext:value-type="float">
            <text:p>1366.18</text:p>
          </table:table-cell>
          <table:table-cell office:value-type="float" office:value="343.978" calcext:value-type="float">
            <text:p>343.978</text:p>
          </table:table-cell>
        </table:table-row>
        <table:table-row table:style-name="ro1">
          <table:table-cell office:value-type="float" office:value="1367.23" calcext:value-type="float">
            <text:p>1367.23</text:p>
          </table:table-cell>
          <table:table-cell office:value-type="float" office:value="344.155" calcext:value-type="float">
            <text:p>344.155</text:p>
          </table:table-cell>
        </table:table-row>
        <table:table-row table:style-name="ro1">
          <table:table-cell office:value-type="float" office:value="1368.26" calcext:value-type="float">
            <text:p>1368.26</text:p>
          </table:table-cell>
          <table:table-cell office:value-type="float" office:value="343.99" calcext:value-type="float">
            <text:p>343.99</text:p>
          </table:table-cell>
        </table:table-row>
        <table:table-row table:style-name="ro1">
          <table:table-cell office:value-type="float" office:value="1369.25" calcext:value-type="float">
            <text:p>1369.25</text:p>
          </table:table-cell>
          <table:table-cell office:value-type="float" office:value="343.978" calcext:value-type="float">
            <text:p>343.978</text:p>
          </table:table-cell>
        </table:table-row>
        <table:table-row table:style-name="ro1">
          <table:table-cell office:value-type="float" office:value="1370.15" calcext:value-type="float">
            <text:p>1370.15</text:p>
          </table:table-cell>
          <table:table-cell office:value-type="float" office:value="343.98" calcext:value-type="float">
            <text:p>343.98</text:p>
          </table:table-cell>
        </table:table-row>
        <table:table-row table:style-name="ro1">
          <table:table-cell office:value-type="float" office:value="1371.21" calcext:value-type="float">
            <text:p>1371.21</text:p>
          </table:table-cell>
          <table:table-cell office:value-type="float" office:value="343.968" calcext:value-type="float">
            <text:p>343.968</text:p>
          </table:table-cell>
        </table:table-row>
        <table:table-row table:style-name="ro1">
          <table:table-cell office:value-type="float" office:value="1372.15" calcext:value-type="float">
            <text:p>1372.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373.16" calcext:value-type="float">
            <text:p>1373.16</text:p>
          </table:table-cell>
          <table:table-cell office:value-type="float" office:value="343.993" calcext:value-type="float">
            <text:p>343.993</text:p>
          </table:table-cell>
        </table:table-row>
        <table:table-row table:style-name="ro1">
          <table:table-cell office:value-type="float" office:value="1374.17" calcext:value-type="float">
            <text:p>1374.17</text:p>
          </table:table-cell>
          <table:table-cell office:value-type="float" office:value="344.007" calcext:value-type="float">
            <text:p>344.007</text:p>
          </table:table-cell>
        </table:table-row>
        <table:table-row table:style-name="ro1">
          <table:table-cell office:value-type="float" office:value="1375.24" calcext:value-type="float">
            <text:p>1375.24</text:p>
          </table:table-cell>
          <table:table-cell office:value-type="float" office:value="344.017" calcext:value-type="float">
            <text:p>344.017</text:p>
          </table:table-cell>
        </table:table-row>
        <table:table-row table:style-name="ro1">
          <table:table-cell office:value-type="float" office:value="1376.23" calcext:value-type="float">
            <text:p>1376.23</text:p>
          </table:table-cell>
          <table:table-cell office:value-type="float" office:value="344.02" calcext:value-type="float">
            <text:p>344.02</text:p>
          </table:table-cell>
        </table:table-row>
        <table:table-row table:style-name="ro1">
          <table:table-cell office:value-type="float" office:value="1377.26" calcext:value-type="float">
            <text:p>1377.26</text:p>
          </table:table-cell>
          <table:table-cell office:value-type="float" office:value="344.01" calcext:value-type="float">
            <text:p>344.01</text:p>
          </table:table-cell>
        </table:table-row>
        <table:table-row table:style-name="ro1">
          <table:table-cell office:value-type="float" office:value="1378.25" calcext:value-type="float">
            <text:p>1378.25</text:p>
          </table:table-cell>
          <table:table-cell office:value-type="float" office:value="348.757" calcext:value-type="float">
            <text:p>348.757</text:p>
          </table:table-cell>
        </table:table-row>
        <table:table-row table:style-name="ro1">
          <table:table-cell office:value-type="float" office:value="1379.27" calcext:value-type="float">
            <text:p>1379.27</text:p>
          </table:table-cell>
          <table:table-cell office:value-type="float" office:value="349.377" calcext:value-type="float">
            <text:p>349.377</text:p>
          </table:table-cell>
        </table:table-row>
        <table:table-row table:style-name="ro1">
          <table:table-cell office:value-type="float" office:value="1380.23" calcext:value-type="float">
            <text:p>1380.23</text:p>
          </table:table-cell>
          <table:table-cell office:value-type="float" office:value="349.45" calcext:value-type="float">
            <text:p>349.45</text:p>
          </table:table-cell>
        </table:table-row>
        <table:table-row table:style-name="ro1">
          <table:table-cell office:value-type="float" office:value="1381.26" calcext:value-type="float">
            <text:p>1381.26</text:p>
          </table:table-cell>
          <table:table-cell office:value-type="float" office:value="349.663" calcext:value-type="float">
            <text:p>349.663</text:p>
          </table:table-cell>
        </table:table-row>
        <table:table-row table:style-name="ro1">
          <table:table-cell office:value-type="float" office:value="1382.25" calcext:value-type="float">
            <text:p>1382.25</text:p>
          </table:table-cell>
          <table:table-cell office:value-type="float" office:value="350.015" calcext:value-type="float">
            <text:p>350.015</text:p>
          </table:table-cell>
        </table:table-row>
        <table:table-row table:style-name="ro1">
          <table:table-cell office:value-type="float" office:value="1383.26" calcext:value-type="float">
            <text:p>1383.26</text:p>
          </table:table-cell>
          <table:table-cell office:value-type="float" office:value="350.338" calcext:value-type="float">
            <text:p>350.338</text:p>
          </table:table-cell>
        </table:table-row>
        <table:table-row table:style-name="ro1">
          <table:table-cell office:value-type="float" office:value="1384.28" calcext:value-type="float">
            <text:p>1384.28</text:p>
          </table:table-cell>
          <table:table-cell office:value-type="float" office:value="350.838" calcext:value-type="float">
            <text:p>350.838</text:p>
          </table:table-cell>
        </table:table-row>
        <table:table-row table:style-name="ro1">
          <table:table-cell office:value-type="float" office:value="1385.27" calcext:value-type="float">
            <text:p>1385.27</text:p>
          </table:table-cell>
          <table:table-cell office:value-type="float" office:value="351.548" calcext:value-type="float">
            <text:p>351.548</text:p>
          </table:table-cell>
        </table:table-row>
        <table:table-row table:style-name="ro1">
          <table:table-cell office:value-type="float" office:value="1386.32" calcext:value-type="float">
            <text:p>1386.32</text:p>
          </table:table-cell>
          <table:table-cell office:value-type="float" office:value="351.413" calcext:value-type="float">
            <text:p>351.413</text:p>
          </table:table-cell>
        </table:table-row>
        <table:table-row table:style-name="ro1">
          <table:table-cell office:value-type="float" office:value="1387.36" calcext:value-type="float">
            <text:p>1387.36</text:p>
          </table:table-cell>
          <table:table-cell office:value-type="float" office:value="351.7" calcext:value-type="float">
            <text:p>351.7</text:p>
          </table:table-cell>
        </table:table-row>
        <table:table-row table:style-name="ro1">
          <table:table-cell office:value-type="float" office:value="1388.33" calcext:value-type="float">
            <text:p>1388.33</text:p>
          </table:table-cell>
          <table:table-cell office:value-type="float" office:value="352.062" calcext:value-type="float">
            <text:p>352.062</text:p>
          </table:table-cell>
        </table:table-row>
        <table:table-row table:style-name="ro1">
          <table:table-cell office:value-type="float" office:value="1389.34" calcext:value-type="float">
            <text:p>1389.34</text:p>
          </table:table-cell>
          <table:table-cell office:value-type="float" office:value="352.072" calcext:value-type="float">
            <text:p>352.072</text:p>
          </table:table-cell>
        </table:table-row>
        <table:table-row table:style-name="ro1">
          <table:table-cell office:value-type="float" office:value="1390.36" calcext:value-type="float">
            <text:p>1390.36</text:p>
          </table:table-cell>
          <table:table-cell office:value-type="float" office:value="352.248" calcext:value-type="float">
            <text:p>352.248</text:p>
          </table:table-cell>
        </table:table-row>
        <table:table-row table:style-name="ro1">
          <table:table-cell office:value-type="float" office:value="1391.37" calcext:value-type="float">
            <text:p>1391.37</text:p>
          </table:table-cell>
          <table:table-cell office:value-type="float" office:value="352.505" calcext:value-type="float">
            <text:p>352.505</text:p>
          </table:table-cell>
        </table:table-row>
        <table:table-row table:style-name="ro1">
          <table:table-cell office:value-type="float" office:value="1392.45" calcext:value-type="float">
            <text:p>1392.45</text:p>
          </table:table-cell>
          <table:table-cell office:value-type="float" office:value="353.082" calcext:value-type="float">
            <text:p>353.082</text:p>
          </table:table-cell>
        </table:table-row>
        <table:table-row table:style-name="ro1">
          <table:table-cell office:value-type="float" office:value="1393.44" calcext:value-type="float">
            <text:p>1393.44</text:p>
          </table:table-cell>
          <table:table-cell office:value-type="float" office:value="353.01" calcext:value-type="float">
            <text:p>353.01</text:p>
          </table:table-cell>
        </table:table-row>
        <table:table-row table:style-name="ro1">
          <table:table-cell office:value-type="float" office:value="1394.46" calcext:value-type="float">
            <text:p>1394.46</text:p>
          </table:table-cell>
          <table:table-cell office:value-type="float" office:value="353.355" calcext:value-type="float">
            <text:p>353.355</text:p>
          </table:table-cell>
        </table:table-row>
        <table:table-row table:style-name="ro1">
          <table:table-cell office:value-type="float" office:value="1395.47" calcext:value-type="float">
            <text:p>1395.47</text:p>
          </table:table-cell>
          <table:table-cell office:value-type="float" office:value="353.38" calcext:value-type="float">
            <text:p>353.38</text:p>
          </table:table-cell>
        </table:table-row>
        <table:table-row table:style-name="ro1">
          <table:table-cell office:value-type="float" office:value="1396.47" calcext:value-type="float">
            <text:p>1396.47</text:p>
          </table:table-cell>
          <table:table-cell office:value-type="float" office:value="353.418" calcext:value-type="float">
            <text:p>353.418</text:p>
          </table:table-cell>
        </table:table-row>
        <table:table-row table:style-name="ro1">
          <table:table-cell office:value-type="float" office:value="1397.47" calcext:value-type="float">
            <text:p>1397.47</text:p>
          </table:table-cell>
          <table:table-cell office:value-type="float" office:value="353.545" calcext:value-type="float">
            <text:p>353.545</text:p>
          </table:table-cell>
        </table:table-row>
        <table:table-row table:style-name="ro1">
          <table:table-cell office:value-type="float" office:value="1398.47" calcext:value-type="float">
            <text:p>1398.47</text:p>
          </table:table-cell>
          <table:table-cell office:value-type="float" office:value="353.702" calcext:value-type="float">
            <text:p>353.702</text:p>
          </table:table-cell>
        </table:table-row>
        <table:table-row table:style-name="ro1">
          <table:table-cell office:value-type="float" office:value="1399.48" calcext:value-type="float">
            <text:p>1399.48</text:p>
          </table:table-cell>
          <table:table-cell office:value-type="float" office:value="353.82" calcext:value-type="float">
            <text:p>353.82</text:p>
          </table:table-cell>
        </table:table-row>
        <table:table-row table:style-name="ro1">
          <table:table-cell office:value-type="float" office:value="1400.5" calcext:value-type="float">
            <text:p>1400.5</text:p>
          </table:table-cell>
          <table:table-cell office:value-type="float" office:value="354.17" calcext:value-type="float">
            <text:p>354.17</text:p>
          </table:table-cell>
        </table:table-row>
        <table:table-row table:style-name="ro1">
          <table:table-cell office:value-type="float" office:value="1401.55" calcext:value-type="float">
            <text:p>1401.55</text:p>
          </table:table-cell>
          <table:table-cell office:value-type="float" office:value="354.135" calcext:value-type="float">
            <text:p>354.135</text:p>
          </table:table-cell>
        </table:table-row>
        <table:table-row table:style-name="ro1">
          <table:table-cell office:value-type="float" office:value="1402.54" calcext:value-type="float">
            <text:p>1402.54</text:p>
          </table:table-cell>
          <table:table-cell office:value-type="float" office:value="354.42" calcext:value-type="float">
            <text:p>354.42</text:p>
          </table:table-cell>
        </table:table-row>
        <table:table-row table:style-name="ro1">
          <table:table-cell office:value-type="float" office:value="1403.59" calcext:value-type="float">
            <text:p>1403.59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>
          <table:table-cell office:value-type="float" office:value="1404.6" calcext:value-type="float">
            <text:p>1404.6</text:p>
          </table:table-cell>
          <table:table-cell office:value-type="float" office:value="354.72" calcext:value-type="float">
            <text:p>354.72</text:p>
          </table:table-cell>
        </table:table-row>
        <table:table-row table:style-name="ro1">
          <table:table-cell office:value-type="float" office:value="1405.62" calcext:value-type="float">
            <text:p>1405.62</text:p>
          </table:table-cell>
          <table:table-cell office:value-type="float" office:value="355.095" calcext:value-type="float">
            <text:p>355.095</text:p>
          </table:table-cell>
        </table:table-row>
        <table:table-row table:style-name="ro1">
          <table:table-cell office:value-type="float" office:value="1406.65" calcext:value-type="float">
            <text:p>1406.65</text:p>
          </table:table-cell>
          <table:table-cell office:value-type="float" office:value="355.86" calcext:value-type="float">
            <text:p>355.86</text:p>
          </table:table-cell>
        </table:table-row>
        <table:table-row table:style-name="ro1">
          <table:table-cell office:value-type="float" office:value="1407.68" calcext:value-type="float">
            <text:p>1407.68</text:p>
          </table:table-cell>
          <table:table-cell office:value-type="float" office:value="357.933" calcext:value-type="float">
            <text:p>357.933</text:p>
          </table:table-cell>
        </table:table-row>
        <table:table-row table:style-name="ro1">
          <table:table-cell office:value-type="float" office:value="1408.7" calcext:value-type="float">
            <text:p>1408.7</text:p>
          </table:table-cell>
          <table:table-cell office:value-type="float" office:value="356.512" calcext:value-type="float">
            <text:p>356.512</text:p>
          </table:table-cell>
        </table:table-row>
        <table:table-row table:style-name="ro1">
          <table:table-cell office:value-type="float" office:value="1409.7" calcext:value-type="float">
            <text:p>1409.7</text:p>
          </table:table-cell>
          <table:table-cell office:value-type="float" office:value="356.075" calcext:value-type="float">
            <text:p>356.075</text:p>
          </table:table-cell>
        </table:table-row>
        <table:table-row table:style-name="ro1">
          <table:table-cell office:value-type="float" office:value="1410.73" calcext:value-type="float">
            <text:p>1410.73</text:p>
          </table:table-cell>
          <table:table-cell office:value-type="float" office:value="356.192" calcext:value-type="float">
            <text:p>356.192</text:p>
          </table:table-cell>
        </table:table-row>
        <table:table-row table:style-name="ro1">
          <table:table-cell office:value-type="float" office:value="1411.74" calcext:value-type="float">
            <text:p>1411.74</text:p>
          </table:table-cell>
          <table:table-cell office:value-type="float" office:value="356.395" calcext:value-type="float">
            <text:p>356.395</text:p>
          </table:table-cell>
        </table:table-row>
        <table:table-row table:style-name="ro1">
          <table:table-cell office:value-type="float" office:value="1412.74" calcext:value-type="float">
            <text:p>1412.74</text:p>
          </table:table-cell>
          <table:table-cell office:value-type="float" office:value="356.358" calcext:value-type="float">
            <text:p>356.358</text:p>
          </table:table-cell>
        </table:table-row>
        <table:table-row table:style-name="ro1">
          <table:table-cell office:value-type="float" office:value="1413.73" calcext:value-type="float">
            <text:p>1413.73</text:p>
          </table:table-cell>
          <table:table-cell office:value-type="float" office:value="356.365" calcext:value-type="float">
            <text:p>356.365</text:p>
          </table:table-cell>
        </table:table-row>
        <table:table-row table:style-name="ro1">
          <table:table-cell office:value-type="float" office:value="1414.78" calcext:value-type="float">
            <text:p>1414.78</text:p>
          </table:table-cell>
          <table:table-cell office:value-type="float" office:value="356.392" calcext:value-type="float">
            <text:p>356.392</text:p>
          </table:table-cell>
        </table:table-row>
        <table:table-row table:style-name="ro1">
          <table:table-cell office:value-type="float" office:value="1415.86" calcext:value-type="float">
            <text:p>1415.86</text:p>
          </table:table-cell>
          <table:table-cell office:value-type="float" office:value="356.418" calcext:value-type="float">
            <text:p>356.418</text:p>
          </table:table-cell>
        </table:table-row>
        <table:table-row table:style-name="ro1">
          <table:table-cell office:value-type="float" office:value="1416.8" calcext:value-type="float">
            <text:p>1416.8</text:p>
          </table:table-cell>
          <table:table-cell office:value-type="float" office:value="356.5" calcext:value-type="float">
            <text:p>356.5</text:p>
          </table:table-cell>
        </table:table-row>
        <table:table-row table:style-name="ro1">
          <table:table-cell office:value-type="float" office:value="1417.85" calcext:value-type="float">
            <text:p>1417.85</text:p>
          </table:table-cell>
          <table:table-cell office:value-type="float" office:value="356.608" calcext:value-type="float">
            <text:p>356.608</text:p>
          </table:table-cell>
        </table:table-row>
        <table:table-row table:style-name="ro1">
          <table:table-cell office:value-type="float" office:value="1418.87" calcext:value-type="float">
            <text:p>1418.87</text:p>
          </table:table-cell>
          <table:table-cell office:value-type="float" office:value="358.877" calcext:value-type="float">
            <text:p>358.877</text:p>
          </table:table-cell>
        </table:table-row>
        <table:table-row table:style-name="ro1">
          <table:table-cell office:value-type="float" office:value="1419.87" calcext:value-type="float">
            <text:p>1419.87</text:p>
          </table:table-cell>
          <table:table-cell office:value-type="float" office:value="356.558" calcext:value-type="float">
            <text:p>356.558</text:p>
          </table:table-cell>
        </table:table-row>
        <table:table-row table:style-name="ro1">
          <table:table-cell office:value-type="float" office:value="1420.88" calcext:value-type="float">
            <text:p>1420.88</text:p>
          </table:table-cell>
          <table:table-cell office:value-type="float" office:value="356.577" calcext:value-type="float">
            <text:p>356.577</text:p>
          </table:table-cell>
        </table:table-row>
        <table:table-row table:style-name="ro1">
          <table:table-cell office:value-type="float" office:value="1421.88" calcext:value-type="float">
            <text:p>1421.88</text:p>
          </table:table-cell>
          <table:table-cell office:value-type="float" office:value="356.572" calcext:value-type="float">
            <text:p>356.572</text:p>
          </table:table-cell>
        </table:table-row>
        <table:table-row table:style-name="ro1">
          <table:table-cell office:value-type="float" office:value="1422.9" calcext:value-type="float">
            <text:p>1422.9</text:p>
          </table:table-cell>
          <table:table-cell office:value-type="float" office:value="358.29" calcext:value-type="float">
            <text:p>358.29</text:p>
          </table:table-cell>
        </table:table-row>
        <table:table-row table:style-name="ro1">
          <table:table-cell office:value-type="float" office:value="1423.87" calcext:value-type="float">
            <text:p>1423.87</text:p>
          </table:table-cell>
          <table:table-cell office:value-type="float" office:value="358.615" calcext:value-type="float">
            <text:p>358.615</text:p>
          </table:table-cell>
        </table:table-row>
        <table:table-row table:style-name="ro1">
          <table:table-cell office:value-type="float" office:value="1424.87" calcext:value-type="float">
            <text:p>1424.87</text:p>
          </table:table-cell>
          <table:table-cell office:value-type="float" office:value="357.175" calcext:value-type="float">
            <text:p>357.175</text:p>
          </table:table-cell>
        </table:table-row>
        <table:table-row table:style-name="ro1">
          <table:table-cell office:value-type="float" office:value="1425.91" calcext:value-type="float">
            <text:p>1425.91</text:p>
          </table:table-cell>
          <table:table-cell office:value-type="float" office:value="358.433" calcext:value-type="float">
            <text:p>358.433</text:p>
          </table:table-cell>
        </table:table-row>
        <table:table-row table:style-name="ro1">
          <table:table-cell office:value-type="float" office:value="1426.88" calcext:value-type="float">
            <text:p>1426.88</text:p>
          </table:table-cell>
          <table:table-cell office:value-type="float" office:value="358.173" calcext:value-type="float">
            <text:p>358.173</text:p>
          </table:table-cell>
        </table:table-row>
        <table:table-row table:style-name="ro1">
          <table:table-cell office:value-type="float" office:value="1427.93" calcext:value-type="float">
            <text:p>1427.93</text:p>
          </table:table-cell>
          <table:table-cell office:value-type="float" office:value="359.215" calcext:value-type="float">
            <text:p>359.215</text:p>
          </table:table-cell>
        </table:table-row>
        <table:table-row table:style-name="ro1">
          <table:table-cell office:value-type="float" office:value="1428.94" calcext:value-type="float">
            <text:p>1428.94</text:p>
          </table:table-cell>
          <table:table-cell office:value-type="float" office:value="357.25" calcext:value-type="float">
            <text:p>357.25</text:p>
          </table:table-cell>
        </table:table-row>
        <table:table-row table:style-name="ro1">
          <table:table-cell office:value-type="float" office:value="1429.98" calcext:value-type="float">
            <text:p>1429.98</text:p>
          </table:table-cell>
          <table:table-cell office:value-type="float" office:value="356.923" calcext:value-type="float">
            <text:p>356.923</text:p>
          </table:table-cell>
        </table:table-row>
        <table:table-row table:style-name="ro1">
          <table:table-cell office:value-type="float" office:value="1431.01" calcext:value-type="float">
            <text:p>1431.01</text:p>
          </table:table-cell>
          <table:table-cell office:value-type="float" office:value="356.86" calcext:value-type="float">
            <text:p>356.86</text:p>
          </table:table-cell>
        </table:table-row>
        <table:table-row table:style-name="ro1">
          <table:table-cell office:value-type="float" office:value="1432.06" calcext:value-type="float">
            <text:p>1432.06</text:p>
          </table:table-cell>
          <table:table-cell office:value-type="float" office:value="356.808" calcext:value-type="float">
            <text:p>356.808</text:p>
          </table:table-cell>
        </table:table-row>
        <table:table-row table:style-name="ro1">
          <table:table-cell office:value-type="float" office:value="1433.04" calcext:value-type="float">
            <text:p>1433.04</text:p>
          </table:table-cell>
          <table:table-cell office:value-type="float" office:value="356.82" calcext:value-type="float">
            <text:p>356.82</text:p>
          </table:table-cell>
        </table:table-row>
        <table:table-row table:style-name="ro1">
          <table:table-cell office:value-type="float" office:value="1434.01" calcext:value-type="float">
            <text:p>1434.01</text:p>
          </table:table-cell>
          <table:table-cell office:value-type="float" office:value="356.887" calcext:value-type="float">
            <text:p>356.887</text:p>
          </table:table-cell>
        </table:table-row>
        <table:table-row table:style-name="ro1">
          <table:table-cell office:value-type="float" office:value="1435.05" calcext:value-type="float">
            <text:p>1435.05</text:p>
          </table:table-cell>
          <table:table-cell office:value-type="float" office:value="356.858" calcext:value-type="float">
            <text:p>356.858</text:p>
          </table:table-cell>
        </table:table-row>
        <table:table-row table:style-name="ro1">
          <table:table-cell office:value-type="float" office:value="1436.03" calcext:value-type="float">
            <text:p>1436.03</text:p>
          </table:table-cell>
          <table:table-cell office:value-type="float" office:value="356.897" calcext:value-type="float">
            <text:p>356.897</text:p>
          </table:table-cell>
        </table:table-row>
        <table:table-row table:style-name="ro1">
          <table:table-cell office:value-type="float" office:value="1437.03" calcext:value-type="float">
            <text:p>1437.03</text:p>
          </table:table-cell>
          <table:table-cell office:value-type="float" office:value="356.91" calcext:value-type="float">
            <text:p>356.91</text:p>
          </table:table-cell>
        </table:table-row>
        <table:table-row table:style-name="ro1">
          <table:table-cell office:value-type="float" office:value="1438.03" calcext:value-type="float">
            <text:p>1438.03</text:p>
          </table:table-cell>
          <table:table-cell office:value-type="float" office:value="356.94" calcext:value-type="float">
            <text:p>356.94</text:p>
          </table:table-cell>
        </table:table-row>
        <table:table-row table:style-name="ro1">
          <table:table-cell office:value-type="float" office:value="1439.05" calcext:value-type="float">
            <text:p>1439.05</text:p>
          </table:table-cell>
          <table:table-cell office:value-type="float" office:value="356.935" calcext:value-type="float">
            <text:p>356.935</text:p>
          </table:table-cell>
        </table:table-row>
        <table:table-row table:style-name="ro1">
          <table:table-cell office:value-type="float" office:value="1440.08" calcext:value-type="float">
            <text:p>1440.08</text:p>
          </table:table-cell>
          <table:table-cell office:value-type="float" office:value="356.942" calcext:value-type="float">
            <text:p>356.942</text:p>
          </table:table-cell>
        </table:table-row>
        <table:table-row table:style-name="ro1">
          <table:table-cell office:value-type="float" office:value="1441.11" calcext:value-type="float">
            <text:p>1441.11</text:p>
          </table:table-cell>
          <table:table-cell office:value-type="float" office:value="356.952" calcext:value-type="float">
            <text:p>356.952</text:p>
          </table:table-cell>
        </table:table-row>
        <table:table-row table:style-name="ro1">
          <table:table-cell office:value-type="float" office:value="1442.07" calcext:value-type="float">
            <text:p>1442.07</text:p>
          </table:table-cell>
          <table:table-cell office:value-type="float" office:value="357.125" calcext:value-type="float">
            <text:p>357.125</text:p>
          </table:table-cell>
        </table:table-row>
        <table:table-row table:style-name="ro1">
          <table:table-cell office:value-type="float" office:value="1443.09" calcext:value-type="float">
            <text:p>1443.09</text:p>
          </table:table-cell>
          <table:table-cell office:value-type="float" office:value="356.955" calcext:value-type="float">
            <text:p>356.955</text:p>
          </table:table-cell>
        </table:table-row>
        <table:table-row table:style-name="ro1">
          <table:table-cell office:value-type="float" office:value="1444.09" calcext:value-type="float">
            <text:p>1444.09</text:p>
          </table:table-cell>
          <table:table-cell office:value-type="float" office:value="356.97" calcext:value-type="float">
            <text:p>356.97</text:p>
          </table:table-cell>
        </table:table-row>
        <table:table-row table:style-name="ro1">
          <table:table-cell office:value-type="float" office:value="1445.11" calcext:value-type="float">
            <text:p>1445.11</text:p>
          </table:table-cell>
          <table:table-cell office:value-type="float" office:value="356.968" calcext:value-type="float">
            <text:p>356.968</text:p>
          </table:table-cell>
        </table:table-row>
        <table:table-row table:style-name="ro1">
          <table:table-cell office:value-type="float" office:value="1446.13" calcext:value-type="float">
            <text:p>1446.13</text:p>
          </table:table-cell>
          <table:table-cell office:value-type="float" office:value="356.96" calcext:value-type="float">
            <text:p>356.96</text:p>
          </table:table-cell>
        </table:table-row>
        <table:table-row table:style-name="ro1">
          <table:table-cell office:value-type="float" office:value="1447.13" calcext:value-type="float">
            <text:p>1447.13</text:p>
          </table:table-cell>
          <table:table-cell office:value-type="float" office:value="357.028" calcext:value-type="float">
            <text:p>357.028</text:p>
          </table:table-cell>
        </table:table-row>
        <table:table-row table:style-name="ro1">
          <table:table-cell office:value-type="float" office:value="1448.17" calcext:value-type="float">
            <text:p>1448.17</text:p>
          </table:table-cell>
          <table:table-cell office:value-type="float" office:value="357.002" calcext:value-type="float">
            <text:p>357.002</text:p>
          </table:table-cell>
        </table:table-row>
        <table:table-row table:style-name="ro1">
          <table:table-cell office:value-type="float" office:value="1449.17" calcext:value-type="float">
            <text:p>1449.17</text:p>
          </table:table-cell>
          <table:table-cell office:value-type="float" office:value="356.998" calcext:value-type="float">
            <text:p>356.998</text:p>
          </table:table-cell>
        </table:table-row>
        <table:table-row table:style-name="ro1">
          <table:table-cell office:value-type="float" office:value="1450.17" calcext:value-type="float">
            <text:p>1450.17</text:p>
          </table:table-cell>
          <table:table-cell office:value-type="float" office:value="356.985" calcext:value-type="float">
            <text:p>356.985</text:p>
          </table:table-cell>
        </table:table-row>
        <table:table-row table:style-name="ro1">
          <table:table-cell office:value-type="float" office:value="1451.26" calcext:value-type="float">
            <text:p>1451.26</text:p>
          </table:table-cell>
          <table:table-cell office:value-type="float" office:value="356.988" calcext:value-type="float">
            <text:p>356.988</text:p>
          </table:table-cell>
        </table:table-row>
        <table:table-row table:style-name="ro1">
          <table:table-cell office:value-type="float" office:value="1452.25" calcext:value-type="float">
            <text:p>1452.25</text:p>
          </table:table-cell>
          <table:table-cell office:value-type="float" office:value="357.007" calcext:value-type="float">
            <text:p>357.007</text:p>
          </table:table-cell>
        </table:table-row>
        <table:table-row table:style-name="ro1">
          <table:table-cell office:value-type="float" office:value="1453.25" calcext:value-type="float">
            <text:p>1453.25</text:p>
          </table:table-cell>
          <table:table-cell office:value-type="float" office:value="357.007" calcext:value-type="float">
            <text:p>357.007</text:p>
          </table:table-cell>
        </table:table-row>
        <table:table-row table:style-name="ro1">
          <table:table-cell office:value-type="float" office:value="1454.26" calcext:value-type="float">
            <text:p>1454.26</text:p>
          </table:table-cell>
          <table:table-cell office:value-type="float" office:value="357.015" calcext:value-type="float">
            <text:p>357.015</text:p>
          </table:table-cell>
        </table:table-row>
        <table:table-row table:style-name="ro1">
          <table:table-cell office:value-type="float" office:value="1455.28" calcext:value-type="float">
            <text:p>1455.28</text:p>
          </table:table-cell>
          <table:table-cell office:value-type="float" office:value="357.147" calcext:value-type="float">
            <text:p>357.147</text:p>
          </table:table-cell>
        </table:table-row>
        <table:table-row table:style-name="ro1">
          <table:table-cell office:value-type="float" office:value="1456.28" calcext:value-type="float">
            <text:p>1456.28</text:p>
          </table:table-cell>
          <table:table-cell office:value-type="float" office:value="357.165" calcext:value-type="float">
            <text:p>357.165</text:p>
          </table:table-cell>
        </table:table-row>
        <table:table-row table:style-name="ro1">
          <table:table-cell office:value-type="float" office:value="1457.31" calcext:value-type="float">
            <text:p>1457.31</text:p>
          </table:table-cell>
          <table:table-cell office:value-type="float" office:value="357.1" calcext:value-type="float">
            <text:p>357.1</text:p>
          </table:table-cell>
        </table:table-row>
        <table:table-row table:style-name="ro1">
          <table:table-cell office:value-type="float" office:value="1458.35" calcext:value-type="float">
            <text:p>1458.35</text:p>
          </table:table-cell>
          <table:table-cell office:value-type="float" office:value="357.03" calcext:value-type="float">
            <text:p>357.03</text:p>
          </table:table-cell>
        </table:table-row>
        <table:table-row table:style-name="ro1">
          <table:table-cell office:value-type="float" office:value="1459.36" calcext:value-type="float">
            <text:p>1459.36</text:p>
          </table:table-cell>
          <table:table-cell office:value-type="float" office:value="357.38" calcext:value-type="float">
            <text:p>357.38</text:p>
          </table:table-cell>
        </table:table-row>
        <table:table-row table:style-name="ro1">
          <table:table-cell office:value-type="float" office:value="1460.4" calcext:value-type="float">
            <text:p>1460.4</text:p>
          </table:table-cell>
          <table:table-cell office:value-type="float" office:value="357.403" calcext:value-type="float">
            <text:p>357.403</text:p>
          </table:table-cell>
        </table:table-row>
        <table:table-row table:style-name="ro1">
          <table:table-cell office:value-type="float" office:value="1461.43" calcext:value-type="float">
            <text:p>1461.43</text:p>
          </table:table-cell>
          <table:table-cell office:value-type="float" office:value="357.707" calcext:value-type="float">
            <text:p>357.707</text:p>
          </table:table-cell>
        </table:table-row>
        <table:table-row table:style-name="ro1">
          <table:table-cell office:value-type="float" office:value="1462.45" calcext:value-type="float">
            <text:p>1462.45</text:p>
          </table:table-cell>
          <table:table-cell office:value-type="float" office:value="358.17" calcext:value-type="float">
            <text:p>358.17</text:p>
          </table:table-cell>
        </table:table-row>
        <table:table-row table:style-name="ro1">
          <table:table-cell office:value-type="float" office:value="1463.48" calcext:value-type="float">
            <text:p>1463.48</text:p>
          </table:table-cell>
          <table:table-cell office:value-type="float" office:value="357.04" calcext:value-type="float">
            <text:p>357.04</text:p>
          </table:table-cell>
        </table:table-row>
        <table:table-row table:style-name="ro1">
          <table:table-cell office:value-type="float" office:value="1464.49" calcext:value-type="float">
            <text:p>1464.49</text:p>
          </table:table-cell>
          <table:table-cell office:value-type="float" office:value="357.043" calcext:value-type="float">
            <text:p>357.043</text:p>
          </table:table-cell>
        </table:table-row>
        <table:table-row table:style-name="ro1">
          <table:table-cell office:value-type="float" office:value="1465.52" calcext:value-type="float">
            <text:p>1465.52</text:p>
          </table:table-cell>
          <table:table-cell office:value-type="float" office:value="357.03" calcext:value-type="float">
            <text:p>357.03</text:p>
          </table:table-cell>
        </table:table-row>
        <table:table-row table:style-name="ro1">
          <table:table-cell office:value-type="float" office:value="1466.51" calcext:value-type="float">
            <text:p>1466.51</text:p>
          </table:table-cell>
          <table:table-cell office:value-type="float" office:value="357.038" calcext:value-type="float">
            <text:p>357.038</text:p>
          </table:table-cell>
        </table:table-row>
        <table:table-row table:style-name="ro1">
          <table:table-cell office:value-type="float" office:value="1467.52" calcext:value-type="float">
            <text:p>1467.52</text:p>
          </table:table-cell>
          <table:table-cell office:value-type="float" office:value="357.038" calcext:value-type="float">
            <text:p>357.038</text:p>
          </table:table-cell>
        </table:table-row>
        <table:table-row table:style-name="ro1">
          <table:table-cell office:value-type="float" office:value="1468.51" calcext:value-type="float">
            <text:p>1468.51</text:p>
          </table:table-cell>
          <table:table-cell office:value-type="float" office:value="357.043" calcext:value-type="float">
            <text:p>357.043</text:p>
          </table:table-cell>
        </table:table-row>
        <table:table-row table:style-name="ro1">
          <table:table-cell office:value-type="float" office:value="1469.53" calcext:value-type="float">
            <text:p>1469.53</text:p>
          </table:table-cell>
          <table:table-cell office:value-type="float" office:value="357.055" calcext:value-type="float">
            <text:p>357.055</text:p>
          </table:table-cell>
        </table:table-row>
        <table:table-row table:style-name="ro1">
          <table:table-cell office:value-type="float" office:value="1470.52" calcext:value-type="float">
            <text:p>1470.52</text:p>
          </table:table-cell>
          <table:table-cell office:value-type="float" office:value="357.158" calcext:value-type="float">
            <text:p>357.158</text:p>
          </table:table-cell>
        </table:table-row>
        <table:table-row table:style-name="ro1">
          <table:table-cell office:value-type="float" office:value="1471.53" calcext:value-type="float">
            <text:p>1471.53</text:p>
          </table:table-cell>
          <table:table-cell office:value-type="float" office:value="357.07" calcext:value-type="float">
            <text:p>357.07</text:p>
          </table:table-cell>
        </table:table-row>
        <table:table-row table:style-name="ro1">
          <table:table-cell office:value-type="float" office:value="1472.51" calcext:value-type="float">
            <text:p>1472.51</text:p>
          </table:table-cell>
          <table:table-cell office:value-type="float" office:value="357.075" calcext:value-type="float">
            <text:p>357.075</text:p>
          </table:table-cell>
        </table:table-row>
        <table:table-row table:style-name="ro1">
          <table:table-cell office:value-type="float" office:value="1473.55" calcext:value-type="float">
            <text:p>1473.55</text:p>
          </table:table-cell>
          <table:table-cell office:value-type="float" office:value="357.108" calcext:value-type="float">
            <text:p>357.108</text:p>
          </table:table-cell>
        </table:table-row>
        <table:table-row table:style-name="ro1">
          <table:table-cell office:value-type="float" office:value="1474.55" calcext:value-type="float">
            <text:p>1474.55</text:p>
          </table:table-cell>
          <table:table-cell office:value-type="float" office:value="357.183" calcext:value-type="float">
            <text:p>357.183</text:p>
          </table:table-cell>
        </table:table-row>
        <table:table-row table:style-name="ro1">
          <table:table-cell office:value-type="float" office:value="1475.53" calcext:value-type="float">
            <text:p>1475.53</text:p>
          </table:table-cell>
          <table:table-cell office:value-type="float" office:value="357.18" calcext:value-type="float">
            <text:p>357.18</text:p>
          </table:table-cell>
        </table:table-row>
        <table:table-row table:style-name="ro1">
          <table:table-cell office:value-type="float" office:value="1476.6" calcext:value-type="float">
            <text:p>1476.6</text:p>
          </table:table-cell>
          <table:table-cell office:value-type="float" office:value="357.51" calcext:value-type="float">
            <text:p>357.51</text:p>
          </table:table-cell>
        </table:table-row>
        <table:table-row table:style-name="ro1">
          <table:table-cell office:value-type="float" office:value="1477.61" calcext:value-type="float">
            <text:p>1477.61</text:p>
          </table:table-cell>
          <table:table-cell office:value-type="float" office:value="359.502" calcext:value-type="float">
            <text:p>359.502</text:p>
          </table:table-cell>
        </table:table-row>
        <table:table-row table:style-name="ro1">
          <table:table-cell office:value-type="float" office:value="1478.6" calcext:value-type="float">
            <text:p>1478.6</text:p>
          </table:table-cell>
          <table:table-cell office:value-type="float" office:value="357.517" calcext:value-type="float">
            <text:p>357.517</text:p>
          </table:table-cell>
        </table:table-row>
        <table:table-row table:style-name="ro1">
          <table:table-cell office:value-type="float" office:value="1479.61" calcext:value-type="float">
            <text:p>1479.61</text:p>
          </table:table-cell>
          <table:table-cell office:value-type="float" office:value="357.512" calcext:value-type="float">
            <text:p>357.512</text:p>
          </table:table-cell>
        </table:table-row>
        <table:table-row table:style-name="ro1">
          <table:table-cell office:value-type="float" office:value="1480.66" calcext:value-type="float">
            <text:p>1480.66</text:p>
          </table:table-cell>
          <table:table-cell office:value-type="float" office:value="357.5" calcext:value-type="float">
            <text:p>357.5</text:p>
          </table:table-cell>
        </table:table-row>
        <table:table-row table:style-name="ro1">
          <table:table-cell office:value-type="float" office:value="1481.64" calcext:value-type="float">
            <text:p>1481.64</text:p>
          </table:table-cell>
          <table:table-cell office:value-type="float" office:value="357.512" calcext:value-type="float">
            <text:p>357.512</text:p>
          </table:table-cell>
        </table:table-row>
        <table:table-row table:style-name="ro1">
          <table:table-cell office:value-type="float" office:value="1482.62" calcext:value-type="float">
            <text:p>1482.62</text:p>
          </table:table-cell>
          <table:table-cell office:value-type="float" office:value="357.505" calcext:value-type="float">
            <text:p>357.505</text:p>
          </table:table-cell>
        </table:table-row>
        <table:table-row table:style-name="ro1">
          <table:table-cell office:value-type="float" office:value="1483.62" calcext:value-type="float">
            <text:p>1483.62</text:p>
          </table:table-cell>
          <table:table-cell office:value-type="float" office:value="357.515" calcext:value-type="float">
            <text:p>357.515</text:p>
          </table:table-cell>
        </table:table-row>
        <table:table-row table:style-name="ro1">
          <table:table-cell office:value-type="float" office:value="1484.69" calcext:value-type="float">
            <text:p>1484.69</text:p>
          </table:table-cell>
          <table:table-cell office:value-type="float" office:value="357.507" calcext:value-type="float">
            <text:p>357.507</text:p>
          </table:table-cell>
        </table:table-row>
        <table:table-row table:style-name="ro1">
          <table:table-cell office:value-type="float" office:value="1485.7" calcext:value-type="float">
            <text:p>1485.7</text:p>
          </table:table-cell>
          <table:table-cell office:value-type="float" office:value="357.403" calcext:value-type="float">
            <text:p>357.403</text:p>
          </table:table-cell>
        </table:table-row>
        <table:table-row table:style-name="ro1">
          <table:table-cell office:value-type="float" office:value="1486.89" calcext:value-type="float">
            <text:p>1486.89</text:p>
          </table:table-cell>
          <table:table-cell office:value-type="float" office:value="358.105" calcext:value-type="float">
            <text:p>358.105</text:p>
          </table:table-cell>
        </table:table-row>
        <table:table-row table:style-name="ro1">
          <table:table-cell office:value-type="float" office:value="1487.89" calcext:value-type="float">
            <text:p>1487.89</text:p>
          </table:table-cell>
          <table:table-cell office:value-type="float" office:value="358.113" calcext:value-type="float">
            <text:p>358.113</text:p>
          </table:table-cell>
        </table:table-row>
        <table:table-row table:style-name="ro1">
          <table:table-cell office:value-type="float" office:value="1488.92" calcext:value-type="float">
            <text:p>1488.92</text:p>
          </table:table-cell>
          <table:table-cell office:value-type="float" office:value="358.103" calcext:value-type="float">
            <text:p>358.103</text:p>
          </table:table-cell>
        </table:table-row>
        <table:table-row table:style-name="ro1">
          <table:table-cell office:value-type="float" office:value="1489.81" calcext:value-type="float">
            <text:p>1489.81</text:p>
          </table:table-cell>
          <table:table-cell office:value-type="float" office:value="358.1" calcext:value-type="float">
            <text:p>358.1</text:p>
          </table:table-cell>
        </table:table-row>
        <table:table-row table:style-name="ro1">
          <table:table-cell office:value-type="float" office:value="1490.97" calcext:value-type="float">
            <text:p>1490.97</text:p>
          </table:table-cell>
          <table:table-cell office:value-type="float" office:value="358.105" calcext:value-type="float">
            <text:p>358.105</text:p>
          </table:table-cell>
        </table:table-row>
        <table:table-row table:style-name="ro1">
          <table:table-cell office:value-type="float" office:value="1491.85" calcext:value-type="float">
            <text:p>1491.85</text:p>
          </table:table-cell>
          <table:table-cell office:value-type="float" office:value="358.105" calcext:value-type="float">
            <text:p>358.105</text:p>
          </table:table-cell>
        </table:table-row>
        <table:table-row table:style-name="ro1">
          <table:table-cell office:value-type="float" office:value="1492.86" calcext:value-type="float">
            <text:p>1492.86</text:p>
          </table:table-cell>
          <table:table-cell office:value-type="float" office:value="358.105" calcext:value-type="float">
            <text:p>358.105</text:p>
          </table:table-cell>
        </table:table-row>
        <table:table-row table:style-name="ro1">
          <table:table-cell office:value-type="float" office:value="1493.86" calcext:value-type="float">
            <text:p>1493.86</text:p>
          </table:table-cell>
          <table:table-cell office:value-type="float" office:value="358.103" calcext:value-type="float">
            <text:p>358.103</text:p>
          </table:table-cell>
        </table:table-row>
        <table:table-row table:style-name="ro1">
          <table:table-cell office:value-type="float" office:value="1494.86" calcext:value-type="float">
            <text:p>1494.86</text:p>
          </table:table-cell>
          <table:table-cell office:value-type="float" office:value="358.103" calcext:value-type="float">
            <text:p>358.103</text:p>
          </table:table-cell>
        </table:table-row>
        <table:table-row table:style-name="ro1">
          <table:table-cell office:value-type="float" office:value="1495.85" calcext:value-type="float">
            <text:p>1495.85</text:p>
          </table:table-cell>
          <table:table-cell office:value-type="float" office:value="358.103" calcext:value-type="float">
            <text:p>358.103</text:p>
          </table:table-cell>
        </table:table-row>
        <table:table-row table:style-name="ro1">
          <table:table-cell office:value-type="float" office:value="1496.87" calcext:value-type="float">
            <text:p>1496.87</text:p>
          </table:table-cell>
          <table:table-cell office:value-type="float" office:value="358.1" calcext:value-type="float">
            <text:p>358.1</text:p>
          </table:table-cell>
        </table:table-row>
        <table:table-row table:style-name="ro1">
          <table:table-cell office:value-type="float" office:value="1497.86" calcext:value-type="float">
            <text:p>1497.86</text:p>
          </table:table-cell>
          <table:table-cell office:value-type="float" office:value="358.103" calcext:value-type="float">
            <text:p>358.103</text:p>
          </table:table-cell>
        </table:table-row>
        <table:table-row table:style-name="ro1">
          <table:table-cell office:value-type="float" office:value="1498.86" calcext:value-type="float">
            <text:p>1498.86</text:p>
          </table:table-cell>
          <table:table-cell office:value-type="float" office:value="358.1" calcext:value-type="float">
            <text:p>358.1</text:p>
          </table:table-cell>
        </table:table-row>
        <table:table-row table:style-name="ro1">
          <table:table-cell office:value-type="float" office:value="1499.87" calcext:value-type="float">
            <text:p>1499.87</text:p>
          </table:table-cell>
          <table:table-cell office:value-type="float" office:value="358.1" calcext:value-type="float">
            <text:p>358.1</text:p>
          </table:table-cell>
        </table:table-row>
        <table:table-row table:style-name="ro1">
          <table:table-cell office:value-type="float" office:value="1500.92" calcext:value-type="float">
            <text:p>1500.92</text:p>
          </table:table-cell>
          <table:table-cell office:value-type="float" office:value="358.098" calcext:value-type="float">
            <text:p>358.098</text:p>
          </table:table-cell>
        </table:table-row>
        <table:table-row table:style-name="ro1">
          <table:table-cell office:value-type="float" office:value="1501.98" calcext:value-type="float">
            <text:p>1501.98</text:p>
          </table:table-cell>
          <table:table-cell office:value-type="float" office:value="359.555" calcext:value-type="float">
            <text:p>359.555</text:p>
          </table:table-cell>
        </table:table-row>
        <table:table-row table:style-name="ro1">
          <table:table-cell office:value-type="float" office:value="1502.96" calcext:value-type="float">
            <text:p>1502.96</text:p>
          </table:table-cell>
          <table:table-cell office:value-type="float" office:value="359.59" calcext:value-type="float">
            <text:p>359.5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59.615" calcext:value-type="float">
            <text:p>359.61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59.595" calcext:value-type="float">
            <text:p>359.595</text:p>
          </table:table-cell>
        </table:table-row>
        <table:table-row table:style-name="ro1">
          <table:table-cell office:value-type="float" office:value="1506.02" calcext:value-type="float">
            <text:p>1506.02</text:p>
          </table:table-cell>
          <table:table-cell office:value-type="float" office:value="359.685" calcext:value-type="float">
            <text:p>359.685</text:p>
          </table:table-cell>
        </table:table-row>
        <table:table-row table:style-name="ro1">
          <table:table-cell office:value-type="float" office:value="1506.99" calcext:value-type="float">
            <text:p>1506.99</text:p>
          </table:table-cell>
          <table:table-cell office:value-type="float" office:value="359.705" calcext:value-type="float">
            <text:p>359.705</text:p>
          </table:table-cell>
        </table:table-row>
        <table:table-row table:style-name="ro1">
          <table:table-cell office:value-type="float" office:value="1508.02" calcext:value-type="float">
            <text:p>1508.02</text:p>
          </table:table-cell>
          <table:table-cell office:value-type="float" office:value="359.723" calcext:value-type="float">
            <text:p>359.723</text:p>
          </table:table-cell>
        </table:table-row>
        <table:table-row table:style-name="ro1">
          <table:table-cell office:value-type="float" office:value="1509.01" calcext:value-type="float">
            <text:p>1509.01</text:p>
          </table:table-cell>
          <table:table-cell office:value-type="float" office:value="359.78" calcext:value-type="float">
            <text:p>359.7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59.75" calcext:value-type="float">
            <text:p>359.75</text:p>
          </table:table-cell>
        </table:table-row>
        <table:table-row table:style-name="ro1">
          <table:table-cell office:value-type="float" office:value="1511.02" calcext:value-type="float">
            <text:p>1511.02</text:p>
          </table:table-cell>
          <table:table-cell office:value-type="float" office:value="359.81" calcext:value-type="float">
            <text:p>359.81</text:p>
          </table:table-cell>
        </table:table-row>
        <table:table-row table:style-name="ro1">
          <table:table-cell office:value-type="float" office:value="1512.03" calcext:value-type="float">
            <text:p>1512.03</text:p>
          </table:table-cell>
          <table:table-cell office:value-type="float" office:value="359.803" calcext:value-type="float">
            <text:p>359.803</text:p>
          </table:table-cell>
        </table:table-row>
        <table:table-row table:style-name="ro1">
          <table:table-cell office:value-type="float" office:value="1513.05" calcext:value-type="float">
            <text:p>1513.05</text:p>
          </table:table-cell>
          <table:table-cell office:value-type="float" office:value="360.02" calcext:value-type="float">
            <text:p>360.02</text:p>
          </table:table-cell>
        </table:table-row>
        <table:table-row table:style-name="ro1">
          <table:table-cell office:value-type="float" office:value="1514.06" calcext:value-type="float">
            <text:p>1514.06</text:p>
          </table:table-cell>
          <table:table-cell office:value-type="float" office:value="360.022" calcext:value-type="float">
            <text:p>360.022</text:p>
          </table:table-cell>
        </table:table-row>
        <table:table-row table:style-name="ro1">
          <table:table-cell office:value-type="float" office:value="1515.06" calcext:value-type="float">
            <text:p>1515.06</text:p>
          </table:table-cell>
          <table:table-cell office:value-type="float" office:value="360.05" calcext:value-type="float">
            <text:p>360.05</text:p>
          </table:table-cell>
        </table:table-row>
        <table:table-row table:style-name="ro1">
          <table:table-cell office:value-type="float" office:value="1516.05" calcext:value-type="float">
            <text:p>1516.05</text:p>
          </table:table-cell>
          <table:table-cell office:value-type="float" office:value="360.115" calcext:value-type="float">
            <text:p>360.115</text:p>
          </table:table-cell>
        </table:table-row>
        <table:table-row table:style-name="ro1">
          <table:table-cell office:value-type="float" office:value="1517.08" calcext:value-type="float">
            <text:p>1517.08</text:p>
          </table:table-cell>
          <table:table-cell office:value-type="float" office:value="360.17" calcext:value-type="float">
            <text:p>360.17</text:p>
          </table:table-cell>
        </table:table-row>
        <table:table-row table:style-name="ro1">
          <table:table-cell office:value-type="float" office:value="1518.06" calcext:value-type="float">
            <text:p>1518.06</text:p>
          </table:table-cell>
          <table:table-cell office:value-type="float" office:value="360.142" calcext:value-type="float">
            <text:p>360.142</text:p>
          </table:table-cell>
        </table:table-row>
        <table:table-row table:style-name="ro1">
          <table:table-cell office:value-type="float" office:value="1519.06" calcext:value-type="float">
            <text:p>1519.06</text:p>
          </table:table-cell>
          <table:table-cell office:value-type="float" office:value="360.23" calcext:value-type="float">
            <text:p>360.23</text:p>
          </table:table-cell>
        </table:table-row>
        <table:table-row table:style-name="ro1">
          <table:table-cell office:value-type="float" office:value="1520.12" calcext:value-type="float">
            <text:p>1520.12</text:p>
          </table:table-cell>
          <table:table-cell office:value-type="float" office:value="360.252" calcext:value-type="float">
            <text:p>360.252</text:p>
          </table:table-cell>
        </table:table-row>
        <table:table-row table:style-name="ro1">
          <table:table-cell office:value-type="float" office:value="1521.09" calcext:value-type="float">
            <text:p>1521.09</text:p>
          </table:table-cell>
          <table:table-cell office:value-type="float" office:value="360.32" calcext:value-type="float">
            <text:p>360.32</text:p>
          </table:table-cell>
        </table:table-row>
        <table:table-row table:style-name="ro1">
          <table:table-cell office:value-type="float" office:value="1522.1" calcext:value-type="float">
            <text:p>1522.1</text:p>
          </table:table-cell>
          <table:table-cell office:value-type="float" office:value="360.252" calcext:value-type="float">
            <text:p>360.252</text:p>
          </table:table-cell>
        </table:table-row>
        <table:table-row table:style-name="ro1">
          <table:table-cell office:value-type="float" office:value="1523.13" calcext:value-type="float">
            <text:p>1523.13</text:p>
          </table:table-cell>
          <table:table-cell office:value-type="float" office:value="360.262" calcext:value-type="float">
            <text:p>360.262</text:p>
          </table:table-cell>
        </table:table-row>
        <table:table-row table:style-name="ro1">
          <table:table-cell office:value-type="float" office:value="1524.12" calcext:value-type="float">
            <text:p>1524.12</text:p>
          </table:table-cell>
          <table:table-cell office:value-type="float" office:value="360.223" calcext:value-type="float">
            <text:p>360.223</text:p>
          </table:table-cell>
        </table:table-row>
        <table:table-row table:style-name="ro1">
          <table:table-cell office:value-type="float" office:value="1525.13" calcext:value-type="float">
            <text:p>1525.13</text:p>
          </table:table-cell>
          <table:table-cell office:value-type="float" office:value="360.415" calcext:value-type="float">
            <text:p>360.415</text:p>
          </table:table-cell>
        </table:table-row>
        <table:table-row table:style-name="ro1">
          <table:table-cell office:value-type="float" office:value="1526.12" calcext:value-type="float">
            <text:p>1526.12</text:p>
          </table:table-cell>
          <table:table-cell office:value-type="float" office:value="360.945" calcext:value-type="float">
            <text:p>360.945</text:p>
          </table:table-cell>
        </table:table-row>
        <table:table-row table:style-name="ro1">
          <table:table-cell office:value-type="float" office:value="1527.18" calcext:value-type="float">
            <text:p>1527.18</text:p>
          </table:table-cell>
          <table:table-cell office:value-type="float" office:value="361.207" calcext:value-type="float">
            <text:p>361.207</text:p>
          </table:table-cell>
        </table:table-row>
        <table:table-row table:style-name="ro1">
          <table:table-cell office:value-type="float" office:value="1528.18" calcext:value-type="float">
            <text:p>1528.18</text:p>
          </table:table-cell>
          <table:table-cell office:value-type="float" office:value="361.245" calcext:value-type="float">
            <text:p>361.245</text:p>
          </table:table-cell>
        </table:table-row>
        <table:table-row table:style-name="ro1">
          <table:table-cell office:value-type="float" office:value="1529.22" calcext:value-type="float">
            <text:p>1529.22</text:p>
          </table:table-cell>
          <table:table-cell office:value-type="float" office:value="361.312" calcext:value-type="float">
            <text:p>361.312</text:p>
          </table:table-cell>
        </table:table-row>
        <table:table-row table:style-name="ro1">
          <table:table-cell office:value-type="float" office:value="1530.2" calcext:value-type="float">
            <text:p>1530.2</text:p>
          </table:table-cell>
          <table:table-cell office:value-type="float" office:value="361.29" calcext:value-type="float">
            <text:p>361.29</text:p>
          </table:table-cell>
        </table:table-row>
        <table:table-row table:style-name="ro1">
          <table:table-cell office:value-type="float" office:value="1531.2" calcext:value-type="float">
            <text:p>1531.2</text:p>
          </table:table-cell>
          <table:table-cell office:value-type="float" office:value="361.223" calcext:value-type="float">
            <text:p>361.223</text:p>
          </table:table-cell>
        </table:table-row>
        <table:table-row table:style-name="ro1">
          <table:table-cell office:value-type="float" office:value="1532.25" calcext:value-type="float">
            <text:p>1532.25</text:p>
          </table:table-cell>
          <table:table-cell office:value-type="float" office:value="361.403" calcext:value-type="float">
            <text:p>361.403</text:p>
          </table:table-cell>
        </table:table-row>
        <table:table-row table:style-name="ro1">
          <table:table-cell office:value-type="float" office:value="1533.23" calcext:value-type="float">
            <text:p>1533.23</text:p>
          </table:table-cell>
          <table:table-cell office:value-type="float" office:value="361.37" calcext:value-type="float">
            <text:p>361.37</text:p>
          </table:table-cell>
        </table:table-row>
        <table:table-row table:style-name="ro1">
          <table:table-cell office:value-type="float" office:value="1534.27" calcext:value-type="float">
            <text:p>1534.27</text:p>
          </table:table-cell>
          <table:table-cell office:value-type="float" office:value="361.34" calcext:value-type="float">
            <text:p>361.34</text:p>
          </table:table-cell>
        </table:table-row>
        <table:table-row table:style-name="ro1">
          <table:table-cell office:value-type="float" office:value="1535.31" calcext:value-type="float">
            <text:p>1535.31</text:p>
          </table:table-cell>
          <table:table-cell office:value-type="float" office:value="361.353" calcext:value-type="float">
            <text:p>361.353</text:p>
          </table:table-cell>
        </table:table-row>
        <table:table-row table:style-name="ro1">
          <table:table-cell office:value-type="float" office:value="1536.3" calcext:value-type="float">
            <text:p>1536.3</text:p>
          </table:table-cell>
          <table:table-cell office:value-type="float" office:value="361.33" calcext:value-type="float">
            <text:p>361.33</text:p>
          </table:table-cell>
        </table:table-row>
        <table:table-row table:style-name="ro1">
          <table:table-cell office:value-type="float" office:value="1537.3" calcext:value-type="float">
            <text:p>1537.3</text:p>
          </table:table-cell>
          <table:table-cell office:value-type="float" office:value="361.335" calcext:value-type="float">
            <text:p>361.335</text:p>
          </table:table-cell>
        </table:table-row>
        <table:table-row table:style-name="ro1">
          <table:table-cell office:value-type="float" office:value="1538.32" calcext:value-type="float">
            <text:p>1538.32</text:p>
          </table:table-cell>
          <table:table-cell office:value-type="float" office:value="361.33" calcext:value-type="float">
            <text:p>361.33</text:p>
          </table:table-cell>
        </table:table-row>
        <table:table-row table:style-name="ro1">
          <table:table-cell office:value-type="float" office:value="1539.31" calcext:value-type="float">
            <text:p>1539.31</text:p>
          </table:table-cell>
          <table:table-cell office:value-type="float" office:value="361.332" calcext:value-type="float">
            <text:p>361.332</text:p>
          </table:table-cell>
        </table:table-row>
        <table:table-row table:style-name="ro1">
          <table:table-cell office:value-type="float" office:value="1540.33" calcext:value-type="float">
            <text:p>1540.33</text:p>
          </table:table-cell>
          <table:table-cell office:value-type="float" office:value="361.33" calcext:value-type="float">
            <text:p>361.33</text:p>
          </table:table-cell>
        </table:table-row>
        <table:table-row table:style-name="ro1">
          <table:table-cell office:value-type="float" office:value="1541.36" calcext:value-type="float">
            <text:p>1541.36</text:p>
          </table:table-cell>
          <table:table-cell office:value-type="float" office:value="361.32" calcext:value-type="float">
            <text:p>361.32</text:p>
          </table:table-cell>
        </table:table-row>
        <table:table-row table:style-name="ro1">
          <table:table-cell office:value-type="float" office:value="1542.38" calcext:value-type="float">
            <text:p>1542.38</text:p>
          </table:table-cell>
          <table:table-cell office:value-type="float" office:value="361.355" calcext:value-type="float">
            <text:p>361.355</text:p>
          </table:table-cell>
        </table:table-row>
        <table:table-row table:style-name="ro1">
          <table:table-cell office:value-type="float" office:value="1543.38" calcext:value-type="float">
            <text:p>1543.38</text:p>
          </table:table-cell>
          <table:table-cell office:value-type="float" office:value="361.365" calcext:value-type="float">
            <text:p>361.365</text:p>
          </table:table-cell>
        </table:table-row>
        <table:table-row table:style-name="ro1">
          <table:table-cell office:value-type="float" office:value="1544.42" calcext:value-type="float">
            <text:p>1544.42</text:p>
          </table:table-cell>
          <table:table-cell office:value-type="float" office:value="361.363" calcext:value-type="float">
            <text:p>361.363</text:p>
          </table:table-cell>
        </table:table-row>
        <table:table-row table:style-name="ro1">
          <table:table-cell office:value-type="float" office:value="1545.41" calcext:value-type="float">
            <text:p>1545.41</text:p>
          </table:table-cell>
          <table:table-cell office:value-type="float" office:value="361.365" calcext:value-type="float">
            <text:p>361.365</text:p>
          </table:table-cell>
        </table:table-row>
        <table:table-row table:style-name="ro1">
          <table:table-cell office:value-type="float" office:value="1546.45" calcext:value-type="float">
            <text:p>1546.45</text:p>
          </table:table-cell>
          <table:table-cell office:value-type="float" office:value="361.363" calcext:value-type="float">
            <text:p>361.363</text:p>
          </table:table-cell>
        </table:table-row>
        <table:table-row table:style-name="ro1">
          <table:table-cell office:value-type="float" office:value="1547.45" calcext:value-type="float">
            <text:p>1547.45</text:p>
          </table:table-cell>
          <table:table-cell office:value-type="float" office:value="361.335" calcext:value-type="float">
            <text:p>361.335</text:p>
          </table:table-cell>
        </table:table-row>
        <table:table-row table:style-name="ro1">
          <table:table-cell office:value-type="float" office:value="1548.46" calcext:value-type="float">
            <text:p>1548.46</text:p>
          </table:table-cell>
          <table:table-cell office:value-type="float" office:value="361.315" calcext:value-type="float">
            <text:p>361.315</text:p>
          </table:table-cell>
        </table:table-row>
        <table:table-row table:style-name="ro1">
          <table:table-cell office:value-type="float" office:value="1549.52" calcext:value-type="float">
            <text:p>1549.52</text:p>
          </table:table-cell>
          <table:table-cell office:value-type="float" office:value="361.32" calcext:value-type="float">
            <text:p>361.32</text:p>
          </table:table-cell>
        </table:table-row>
        <table:table-row table:style-name="ro1">
          <table:table-cell office:value-type="float" office:value="1550.52" calcext:value-type="float">
            <text:p>1550.52</text:p>
          </table:table-cell>
          <table:table-cell office:value-type="float" office:value="361.317" calcext:value-type="float">
            <text:p>361.317</text:p>
          </table:table-cell>
        </table:table-row>
        <table:table-row table:style-name="ro1">
          <table:table-cell office:value-type="float" office:value="1551.53" calcext:value-type="float">
            <text:p>1551.53</text:p>
          </table:table-cell>
          <table:table-cell office:value-type="float" office:value="361.343" calcext:value-type="float">
            <text:p>361.343</text:p>
          </table:table-cell>
        </table:table-row>
        <table:table-row table:style-name="ro1">
          <table:table-cell office:value-type="float" office:value="1552.57" calcext:value-type="float">
            <text:p>1552.57</text:p>
          </table:table-cell>
          <table:table-cell office:value-type="float" office:value="361.413" calcext:value-type="float">
            <text:p>361.413</text:p>
          </table:table-cell>
        </table:table-row>
        <table:table-row table:style-name="ro1">
          <table:table-cell office:value-type="float" office:value="1553.57" calcext:value-type="float">
            <text:p>1553.57</text:p>
          </table:table-cell>
          <table:table-cell office:value-type="float" office:value="361.41" calcext:value-type="float">
            <text:p>361.41</text:p>
          </table:table-cell>
        </table:table-row>
        <table:table-row table:style-name="ro1">
          <table:table-cell office:value-type="float" office:value="1554.57" calcext:value-type="float">
            <text:p>1554.57</text:p>
          </table:table-cell>
          <table:table-cell office:value-type="float" office:value="361.493" calcext:value-type="float">
            <text:p>361.493</text:p>
          </table:table-cell>
        </table:table-row>
        <table:table-row table:style-name="ro1">
          <table:table-cell office:value-type="float" office:value="1555.6" calcext:value-type="float">
            <text:p>1555.6</text:p>
          </table:table-cell>
          <table:table-cell office:value-type="float" office:value="361.512" calcext:value-type="float">
            <text:p>361.512</text:p>
          </table:table-cell>
        </table:table-row>
        <table:table-row table:style-name="ro1">
          <table:table-cell office:value-type="float" office:value="1556.59" calcext:value-type="float">
            <text:p>1556.59</text:p>
          </table:table-cell>
          <table:table-cell office:value-type="float" office:value="361.613" calcext:value-type="float">
            <text:p>361.613</text:p>
          </table:table-cell>
        </table:table-row>
        <table:table-row table:style-name="ro1">
          <table:table-cell office:value-type="float" office:value="1557.62" calcext:value-type="float">
            <text:p>1557.62</text:p>
          </table:table-cell>
          <table:table-cell office:value-type="float" office:value="361.663" calcext:value-type="float">
            <text:p>361.663</text:p>
          </table:table-cell>
        </table:table-row>
        <table:table-row table:style-name="ro1">
          <table:table-cell office:value-type="float" office:value="1558.59" calcext:value-type="float">
            <text:p>1558.59</text:p>
          </table:table-cell>
          <table:table-cell office:value-type="float" office:value="361.74" calcext:value-type="float">
            <text:p>361.74</text:p>
          </table:table-cell>
        </table:table-row>
        <table:table-row table:style-name="ro1">
          <table:table-cell office:value-type="float" office:value="1559.67" calcext:value-type="float">
            <text:p>1559.67</text:p>
          </table:table-cell>
          <table:table-cell office:value-type="float" office:value="361.723" calcext:value-type="float">
            <text:p>361.723</text:p>
          </table:table-cell>
        </table:table-row>
        <table:table-row table:style-name="ro1">
          <table:table-cell office:value-type="float" office:value="1560.65" calcext:value-type="float">
            <text:p>1560.65</text:p>
          </table:table-cell>
          <table:table-cell office:value-type="float" office:value="361.755" calcext:value-type="float">
            <text:p>361.755</text:p>
          </table:table-cell>
        </table:table-row>
        <table:table-row table:style-name="ro1">
          <table:table-cell office:value-type="float" office:value="1561.67" calcext:value-type="float">
            <text:p>1561.67</text:p>
          </table:table-cell>
          <table:table-cell office:value-type="float" office:value="361.808" calcext:value-type="float">
            <text:p>361.808</text:p>
          </table:table-cell>
        </table:table-row>
        <table:table-row table:style-name="ro1">
          <table:table-cell office:value-type="float" office:value="1562.67" calcext:value-type="float">
            <text:p>1562.67</text:p>
          </table:table-cell>
          <table:table-cell office:value-type="float" office:value="361.848" calcext:value-type="float">
            <text:p>361.848</text:p>
          </table:table-cell>
        </table:table-row>
        <table:table-row table:style-name="ro1">
          <table:table-cell office:value-type="float" office:value="1563.67" calcext:value-type="float">
            <text:p>1563.67</text:p>
          </table:table-cell>
          <table:table-cell office:value-type="float" office:value="361.793" calcext:value-type="float">
            <text:p>361.793</text:p>
          </table:table-cell>
        </table:table-row>
        <table:table-row table:style-name="ro1">
          <table:table-cell office:value-type="float" office:value="1564.7" calcext:value-type="float">
            <text:p>1564.7</text:p>
          </table:table-cell>
          <table:table-cell office:value-type="float" office:value="361.908" calcext:value-type="float">
            <text:p>361.908</text:p>
          </table:table-cell>
        </table:table-row>
        <table:table-row table:style-name="ro1">
          <table:table-cell office:value-type="float" office:value="1565.71" calcext:value-type="float">
            <text:p>1565.71</text:p>
          </table:table-cell>
          <table:table-cell office:value-type="float" office:value="361.905" calcext:value-type="float">
            <text:p>361.905</text:p>
          </table:table-cell>
        </table:table-row>
        <table:table-row table:style-name="ro1">
          <table:table-cell office:value-type="float" office:value="1566.74" calcext:value-type="float">
            <text:p>1566.74</text:p>
          </table:table-cell>
          <table:table-cell office:value-type="float" office:value="361.88" calcext:value-type="float">
            <text:p>361.88</text:p>
          </table:table-cell>
        </table:table-row>
        <table:table-row table:style-name="ro1">
          <table:table-cell office:value-type="float" office:value="1567.75" calcext:value-type="float">
            <text:p>1567.75</text:p>
          </table:table-cell>
          <table:table-cell office:value-type="float" office:value="361.913" calcext:value-type="float">
            <text:p>361.913</text:p>
          </table:table-cell>
        </table:table-row>
        <table:table-row table:style-name="ro1">
          <table:table-cell office:value-type="float" office:value="1568.77" calcext:value-type="float">
            <text:p>1568.77</text:p>
          </table:table-cell>
          <table:table-cell office:value-type="float" office:value="361.995" calcext:value-type="float">
            <text:p>361.995</text:p>
          </table:table-cell>
        </table:table-row>
        <table:table-row table:style-name="ro1">
          <table:table-cell office:value-type="float" office:value="1569.77" calcext:value-type="float">
            <text:p>1569.77</text:p>
          </table:table-cell>
          <table:table-cell office:value-type="float" office:value="361.905" calcext:value-type="float">
            <text:p>361.905</text:p>
          </table:table-cell>
        </table:table-row>
        <table:table-row table:style-name="ro1">
          <table:table-cell office:value-type="float" office:value="1570.79" calcext:value-type="float">
            <text:p>1570.79</text:p>
          </table:table-cell>
          <table:table-cell office:value-type="float" office:value="361.903" calcext:value-type="float">
            <text:p>361.903</text:p>
          </table:table-cell>
        </table:table-row>
        <table:table-row table:style-name="ro1">
          <table:table-cell office:value-type="float" office:value="1571.78" calcext:value-type="float">
            <text:p>1571.78</text:p>
          </table:table-cell>
          <table:table-cell office:value-type="float" office:value="362.025" calcext:value-type="float">
            <text:p>362.025</text:p>
          </table:table-cell>
        </table:table-row>
        <table:table-row table:style-name="ro1">
          <table:table-cell office:value-type="float" office:value="1572.77" calcext:value-type="float">
            <text:p>1572.77</text:p>
          </table:table-cell>
          <table:table-cell office:value-type="float" office:value="362.233" calcext:value-type="float">
            <text:p>362.233</text:p>
          </table:table-cell>
        </table:table-row>
        <table:table-row table:style-name="ro1">
          <table:table-cell office:value-type="float" office:value="1573.78" calcext:value-type="float">
            <text:p>1573.78</text:p>
          </table:table-cell>
          <table:table-cell office:value-type="float" office:value="362.445" calcext:value-type="float">
            <text:p>362.445</text:p>
          </table:table-cell>
        </table:table-row>
        <table:table-row table:style-name="ro1">
          <table:table-cell office:value-type="float" office:value="1574.76" calcext:value-type="float">
            <text:p>1574.76</text:p>
          </table:table-cell>
          <table:table-cell office:value-type="float" office:value="362.505" calcext:value-type="float">
            <text:p>362.505</text:p>
          </table:table-cell>
        </table:table-row>
        <table:table-row table:style-name="ro1">
          <table:table-cell office:value-type="float" office:value="1575.78" calcext:value-type="float">
            <text:p>1575.78</text:p>
          </table:table-cell>
          <table:table-cell office:value-type="float" office:value="362.572" calcext:value-type="float">
            <text:p>362.572</text:p>
          </table:table-cell>
        </table:table-row>
        <table:table-row table:style-name="ro1">
          <table:table-cell office:value-type="float" office:value="1576.79" calcext:value-type="float">
            <text:p>1576.79</text:p>
          </table:table-cell>
          <table:table-cell office:value-type="float" office:value="362.625" calcext:value-type="float">
            <text:p>362.625</text:p>
          </table:table-cell>
        </table:table-row>
        <table:table-row table:style-name="ro1">
          <table:table-cell office:value-type="float" office:value="1577.8" calcext:value-type="float">
            <text:p>1577.8</text:p>
          </table:table-cell>
          <table:table-cell office:value-type="float" office:value="362.637" calcext:value-type="float">
            <text:p>362.637</text:p>
          </table:table-cell>
        </table:table-row>
        <table:table-row table:style-name="ro1">
          <table:table-cell office:value-type="float" office:value="1578.79" calcext:value-type="float">
            <text:p>1578.79</text:p>
          </table:table-cell>
          <table:table-cell office:value-type="float" office:value="363.03" calcext:value-type="float">
            <text:p>363.03</text:p>
          </table:table-cell>
        </table:table-row>
        <table:table-row table:style-name="ro1">
          <table:table-cell office:value-type="float" office:value="1579.76" calcext:value-type="float">
            <text:p>1579.76</text:p>
          </table:table-cell>
          <table:table-cell office:value-type="float" office:value="363.295" calcext:value-type="float">
            <text:p>363.295</text:p>
          </table:table-cell>
        </table:table-row>
        <table:table-row table:style-name="ro1">
          <table:table-cell office:value-type="float" office:value="1580.81" calcext:value-type="float">
            <text:p>1580.81</text:p>
          </table:table-cell>
          <table:table-cell office:value-type="float" office:value="363.48" calcext:value-type="float">
            <text:p>363.48</text:p>
          </table:table-cell>
        </table:table-row>
        <table:table-row table:style-name="ro1">
          <table:table-cell office:value-type="float" office:value="1581.8" calcext:value-type="float">
            <text:p>1581.8</text:p>
          </table:table-cell>
          <table:table-cell office:value-type="float" office:value="363.555" calcext:value-type="float">
            <text:p>363.555</text:p>
          </table:table-cell>
        </table:table-row>
        <table:table-row table:style-name="ro1">
          <table:table-cell office:value-type="float" office:value="1582.83" calcext:value-type="float">
            <text:p>1582.83</text:p>
          </table:table-cell>
          <table:table-cell office:value-type="float" office:value="363.543" calcext:value-type="float">
            <text:p>363.543</text:p>
          </table:table-cell>
        </table:table-row>
        <table:table-row table:style-name="ro1">
          <table:table-cell office:value-type="float" office:value="1583.88" calcext:value-type="float">
            <text:p>1583.88</text:p>
          </table:table-cell>
          <table:table-cell office:value-type="float" office:value="363.567" calcext:value-type="float">
            <text:p>363.567</text:p>
          </table:table-cell>
        </table:table-row>
        <table:table-row table:style-name="ro1">
          <table:table-cell office:value-type="float" office:value="1584.91" calcext:value-type="float">
            <text:p>1584.91</text:p>
          </table:table-cell>
          <table:table-cell office:value-type="float" office:value="363.553" calcext:value-type="float">
            <text:p>363.553</text:p>
          </table:table-cell>
        </table:table-row>
        <table:table-row table:style-name="ro1">
          <table:table-cell office:value-type="float" office:value="1585.94" calcext:value-type="float">
            <text:p>1585.94</text:p>
          </table:table-cell>
          <table:table-cell office:value-type="float" office:value="363.545" calcext:value-type="float">
            <text:p>363.545</text:p>
          </table:table-cell>
        </table:table-row>
        <table:table-row table:style-name="ro1">
          <table:table-cell office:value-type="float" office:value="1586.92" calcext:value-type="float">
            <text:p>1586.92</text:p>
          </table:table-cell>
          <table:table-cell office:value-type="float" office:value="363.55" calcext:value-type="float">
            <text:p>363.55</text:p>
          </table:table-cell>
        </table:table-row>
        <table:table-row table:style-name="ro1">
          <table:table-cell office:value-type="float" office:value="1587.94" calcext:value-type="float">
            <text:p>1587.94</text:p>
          </table:table-cell>
          <table:table-cell office:value-type="float" office:value="363.528" calcext:value-type="float">
            <text:p>363.528</text:p>
          </table:table-cell>
        </table:table-row>
        <table:table-row table:style-name="ro1">
          <table:table-cell office:value-type="float" office:value="1588.95" calcext:value-type="float">
            <text:p>1588.95</text:p>
          </table:table-cell>
          <table:table-cell office:value-type="float" office:value="363.535" calcext:value-type="float">
            <text:p>363.535</text:p>
          </table:table-cell>
        </table:table-row>
        <table:table-row table:style-name="ro1">
          <table:table-cell office:value-type="float" office:value="1589.96" calcext:value-type="float">
            <text:p>1589.96</text:p>
          </table:table-cell>
          <table:table-cell office:value-type="float" office:value="363.53" calcext:value-type="float">
            <text:p>363.53</text:p>
          </table:table-cell>
        </table:table-row>
        <table:table-row table:style-name="ro1">
          <table:table-cell office:value-type="float" office:value="1590.98" calcext:value-type="float">
            <text:p>1590.98</text:p>
          </table:table-cell>
          <table:table-cell office:value-type="float" office:value="363.52" calcext:value-type="float">
            <text:p>363.52</text:p>
          </table:table-cell>
        </table:table-row>
        <table:table-row table:style-name="ro1">
          <table:table-cell office:value-type="float" office:value="1592.03" calcext:value-type="float">
            <text:p>1592.03</text:p>
          </table:table-cell>
          <table:table-cell office:value-type="float" office:value="363.525" calcext:value-type="float">
            <text:p>363.525</text:p>
          </table:table-cell>
        </table:table-row>
        <table:table-row table:style-name="ro1">
          <table:table-cell office:value-type="float" office:value="1593.09" calcext:value-type="float">
            <text:p>1593.09</text:p>
          </table:table-cell>
          <table:table-cell office:value-type="float" office:value="363.528" calcext:value-type="float">
            <text:p>363.528</text:p>
          </table:table-cell>
        </table:table-row>
        <table:table-row table:style-name="ro1">
          <table:table-cell office:value-type="float" office:value="1594.07" calcext:value-type="float">
            <text:p>1594.07</text:p>
          </table:table-cell>
          <table:table-cell office:value-type="float" office:value="363.525" calcext:value-type="float">
            <text:p>363.525</text:p>
          </table:table-cell>
        </table:table-row>
        <table:table-row table:style-name="ro1">
          <table:table-cell office:value-type="float" office:value="1595.05" calcext:value-type="float">
            <text:p>1595.05</text:p>
          </table:table-cell>
          <table:table-cell office:value-type="float" office:value="363.525" calcext:value-type="float">
            <text:p>363.525</text:p>
          </table:table-cell>
        </table:table-row>
        <table:table-row table:style-name="ro1">
          <table:table-cell office:value-type="float" office:value="1596.06" calcext:value-type="float">
            <text:p>1596.06</text:p>
          </table:table-cell>
          <table:table-cell office:value-type="float" office:value="363.535" calcext:value-type="float">
            <text:p>363.535</text:p>
          </table:table-cell>
        </table:table-row>
        <table:table-row table:style-name="ro1">
          <table:table-cell office:value-type="float" office:value="1597.11" calcext:value-type="float">
            <text:p>1597.11</text:p>
          </table:table-cell>
          <table:table-cell office:value-type="float" office:value="363.54" calcext:value-type="float">
            <text:p>363.54</text:p>
          </table:table-cell>
        </table:table-row>
        <table:table-row table:style-name="ro1">
          <table:table-cell office:value-type="float" office:value="1598.1" calcext:value-type="float">
            <text:p>1598.1</text:p>
          </table:table-cell>
          <table:table-cell office:value-type="float" office:value="363.517" calcext:value-type="float">
            <text:p>363.517</text:p>
          </table:table-cell>
        </table:table-row>
        <table:table-row table:style-name="ro1">
          <table:table-cell office:value-type="float" office:value="1599.11" calcext:value-type="float">
            <text:p>1599.11</text:p>
          </table:table-cell>
          <table:table-cell office:value-type="float" office:value="363.512" calcext:value-type="float">
            <text:p>363.512</text:p>
          </table:table-cell>
        </table:table-row>
        <table:table-row table:style-name="ro1">
          <table:table-cell office:value-type="float" office:value="1600.18" calcext:value-type="float">
            <text:p>1600.18</text:p>
          </table:table-cell>
          <table:table-cell office:value-type="float" office:value="363.558" calcext:value-type="float">
            <text:p>363.558</text:p>
          </table:table-cell>
        </table:table-row>
        <table:table-row table:style-name="ro1">
          <table:table-cell office:value-type="float" office:value="1601.15" calcext:value-type="float">
            <text:p>1601.15</text:p>
          </table:table-cell>
          <table:table-cell office:value-type="float" office:value="363.53" calcext:value-type="float">
            <text:p>363.53</text:p>
          </table:table-cell>
        </table:table-row>
        <table:table-row table:style-name="ro1">
          <table:table-cell office:value-type="float" office:value="1602.18" calcext:value-type="float">
            <text:p>1602.18</text:p>
          </table:table-cell>
          <table:table-cell office:value-type="float" office:value="363.605" calcext:value-type="float">
            <text:p>363.605</text:p>
          </table:table-cell>
        </table:table-row>
        <table:table-row table:style-name="ro1">
          <table:table-cell office:value-type="float" office:value="1603.16" calcext:value-type="float">
            <text:p>1603.16</text:p>
          </table:table-cell>
          <table:table-cell office:value-type="float" office:value="363.988" calcext:value-type="float">
            <text:p>363.988</text:p>
          </table:table-cell>
        </table:table-row>
        <table:table-row table:style-name="ro1">
          <table:table-cell office:value-type="float" office:value="1604.15" calcext:value-type="float">
            <text:p>1604.15</text:p>
          </table:table-cell>
          <table:table-cell office:value-type="float" office:value="363.928" calcext:value-type="float">
            <text:p>363.928</text:p>
          </table:table-cell>
        </table:table-row>
        <table:table-row table:style-name="ro1">
          <table:table-cell office:value-type="float" office:value="1605.18" calcext:value-type="float">
            <text:p>1605.18</text:p>
          </table:table-cell>
          <table:table-cell office:value-type="float" office:value="363.933" calcext:value-type="float">
            <text:p>363.933</text:p>
          </table:table-cell>
        </table:table-row>
        <table:table-row table:style-name="ro1">
          <table:table-cell office:value-type="float" office:value="1606.21" calcext:value-type="float">
            <text:p>1606.21</text:p>
          </table:table-cell>
          <table:table-cell office:value-type="float" office:value="363.975" calcext:value-type="float">
            <text:p>363.975</text:p>
          </table:table-cell>
        </table:table-row>
        <table:table-row table:style-name="ro1">
          <table:table-cell office:value-type="float" office:value="1607.23" calcext:value-type="float">
            <text:p>1607.23</text:p>
          </table:table-cell>
          <table:table-cell office:value-type="float" office:value="364.022" calcext:value-type="float">
            <text:p>364.022</text:p>
          </table:table-cell>
        </table:table-row>
        <table:table-row table:style-name="ro1">
          <table:table-cell office:value-type="float" office:value="1608.2" calcext:value-type="float">
            <text:p>1608.2</text:p>
          </table:table-cell>
          <table:table-cell office:value-type="float" office:value="364.005" calcext:value-type="float">
            <text:p>364.005</text:p>
          </table:table-cell>
        </table:table-row>
        <table:table-row table:style-name="ro1">
          <table:table-cell office:value-type="float" office:value="1609.25" calcext:value-type="float">
            <text:p>1609.25</text:p>
          </table:table-cell>
          <table:table-cell office:value-type="float" office:value="364.195" calcext:value-type="float">
            <text:p>364.195</text:p>
          </table:table-cell>
        </table:table-row>
        <table:table-row table:style-name="ro1">
          <table:table-cell office:value-type="float" office:value="1610.25" calcext:value-type="float">
            <text:p>1610.25</text:p>
          </table:table-cell>
          <table:table-cell office:value-type="float" office:value="364.205" calcext:value-type="float">
            <text:p>364.205</text:p>
          </table:table-cell>
        </table:table-row>
        <table:table-row table:style-name="ro1">
          <table:table-cell office:value-type="float" office:value="1611.28" calcext:value-type="float">
            <text:p>1611.28</text:p>
          </table:table-cell>
          <table:table-cell office:value-type="float" office:value="364.245" calcext:value-type="float">
            <text:p>364.245</text:p>
          </table:table-cell>
        </table:table-row>
        <table:table-row table:style-name="ro1">
          <table:table-cell office:value-type="float" office:value="1612.28" calcext:value-type="float">
            <text:p>1612.28</text:p>
          </table:table-cell>
          <table:table-cell office:value-type="float" office:value="364.345" calcext:value-type="float">
            <text:p>364.345</text:p>
          </table:table-cell>
        </table:table-row>
        <table:table-row table:style-name="ro1">
          <table:table-cell office:value-type="float" office:value="1613.3" calcext:value-type="float">
            <text:p>1613.3</text:p>
          </table:table-cell>
          <table:table-cell office:value-type="float" office:value="364.325" calcext:value-type="float">
            <text:p>364.325</text:p>
          </table:table-cell>
        </table:table-row>
        <table:table-row table:style-name="ro1">
          <table:table-cell office:value-type="float" office:value="1614.35" calcext:value-type="float">
            <text:p>1614.35</text:p>
          </table:table-cell>
          <table:table-cell office:value-type="float" office:value="364.528" calcext:value-type="float">
            <text:p>364.528</text:p>
          </table:table-cell>
        </table:table-row>
        <table:table-row table:style-name="ro1">
          <table:table-cell office:value-type="float" office:value="1615.3" calcext:value-type="float">
            <text:p>1615.3</text:p>
          </table:table-cell>
          <table:table-cell office:value-type="float" office:value="364.555" calcext:value-type="float">
            <text:p>364.555</text:p>
          </table:table-cell>
        </table:table-row>
        <table:table-row table:style-name="ro1">
          <table:table-cell office:value-type="float" office:value="1616.33" calcext:value-type="float">
            <text:p>1616.33</text:p>
          </table:table-cell>
          <table:table-cell office:value-type="float" office:value="364.76" calcext:value-type="float">
            <text:p>364.76</text:p>
          </table:table-cell>
        </table:table-row>
        <table:table-row table:style-name="ro1">
          <table:table-cell office:value-type="float" office:value="1617.35" calcext:value-type="float">
            <text:p>1617.35</text:p>
          </table:table-cell>
          <table:table-cell office:value-type="float" office:value="364.81" calcext:value-type="float">
            <text:p>364.81</text:p>
          </table:table-cell>
        </table:table-row>
        <table:table-row table:style-name="ro1">
          <table:table-cell office:value-type="float" office:value="1618.35" calcext:value-type="float">
            <text:p>1618.35</text:p>
          </table:table-cell>
          <table:table-cell office:value-type="float" office:value="365.283" calcext:value-type="float">
            <text:p>365.283</text:p>
          </table:table-cell>
        </table:table-row>
        <table:table-row table:style-name="ro1">
          <table:table-cell office:value-type="float" office:value="1619.37" calcext:value-type="float">
            <text:p>1619.37</text:p>
          </table:table-cell>
          <table:table-cell office:value-type="float" office:value="365.993" calcext:value-type="float">
            <text:p>365.993</text:p>
          </table:table-cell>
        </table:table-row>
        <table:table-row table:style-name="ro1">
          <table:table-cell office:value-type="float" office:value="1620.38" calcext:value-type="float">
            <text:p>1620.38</text:p>
          </table:table-cell>
          <table:table-cell office:value-type="float" office:value="366.098" calcext:value-type="float">
            <text:p>366.098</text:p>
          </table:table-cell>
        </table:table-row>
        <table:table-row table:style-name="ro1">
          <table:table-cell office:value-type="float" office:value="1621.39" calcext:value-type="float">
            <text:p>1621.39</text:p>
          </table:table-cell>
          <table:table-cell office:value-type="float" office:value="366.238" calcext:value-type="float">
            <text:p>366.238</text:p>
          </table:table-cell>
        </table:table-row>
        <table:table-row table:style-name="ro1">
          <table:table-cell office:value-type="float" office:value="1622.37" calcext:value-type="float">
            <text:p>1622.37</text:p>
          </table:table-cell>
          <table:table-cell office:value-type="float" office:value="366.452" calcext:value-type="float">
            <text:p>366.452</text:p>
          </table:table-cell>
        </table:table-row>
        <table:table-row table:style-name="ro1">
          <table:table-cell office:value-type="float" office:value="1623.39" calcext:value-type="float">
            <text:p>1623.39</text:p>
          </table:table-cell>
          <table:table-cell office:value-type="float" office:value="366.808" calcext:value-type="float">
            <text:p>366.808</text:p>
          </table:table-cell>
        </table:table-row>
        <table:table-row table:style-name="ro1">
          <table:table-cell office:value-type="float" office:value="1624.39" calcext:value-type="float">
            <text:p>1624.39</text:p>
          </table:table-cell>
          <table:table-cell office:value-type="float" office:value="366.85" calcext:value-type="float">
            <text:p>366.85</text:p>
          </table:table-cell>
        </table:table-row>
        <table:table-row table:style-name="ro1">
          <table:table-cell office:value-type="float" office:value="1625.38" calcext:value-type="float">
            <text:p>1625.38</text:p>
          </table:table-cell>
          <table:table-cell office:value-type="float" office:value="367.473" calcext:value-type="float">
            <text:p>367.473</text:p>
          </table:table-cell>
        </table:table-row>
        <table:table-row table:style-name="ro1">
          <table:table-cell office:value-type="float" office:value="1626.36" calcext:value-type="float">
            <text:p>1626.36</text:p>
          </table:table-cell>
          <table:table-cell office:value-type="float" office:value="367.795" calcext:value-type="float">
            <text:p>367.795</text:p>
          </table:table-cell>
        </table:table-row>
        <table:table-row table:style-name="ro1">
          <table:table-cell office:value-type="float" office:value="1627.4" calcext:value-type="float">
            <text:p>1627.4</text:p>
          </table:table-cell>
          <table:table-cell office:value-type="float" office:value="368.062" calcext:value-type="float">
            <text:p>368.062</text:p>
          </table:table-cell>
        </table:table-row>
        <table:table-row table:style-name="ro1">
          <table:table-cell office:value-type="float" office:value="1628.38" calcext:value-type="float">
            <text:p>1628.38</text:p>
          </table:table-cell>
          <table:table-cell office:value-type="float" office:value="368.238" calcext:value-type="float">
            <text:p>368.238</text:p>
          </table:table-cell>
        </table:table-row>
        <table:table-row table:style-name="ro1">
          <table:table-cell office:value-type="float" office:value="1629.43" calcext:value-type="float">
            <text:p>1629.43</text:p>
          </table:table-cell>
          <table:table-cell office:value-type="float" office:value="368.695" calcext:value-type="float">
            <text:p>368.695</text:p>
          </table:table-cell>
        </table:table-row>
        <table:table-row table:style-name="ro1">
          <table:table-cell office:value-type="float" office:value="1630.41" calcext:value-type="float">
            <text:p>1630.41</text:p>
          </table:table-cell>
          <table:table-cell office:value-type="float" office:value="369.485" calcext:value-type="float">
            <text:p>369.485</text:p>
          </table:table-cell>
        </table:table-row>
        <table:table-row table:style-name="ro1">
          <table:table-cell office:value-type="float" office:value="1631.43" calcext:value-type="float">
            <text:p>1631.43</text:p>
          </table:table-cell>
          <table:table-cell office:value-type="float" office:value="369.603" calcext:value-type="float">
            <text:p>369.603</text:p>
          </table:table-cell>
        </table:table-row>
        <table:table-row table:style-name="ro1">
          <table:table-cell office:value-type="float" office:value="1632.49" calcext:value-type="float">
            <text:p>1632.49</text:p>
          </table:table-cell>
          <table:table-cell office:value-type="float" office:value="370.09" calcext:value-type="float">
            <text:p>370.09</text:p>
          </table:table-cell>
        </table:table-row>
        <table:table-row table:style-name="ro1">
          <table:table-cell office:value-type="float" office:value="1633.51" calcext:value-type="float">
            <text:p>1633.51</text:p>
          </table:table-cell>
          <table:table-cell office:value-type="float" office:value="370.327" calcext:value-type="float">
            <text:p>370.327</text:p>
          </table:table-cell>
        </table:table-row>
        <table:table-row table:style-name="ro1">
          <table:table-cell office:value-type="float" office:value="1634.51" calcext:value-type="float">
            <text:p>1634.51</text:p>
          </table:table-cell>
          <table:table-cell office:value-type="float" office:value="367.938" calcext:value-type="float">
            <text:p>367.938</text:p>
          </table:table-cell>
        </table:table-row>
        <table:table-row table:style-name="ro1">
          <table:table-cell office:value-type="float" office:value="1635.49" calcext:value-type="float">
            <text:p>1635.49</text:p>
          </table:table-cell>
          <table:table-cell office:value-type="float" office:value="370.038" calcext:value-type="float">
            <text:p>370.038</text:p>
          </table:table-cell>
        </table:table-row>
        <table:table-row table:style-name="ro1">
          <table:table-cell office:value-type="float" office:value="1636.49" calcext:value-type="float">
            <text:p>1636.49</text:p>
          </table:table-cell>
          <table:table-cell office:value-type="float" office:value="370.223" calcext:value-type="float">
            <text:p>370.223</text:p>
          </table:table-cell>
        </table:table-row>
        <table:table-row table:style-name="ro1">
          <table:table-cell office:value-type="float" office:value="1637.53" calcext:value-type="float">
            <text:p>1637.53</text:p>
          </table:table-cell>
          <table:table-cell office:value-type="float" office:value="370.23" calcext:value-type="float">
            <text:p>370.23</text:p>
          </table:table-cell>
        </table:table-row>
        <table:table-row table:style-name="ro1">
          <table:table-cell office:value-type="float" office:value="1638.51" calcext:value-type="float">
            <text:p>1638.51</text:p>
          </table:table-cell>
          <table:table-cell office:value-type="float" office:value="370.262" calcext:value-type="float">
            <text:p>370.262</text:p>
          </table:table-cell>
        </table:table-row>
        <table:table-row table:style-name="ro1">
          <table:table-cell office:value-type="float" office:value="1639.52" calcext:value-type="float">
            <text:p>1639.52</text:p>
          </table:table-cell>
          <table:table-cell office:value-type="float" office:value="370.353" calcext:value-type="float">
            <text:p>370.353</text:p>
          </table:table-cell>
        </table:table-row>
        <table:table-row table:style-name="ro1">
          <table:table-cell office:value-type="float" office:value="1640.53" calcext:value-type="float">
            <text:p>1640.53</text:p>
          </table:table-cell>
          <table:table-cell office:value-type="float" office:value="370.413" calcext:value-type="float">
            <text:p>370.413</text:p>
          </table:table-cell>
        </table:table-row>
        <table:table-row table:style-name="ro1">
          <table:table-cell office:value-type="float" office:value="1641.53" calcext:value-type="float">
            <text:p>1641.53</text:p>
          </table:table-cell>
          <table:table-cell office:value-type="float" office:value="370.468" calcext:value-type="float">
            <text:p>370.468</text:p>
          </table:table-cell>
        </table:table-row>
        <table:table-row table:style-name="ro1">
          <table:table-cell office:value-type="float" office:value="1642.53" calcext:value-type="float">
            <text:p>1642.53</text:p>
          </table:table-cell>
          <table:table-cell office:value-type="float" office:value="370.498" calcext:value-type="float">
            <text:p>370.498</text:p>
          </table:table-cell>
        </table:table-row>
        <table:table-row table:style-name="ro1">
          <table:table-cell office:value-type="float" office:value="1643.52" calcext:value-type="float">
            <text:p>1643.52</text:p>
          </table:table-cell>
          <table:table-cell office:value-type="float" office:value="370.495" calcext:value-type="float">
            <text:p>370.495</text:p>
          </table:table-cell>
        </table:table-row>
        <table:table-row table:style-name="ro1">
          <table:table-cell office:value-type="float" office:value="1644.53" calcext:value-type="float">
            <text:p>1644.53</text:p>
          </table:table-cell>
          <table:table-cell office:value-type="float" office:value="370.53" calcext:value-type="float">
            <text:p>370.53</text:p>
          </table:table-cell>
        </table:table-row>
        <table:table-row table:style-name="ro1">
          <table:table-cell office:value-type="float" office:value="1645.58" calcext:value-type="float">
            <text:p>1645.58</text:p>
          </table:table-cell>
          <table:table-cell office:value-type="float" office:value="370.512" calcext:value-type="float">
            <text:p>370.512</text:p>
          </table:table-cell>
        </table:table-row>
        <table:table-row table:style-name="ro1">
          <table:table-cell office:value-type="float" office:value="1646.53" calcext:value-type="float">
            <text:p>1646.53</text:p>
          </table:table-cell>
          <table:table-cell office:value-type="float" office:value="370.533" calcext:value-type="float">
            <text:p>370.533</text:p>
          </table:table-cell>
        </table:table-row>
        <table:table-row table:style-name="ro1">
          <table:table-cell office:value-type="float" office:value="1647.53" calcext:value-type="float">
            <text:p>1647.53</text:p>
          </table:table-cell>
          <table:table-cell office:value-type="float" office:value="370.543" calcext:value-type="float">
            <text:p>370.543</text:p>
          </table:table-cell>
        </table:table-row>
        <table:table-row table:style-name="ro1">
          <table:table-cell office:value-type="float" office:value="1648.53" calcext:value-type="float">
            <text:p>1648.53</text:p>
          </table:table-cell>
          <table:table-cell office:value-type="float" office:value="370.533" calcext:value-type="float">
            <text:p>370.533</text:p>
          </table:table-cell>
        </table:table-row>
        <table:table-row table:style-name="ro1">
          <table:table-cell office:value-type="float" office:value="1649.56" calcext:value-type="float">
            <text:p>1649.56</text:p>
          </table:table-cell>
          <table:table-cell office:value-type="float" office:value="370.572" calcext:value-type="float">
            <text:p>370.572</text:p>
          </table:table-cell>
        </table:table-row>
        <table:table-row table:style-name="ro1">
          <table:table-cell office:value-type="float" office:value="1650.57" calcext:value-type="float">
            <text:p>1650.57</text:p>
          </table:table-cell>
          <table:table-cell office:value-type="float" office:value="370.545" calcext:value-type="float">
            <text:p>370.545</text:p>
          </table:table-cell>
        </table:table-row>
        <table:table-row table:style-name="ro1">
          <table:table-cell office:value-type="float" office:value="1651.65" calcext:value-type="float">
            <text:p>1651.65</text:p>
          </table:table-cell>
          <table:table-cell office:value-type="float" office:value="370.562" calcext:value-type="float">
            <text:p>370.562</text:p>
          </table:table-cell>
        </table:table-row>
        <table:table-row table:style-name="ro1">
          <table:table-cell office:value-type="float" office:value="1652.64" calcext:value-type="float">
            <text:p>1652.64</text:p>
          </table:table-cell>
          <table:table-cell office:value-type="float" office:value="370.555" calcext:value-type="float">
            <text:p>370.555</text:p>
          </table:table-cell>
        </table:table-row>
        <table:table-row table:style-name="ro1">
          <table:table-cell office:value-type="float" office:value="1653.65" calcext:value-type="float">
            <text:p>1653.65</text:p>
          </table:table-cell>
          <table:table-cell office:value-type="float" office:value="370.545" calcext:value-type="float">
            <text:p>370.545</text:p>
          </table:table-cell>
        </table:table-row>
        <table:table-row table:style-name="ro1">
          <table:table-cell office:value-type="float" office:value="1654.64" calcext:value-type="float">
            <text:p>1654.64</text:p>
          </table:table-cell>
          <table:table-cell office:value-type="float" office:value="370.54" calcext:value-type="float">
            <text:p>370.54</text:p>
          </table:table-cell>
        </table:table-row>
        <table:table-row table:style-name="ro1">
          <table:table-cell office:value-type="float" office:value="1655.66" calcext:value-type="float">
            <text:p>1655.66</text:p>
          </table:table-cell>
          <table:table-cell office:value-type="float" office:value="370.588" calcext:value-type="float">
            <text:p>370.588</text:p>
          </table:table-cell>
        </table:table-row>
        <table:table-row table:style-name="ro1">
          <table:table-cell office:value-type="float" office:value="1656.68" calcext:value-type="float">
            <text:p>1656.68</text:p>
          </table:table-cell>
          <table:table-cell office:value-type="float" office:value="370.538" calcext:value-type="float">
            <text:p>370.538</text:p>
          </table:table-cell>
        </table:table-row>
        <table:table-row table:style-name="ro1">
          <table:table-cell office:value-type="float" office:value="1657.71" calcext:value-type="float">
            <text:p>1657.71</text:p>
          </table:table-cell>
          <table:table-cell office:value-type="float" office:value="370.593" calcext:value-type="float">
            <text:p>370.593</text:p>
          </table:table-cell>
        </table:table-row>
        <table:table-row table:style-name="ro1">
          <table:table-cell office:value-type="float" office:value="1658.71" calcext:value-type="float">
            <text:p>1658.71</text:p>
          </table:table-cell>
          <table:table-cell office:value-type="float" office:value="370.605" calcext:value-type="float">
            <text:p>370.605</text:p>
          </table:table-cell>
        </table:table-row>
        <table:table-row table:style-name="ro1">
          <table:table-cell office:value-type="float" office:value="1659.71" calcext:value-type="float">
            <text:p>1659.71</text:p>
          </table:table-cell>
          <table:table-cell office:value-type="float" office:value="370.56" calcext:value-type="float">
            <text:p>370.56</text:p>
          </table:table-cell>
        </table:table-row>
        <table:table-row table:style-name="ro1">
          <table:table-cell office:value-type="float" office:value="1660.73" calcext:value-type="float">
            <text:p>1660.73</text:p>
          </table:table-cell>
          <table:table-cell office:value-type="float" office:value="370.545" calcext:value-type="float">
            <text:p>370.545</text:p>
          </table:table-cell>
        </table:table-row>
        <table:table-row table:style-name="ro1">
          <table:table-cell office:value-type="float" office:value="1661.69" calcext:value-type="float">
            <text:p>1661.69</text:p>
          </table:table-cell>
          <table:table-cell office:value-type="float" office:value="370.62" calcext:value-type="float">
            <text:p>370.62</text:p>
          </table:table-cell>
        </table:table-row>
        <table:table-row table:style-name="ro1">
          <table:table-cell office:value-type="float" office:value="1662.73" calcext:value-type="float">
            <text:p>1662.73</text:p>
          </table:table-cell>
          <table:table-cell office:value-type="float" office:value="371.505" calcext:value-type="float">
            <text:p>371.505</text:p>
          </table:table-cell>
        </table:table-row>
        <table:table-row table:style-name="ro1">
          <table:table-cell office:value-type="float" office:value="1663.72" calcext:value-type="float">
            <text:p>1663.72</text:p>
          </table:table-cell>
          <table:table-cell office:value-type="float" office:value="372.463" calcext:value-type="float">
            <text:p>372.463</text:p>
          </table:table-cell>
        </table:table-row>
        <table:table-row table:style-name="ro1">
          <table:table-cell office:value-type="float" office:value="1664.76" calcext:value-type="float">
            <text:p>1664.76</text:p>
          </table:table-cell>
          <table:table-cell office:value-type="float" office:value="373.61" calcext:value-type="float">
            <text:p>373.61</text:p>
          </table:table-cell>
        </table:table-row>
        <table:table-row table:style-name="ro1">
          <table:table-cell office:value-type="float" office:value="1665.8" calcext:value-type="float">
            <text:p>1665.8</text:p>
          </table:table-cell>
          <table:table-cell office:value-type="float" office:value="374.305" calcext:value-type="float">
            <text:p>374.305</text:p>
          </table:table-cell>
        </table:table-row>
        <table:table-row table:style-name="ro1">
          <table:table-cell office:value-type="float" office:value="1666.81" calcext:value-type="float">
            <text:p>1666.81</text:p>
          </table:table-cell>
          <table:table-cell office:value-type="float" office:value="374.413" calcext:value-type="float">
            <text:p>374.413</text:p>
          </table:table-cell>
        </table:table-row>
        <table:table-row table:style-name="ro1">
          <table:table-cell office:value-type="float" office:value="1667.8" calcext:value-type="float">
            <text:p>1667.8</text:p>
          </table:table-cell>
          <table:table-cell office:value-type="float" office:value="374.525" calcext:value-type="float">
            <text:p>374.525</text:p>
          </table:table-cell>
        </table:table-row>
        <table:table-row table:style-name="ro1">
          <table:table-cell office:value-type="float" office:value="1668.86" calcext:value-type="float">
            <text:p>1668.86</text:p>
          </table:table-cell>
          <table:table-cell office:value-type="float" office:value="374.473" calcext:value-type="float">
            <text:p>374.473</text:p>
          </table:table-cell>
        </table:table-row>
        <table:table-row table:style-name="ro1">
          <table:table-cell office:value-type="float" office:value="1669.86" calcext:value-type="float">
            <text:p>1669.86</text:p>
          </table:table-cell>
          <table:table-cell office:value-type="float" office:value="374.505" calcext:value-type="float">
            <text:p>374.505</text:p>
          </table:table-cell>
        </table:table-row>
        <table:table-row table:style-name="ro1">
          <table:table-cell office:value-type="float" office:value="1670.94" calcext:value-type="float">
            <text:p>1670.94</text:p>
          </table:table-cell>
          <table:table-cell office:value-type="float" office:value="374.455" calcext:value-type="float">
            <text:p>374.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2:09:04.499280004</meta:creation-date>
    <dc:date>2017-10-22T22:43:27.628606593</dc:date>
    <meta:editing-duration>PT19M12S</meta:editing-duration>
    <meta:editing-cycles>1</meta:editing-cycles>
    <meta:document-statistic meta:table-count="1" meta:cell-count="329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891cm" svg:height="14.344cm" xlink:href=".." xlink:type="simple" chart:class="chart:scatter" chart:style-name="ch1">
        <chart:legend chart:legend-position="end" svg:x="23.374cm" svg:y="6.873cm" style:legend-expansion="high" chart:style-name="ch2"/>
        <chart:plot-area chart:style-name="ch3" table:cell-range-address="Sheet1.A1:Sheet1.B1649" svg:x="0.497cm" svg:y="0.286cm" svg:width="22.38cm" svg:height="13.772cm">
          <chartooo:coordinate-region svg:x="1.304cm" svg:y="0.485cm" svg:width="21.201cm" svg:height="12.9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49" chart:class="chart:scatter">
            <chart:domain table:cell-range-address="Sheet1.A1:Sheet1.A1649"/>
            <chart:data-point chart:repeated="16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1506">
                <text:p>0.281506</text:p>
                <draw:g>
                  <svg:desc>Sheet1.A1:Sheet1.A1649</svg:desc>
                </draw:g>
              </table:table-cell>
              <table:table-cell office:value-type="float" office:value="13.245">
                <text:p>13.245</text:p>
                <draw:g>
                  <svg:desc>Sheet1.B1:Sheet1.B16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2739">
                <text:p>0.962739</text:p>
              </table:table-cell>
              <table:table-cell office:value-type="float" office:value="13.195">
                <text:p>13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227">
                <text:p>2.00227</text:p>
              </table:table-cell>
              <table:table-cell office:value-type="float" office:value="13.1325">
                <text:p>13.1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5404">
                <text:p>2.95404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293">
                <text:p>3.97293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76">
                <text:p>4.976</text:p>
              </table:table-cell>
              <table:table-cell office:value-type="float" office:value="13.1425">
                <text:p>13.1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2424">
                <text:p>6.02424</text:p>
              </table:table-cell>
              <table:table-cell office:value-type="float" office:value="13.1275">
                <text:p>13.1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7041">
                <text:p>7.07041</text:p>
              </table:table-cell>
              <table:table-cell office:value-type="float" office:value="13.2125">
                <text:p>13.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0681">
                <text:p>8.10681</text:p>
              </table:table-cell>
              <table:table-cell office:value-type="float" office:value="13.1775">
                <text:p>13.1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2958">
                <text:p>9.12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502">
                <text:p>10.1502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809">
                <text:p>11.1809</text:p>
              </table:table-cell>
              <table:table-cell office:value-type="float" office:value="13.1175">
                <text:p>13.1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096">
                <text:p>12.2096</text:p>
              </table:table-cell>
              <table:table-cell office:value-type="float" office:value="13.2125">
                <text:p>13.2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123">
                <text:p>13.2123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445">
                <text:p>14.2445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509">
                <text:p>15.2509</text:p>
              </table:table-cell>
              <table:table-cell office:value-type="float" office:value="13.0925">
                <text:p>13.0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2629">
                <text:p>16.2629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2536">
                <text:p>17.2536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2866">
                <text:p>18.2866</text:p>
              </table:table-cell>
              <table:table-cell office:value-type="float" office:value="14.0675">
                <text:p>14.0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2887">
                <text:p>19.2887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297">
                <text:p>20.297</text:p>
              </table:table-cell>
              <table:table-cell office:value-type="float" office:value="14.015">
                <text:p>14.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3414">
                <text:p>21.3414</text:p>
              </table:table-cell>
              <table:table-cell office:value-type="float" office:value="14.015">
                <text:p>14.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3907">
                <text:p>22.3907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3954">
                <text:p>23.3954</text:p>
              </table:table-cell>
              <table:table-cell office:value-type="float" office:value="14.4775">
                <text:p>14.4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065">
                <text:p>24.4065</text:p>
              </table:table-cell>
              <table:table-cell office:value-type="float" office:value="14.8425">
                <text:p>14.8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962">
                <text:p>25.3962</text:p>
              </table:table-cell>
              <table:table-cell office:value-type="float" office:value="15.3075">
                <text:p>15.3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3946">
                <text:p>26.3946</text:p>
              </table:table-cell>
              <table:table-cell office:value-type="float" office:value="15.6075">
                <text:p>15.6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4024">
                <text:p>27.4024</text:p>
              </table:table-cell>
              <table:table-cell office:value-type="float" office:value="16.0175">
                <text:p>16.0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4314">
                <text:p>28.4314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4264">
                <text:p>29.4264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4401">
                <text:p>30.4401</text:p>
              </table:table-cell>
              <table:table-cell office:value-type="float" office:value="17.405">
                <text:p>17.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4293">
                <text:p>31.4293</text:p>
              </table:table-cell>
              <table:table-cell office:value-type="float" office:value="18.055">
                <text:p>18.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4328">
                <text:p>32.4328</text:p>
              </table:table-cell>
              <table:table-cell office:value-type="float" office:value="18.345">
                <text:p>18.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448">
                <text:p>33.448</text:p>
              </table:table-cell>
              <table:table-cell office:value-type="float" office:value="19.3375">
                <text:p>19.3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4444">
                <text:p>34.4444</text:p>
              </table:table-cell>
              <table:table-cell office:value-type="float" office:value="19.5375">
                <text:p>19.5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4382">
                <text:p>35.4382</text:p>
              </table:table-cell>
              <table:table-cell office:value-type="float" office:value="19.885">
                <text:p>19.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4394">
                <text:p>36.4394</text:p>
              </table:table-cell>
              <table:table-cell office:value-type="float" office:value="20.2275">
                <text:p>20.2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4351">
                <text:p>37.4351</text:p>
              </table:table-cell>
              <table:table-cell office:value-type="float" office:value="20.6575">
                <text:p>20.6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4388">
                <text:p>38.4388</text:p>
              </table:table-cell>
              <table:table-cell office:value-type="float" office:value="20.8975">
                <text:p>20.8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4449">
                <text:p>39.4449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4546">
                <text:p>40.4546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4763">
                <text:p>41.4763</text:p>
              </table:table-cell>
              <table:table-cell office:value-type="float" office:value="22.075">
                <text:p>22.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215">
                <text:p>42.5215</text:p>
              </table:table-cell>
              <table:table-cell office:value-type="float" office:value="22.4975">
                <text:p>22.4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258">
                <text:p>43.5258</text:p>
              </table:table-cell>
              <table:table-cell office:value-type="float" office:value="23.0625">
                <text:p>23.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672">
                <text:p>44.5672</text:p>
              </table:table-cell>
              <table:table-cell office:value-type="float" office:value="23.4725">
                <text:p>23.4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896">
                <text:p>45.5896</text:p>
              </table:table-cell>
              <table:table-cell office:value-type="float" office:value="25.63">
                <text:p>25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6445">
                <text:p>46.6445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63">
                <text:p>47.63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6631">
                <text:p>48.6631</text:p>
              </table:table-cell>
              <table:table-cell office:value-type="float" office:value="27.0575">
                <text:p>27.0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6347">
                <text:p>49.6347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695">
                <text:p>50.695</text:p>
              </table:table-cell>
              <table:table-cell office:value-type="float" office:value="29.165">
                <text:p>29.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7349">
                <text:p>51.7349</text:p>
              </table:table-cell>
              <table:table-cell office:value-type="float" office:value="35.4075">
                <text:p>35.4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7683">
                <text:p>52.7683</text:p>
              </table:table-cell>
              <table:table-cell office:value-type="float" office:value="36.5325">
                <text:p>36.5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7684">
                <text:p>53.7684</text:p>
              </table:table-cell>
              <table:table-cell office:value-type="float" office:value="37.835">
                <text:p>37.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7774">
                <text:p>54.7774</text:p>
              </table:table-cell>
              <table:table-cell office:value-type="float" office:value="38.3725">
                <text:p>38.3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7405">
                <text:p>55.7405</text:p>
              </table:table-cell>
              <table:table-cell office:value-type="float" office:value="38.9425">
                <text:p>38.94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8023">
                <text:p>56.8023</text:p>
              </table:table-cell>
              <table:table-cell office:value-type="float" office:value="39.52">
                <text:p>39.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8062">
                <text:p>57.8062</text:p>
              </table:table-cell>
              <table:table-cell office:value-type="float" office:value="35.7525">
                <text:p>35.7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8482">
                <text:p>58.8482</text:p>
              </table:table-cell>
              <table:table-cell office:value-type="float" office:value="35.7225">
                <text:p>35.7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873">
                <text:p>59.873</text:p>
              </table:table-cell>
              <table:table-cell office:value-type="float" office:value="35.7225">
                <text:p>35.7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9027">
                <text:p>60.9027</text:p>
              </table:table-cell>
              <table:table-cell office:value-type="float" office:value="35.8275">
                <text:p>35.8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9084">
                <text:p>61.9084</text:p>
              </table:table-cell>
              <table:table-cell office:value-type="float" office:value="35.895">
                <text:p>35.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9009">
                <text:p>62.9009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9289">
                <text:p>63.9289</text:p>
              </table:table-cell>
              <table:table-cell office:value-type="float" office:value="36.36">
                <text:p>36.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9335">
                <text:p>64.9335</text:p>
              </table:table-cell>
              <table:table-cell office:value-type="float" office:value="43.355">
                <text:p>43.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9718">
                <text:p>65.9718</text:p>
              </table:table-cell>
              <table:table-cell office:value-type="float" office:value="43.89">
                <text:p>43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9825">
                <text:p>66.9825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.0017">
                <text:p>68.0017</text:p>
              </table:table-cell>
              <table:table-cell office:value-type="float" office:value="44.665">
                <text:p>44.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.0386">
                <text:p>69.0386</text:p>
              </table:table-cell>
              <table:table-cell office:value-type="float" office:value="45.075">
                <text:p>45.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0782">
                <text:p>70.0782</text:p>
              </table:table-cell>
              <table:table-cell office:value-type="float" office:value="45.445">
                <text:p>45.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.073">
                <text:p>71.073</text:p>
              </table:table-cell>
              <table:table-cell office:value-type="float" office:value="45.735">
                <text:p>45.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.0843">
                <text:p>72.0843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.0753">
                <text:p>73.0753</text:p>
              </table:table-cell>
              <table:table-cell office:value-type="float" office:value="46.3375">
                <text:p>46.3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.0706">
                <text:p>74.0706</text:p>
              </table:table-cell>
              <table:table-cell office:value-type="float" office:value="42.53">
                <text:p>42.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1401">
                <text:p>75.1401</text:p>
              </table:table-cell>
              <table:table-cell office:value-type="float" office:value="42.5125">
                <text:p>42.5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.1611">
                <text:p>76.1611</text:p>
              </table:table-cell>
              <table:table-cell office:value-type="float" office:value="42.5875">
                <text:p>42.5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.1651">
                <text:p>77.1651</text:p>
              </table:table-cell>
              <table:table-cell office:value-type="float" office:value="42.6175">
                <text:p>42.6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2046">
                <text:p>78.2046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.1667">
                <text:p>79.1667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1434">
                <text:p>80.1434</text:p>
              </table:table-cell>
              <table:table-cell office:value-type="float" office:value="43.1375">
                <text:p>43.1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1692">
                <text:p>81.1692</text:p>
              </table:table-cell>
              <table:table-cell office:value-type="float" office:value="44.8075">
                <text:p>44.8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.1811">
                <text:p>82.1811</text:p>
              </table:table-cell>
              <table:table-cell office:value-type="float" office:value="46.5175">
                <text:p>46.5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2029">
                <text:p>83.2029</text:p>
              </table:table-cell>
              <table:table-cell office:value-type="float" office:value="46.9125">
                <text:p>46.9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.2019">
                <text:p>84.2019</text:p>
              </table:table-cell>
              <table:table-cell office:value-type="float" office:value="47.0175">
                <text:p>47.0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2049">
                <text:p>85.2049</text:p>
              </table:table-cell>
              <table:table-cell office:value-type="float" office:value="47.1025">
                <text:p>47.10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2057">
                <text:p>86.2057</text:p>
              </table:table-cell>
              <table:table-cell office:value-type="float" office:value="47.135">
                <text:p>47.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2076">
                <text:p>87.2076</text:p>
              </table:table-cell>
              <table:table-cell office:value-type="float" office:value="47.1475">
                <text:p>47.1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.2453">
                <text:p>88.2453</text:p>
              </table:table-cell>
              <table:table-cell office:value-type="float" office:value="47.185">
                <text:p>47.1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2401">
                <text:p>89.2401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2403">
                <text:p>90.2403</text:p>
              </table:table-cell>
              <table:table-cell office:value-type="float" office:value="57.91">
                <text:p>57.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.2619">
                <text:p>91.2619</text:p>
              </table:table-cell>
              <table:table-cell office:value-type="float" office:value="57.8425">
                <text:p>57.8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.244">
                <text:p>92.244</text:p>
              </table:table-cell>
              <table:table-cell office:value-type="float" office:value="57.9275">
                <text:p>57.9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.2434">
                <text:p>93.2434</text:p>
              </table:table-cell>
              <table:table-cell office:value-type="float" office:value="57.9975">
                <text:p>57.99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.2797">
                <text:p>94.2797</text:p>
              </table:table-cell>
              <table:table-cell office:value-type="float" office:value="58.015">
                <text:p>58.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.3473">
                <text:p>95.3473</text:p>
              </table:table-cell>
              <table:table-cell office:value-type="float" office:value="58.0225">
                <text:p>58.02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3356">
                <text:p>96.3356</text:p>
              </table:table-cell>
              <table:table-cell office:value-type="float" office:value="58.1425">
                <text:p>58.14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3402">
                <text:p>97.3402</text:p>
              </table:table-cell>
              <table:table-cell office:value-type="float" office:value="58.1225">
                <text:p>58.1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.3724">
                <text:p>98.3724</text:p>
              </table:table-cell>
              <table:table-cell office:value-type="float" office:value="58.135">
                <text:p>58.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4028">
                <text:p>99.4028</text:p>
              </table:table-cell>
              <table:table-cell office:value-type="float" office:value="58.4625">
                <text:p>58.4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.417">
                <text:p>100.417</text:p>
              </table:table-cell>
              <table:table-cell office:value-type="float" office:value="58.6325">
                <text:p>58.63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.436">
                <text:p>101.436</text:p>
              </table:table-cell>
              <table:table-cell office:value-type="float" office:value="58.6575">
                <text:p>58.6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.482">
                <text:p>102.482</text:p>
              </table:table-cell>
              <table:table-cell office:value-type="float" office:value="58.5875">
                <text:p>58.5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.472">
                <text:p>103.472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.501">
                <text:p>104.501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.504">
                <text:p>105.504</text:p>
              </table:table-cell>
              <table:table-cell office:value-type="float" office:value="58.93">
                <text:p>58.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.511">
                <text:p>106.511</text:p>
              </table:table-cell>
              <table:table-cell office:value-type="float" office:value="58.8425">
                <text:p>58.84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.536">
                <text:p>107.536</text:p>
              </table:table-cell>
              <table:table-cell office:value-type="float" office:value="58.825">
                <text:p>58.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.531">
                <text:p>108.531</text:p>
              </table:table-cell>
              <table:table-cell office:value-type="float" office:value="58.815">
                <text:p>58.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.55">
                <text:p>109.55</text:p>
              </table:table-cell>
              <table:table-cell office:value-type="float" office:value="58.8525">
                <text:p>58.8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535">
                <text:p>110.535</text:p>
              </table:table-cell>
              <table:table-cell office:value-type="float" office:value="58.835">
                <text:p>58.8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.574">
                <text:p>111.574</text:p>
              </table:table-cell>
              <table:table-cell office:value-type="float" office:value="58.9775">
                <text:p>58.97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.615">
                <text:p>112.615</text:p>
              </table:table-cell>
              <table:table-cell office:value-type="float" office:value="60.12">
                <text:p>60.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.651">
                <text:p>113.651</text:p>
              </table:table-cell>
              <table:table-cell office:value-type="float" office:value="58.98">
                <text:p>58.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.646">
                <text:p>114.646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.657">
                <text:p>115.657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.69">
                <text:p>116.69</text:p>
              </table:table-cell>
              <table:table-cell office:value-type="float" office:value="59.0425">
                <text:p>59.04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.725">
                <text:p>117.725</text:p>
              </table:table-cell>
              <table:table-cell office:value-type="float" office:value="59.0675">
                <text:p>59.06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.72">
                <text:p>118.72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.729">
                <text:p>119.729</text:p>
              </table:table-cell>
              <table:table-cell office:value-type="float" office:value="59.0425">
                <text:p>59.04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.741">
                <text:p>120.741</text:p>
              </table:table-cell>
              <table:table-cell office:value-type="float" office:value="59.2325">
                <text:p>59.2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.778">
                <text:p>121.778</text:p>
              </table:table-cell>
              <table:table-cell office:value-type="float" office:value="59.2175">
                <text:p>59.2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.808">
                <text:p>122.808</text:p>
              </table:table-cell>
              <table:table-cell office:value-type="float" office:value="59.2925">
                <text:p>59.29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877">
                <text:p>123.877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.88">
                <text:p>124.88</text:p>
              </table:table-cell>
              <table:table-cell office:value-type="float" office:value="59.6525">
                <text:p>59.65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.903">
                <text:p>125.90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.948">
                <text:p>126.948</text:p>
              </table:table-cell>
              <table:table-cell office:value-type="float" office:value="59.6075">
                <text:p>59.6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.935">
                <text:p>127.935</text:p>
              </table:table-cell>
              <table:table-cell office:value-type="float" office:value="59.6075">
                <text:p>59.60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.922">
                <text:p>128.922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.951">
                <text:p>129.951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.969">
                <text:p>130.969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.025">
                <text:p>132.025</text:p>
              </table:table-cell>
              <table:table-cell office:value-type="float" office:value="59.6125">
                <text:p>59.6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.019">
                <text:p>133.019</text:p>
              </table:table-cell>
              <table:table-cell office:value-type="float" office:value="59.6175">
                <text:p>59.6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.056">
                <text:p>134.056</text:p>
              </table:table-cell>
              <table:table-cell office:value-type="float" office:value="59.615">
                <text:p>59.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.055">
                <text:p>135.055</text:p>
              </table:table-cell>
              <table:table-cell office:value-type="float" office:value="59.615">
                <text:p>59.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.05">
                <text:p>136.05</text:p>
              </table:table-cell>
              <table:table-cell office:value-type="float" office:value="59.6175">
                <text:p>59.6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.052">
                <text:p>137.052</text:p>
              </table:table-cell>
              <table:table-cell office:value-type="float" office:value="59.62">
                <text:p>59.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.056">
                <text:p>138.056</text:p>
              </table:table-cell>
              <table:table-cell office:value-type="float" office:value="59.6175">
                <text:p>59.6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.057">
                <text:p>139.057</text:p>
              </table:table-cell>
              <table:table-cell office:value-type="float" office:value="59.6625">
                <text:p>59.6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.093">
                <text:p>140.093</text:p>
              </table:table-cell>
              <table:table-cell office:value-type="float" office:value="64.255">
                <text:p>64.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.095">
                <text:p>141.095</text:p>
              </table:table-cell>
              <table:table-cell office:value-type="float" office:value="69.7525">
                <text:p>69.7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.125">
                <text:p>142.125</text:p>
              </table:table-cell>
              <table:table-cell office:value-type="float" office:value="71.4425">
                <text:p>71.4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.161">
                <text:p>143.161</text:p>
              </table:table-cell>
              <table:table-cell office:value-type="float" office:value="72.3025">
                <text:p>72.3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.198">
                <text:p>144.198</text:p>
              </table:table-cell>
              <table:table-cell office:value-type="float" office:value="72.57">
                <text:p>72.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.209">
                <text:p>145.209</text:p>
              </table:table-cell>
              <table:table-cell office:value-type="float" office:value="73.01">
                <text:p>73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.206">
                <text:p>146.206</text:p>
              </table:table-cell>
              <table:table-cell office:value-type="float" office:value="73.4825">
                <text:p>73.48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.214">
                <text:p>147.2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.221">
                <text:p>148.221</text:p>
              </table:table-cell>
              <table:table-cell office:value-type="float" office:value="74.5225">
                <text:p>74.52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.234">
                <text:p>149.234</text:p>
              </table:table-cell>
              <table:table-cell office:value-type="float" office:value="74.9525">
                <text:p>74.9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.206">
                <text:p>150.206</text:p>
              </table:table-cell>
              <table:table-cell office:value-type="float" office:value="75.5175">
                <text:p>75.51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.199">
                <text:p>151.199</text:p>
              </table:table-cell>
              <table:table-cell office:value-type="float" office:value="75.72">
                <text:p>75.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.25">
                <text:p>152.25</text:p>
              </table:table-cell>
              <table:table-cell office:value-type="float" office:value="76.0475">
                <text:p>76.0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.263">
                <text:p>153.263</text:p>
              </table:table-cell>
              <table:table-cell office:value-type="float" office:value="76.2975">
                <text:p>76.29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.284">
                <text:p>154.284</text:p>
              </table:table-cell>
              <table:table-cell office:value-type="float" office:value="77.1525">
                <text:p>77.1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.263">
                <text:p>155.263</text:p>
              </table:table-cell>
              <table:table-cell office:value-type="float" office:value="77.3725">
                <text:p>77.37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.295">
                <text:p>156.295</text:p>
              </table:table-cell>
              <table:table-cell office:value-type="float" office:value="77.9025">
                <text:p>77.90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.296">
                <text:p>157.296</text:p>
              </table:table-cell>
              <table:table-cell office:value-type="float" office:value="78.145">
                <text:p>78.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.295">
                <text:p>158.295</text:p>
              </table:table-cell>
              <table:table-cell office:value-type="float" office:value="78.5275">
                <text:p>78.5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.336">
                <text:p>159.336</text:p>
              </table:table-cell>
              <table:table-cell office:value-type="float" office:value="78.695">
                <text:p>78.6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.343">
                <text:p>160.343</text:p>
              </table:table-cell>
              <table:table-cell office:value-type="float" office:value="79.025">
                <text:p>79.0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.329">
                <text:p>161.329</text:p>
              </table:table-cell>
              <table:table-cell office:value-type="float" office:value="79.525">
                <text:p>79.5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.317">
                <text:p>162.317</text:p>
              </table:table-cell>
              <table:table-cell office:value-type="float" office:value="80.005">
                <text:p>80.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.366">
                <text:p>163.366</text:p>
              </table:table-cell>
              <table:table-cell office:value-type="float" office:value="80.305">
                <text:p>80.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.373">
                <text:p>164.373</text:p>
              </table:table-cell>
              <table:table-cell office:value-type="float" office:value="80.6825">
                <text:p>80.6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.371">
                <text:p>165.371</text:p>
              </table:table-cell>
              <table:table-cell office:value-type="float" office:value="81.82">
                <text:p>81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.364">
                <text:p>166.364</text:p>
              </table:table-cell>
              <table:table-cell office:value-type="float" office:value="82.3925">
                <text:p>82.39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.403">
                <text:p>167.403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.443">
                <text:p>168.443</text:p>
              </table:table-cell>
              <table:table-cell office:value-type="float" office:value="83.0175">
                <text:p>83.0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.442">
                <text:p>169.442</text:p>
              </table:table-cell>
              <table:table-cell office:value-type="float" office:value="83.515">
                <text:p>83.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.466">
                <text:p>170.466</text:p>
              </table:table-cell>
              <table:table-cell office:value-type="float" office:value="83.805">
                <text:p>83.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.561">
                <text:p>171.561</text:p>
              </table:table-cell>
              <table:table-cell office:value-type="float" office:value="84.1125">
                <text:p>84.1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.506">
                <text:p>172.506</text:p>
              </table:table-cell>
              <table:table-cell office:value-type="float" office:value="84.615">
                <text:p>84.6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.504">
                <text:p>173.504</text:p>
              </table:table-cell>
              <table:table-cell office:value-type="float" office:value="85.005">
                <text:p>85.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.511">
                <text:p>174.511</text:p>
              </table:table-cell>
              <table:table-cell office:value-type="float" office:value="85.3225">
                <text:p>85.3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.538">
                <text:p>175.538</text:p>
              </table:table-cell>
              <table:table-cell office:value-type="float" office:value="85.7525">
                <text:p>85.75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.534">
                <text:p>176.534</text:p>
              </table:table-cell>
              <table:table-cell office:value-type="float" office:value="86.4625">
                <text:p>86.4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.526">
                <text:p>177.526</text:p>
              </table:table-cell>
              <table:table-cell office:value-type="float" office:value="87.215">
                <text:p>87.2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.605">
                <text:p>178.605</text:p>
              </table:table-cell>
              <table:table-cell office:value-type="float" office:value="87.545">
                <text:p>87.5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.603">
                <text:p>179.603</text:p>
              </table:table-cell>
              <table:table-cell office:value-type="float" office:value="88.315">
                <text:p>88.3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.586">
                <text:p>180.586</text:p>
              </table:table-cell>
              <table:table-cell office:value-type="float" office:value="85.6125">
                <text:p>85.6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.62">
                <text:p>181.62</text:p>
              </table:table-cell>
              <table:table-cell office:value-type="float" office:value="85.6125">
                <text:p>85.6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.63">
                <text:p>182.63</text:p>
              </table:table-cell>
              <table:table-cell office:value-type="float" office:value="90.6375">
                <text:p>90.6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.662">
                <text:p>183.662</text:p>
              </table:table-cell>
              <table:table-cell office:value-type="float" office:value="87.5025">
                <text:p>87.50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.692">
                <text:p>184.692</text:p>
              </table:table-cell>
              <table:table-cell office:value-type="float" office:value="87.55">
                <text:p>87.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.712">
                <text:p>185.712</text:p>
              </table:table-cell>
              <table:table-cell office:value-type="float" office:value="87.5425">
                <text:p>87.54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.721">
                <text:p>186.721</text:p>
              </table:table-cell>
              <table:table-cell office:value-type="float" office:value="87.5575">
                <text:p>87.55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.729">
                <text:p>187.729</text:p>
              </table:table-cell>
              <table:table-cell office:value-type="float" office:value="87.745">
                <text:p>87.7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.761">
                <text:p>188.761</text:p>
              </table:table-cell>
              <table:table-cell office:value-type="float" office:value="87.7875">
                <text:p>87.7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.763">
                <text:p>189.763</text:p>
              </table:table-cell>
              <table:table-cell office:value-type="float" office:value="87.885">
                <text:p>87.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.804">
                <text:p>190.804</text:p>
              </table:table-cell>
              <table:table-cell office:value-type="float" office:value="87.9225">
                <text:p>87.9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.804">
                <text:p>191.804</text:p>
              </table:table-cell>
              <table:table-cell office:value-type="float" office:value="92.5375">
                <text:p>92.5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.786">
                <text:p>192.786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.814">
                <text:p>193.814</text:p>
              </table:table-cell>
              <table:table-cell office:value-type="float" office:value="91.025">
                <text:p>91.0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.812">
                <text:p>194.812</text:p>
              </table:table-cell>
              <table:table-cell office:value-type="float" office:value="91.025">
                <text:p>91.0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.821">
                <text:p>195.821</text:p>
              </table:table-cell>
              <table:table-cell office:value-type="float" office:value="91.025">
                <text:p>91.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.831">
                <text:p>196.831</text:p>
              </table:table-cell>
              <table:table-cell office:value-type="float" office:value="91.19">
                <text:p>91.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.84">
                <text:p>197.84</text:p>
              </table:table-cell>
              <table:table-cell office:value-type="float" office:value="93.65">
                <text:p>93.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.837">
                <text:p>198.837</text:p>
              </table:table-cell>
              <table:table-cell office:value-type="float" office:value="93.7875">
                <text:p>93.7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.879">
                <text:p>199.879</text:p>
              </table:table-cell>
              <table:table-cell office:value-type="float" office:value="94.1525">
                <text:p>94.1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.879">
                <text:p>200.879</text:p>
              </table:table-cell>
              <table:table-cell office:value-type="float" office:value="94.315">
                <text:p>94.3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.879">
                <text:p>201.879</text:p>
              </table:table-cell>
              <table:table-cell office:value-type="float" office:value="94.735">
                <text:p>94.7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.889">
                <text:p>202.889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.864">
                <text:p>203.864</text:p>
              </table:table-cell>
              <table:table-cell office:value-type="float" office:value="95.745">
                <text:p>95.7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.874">
                <text:p>204.874</text:p>
              </table:table-cell>
              <table:table-cell office:value-type="float" office:value="96.26">
                <text:p>96.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.918">
                <text:p>205.918</text:p>
              </table:table-cell>
              <table:table-cell office:value-type="float" office:value="93.6525">
                <text:p>93.65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.952">
                <text:p>206.952</text:p>
              </table:table-cell>
              <table:table-cell office:value-type="float" office:value="93.705">
                <text:p>93.7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.948">
                <text:p>207.948</text:p>
              </table:table-cell>
              <table:table-cell office:value-type="float" office:value="93.7275">
                <text:p>93.72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.98">
                <text:p>208.98</text:p>
              </table:table-cell>
              <table:table-cell office:value-type="float" office:value="93.725">
                <text:p>93.7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.977">
                <text:p>209.977</text:p>
              </table:table-cell>
              <table:table-cell office:value-type="float" office:value="93.775">
                <text:p>93.7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.983">
                <text:p>210.983</text:p>
              </table:table-cell>
              <table:table-cell office:value-type="float" office:value="93.8175">
                <text:p>93.81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.981">
                <text:p>211.981</text:p>
              </table:table-cell>
              <table:table-cell office:value-type="float" office:value="93.8275">
                <text:p>93.82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.017">
                <text:p>213.017</text:p>
              </table:table-cell>
              <table:table-cell office:value-type="float" office:value="93.865">
                <text:p>93.8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.018">
                <text:p>214.018</text:p>
              </table:table-cell>
              <table:table-cell office:value-type="float" office:value="93.885">
                <text:p>93.8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.017">
                <text:p>215.017</text:p>
              </table:table-cell>
              <table:table-cell office:value-type="float" office:value="93.9325">
                <text:p>93.9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6.011">
                <text:p>216.011</text:p>
              </table:table-cell>
              <table:table-cell office:value-type="float" office:value="93.9325">
                <text:p>93.93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.031">
                <text:p>217.031</text:p>
              </table:table-cell>
              <table:table-cell office:value-type="float" office:value="94.3375">
                <text:p>94.3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.056">
                <text:p>218.056</text:p>
              </table:table-cell>
              <table:table-cell office:value-type="float" office:value="94.8725">
                <text:p>94.87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.064">
                <text:p>219.064</text:p>
              </table:table-cell>
              <table:table-cell office:value-type="float" office:value="95.0175">
                <text:p>95.01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.104">
                <text:p>220.104</text:p>
              </table:table-cell>
              <table:table-cell office:value-type="float" office:value="95.0625">
                <text:p>95.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.098">
                <text:p>221.098</text:p>
              </table:table-cell>
              <table:table-cell office:value-type="float" office:value="101.828">
                <text:p>101.8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079">
                <text:p>222.079</text:p>
              </table:table-cell>
              <table:table-cell office:value-type="float" office:value="100.39">
                <text:p>100.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.103">
                <text:p>223.103</text:p>
              </table:table-cell>
              <table:table-cell office:value-type="float" office:value="100.43">
                <text:p>100.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.135">
                <text:p>224.135</text:p>
              </table:table-cell>
              <table:table-cell office:value-type="float" office:value="100.428">
                <text:p>100.4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.135">
                <text:p>225.135</text:p>
              </table:table-cell>
              <table:table-cell office:value-type="float" office:value="100.425">
                <text:p>100.4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.14">
                <text:p>226.14</text:p>
              </table:table-cell>
              <table:table-cell office:value-type="float" office:value="100.43">
                <text:p>100.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.147">
                <text:p>227.147</text:p>
              </table:table-cell>
              <table:table-cell office:value-type="float" office:value="100.425">
                <text:p>100.4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.183">
                <text:p>228.183</text:p>
              </table:table-cell>
              <table:table-cell office:value-type="float" office:value="100.43">
                <text:p>100.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.14">
                <text:p>229.14</text:p>
              </table:table-cell>
              <table:table-cell office:value-type="float" office:value="100.425">
                <text:p>100.4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0.17">
                <text:p>230.17</text:p>
              </table:table-cell>
              <table:table-cell office:value-type="float" office:value="105.782">
                <text:p>105.7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.211">
                <text:p>231.211</text:p>
              </table:table-cell>
              <table:table-cell office:value-type="float" office:value="104.743">
                <text:p>104.7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.218">
                <text:p>232.218</text:p>
              </table:table-cell>
              <table:table-cell office:value-type="float" office:value="104.922">
                <text:p>104.9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.259">
                <text:p>233.259</text:p>
              </table:table-cell>
              <table:table-cell office:value-type="float" office:value="106.457">
                <text:p>106.4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.284">
                <text:p>234.284</text:p>
              </table:table-cell>
              <table:table-cell office:value-type="float" office:value="106.853">
                <text:p>106.8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.288">
                <text:p>235.288</text:p>
              </table:table-cell>
              <table:table-cell office:value-type="float" office:value="107.222">
                <text:p>107.2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.284">
                <text:p>236.284</text:p>
              </table:table-cell>
              <table:table-cell office:value-type="float" office:value="107.653">
                <text:p>107.6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.328">
                <text:p>237.328</text:p>
              </table:table-cell>
              <table:table-cell office:value-type="float" office:value="108.08">
                <text:p>108.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.322">
                <text:p>238.322</text:p>
              </table:table-cell>
              <table:table-cell office:value-type="float" office:value="108.233">
                <text:p>108.2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.346">
                <text:p>239.346</text:p>
              </table:table-cell>
              <table:table-cell office:value-type="float" office:value="108.832">
                <text:p>108.8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.352">
                <text:p>240.352</text:p>
              </table:table-cell>
              <table:table-cell office:value-type="float" office:value="109.093">
                <text:p>109.0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.353">
                <text:p>241.353</text:p>
              </table:table-cell>
              <table:table-cell office:value-type="float" office:value="109.935">
                <text:p>109.9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.344">
                <text:p>242.344</text:p>
              </table:table-cell>
              <table:table-cell office:value-type="float" office:value="108.153">
                <text:p>108.1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.342">
                <text:p>243.342</text:p>
              </table:table-cell>
              <table:table-cell office:value-type="float" office:value="108.15">
                <text:p>108.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.353">
                <text:p>244.353</text:p>
              </table:table-cell>
              <table:table-cell office:value-type="float" office:value="108.15">
                <text:p>108.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.415">
                <text:p>245.415</text:p>
              </table:table-cell>
              <table:table-cell office:value-type="float" office:value="110.475">
                <text:p>110.4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.457">
                <text:p>246.457</text:p>
              </table:table-cell>
              <table:table-cell office:value-type="float" office:value="110.755">
                <text:p>110.7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.526">
                <text:p>247.526</text:p>
              </table:table-cell>
              <table:table-cell office:value-type="float" office:value="111.125">
                <text:p>111.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.555">
                <text:p>248.555</text:p>
              </table:table-cell>
              <table:table-cell office:value-type="float" office:value="111.362">
                <text:p>111.3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.558">
                <text:p>249.558</text:p>
              </table:table-cell>
              <table:table-cell office:value-type="float" office:value="111.635">
                <text:p>111.6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.55">
                <text:p>250.55</text:p>
              </table:table-cell>
              <table:table-cell office:value-type="float" office:value="111.853">
                <text:p>111.8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.582">
                <text:p>251.582</text:p>
              </table:table-cell>
              <table:table-cell office:value-type="float" office:value="112.085">
                <text:p>112.0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.583">
                <text:p>252.583</text:p>
              </table:table-cell>
              <table:table-cell office:value-type="float" office:value="112.255">
                <text:p>112.2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.619">
                <text:p>253.619</text:p>
              </table:table-cell>
              <table:table-cell office:value-type="float" office:value="112.61">
                <text:p>112.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.641">
                <text:p>254.641</text:p>
              </table:table-cell>
              <table:table-cell office:value-type="float" office:value="112.91">
                <text:p>112.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.64">
                <text:p>255.64</text:p>
              </table:table-cell>
              <table:table-cell office:value-type="float" office:value="113.26">
                <text:p>113.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.678">
                <text:p>256.678</text:p>
              </table:table-cell>
              <table:table-cell office:value-type="float" office:value="113.638">
                <text:p>113.6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.67">
                <text:p>257.67</text:p>
              </table:table-cell>
              <table:table-cell office:value-type="float" office:value="113.998">
                <text:p>113.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.676">
                <text:p>258.676</text:p>
              </table:table-cell>
              <table:table-cell office:value-type="float" office:value="114.282">
                <text:p>114.2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.681">
                <text:p>259.681</text:p>
              </table:table-cell>
              <table:table-cell office:value-type="float" office:value="114.78">
                <text:p>114.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.686">
                <text:p>260.686</text:p>
              </table:table-cell>
              <table:table-cell office:value-type="float" office:value="115.12">
                <text:p>115.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.679">
                <text:p>261.679</text:p>
              </table:table-cell>
              <table:table-cell office:value-type="float" office:value="115.483">
                <text:p>115.4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.719">
                <text:p>262.719</text:p>
              </table:table-cell>
              <table:table-cell office:value-type="float" office:value="115.817">
                <text:p>115.8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.715">
                <text:p>263.715</text:p>
              </table:table-cell>
              <table:table-cell office:value-type="float" office:value="116.81">
                <text:p>116.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.701">
                <text:p>264.701</text:p>
              </table:table-cell>
              <table:table-cell office:value-type="float" office:value="117.96">
                <text:p>117.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.731">
                <text:p>265.731</text:p>
              </table:table-cell>
              <table:table-cell office:value-type="float" office:value="118.513">
                <text:p>118.5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.736">
                <text:p>266.736</text:p>
              </table:table-cell>
              <table:table-cell office:value-type="float" office:value="119.03">
                <text:p>119.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.743">
                <text:p>267.743</text:p>
              </table:table-cell>
              <table:table-cell office:value-type="float" office:value="119.25">
                <text:p>119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.727">
                <text:p>268.727</text:p>
              </table:table-cell>
              <table:table-cell office:value-type="float" office:value="119.928">
                <text:p>119.9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.732">
                <text:p>269.732</text:p>
              </table:table-cell>
              <table:table-cell office:value-type="float" office:value="120.288">
                <text:p>120.2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.731">
                <text:p>270.731</text:p>
              </table:table-cell>
              <table:table-cell office:value-type="float" office:value="120.73">
                <text:p>120.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.758">
                <text:p>271.758</text:p>
              </table:table-cell>
              <table:table-cell office:value-type="float" office:value="121.138">
                <text:p>121.1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.809">
                <text:p>272.809</text:p>
              </table:table-cell>
              <table:table-cell office:value-type="float" office:value="121.858">
                <text:p>121.8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.798">
                <text:p>273.798</text:p>
              </table:table-cell>
              <table:table-cell office:value-type="float" office:value="118.25">
                <text:p>118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.798">
                <text:p>274.798</text:p>
              </table:table-cell>
              <table:table-cell office:value-type="float" office:value="118.668">
                <text:p>118.6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.809">
                <text:p>275.809</text:p>
              </table:table-cell>
              <table:table-cell office:value-type="float" office:value="118.703">
                <text:p>118.7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.803">
                <text:p>276.803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.831">
                <text:p>277.831</text:p>
              </table:table-cell>
              <table:table-cell office:value-type="float" office:value="118.728">
                <text:p>118.7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.827">
                <text:p>278.827</text:p>
              </table:table-cell>
              <table:table-cell office:value-type="float" office:value="118.735">
                <text:p>118.7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.865">
                <text:p>279.865</text:p>
              </table:table-cell>
              <table:table-cell office:value-type="float" office:value="118.735">
                <text:p>118.7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.852">
                <text:p>280.852</text:p>
              </table:table-cell>
              <table:table-cell office:value-type="float" office:value="118.752">
                <text:p>118.7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.893">
                <text:p>281.893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.926">
                <text:p>282.926</text:p>
              </table:table-cell>
              <table:table-cell office:value-type="float" office:value="121.655">
                <text:p>121.6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.941">
                <text:p>283.941</text:p>
              </table:table-cell>
              <table:table-cell office:value-type="float" office:value="124.047">
                <text:p>124.0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.964">
                <text:p>284.964</text:p>
              </table:table-cell>
              <table:table-cell office:value-type="float" office:value="124.163">
                <text:p>124.1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.959">
                <text:p>285.959</text:p>
              </table:table-cell>
              <table:table-cell office:value-type="float" office:value="124.678">
                <text:p>124.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.961">
                <text:p>286.961</text:p>
              </table:table-cell>
              <table:table-cell office:value-type="float" office:value="125.138">
                <text:p>125.1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8.013">
                <text:p>288.013</text:p>
              </table:table-cell>
              <table:table-cell office:value-type="float" office:value="126.328">
                <text:p>126.3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9.227">
                <text:p>289.227</text:p>
              </table:table-cell>
              <table:table-cell office:value-type="float" office:value="127.07">
                <text:p>127.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.036">
                <text:p>290.036</text:p>
              </table:table-cell>
              <table:table-cell office:value-type="float" office:value="127.415">
                <text:p>127.4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1.06">
                <text:p>291.06</text:p>
              </table:table-cell>
              <table:table-cell office:value-type="float" office:value="127.058">
                <text:p>127.0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2.07">
                <text:p>292.07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3.091">
                <text:p>293.091</text:p>
              </table:table-cell>
              <table:table-cell office:value-type="float" office:value="128.012">
                <text:p>128.0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4.081">
                <text:p>294.081</text:p>
              </table:table-cell>
              <table:table-cell office:value-type="float" office:value="128.192">
                <text:p>128.1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5.091">
                <text:p>295.091</text:p>
              </table:table-cell>
              <table:table-cell office:value-type="float" office:value="128.46">
                <text:p>128.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.093">
                <text:p>296.093</text:p>
              </table:table-cell>
              <table:table-cell office:value-type="float" office:value="129.16">
                <text:p>129.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7.129">
                <text:p>297.129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8.137">
                <text:p>298.137</text:p>
              </table:table-cell>
              <table:table-cell office:value-type="float" office:value="129.935">
                <text:p>129.9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9.159">
                <text:p>299.159</text:p>
              </table:table-cell>
              <table:table-cell office:value-type="float" office:value="130.078">
                <text:p>130.0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0.178">
                <text:p>300.178</text:p>
              </table:table-cell>
              <table:table-cell office:value-type="float" office:value="130.415">
                <text:p>130.4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1.149">
                <text:p>301.149</text:p>
              </table:table-cell>
              <table:table-cell office:value-type="float" office:value="130.688">
                <text:p>130.6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2.162">
                <text:p>302.162</text:p>
              </table:table-cell>
              <table:table-cell office:value-type="float" office:value="131.125">
                <text:p>131.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3.178">
                <text:p>303.178</text:p>
              </table:table-cell>
              <table:table-cell office:value-type="float" office:value="131.602">
                <text:p>131.6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4.162">
                <text:p>304.162</text:p>
              </table:table-cell>
              <table:table-cell office:value-type="float" office:value="131.94">
                <text:p>131.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5.199">
                <text:p>305.199</text:p>
              </table:table-cell>
              <table:table-cell office:value-type="float" office:value="132.83">
                <text:p>132.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6.211">
                <text:p>306.211</text:p>
              </table:table-cell>
              <table:table-cell office:value-type="float" office:value="133.282">
                <text:p>133.2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7.199">
                <text:p>307.199</text:p>
              </table:table-cell>
              <table:table-cell office:value-type="float" office:value="133.572">
                <text:p>133.5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8.201">
                <text:p>308.201</text:p>
              </table:table-cell>
              <table:table-cell office:value-type="float" office:value="134.012">
                <text:p>134.0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9.173">
                <text:p>309.173</text:p>
              </table:table-cell>
              <table:table-cell office:value-type="float" office:value="134.308">
                <text:p>134.3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0.2">
                <text:p>310.2</text:p>
              </table:table-cell>
              <table:table-cell office:value-type="float" office:value="134.935">
                <text:p>134.9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1.202">
                <text:p>311.202</text:p>
              </table:table-cell>
              <table:table-cell office:value-type="float" office:value="135.458">
                <text:p>135.4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2.198">
                <text:p>312.198</text:p>
              </table:table-cell>
              <table:table-cell office:value-type="float" office:value="135.795">
                <text:p>135.7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3.232">
                <text:p>313.232</text:p>
              </table:table-cell>
              <table:table-cell office:value-type="float" office:value="136.523">
                <text:p>136.5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4.256">
                <text:p>314.256</text:p>
              </table:table-cell>
              <table:table-cell office:value-type="float" office:value="133.375">
                <text:p>133.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5.252">
                <text:p>315.252</text:p>
              </table:table-cell>
              <table:table-cell office:value-type="float" office:value="133.373">
                <text:p>133.3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6.273">
                <text:p>316.273</text:p>
              </table:table-cell>
              <table:table-cell office:value-type="float" office:value="133.382">
                <text:p>133.3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7.268">
                <text:p>317.268</text:p>
              </table:table-cell>
              <table:table-cell office:value-type="float" office:value="137.605">
                <text:p>137.6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8.28">
                <text:p>318.28</text:p>
              </table:table-cell>
              <table:table-cell office:value-type="float" office:value="138.007">
                <text:p>138.0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9.306">
                <text:p>319.306</text:p>
              </table:table-cell>
              <table:table-cell office:value-type="float" office:value="138.292">
                <text:p>138.2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0.307">
                <text:p>320.307</text:p>
              </table:table-cell>
              <table:table-cell office:value-type="float" office:value="138.585">
                <text:p>138.5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.375">
                <text:p>321.375</text:p>
              </table:table-cell>
              <table:table-cell office:value-type="float" office:value="138.89">
                <text:p>138.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2.396">
                <text:p>322.396</text:p>
              </table:table-cell>
              <table:table-cell office:value-type="float" office:value="139.21">
                <text:p>139.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3.413">
                <text:p>323.413</text:p>
              </table:table-cell>
              <table:table-cell office:value-type="float" office:value="139.375">
                <text:p>139.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4.398">
                <text:p>324.398</text:p>
              </table:table-cell>
              <table:table-cell office:value-type="float" office:value="139.65">
                <text:p>139.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5.418">
                <text:p>325.418</text:p>
              </table:table-cell>
              <table:table-cell office:value-type="float" office:value="140.123">
                <text:p>140.1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6.461">
                <text:p>326.461</text:p>
              </table:table-cell>
              <table:table-cell office:value-type="float" office:value="140.403">
                <text:p>140.4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7.487">
                <text:p>327.487</text:p>
              </table:table-cell>
              <table:table-cell office:value-type="float" office:value="141.062">
                <text:p>141.0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8.469">
                <text:p>328.469</text:p>
              </table:table-cell>
              <table:table-cell office:value-type="float" office:value="141.483">
                <text:p>141.4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9.54">
                <text:p>329.54</text:p>
              </table:table-cell>
              <table:table-cell office:value-type="float" office:value="143.718">
                <text:p>143.7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0.561">
                <text:p>330.561</text:p>
              </table:table-cell>
              <table:table-cell office:value-type="float" office:value="148.11">
                <text:p>148.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1.592">
                <text:p>331.592</text:p>
              </table:table-cell>
              <table:table-cell office:value-type="float" office:value="149.888">
                <text:p>149.8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2.597">
                <text:p>332.597</text:p>
              </table:table-cell>
              <table:table-cell office:value-type="float" office:value="150.032">
                <text:p>150.0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3.629">
                <text:p>333.629</text:p>
              </table:table-cell>
              <table:table-cell office:value-type="float" office:value="150.13">
                <text:p>150.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4.633">
                <text:p>334.633</text:p>
              </table:table-cell>
              <table:table-cell office:value-type="float" office:value="150.305">
                <text:p>150.3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5.68">
                <text:p>335.68</text:p>
              </table:table-cell>
              <table:table-cell office:value-type="float" office:value="150.382">
                <text:p>150.3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6.708">
                <text:p>336.708</text:p>
              </table:table-cell>
              <table:table-cell office:value-type="float" office:value="150.455">
                <text:p>150.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7.704">
                <text:p>337.704</text:p>
              </table:table-cell>
              <table:table-cell office:value-type="float" office:value="150.553">
                <text:p>150.5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8.746">
                <text:p>338.746</text:p>
              </table:table-cell>
              <table:table-cell office:value-type="float" office:value="150.595">
                <text:p>150.5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9.772">
                <text:p>339.772</text:p>
              </table:table-cell>
              <table:table-cell office:value-type="float" office:value="150.623">
                <text:p>150.6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0.79">
                <text:p>340.79</text:p>
              </table:table-cell>
              <table:table-cell office:value-type="float" office:value="150.708">
                <text:p>150.7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1.824">
                <text:p>341.824</text:p>
              </table:table-cell>
              <table:table-cell office:value-type="float" office:value="150.683">
                <text:p>150.6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2.85">
                <text:p>342.85</text:p>
              </table:table-cell>
              <table:table-cell office:value-type="float" office:value="150.722">
                <text:p>150.7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3.85">
                <text:p>343.85</text:p>
              </table:table-cell>
              <table:table-cell office:value-type="float" office:value="150.725">
                <text:p>150.7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4.869">
                <text:p>344.869</text:p>
              </table:table-cell>
              <table:table-cell office:value-type="float" office:value="150.825">
                <text:p>150.8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.88">
                <text:p>345.88</text:p>
              </table:table-cell>
              <table:table-cell office:value-type="float" office:value="150.828">
                <text:p>150.8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6.892">
                <text:p>346.892</text:p>
              </table:table-cell>
              <table:table-cell office:value-type="float" office:value="150.843">
                <text:p>150.8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7.886">
                <text:p>347.886</text:p>
              </table:table-cell>
              <table:table-cell office:value-type="float" office:value="150.983">
                <text:p>150.9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8.924">
                <text:p>348.924</text:p>
              </table:table-cell>
              <table:table-cell office:value-type="float" office:value="150.968">
                <text:p>150.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9.919">
                <text:p>349.919</text:p>
              </table:table-cell>
              <table:table-cell office:value-type="float" office:value="151.053">
                <text:p>151.0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0.913">
                <text:p>350.913</text:p>
              </table:table-cell>
              <table:table-cell office:value-type="float" office:value="151.12">
                <text:p>151.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1.914">
                <text:p>351.914</text:p>
              </table:table-cell>
              <table:table-cell office:value-type="float" office:value="151.185">
                <text:p>151.1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2.925">
                <text:p>352.925</text:p>
              </table:table-cell>
              <table:table-cell office:value-type="float" office:value="151.222">
                <text:p>151.2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3.918">
                <text:p>353.918</text:p>
              </table:table-cell>
              <table:table-cell office:value-type="float" office:value="151.238">
                <text:p>151.2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4.915">
                <text:p>354.915</text:p>
              </table:table-cell>
              <table:table-cell office:value-type="float" office:value="151.29">
                <text:p>151.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5.945">
                <text:p>355.945</text:p>
              </table:table-cell>
              <table:table-cell office:value-type="float" office:value="151.317">
                <text:p>151.3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6.948">
                <text:p>356.948</text:p>
              </table:table-cell>
              <table:table-cell office:value-type="float" office:value="151.38">
                <text:p>151.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7.988">
                <text:p>357.988</text:p>
              </table:table-cell>
              <table:table-cell office:value-type="float" office:value="151.415">
                <text:p>151.4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9.01">
                <text:p>359.01</text:p>
              </table:table-cell>
              <table:table-cell office:value-type="float" office:value="151.455">
                <text:p>151.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0.026">
                <text:p>360.026</text:p>
              </table:table-cell>
              <table:table-cell office:value-type="float" office:value="151.485">
                <text:p>151.4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1.002">
                <text:p>361.002</text:p>
              </table:table-cell>
              <table:table-cell office:value-type="float" office:value="151.602">
                <text:p>151.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2.024">
                <text:p>362.024</text:p>
              </table:table-cell>
              <table:table-cell office:value-type="float" office:value="151.59">
                <text:p>151.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3.078">
                <text:p>363.078</text:p>
              </table:table-cell>
              <table:table-cell office:value-type="float" office:value="151.588">
                <text:p>151.5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4.098">
                <text:p>364.098</text:p>
              </table:table-cell>
              <table:table-cell office:value-type="float" office:value="151.588">
                <text:p>151.5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5.1">
                <text:p>365.1</text:p>
              </table:table-cell>
              <table:table-cell office:value-type="float" office:value="151.588">
                <text:p>151.5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6.132">
                <text:p>366.132</text:p>
              </table:table-cell>
              <table:table-cell office:value-type="float" office:value="151.59">
                <text:p>151.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7.127">
                <text:p>367.127</text:p>
              </table:table-cell>
              <table:table-cell office:value-type="float" office:value="151.588">
                <text:p>151.5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8.159">
                <text:p>368.159</text:p>
              </table:table-cell>
              <table:table-cell office:value-type="float" office:value="151.542">
                <text:p>151.5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9.201">
                <text:p>369.201</text:p>
              </table:table-cell>
              <table:table-cell office:value-type="float" office:value="152.093">
                <text:p>152.0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0.259">
                <text:p>370.259</text:p>
              </table:table-cell>
              <table:table-cell office:value-type="float" office:value="152.33">
                <text:p>152.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1.275">
                <text:p>371.275</text:p>
              </table:table-cell>
              <table:table-cell office:value-type="float" office:value="152.412">
                <text:p>152.4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2.287">
                <text:p>372.287</text:p>
              </table:table-cell>
              <table:table-cell office:value-type="float" office:value="152.518">
                <text:p>152.5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3.314">
                <text:p>373.314</text:p>
              </table:table-cell>
              <table:table-cell office:value-type="float" office:value="152.49">
                <text:p>152.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4.299">
                <text:p>374.299</text:p>
              </table:table-cell>
              <table:table-cell office:value-type="float" office:value="152.488">
                <text:p>152.4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5.343">
                <text:p>375.343</text:p>
              </table:table-cell>
              <table:table-cell office:value-type="float" office:value="152.483">
                <text:p>152.4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6.324">
                <text:p>376.324</text:p>
              </table:table-cell>
              <table:table-cell office:value-type="float" office:value="152.483">
                <text:p>152.4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7.343">
                <text:p>377.343</text:p>
              </table:table-cell>
              <table:table-cell office:value-type="float" office:value="152.48">
                <text:p>152.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8.338">
                <text:p>378.338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9.374">
                <text:p>379.374</text:p>
              </table:table-cell>
              <table:table-cell office:value-type="float" office:value="152.48">
                <text:p>152.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0.377">
                <text:p>380.377</text:p>
              </table:table-cell>
              <table:table-cell office:value-type="float" office:value="152.48">
                <text:p>152.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1.408">
                <text:p>381.408</text:p>
              </table:table-cell>
              <table:table-cell office:value-type="float" office:value="152.48">
                <text:p>152.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2.433">
                <text:p>382.433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3.463">
                <text:p>383.463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4.464">
                <text:p>384.464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5.465">
                <text:p>385.465</text:p>
              </table:table-cell>
              <table:table-cell office:value-type="float" office:value="152.475">
                <text:p>152.4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6.467">
                <text:p>386.467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7.471">
                <text:p>387.471</text:p>
              </table:table-cell>
              <table:table-cell office:value-type="float" office:value="152.48">
                <text:p>152.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8.473">
                <text:p>388.473</text:p>
              </table:table-cell>
              <table:table-cell office:value-type="float" office:value="160.34">
                <text:p>160.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9.481">
                <text:p>389.481</text:p>
              </table:table-cell>
              <table:table-cell office:value-type="float" office:value="162.53">
                <text:p>162.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0.484">
                <text:p>390.484</text:p>
              </table:table-cell>
              <table:table-cell office:value-type="float" office:value="163.028">
                <text:p>163.0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1.509">
                <text:p>391.509</text:p>
              </table:table-cell>
              <table:table-cell office:value-type="float" office:value="164.575">
                <text:p>164.5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2.501">
                <text:p>392.501</text:p>
              </table:table-cell>
              <table:table-cell office:value-type="float" office:value="162.157">
                <text:p>162.1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3.502">
                <text:p>393.502</text:p>
              </table:table-cell>
              <table:table-cell office:value-type="float" office:value="162.165">
                <text:p>162.1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4.508">
                <text:p>394.508</text:p>
              </table:table-cell>
              <table:table-cell office:value-type="float" office:value="162.173">
                <text:p>162.1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5.507">
                <text:p>395.507</text:p>
              </table:table-cell>
              <table:table-cell office:value-type="float" office:value="165.197">
                <text:p>165.1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6.51">
                <text:p>396.51</text:p>
              </table:table-cell>
              <table:table-cell office:value-type="float" office:value="162.398">
                <text:p>162.3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7.559">
                <text:p>397.559</text:p>
              </table:table-cell>
              <table:table-cell office:value-type="float" office:value="162.423">
                <text:p>162.4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8.575">
                <text:p>398.575</text:p>
              </table:table-cell>
              <table:table-cell office:value-type="float" office:value="162.488">
                <text:p>162.4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9.591">
                <text:p>399.591</text:p>
              </table:table-cell>
              <table:table-cell office:value-type="float" office:value="162.602">
                <text:p>162.6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0.64">
                <text:p>400.64</text:p>
              </table:table-cell>
              <table:table-cell office:value-type="float" office:value="162.627">
                <text:p>162.6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1.693">
                <text:p>401.693</text:p>
              </table:table-cell>
              <table:table-cell office:value-type="float" office:value="162.632">
                <text:p>162.6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2.731">
                <text:p>402.731</text:p>
              </table:table-cell>
              <table:table-cell office:value-type="float" office:value="162.685">
                <text:p>162.6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3.732">
                <text:p>403.732</text:p>
              </table:table-cell>
              <table:table-cell office:value-type="float" office:value="166.692">
                <text:p>166.6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4.753">
                <text:p>404.753</text:p>
              </table:table-cell>
              <table:table-cell office:value-type="float" office:value="167.417">
                <text:p>167.4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5.802">
                <text:p>405.802</text:p>
              </table:table-cell>
              <table:table-cell office:value-type="float" office:value="165.375">
                <text:p>165.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6.797">
                <text:p>406.797</text:p>
              </table:table-cell>
              <table:table-cell office:value-type="float" office:value="165.368">
                <text:p>165.3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7.831">
                <text:p>407.831</text:p>
              </table:table-cell>
              <table:table-cell office:value-type="float" office:value="165.39">
                <text:p>165.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8.835">
                <text:p>408.835</text:p>
              </table:table-cell>
              <table:table-cell office:value-type="float" office:value="165.423">
                <text:p>165.4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9.85">
                <text:p>409.85</text:p>
              </table:table-cell>
              <table:table-cell office:value-type="float" office:value="165.45">
                <text:p>165.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0.906">
                <text:p>410.906</text:p>
              </table:table-cell>
              <table:table-cell office:value-type="float" office:value="165.498">
                <text:p>165.4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1.916">
                <text:p>411.916</text:p>
              </table:table-cell>
              <table:table-cell office:value-type="float" office:value="165.47">
                <text:p>165.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2.938">
                <text:p>412.938</text:p>
              </table:table-cell>
              <table:table-cell office:value-type="float" office:value="169.26">
                <text:p>169.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3.949">
                <text:p>413.949</text:p>
              </table:table-cell>
              <table:table-cell office:value-type="float" office:value="170.852">
                <text:p>170.8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5.012">
                <text:p>415.012</text:p>
              </table:table-cell>
              <table:table-cell office:value-type="float" office:value="171.255">
                <text:p>171.2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5.994">
                <text:p>415.994</text:p>
              </table:table-cell>
              <table:table-cell office:value-type="float" office:value="174.703">
                <text:p>174.7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7.028">
                <text:p>417.028</text:p>
              </table:table-cell>
              <table:table-cell office:value-type="float" office:value="175.975">
                <text:p>175.9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8.018">
                <text:p>418.018</text:p>
              </table:table-cell>
              <table:table-cell office:value-type="float" office:value="176.088">
                <text:p>176.0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9.012">
                <text:p>419.012</text:p>
              </table:table-cell>
              <table:table-cell office:value-type="float" office:value="176.078">
                <text:p>176.0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0.017">
                <text:p>420.017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1.046">
                <text:p>421.046</text:p>
              </table:table-cell>
              <table:table-cell office:value-type="float" office:value="176.148">
                <text:p>176.1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2.082">
                <text:p>422.082</text:p>
              </table:table-cell>
              <table:table-cell office:value-type="float" office:value="176.162">
                <text:p>176.1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3.079">
                <text:p>423.079</text:p>
              </table:table-cell>
              <table:table-cell office:value-type="float" office:value="176.365">
                <text:p>176.3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4.123">
                <text:p>424.123</text:p>
              </table:table-cell>
              <table:table-cell office:value-type="float" office:value="176.382">
                <text:p>176.3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5.16">
                <text:p>425.16</text:p>
              </table:table-cell>
              <table:table-cell office:value-type="float" office:value="176.488">
                <text:p>176.4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6.148">
                <text:p>426.148</text:p>
              </table:table-cell>
              <table:table-cell office:value-type="float" office:value="176.495">
                <text:p>176.4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7.179">
                <text:p>427.179</text:p>
              </table:table-cell>
              <table:table-cell office:value-type="float" office:value="176.498">
                <text:p>176.4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8.224">
                <text:p>428.224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9.222">
                <text:p>429.222</text:p>
              </table:table-cell>
              <table:table-cell office:value-type="float" office:value="176.632">
                <text:p>176.6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0.22">
                <text:p>430.22</text:p>
              </table:table-cell>
              <table:table-cell office:value-type="float" office:value="176.708">
                <text:p>176.7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1.248">
                <text:p>431.248</text:p>
              </table:table-cell>
              <table:table-cell office:value-type="float" office:value="176.768">
                <text:p>176.7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2.249">
                <text:p>432.249</text:p>
              </table:table-cell>
              <table:table-cell office:value-type="float" office:value="176.757">
                <text:p>176.7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3.269">
                <text:p>433.269</text:p>
              </table:table-cell>
              <table:table-cell office:value-type="float" office:value="176.778">
                <text:p>176.7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4.277">
                <text:p>434.277</text:p>
              </table:table-cell>
              <table:table-cell office:value-type="float" office:value="176.782">
                <text:p>176.7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5.28">
                <text:p>435.28</text:p>
              </table:table-cell>
              <table:table-cell office:value-type="float" office:value="176.82">
                <text:p>176.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6.316">
                <text:p>436.316</text:p>
              </table:table-cell>
              <table:table-cell office:value-type="float" office:value="176.798">
                <text:p>176.7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7.348">
                <text:p>437.348</text:p>
              </table:table-cell>
              <table:table-cell office:value-type="float" office:value="176.83">
                <text:p>176.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8.355">
                <text:p>438.355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9.412">
                <text:p>439.41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0.417">
                <text:p>440.417</text:p>
              </table:table-cell>
              <table:table-cell office:value-type="float" office:value="177.055">
                <text:p>177.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1.417">
                <text:p>441.417</text:p>
              </table:table-cell>
              <table:table-cell office:value-type="float" office:value="177.035">
                <text:p>177.0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2.45">
                <text:p>442.45</text:p>
              </table:table-cell>
              <table:table-cell office:value-type="float" office:value="177.07">
                <text:p>177.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3.473">
                <text:p>443.473</text:p>
              </table:table-cell>
              <table:table-cell office:value-type="float" office:value="177.19">
                <text:p>177.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4.494">
                <text:p>444.494</text:p>
              </table:table-cell>
              <table:table-cell office:value-type="float" office:value="177.243">
                <text:p>177.2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5.505">
                <text:p>445.505</text:p>
              </table:table-cell>
              <table:table-cell office:value-type="float" office:value="177.305">
                <text:p>177.3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6.558">
                <text:p>446.558</text:p>
              </table:table-cell>
              <table:table-cell office:value-type="float" office:value="177.308">
                <text:p>177.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7.57">
                <text:p>447.57</text:p>
              </table:table-cell>
              <table:table-cell office:value-type="float" office:value="177.312">
                <text:p>177.3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8.59">
                <text:p>448.59</text:p>
              </table:table-cell>
              <table:table-cell office:value-type="float" office:value="177.345">
                <text:p>177.3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9.601">
                <text:p>449.601</text:p>
              </table:table-cell>
              <table:table-cell office:value-type="float" office:value="177.445">
                <text:p>177.4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0.659">
                <text:p>450.659</text:p>
              </table:table-cell>
              <table:table-cell office:value-type="float" office:value="177.425">
                <text:p>177.4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1.633">
                <text:p>451.633</text:p>
              </table:table-cell>
              <table:table-cell office:value-type="float" office:value="177.455">
                <text:p>177.4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2.682">
                <text:p>452.682</text:p>
              </table:table-cell>
              <table:table-cell office:value-type="float" office:value="177.455">
                <text:p>177.4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3.716">
                <text:p>453.716</text:p>
              </table:table-cell>
              <table:table-cell office:value-type="float" office:value="177.458">
                <text:p>177.4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4.725">
                <text:p>454.725</text:p>
              </table:table-cell>
              <table:table-cell office:value-type="float" office:value="177.458">
                <text:p>177.4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5.714">
                <text:p>455.714</text:p>
              </table:table-cell>
              <table:table-cell office:value-type="float" office:value="177.458">
                <text:p>177.4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6.737">
                <text:p>456.737</text:p>
              </table:table-cell>
              <table:table-cell office:value-type="float" office:value="177.45">
                <text:p>177.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7.735">
                <text:p>457.735</text:p>
              </table:table-cell>
              <table:table-cell office:value-type="float" office:value="177.453">
                <text:p>177.4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8.734">
                <text:p>458.734</text:p>
              </table:table-cell>
              <table:table-cell office:value-type="float" office:value="177.442">
                <text:p>177.4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9.764">
                <text:p>459.764</text:p>
              </table:table-cell>
              <table:table-cell office:value-type="float" office:value="177.393">
                <text:p>177.3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0.748">
                <text:p>460.748</text:p>
              </table:table-cell>
              <table:table-cell office:value-type="float" office:value="177.32">
                <text:p>177.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1.751">
                <text:p>461.751</text:p>
              </table:table-cell>
              <table:table-cell office:value-type="float" office:value="177.282">
                <text:p>177.2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2.754">
                <text:p>462.754</text:p>
              </table:table-cell>
              <table:table-cell office:value-type="float" office:value="177.28">
                <text:p>177.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3.763">
                <text:p>463.763</text:p>
              </table:table-cell>
              <table:table-cell office:value-type="float" office:value="177.282">
                <text:p>177.2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4.758">
                <text:p>464.758</text:p>
              </table:table-cell>
              <table:table-cell office:value-type="float" office:value="177.282">
                <text:p>177.2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5.754">
                <text:p>465.754</text:p>
              </table:table-cell>
              <table:table-cell office:value-type="float" office:value="177.282">
                <text:p>177.2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6.759">
                <text:p>466.759</text:p>
              </table:table-cell>
              <table:table-cell office:value-type="float" office:value="177.278">
                <text:p>177.2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7.795">
                <text:p>467.795</text:p>
              </table:table-cell>
              <table:table-cell office:value-type="float" office:value="177.275">
                <text:p>177.2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8.782">
                <text:p>468.782</text:p>
              </table:table-cell>
              <table:table-cell office:value-type="float" office:value="177.275">
                <text:p>177.2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9.802">
                <text:p>469.802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0.784">
                <text:p>470.784</text:p>
              </table:table-cell>
              <table:table-cell office:value-type="float" office:value="177.477">
                <text:p>177.4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1.806">
                <text:p>471.806</text:p>
              </table:table-cell>
              <table:table-cell office:value-type="float" office:value="177.433">
                <text:p>177.4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2.809">
                <text:p>472.809</text:p>
              </table:table-cell>
              <table:table-cell office:value-type="float" office:value="177.428">
                <text:p>177.4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3.86">
                <text:p>473.86</text:p>
              </table:table-cell>
              <table:table-cell office:value-type="float" office:value="177.433">
                <text:p>177.4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4.856">
                <text:p>474.856</text:p>
              </table:table-cell>
              <table:table-cell office:value-type="float" office:value="177.428">
                <text:p>177.4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5.851">
                <text:p>475.851</text:p>
              </table:table-cell>
              <table:table-cell office:value-type="float" office:value="177.425">
                <text:p>177.4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6.907">
                <text:p>476.907</text:p>
              </table:table-cell>
              <table:table-cell office:value-type="float" office:value="177.412">
                <text:p>177.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7.929">
                <text:p>477.929</text:p>
              </table:table-cell>
              <table:table-cell office:value-type="float" office:value="177.42">
                <text:p>177.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8.947">
                <text:p>478.947</text:p>
              </table:table-cell>
              <table:table-cell office:value-type="float" office:value="177.417">
                <text:p>177.4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9.941">
                <text:p>479.941</text:p>
              </table:table-cell>
              <table:table-cell office:value-type="float" office:value="177.43">
                <text:p>177.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0.945">
                <text:p>480.945</text:p>
              </table:table-cell>
              <table:table-cell office:value-type="float" office:value="177.425">
                <text:p>177.4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1.992">
                <text:p>481.992</text:p>
              </table:table-cell>
              <table:table-cell office:value-type="float" office:value="177.428">
                <text:p>177.4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2.989">
                <text:p>482.989</text:p>
              </table:table-cell>
              <table:table-cell office:value-type="float" office:value="177.43">
                <text:p>177.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4.024">
                <text:p>484.024</text:p>
              </table:table-cell>
              <table:table-cell office:value-type="float" office:value="177.518">
                <text:p>177.5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5.056">
                <text:p>485.056</text:p>
              </table:table-cell>
              <table:table-cell office:value-type="float" office:value="177.697">
                <text:p>177.6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6.056">
                <text:p>486.056</text:p>
              </table:table-cell>
              <table:table-cell office:value-type="float" office:value="177.91">
                <text:p>177.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7.102">
                <text:p>487.102</text:p>
              </table:table-cell>
              <table:table-cell office:value-type="float" office:value="178.775">
                <text:p>178.7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8.137">
                <text:p>488.137</text:p>
              </table:table-cell>
              <table:table-cell office:value-type="float" office:value="180.35">
                <text:p>180.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9.144">
                <text:p>489.144</text:p>
              </table:table-cell>
              <table:table-cell office:value-type="float" office:value="180.347">
                <text:p>180.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0.139">
                <text:p>490.139</text:p>
              </table:table-cell>
              <table:table-cell office:value-type="float" office:value="180.315">
                <text:p>180.3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1.153">
                <text:p>491.153</text:p>
              </table:table-cell>
              <table:table-cell office:value-type="float" office:value="185.055">
                <text:p>185.0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2.16">
                <text:p>492.16</text:p>
              </table:table-cell>
              <table:table-cell office:value-type="float" office:value="186.38">
                <text:p>186.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3.206">
                <text:p>493.206</text:p>
              </table:table-cell>
              <table:table-cell office:value-type="float" office:value="186.755">
                <text:p>186.7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4.201">
                <text:p>494.201</text:p>
              </table:table-cell>
              <table:table-cell office:value-type="float" office:value="186.888">
                <text:p>186.8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5.198">
                <text:p>495.198</text:p>
              </table:table-cell>
              <table:table-cell office:value-type="float" office:value="187.013">
                <text:p>187.0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6.207">
                <text:p>496.207</text:p>
              </table:table-cell>
              <table:table-cell office:value-type="float" office:value="187.048">
                <text:p>187.0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7.241">
                <text:p>497.241</text:p>
              </table:table-cell>
              <table:table-cell office:value-type="float" office:value="188.88">
                <text:p>188.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8.238">
                <text:p>498.238</text:p>
              </table:table-cell>
              <table:table-cell office:value-type="float" office:value="189.295">
                <text:p>189.2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9.247">
                <text:p>499.247</text:p>
              </table:table-cell>
              <table:table-cell office:value-type="float" office:value="189.32">
                <text:p>189.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0.242">
                <text:p>500.242</text:p>
              </table:table-cell>
              <table:table-cell office:value-type="float" office:value="189.368">
                <text:p>189.3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1.256">
                <text:p>501.256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2.241">
                <text:p>502.241</text:p>
              </table:table-cell>
              <table:table-cell office:value-type="float" office:value="193.705">
                <text:p>193.7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3.274">
                <text:p>503.274</text:p>
              </table:table-cell>
              <table:table-cell office:value-type="float" office:value="193.993">
                <text:p>193.9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4.307">
                <text:p>504.307</text:p>
              </table:table-cell>
              <table:table-cell office:value-type="float" office:value="194.34">
                <text:p>194.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5.331">
                <text:p>505.331</text:p>
              </table:table-cell>
              <table:table-cell office:value-type="float" office:value="195.037">
                <text:p>195.0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6.334">
                <text:p>506.334</text:p>
              </table:table-cell>
              <table:table-cell office:value-type="float" office:value="195.403">
                <text:p>195.4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7.331">
                <text:p>507.331</text:p>
              </table:table-cell>
              <table:table-cell office:value-type="float" office:value="196.425">
                <text:p>196.4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8.337">
                <text:p>508.337</text:p>
              </table:table-cell>
              <table:table-cell office:value-type="float" office:value="196.85">
                <text:p>196.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9.352">
                <text:p>509.352</text:p>
              </table:table-cell>
              <table:table-cell office:value-type="float" office:value="197.285">
                <text:p>197.2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0.371">
                <text:p>510.371</text:p>
              </table:table-cell>
              <table:table-cell office:value-type="float" office:value="198.257">
                <text:p>198.2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1.384">
                <text:p>511.384</text:p>
              </table:table-cell>
              <table:table-cell office:value-type="float" office:value="198.575">
                <text:p>198.5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2.41">
                <text:p>512.41</text:p>
              </table:table-cell>
              <table:table-cell office:value-type="float" office:value="199.125">
                <text:p>199.1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3.413">
                <text:p>513.413</text:p>
              </table:table-cell>
              <table:table-cell office:value-type="float" office:value="199.365">
                <text:p>199.3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4.44">
                <text:p>514.44</text:p>
              </table:table-cell>
              <table:table-cell office:value-type="float" office:value="199.995">
                <text:p>199.9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5.427">
                <text:p>515.427</text:p>
              </table:table-cell>
              <table:table-cell office:value-type="float" office:value="200.183">
                <text:p>200.1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6.443">
                <text:p>516.443</text:p>
              </table:table-cell>
              <table:table-cell office:value-type="float" office:value="200.572">
                <text:p>200.5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7.449">
                <text:p>517.449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8.428">
                <text:p>518.428</text:p>
              </table:table-cell>
              <table:table-cell office:value-type="float" office:value="201.203">
                <text:p>201.2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9.451">
                <text:p>519.451</text:p>
              </table:table-cell>
              <table:table-cell office:value-type="float" office:value="201.688">
                <text:p>201.6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0.451">
                <text:p>520.451</text:p>
              </table:table-cell>
              <table:table-cell office:value-type="float" office:value="202.363">
                <text:p>202.3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1.483">
                <text:p>521.483</text:p>
              </table:table-cell>
              <table:table-cell office:value-type="float" office:value="202.59">
                <text:p>202.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2.483">
                <text:p>522.483</text:p>
              </table:table-cell>
              <table:table-cell office:value-type="float" office:value="203.08">
                <text:p>203.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3.453">
                <text:p>523.453</text:p>
              </table:table-cell>
              <table:table-cell office:value-type="float" office:value="203.685">
                <text:p>203.6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4.484">
                <text:p>524.484</text:p>
              </table:table-cell>
              <table:table-cell office:value-type="float" office:value="204.34">
                <text:p>204.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5.52">
                <text:p>525.52</text:p>
              </table:table-cell>
              <table:table-cell office:value-type="float" office:value="204.97">
                <text:p>204.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6.516">
                <text:p>526.516</text:p>
              </table:table-cell>
              <table:table-cell office:value-type="float" office:value="205.268">
                <text:p>205.2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7.512">
                <text:p>527.512</text:p>
              </table:table-cell>
              <table:table-cell office:value-type="float" office:value="205.513">
                <text:p>205.5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8.527">
                <text:p>528.527</text:p>
              </table:table-cell>
              <table:table-cell office:value-type="float" office:value="205.918">
                <text:p>205.9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9.516">
                <text:p>529.516</text:p>
              </table:table-cell>
              <table:table-cell office:value-type="float" office:value="207.33">
                <text:p>207.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0.516">
                <text:p>530.516</text:p>
              </table:table-cell>
              <table:table-cell office:value-type="float" office:value="207.838">
                <text:p>207.8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1.55">
                <text:p>531.5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2.579">
                <text:p>532.579</text:p>
              </table:table-cell>
              <table:table-cell office:value-type="float" office:value="210.333">
                <text:p>210.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3.588">
                <text:p>533.588</text:p>
              </table:table-cell>
              <table:table-cell office:value-type="float" office:value="210.423">
                <text:p>210.4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4.62">
                <text:p>534.62</text:p>
              </table:table-cell>
              <table:table-cell office:value-type="float" office:value="210.532">
                <text:p>210.5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5.614">
                <text:p>535.614</text:p>
              </table:table-cell>
              <table:table-cell office:value-type="float" office:value="210.815">
                <text:p>210.8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6.618">
                <text:p>536.618</text:p>
              </table:table-cell>
              <table:table-cell office:value-type="float" office:value="211.418">
                <text:p>211.4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7.616">
                <text:p>537.616</text:p>
              </table:table-cell>
              <table:table-cell office:value-type="float" office:value="211.71">
                <text:p>211.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8.628">
                <text:p>538.628</text:p>
              </table:table-cell>
              <table:table-cell office:value-type="float" office:value="212.043">
                <text:p>212.0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9.615">
                <text:p>539.615</text:p>
              </table:table-cell>
              <table:table-cell office:value-type="float" office:value="212.74">
                <text:p>212.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0.632">
                <text:p>540.632</text:p>
              </table:table-cell>
              <table:table-cell office:value-type="float" office:value="212.983">
                <text:p>212.98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1.618">
                <text:p>541.618</text:p>
              </table:table-cell>
              <table:table-cell office:value-type="float" office:value="213.433">
                <text:p>213.4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2.671">
                <text:p>542.671</text:p>
              </table:table-cell>
              <table:table-cell office:value-type="float" office:value="213.68">
                <text:p>213.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3.711">
                <text:p>543.711</text:p>
              </table:table-cell>
              <table:table-cell office:value-type="float" office:value="214.317">
                <text:p>214.3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4.707">
                <text:p>544.707</text:p>
              </table:table-cell>
              <table:table-cell office:value-type="float" office:value="214.578">
                <text:p>214.5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5.705">
                <text:p>545.705</text:p>
              </table:table-cell>
              <table:table-cell office:value-type="float" office:value="212.03">
                <text:p>212.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6.702">
                <text:p>546.702</text:p>
              </table:table-cell>
              <table:table-cell office:value-type="float" office:value="215.662">
                <text:p>215.6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7.716">
                <text:p>547.716</text:p>
              </table:table-cell>
              <table:table-cell office:value-type="float" office:value="230.173">
                <text:p>230.1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8.718">
                <text:p>548.718</text:p>
              </table:table-cell>
              <table:table-cell office:value-type="float" office:value="231.062">
                <text:p>231.0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9.747">
                <text:p>549.747</text:p>
              </table:table-cell>
              <table:table-cell office:value-type="float" office:value="231.882">
                <text:p>231.8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0.776">
                <text:p>550.776</text:p>
              </table:table-cell>
              <table:table-cell office:value-type="float" office:value="232.37">
                <text:p>232.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1.783">
                <text:p>551.783</text:p>
              </table:table-cell>
              <table:table-cell office:value-type="float" office:value="232.72">
                <text:p>232.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2.791">
                <text:p>552.791</text:p>
              </table:table-cell>
              <table:table-cell office:value-type="float" office:value="232.99">
                <text:p>232.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3.859">
                <text:p>553.859</text:p>
              </table:table-cell>
              <table:table-cell office:value-type="float" office:value="233.537">
                <text:p>233.5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4.88">
                <text:p>554.88</text:p>
              </table:table-cell>
              <table:table-cell office:value-type="float" office:value="233.798">
                <text:p>233.7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5.895">
                <text:p>555.895</text:p>
              </table:table-cell>
              <table:table-cell office:value-type="float" office:value="234.178">
                <text:p>234.1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6.908">
                <text:p>556.908</text:p>
              </table:table-cell>
              <table:table-cell office:value-type="float" office:value="234.56">
                <text:p>234.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7.926">
                <text:p>557.926</text:p>
              </table:table-cell>
              <table:table-cell office:value-type="float" office:value="235.138">
                <text:p>235.1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8.941">
                <text:p>558.941</text:p>
              </table:table-cell>
              <table:table-cell office:value-type="float" office:value="235.403">
                <text:p>235.4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9.996">
                <text:p>559.996</text:p>
              </table:table-cell>
              <table:table-cell office:value-type="float" office:value="235.77">
                <text:p>235.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1.001">
                <text:p>561.001</text:p>
              </table:table-cell>
              <table:table-cell office:value-type="float" office:value="236.153">
                <text:p>236.1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2.031">
                <text:p>562.031</text:p>
              </table:table-cell>
              <table:table-cell office:value-type="float" office:value="236.53">
                <text:p>236.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3.059">
                <text:p>563.059</text:p>
              </table:table-cell>
              <table:table-cell office:value-type="float" office:value="237.115">
                <text:p>237.1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4.059">
                <text:p>564.059</text:p>
              </table:table-cell>
              <table:table-cell office:value-type="float" office:value="238.4">
                <text:p>238.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5.059">
                <text:p>565.059</text:p>
              </table:table-cell>
              <table:table-cell office:value-type="float" office:value="239.477">
                <text:p>239.4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6.063">
                <text:p>566.063</text:p>
              </table:table-cell>
              <table:table-cell office:value-type="float" office:value="240.733">
                <text:p>240.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7.095">
                <text:p>567.095</text:p>
              </table:table-cell>
              <table:table-cell office:value-type="float" office:value="241.752">
                <text:p>241.7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8.145">
                <text:p>568.145</text:p>
              </table:table-cell>
              <table:table-cell office:value-type="float" office:value="242.567">
                <text:p>242.5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9.181">
                <text:p>569.181</text:p>
              </table:table-cell>
              <table:table-cell office:value-type="float" office:value="243.377">
                <text:p>243.3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0.165">
                <text:p>570.165</text:p>
              </table:table-cell>
              <table:table-cell office:value-type="float" office:value="243.705">
                <text:p>243.7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1.199">
                <text:p>571.199</text:p>
              </table:table-cell>
              <table:table-cell office:value-type="float" office:value="243.37">
                <text:p>243.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72.203">
                <text:p>572.203</text:p>
              </table:table-cell>
              <table:table-cell office:value-type="float" office:value="242.175">
                <text:p>242.1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3.206">
                <text:p>573.206</text:p>
              </table:table-cell>
              <table:table-cell office:value-type="float" office:value="242.188">
                <text:p>242.1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4.198">
                <text:p>574.198</text:p>
              </table:table-cell>
              <table:table-cell office:value-type="float" office:value="242.255">
                <text:p>242.2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5.24">
                <text:p>575.24</text:p>
              </table:table-cell>
              <table:table-cell office:value-type="float" office:value="242.328">
                <text:p>242.3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6.225">
                <text:p>576.225</text:p>
              </table:table-cell>
              <table:table-cell office:value-type="float" office:value="242.352">
                <text:p>242.3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7.285">
                <text:p>577.285</text:p>
              </table:table-cell>
              <table:table-cell office:value-type="float" office:value="242.377">
                <text:p>242.3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8.273">
                <text:p>578.273</text:p>
              </table:table-cell>
              <table:table-cell office:value-type="float" office:value="242.358">
                <text:p>242.3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9.291">
                <text:p>579.291</text:p>
              </table:table-cell>
              <table:table-cell office:value-type="float" office:value="242.358">
                <text:p>242.3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0.345">
                <text:p>580.345</text:p>
              </table:table-cell>
              <table:table-cell office:value-type="float" office:value="242.37">
                <text:p>242.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1.358">
                <text:p>581.358</text:p>
              </table:table-cell>
              <table:table-cell office:value-type="float" office:value="242.352">
                <text:p>242.3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2.361">
                <text:p>582.361</text:p>
              </table:table-cell>
              <table:table-cell office:value-type="float" office:value="243.543">
                <text:p>243.5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3.382">
                <text:p>583.382</text:p>
              </table:table-cell>
              <table:table-cell office:value-type="float" office:value="242.53">
                <text:p>242.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4.39">
                <text:p>584.39</text:p>
              </table:table-cell>
              <table:table-cell office:value-type="float" office:value="244.395">
                <text:p>244.3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5.377">
                <text:p>585.377</text:p>
              </table:table-cell>
              <table:table-cell office:value-type="float" office:value="243.248">
                <text:p>243.2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6.371">
                <text:p>586.371</text:p>
              </table:table-cell>
              <table:table-cell office:value-type="float" office:value="242.252">
                <text:p>242.2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7.414">
                <text:p>587.414</text:p>
              </table:table-cell>
              <table:table-cell office:value-type="float" office:value="242.597">
                <text:p>242.5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8.44">
                <text:p>588.44</text:p>
              </table:table-cell>
              <table:table-cell office:value-type="float" office:value="242.488">
                <text:p>242.4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9.451">
                <text:p>589.451</text:p>
              </table:table-cell>
              <table:table-cell office:value-type="float" office:value="242.513">
                <text:p>242.5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0.414">
                <text:p>590.414</text:p>
              </table:table-cell>
              <table:table-cell office:value-type="float" office:value="243.053">
                <text:p>243.0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1.462">
                <text:p>591.462</text:p>
              </table:table-cell>
              <table:table-cell office:value-type="float" office:value="242.768">
                <text:p>242.7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2.485">
                <text:p>592.485</text:p>
              </table:table-cell>
              <table:table-cell office:value-type="float" office:value="242.692">
                <text:p>242.6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3.5">
                <text:p>593.5</text:p>
              </table:table-cell>
              <table:table-cell office:value-type="float" office:value="242.525">
                <text:p>242.5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4.509">
                <text:p>594.509</text:p>
              </table:table-cell>
              <table:table-cell office:value-type="float" office:value="242.475">
                <text:p>242.4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5.516">
                <text:p>595.516</text:p>
              </table:table-cell>
              <table:table-cell office:value-type="float" office:value="242.393">
                <text:p>242.3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6.545">
                <text:p>596.545</text:p>
              </table:table-cell>
              <table:table-cell office:value-type="float" office:value="242.405">
                <text:p>242.4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7.606">
                <text:p>597.606</text:p>
              </table:table-cell>
              <table:table-cell office:value-type="float" office:value="242.373">
                <text:p>242.3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8.566">
                <text:p>598.566</text:p>
              </table:table-cell>
              <table:table-cell office:value-type="float" office:value="242.24">
                <text:p>242.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9.56">
                <text:p>599.56</text:p>
              </table:table-cell>
              <table:table-cell office:value-type="float" office:value="242.233">
                <text:p>242.2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0.565">
                <text:p>600.565</text:p>
              </table:table-cell>
              <table:table-cell office:value-type="float" office:value="242.235">
                <text:p>242.2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1.571">
                <text:p>601.571</text:p>
              </table:table-cell>
              <table:table-cell office:value-type="float" office:value="242.243">
                <text:p>242.2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2.575">
                <text:p>602.575</text:p>
              </table:table-cell>
              <table:table-cell office:value-type="float" office:value="242.412">
                <text:p>242.4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3.583">
                <text:p>603.583</text:p>
              </table:table-cell>
              <table:table-cell office:value-type="float" office:value="242.435">
                <text:p>242.4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4.585">
                <text:p>604.585</text:p>
              </table:table-cell>
              <table:table-cell office:value-type="float" office:value="242.435">
                <text:p>242.4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5.571">
                <text:p>605.571</text:p>
              </table:table-cell>
              <table:table-cell office:value-type="float" office:value="242.418">
                <text:p>242.4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6.604">
                <text:p>606.604</text:p>
              </table:table-cell>
              <table:table-cell office:value-type="float" office:value="242.41">
                <text:p>242.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7.605">
                <text:p>607.605</text:p>
              </table:table-cell>
              <table:table-cell office:value-type="float" office:value="242.435">
                <text:p>242.4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8.605">
                <text:p>608.605</text:p>
              </table:table-cell>
              <table:table-cell office:value-type="float" office:value="242.44">
                <text:p>242.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9.636">
                <text:p>609.636</text:p>
              </table:table-cell>
              <table:table-cell office:value-type="float" office:value="242.433">
                <text:p>242.4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0.688">
                <text:p>610.688</text:p>
              </table:table-cell>
              <table:table-cell office:value-type="float" office:value="242.438">
                <text:p>242.4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1.669">
                <text:p>611.669</text:p>
              </table:table-cell>
              <table:table-cell office:value-type="float" office:value="242.44">
                <text:p>242.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2.687">
                <text:p>612.687</text:p>
              </table:table-cell>
              <table:table-cell office:value-type="float" office:value="242.428">
                <text:p>242.4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3.728">
                <text:p>613.728</text:p>
              </table:table-cell>
              <table:table-cell office:value-type="float" office:value="242.55">
                <text:p>242.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4.733">
                <text:p>614.733</text:p>
              </table:table-cell>
              <table:table-cell office:value-type="float" office:value="242.415">
                <text:p>242.4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5.776">
                <text:p>615.776</text:p>
              </table:table-cell>
              <table:table-cell office:value-type="float" office:value="242.565">
                <text:p>242.5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6.771">
                <text:p>616.771</text:p>
              </table:table-cell>
              <table:table-cell office:value-type="float" office:value="242.418">
                <text:p>242.4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7.809">
                <text:p>617.809</text:p>
              </table:table-cell>
              <table:table-cell office:value-type="float" office:value="242.41">
                <text:p>242.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8.799">
                <text:p>618.799</text:p>
              </table:table-cell>
              <table:table-cell office:value-type="float" office:value="242.583">
                <text:p>242.5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9.829">
                <text:p>619.829</text:p>
              </table:table-cell>
              <table:table-cell office:value-type="float" office:value="242.67">
                <text:p>242.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0.875">
                <text:p>620.875</text:p>
              </table:table-cell>
              <table:table-cell office:value-type="float" office:value="242.425">
                <text:p>242.4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1.863">
                <text:p>621.863</text:p>
              </table:table-cell>
              <table:table-cell office:value-type="float" office:value="242.428">
                <text:p>242.4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2.875">
                <text:p>622.875</text:p>
              </table:table-cell>
              <table:table-cell office:value-type="float" office:value="242.425">
                <text:p>242.4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3.864">
                <text:p>623.864</text:p>
              </table:table-cell>
              <table:table-cell office:value-type="float" office:value="242.428">
                <text:p>242.4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4.85">
                <text:p>624.85</text:p>
              </table:table-cell>
              <table:table-cell office:value-type="float" office:value="242.428">
                <text:p>242.4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5.864">
                <text:p>625.864</text:p>
              </table:table-cell>
              <table:table-cell office:value-type="float" office:value="242.42">
                <text:p>242.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6.868">
                <text:p>626.868</text:p>
              </table:table-cell>
              <table:table-cell office:value-type="float" office:value="242.428">
                <text:p>242.4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7.933">
                <text:p>627.933</text:p>
              </table:table-cell>
              <table:table-cell office:value-type="float" office:value="242.43">
                <text:p>242.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8.96">
                <text:p>628.96</text:p>
              </table:table-cell>
              <table:table-cell office:value-type="float" office:value="242.43">
                <text:p>242.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9.968">
                <text:p>629.968</text:p>
              </table:table-cell>
              <table:table-cell office:value-type="float" office:value="242.43">
                <text:p>242.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30.969">
                <text:p>630.969</text:p>
              </table:table-cell>
              <table:table-cell office:value-type="float" office:value="242.43">
                <text:p>242.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32">
                <text:p>632</text:p>
              </table:table-cell>
              <table:table-cell office:value-type="float" office:value="242.43">
                <text:p>242.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33.027">
                <text:p>633.027</text:p>
              </table:table-cell>
              <table:table-cell office:value-type="float" office:value="242.428">
                <text:p>242.4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34.062">
                <text:p>634.062</text:p>
              </table:table-cell>
              <table:table-cell office:value-type="float" office:value="242.428">
                <text:p>242.4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5.058">
                <text:p>635.058</text:p>
              </table:table-cell>
              <table:table-cell office:value-type="float" office:value="242.43">
                <text:p>242.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6.096">
                <text:p>636.096</text:p>
              </table:table-cell>
              <table:table-cell office:value-type="float" office:value="242.532">
                <text:p>242.5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7.11">
                <text:p>637.11</text:p>
              </table:table-cell>
              <table:table-cell office:value-type="float" office:value="242.588">
                <text:p>242.5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8.123">
                <text:p>638.123</text:p>
              </table:table-cell>
              <table:table-cell office:value-type="float" office:value="242.695">
                <text:p>242.6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9.178">
                <text:p>639.178</text:p>
              </table:table-cell>
              <table:table-cell office:value-type="float" office:value="242.695">
                <text:p>242.6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0.216">
                <text:p>640.216</text:p>
              </table:table-cell>
              <table:table-cell office:value-type="float" office:value="242.703">
                <text:p>242.7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1.213">
                <text:p>641.213</text:p>
              </table:table-cell>
              <table:table-cell office:value-type="float" office:value="242.743">
                <text:p>242.7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2.221">
                <text:p>642.221</text:p>
              </table:table-cell>
              <table:table-cell office:value-type="float" office:value="242.77">
                <text:p>242.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43.253">
                <text:p>643.253</text:p>
              </table:table-cell>
              <table:table-cell office:value-type="float" office:value="242.79">
                <text:p>242.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44.245">
                <text:p>644.245</text:p>
              </table:table-cell>
              <table:table-cell office:value-type="float" office:value="242.847">
                <text:p>242.8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5.29">
                <text:p>645.29</text:p>
              </table:table-cell>
              <table:table-cell office:value-type="float" office:value="242.96">
                <text:p>242.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6.279">
                <text:p>646.279</text:p>
              </table:table-cell>
              <table:table-cell office:value-type="float" office:value="243.013">
                <text:p>243.0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7.313">
                <text:p>647.313</text:p>
              </table:table-cell>
              <table:table-cell office:value-type="float" office:value="243.415">
                <text:p>243.4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8.371">
                <text:p>648.371</text:p>
              </table:table-cell>
              <table:table-cell office:value-type="float" office:value="244.208">
                <text:p>244.2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9.373">
                <text:p>649.373</text:p>
              </table:table-cell>
              <table:table-cell office:value-type="float" office:value="245.597">
                <text:p>245.5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0.356">
                <text:p>650.356</text:p>
              </table:table-cell>
              <table:table-cell office:value-type="float" office:value="245.983">
                <text:p>245.9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1.815">
                <text:p>651.815</text:p>
              </table:table-cell>
              <table:table-cell office:value-type="float" office:value="246.118">
                <text:p>246.1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2.366">
                <text:p>652.366</text:p>
              </table:table-cell>
              <table:table-cell office:value-type="float" office:value="246.243">
                <text:p>246.2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3.375">
                <text:p>653.375</text:p>
              </table:table-cell>
              <table:table-cell office:value-type="float" office:value="246.298">
                <text:p>246.2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4.374">
                <text:p>654.374</text:p>
              </table:table-cell>
              <table:table-cell office:value-type="float" office:value="246.305">
                <text:p>246.3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5.358">
                <text:p>655.358</text:p>
              </table:table-cell>
              <table:table-cell office:value-type="float" office:value="246.345">
                <text:p>246.3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6.377">
                <text:p>656.377</text:p>
              </table:table-cell>
              <table:table-cell office:value-type="float" office:value="246.395">
                <text:p>246.3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7.378">
                <text:p>657.378</text:p>
              </table:table-cell>
              <table:table-cell office:value-type="float" office:value="246.573">
                <text:p>246.5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8.351">
                <text:p>658.351</text:p>
              </table:table-cell>
              <table:table-cell office:value-type="float" office:value="246.597">
                <text:p>246.5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9.387">
                <text:p>659.387</text:p>
              </table:table-cell>
              <table:table-cell office:value-type="float" office:value="246.615">
                <text:p>246.6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0.418">
                <text:p>660.418</text:p>
              </table:table-cell>
              <table:table-cell office:value-type="float" office:value="246.66">
                <text:p>246.6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1.414">
                <text:p>661.414</text:p>
              </table:table-cell>
              <table:table-cell office:value-type="float" office:value="246.662">
                <text:p>246.6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2.424">
                <text:p>662.424</text:p>
              </table:table-cell>
              <table:table-cell office:value-type="float" office:value="246.72">
                <text:p>246.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3.461">
                <text:p>663.461</text:p>
              </table:table-cell>
              <table:table-cell office:value-type="float" office:value="246.757">
                <text:p>246.75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4.463">
                <text:p>664.463</text:p>
              </table:table-cell>
              <table:table-cell office:value-type="float" office:value="246.763">
                <text:p>246.7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5.469">
                <text:p>665.469</text:p>
              </table:table-cell>
              <table:table-cell office:value-type="float" office:value="246.79">
                <text:p>246.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6.463">
                <text:p>666.463</text:p>
              </table:table-cell>
              <table:table-cell office:value-type="float" office:value="246.833">
                <text:p>246.8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7.473">
                <text:p>667.473</text:p>
              </table:table-cell>
              <table:table-cell office:value-type="float" office:value="246.868">
                <text:p>246.8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8.469">
                <text:p>668.469</text:p>
              </table:table-cell>
              <table:table-cell office:value-type="float" office:value="246.935">
                <text:p>246.9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9.455">
                <text:p>669.455</text:p>
              </table:table-cell>
              <table:table-cell office:value-type="float" office:value="246.953">
                <text:p>246.9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0.466">
                <text:p>670.466</text:p>
              </table:table-cell>
              <table:table-cell office:value-type="float" office:value="246.955">
                <text:p>246.9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1.464">
                <text:p>671.464</text:p>
              </table:table-cell>
              <table:table-cell office:value-type="float" office:value="247.007">
                <text:p>247.0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2.465">
                <text:p>672.465</text:p>
              </table:table-cell>
              <table:table-cell office:value-type="float" office:value="247.005">
                <text:p>247.0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73.462">
                <text:p>673.462</text:p>
              </table:table-cell>
              <table:table-cell office:value-type="float" office:value="247.045">
                <text:p>247.0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74.498">
                <text:p>674.498</text:p>
              </table:table-cell>
              <table:table-cell office:value-type="float" office:value="247.083">
                <text:p>247.0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5.497">
                <text:p>675.497</text:p>
              </table:table-cell>
              <table:table-cell office:value-type="float" office:value="247.088">
                <text:p>247.0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6.512">
                <text:p>676.512</text:p>
              </table:table-cell>
              <table:table-cell office:value-type="float" office:value="247.102">
                <text:p>247.1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7.49">
                <text:p>677.49</text:p>
              </table:table-cell>
              <table:table-cell office:value-type="float" office:value="247.192">
                <text:p>247.1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8.527">
                <text:p>678.527</text:p>
              </table:table-cell>
              <table:table-cell office:value-type="float" office:value="247.243">
                <text:p>247.2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9.526">
                <text:p>679.526</text:p>
              </table:table-cell>
              <table:table-cell office:value-type="float" office:value="247.268">
                <text:p>247.2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0.563">
                <text:p>680.563</text:p>
              </table:table-cell>
              <table:table-cell office:value-type="float" office:value="247.257">
                <text:p>247.2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1.593">
                <text:p>681.593</text:p>
              </table:table-cell>
              <table:table-cell office:value-type="float" office:value="247.29">
                <text:p>247.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2.595">
                <text:p>682.595</text:p>
              </table:table-cell>
              <table:table-cell office:value-type="float" office:value="247.335">
                <text:p>247.33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83.606">
                <text:p>683.606</text:p>
              </table:table-cell>
              <table:table-cell office:value-type="float" office:value="247.333">
                <text:p>247.3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84.626">
                <text:p>684.626</text:p>
              </table:table-cell>
              <table:table-cell office:value-type="float" office:value="247.335">
                <text:p>247.3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85.642">
                <text:p>685.642</text:p>
              </table:table-cell>
              <table:table-cell office:value-type="float" office:value="247.385">
                <text:p>247.3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6.643">
                <text:p>686.643</text:p>
              </table:table-cell>
              <table:table-cell office:value-type="float" office:value="247.42">
                <text:p>247.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7.651">
                <text:p>687.651</text:p>
              </table:table-cell>
              <table:table-cell office:value-type="float" office:value="247.453">
                <text:p>247.4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8.681">
                <text:p>688.681</text:p>
              </table:table-cell>
              <table:table-cell office:value-type="float" office:value="247.55">
                <text:p>247.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9.678">
                <text:p>689.678</text:p>
              </table:table-cell>
              <table:table-cell office:value-type="float" office:value="247.608">
                <text:p>247.6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0.685">
                <text:p>690.685</text:p>
              </table:table-cell>
              <table:table-cell office:value-type="float" office:value="247.662">
                <text:p>247.6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1.718">
                <text:p>691.718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2.716">
                <text:p>692.716</text:p>
              </table:table-cell>
              <table:table-cell office:value-type="float" office:value="247.725">
                <text:p>247.7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93.72">
                <text:p>693.72</text:p>
              </table:table-cell>
              <table:table-cell office:value-type="float" office:value="247.725">
                <text:p>247.7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4.732">
                <text:p>694.732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5.761">
                <text:p>695.761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6.816">
                <text:p>696.816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7.793">
                <text:p>697.793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8.844">
                <text:p>698.844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9.814">
                <text:p>699.814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0.837">
                <text:p>700.837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1.841">
                <text:p>701.841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2.882">
                <text:p>702.882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3.875">
                <text:p>703.875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4.878">
                <text:p>704.878</text:p>
              </table:table-cell>
              <table:table-cell office:value-type="float" office:value="247.782">
                <text:p>247.7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5.918">
                <text:p>705.918</text:p>
              </table:table-cell>
              <table:table-cell office:value-type="float" office:value="251.795">
                <text:p>251.7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6.971">
                <text:p>706.971</text:p>
              </table:table-cell>
              <table:table-cell office:value-type="float" office:value="252.483">
                <text:p>252.4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7.96">
                <text:p>707.96</text:p>
              </table:table-cell>
              <table:table-cell office:value-type="float" office:value="252.565">
                <text:p>252.5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8.965">
                <text:p>708.965</text:p>
              </table:table-cell>
              <table:table-cell office:value-type="float" office:value="252.53">
                <text:p>252.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9.963">
                <text:p>709.963</text:p>
              </table:table-cell>
              <table:table-cell office:value-type="float" office:value="252.608">
                <text:p>252.6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1">
                <text:p>711</text:p>
              </table:table-cell>
              <table:table-cell office:value-type="float" office:value="252.727">
                <text:p>252.7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1.999">
                <text:p>711.999</text:p>
              </table:table-cell>
              <table:table-cell office:value-type="float" office:value="252.773">
                <text:p>252.77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2.997">
                <text:p>712.997</text:p>
              </table:table-cell>
              <table:table-cell office:value-type="float" office:value="252.775">
                <text:p>252.7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3.996">
                <text:p>713.996</text:p>
              </table:table-cell>
              <table:table-cell office:value-type="float" office:value="252.817">
                <text:p>252.8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14.997">
                <text:p>714.997</text:p>
              </table:table-cell>
              <table:table-cell office:value-type="float" office:value="252.898">
                <text:p>252.8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6.001">
                <text:p>716.001</text:p>
              </table:table-cell>
              <table:table-cell office:value-type="float" office:value="253.037">
                <text:p>253.0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7.037">
                <text:p>717.037</text:p>
              </table:table-cell>
              <table:table-cell office:value-type="float" office:value="253.075">
                <text:p>253.0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8.036">
                <text:p>718.036</text:p>
              </table:table-cell>
              <table:table-cell office:value-type="float" office:value="253.093">
                <text:p>253.0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9.08">
                <text:p>719.08</text:p>
              </table:table-cell>
              <table:table-cell office:value-type="float" office:value="253.105">
                <text:p>253.1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20.083">
                <text:p>720.083</text:p>
              </table:table-cell>
              <table:table-cell office:value-type="float" office:value="253.17">
                <text:p>253.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1.086">
                <text:p>721.086</text:p>
              </table:table-cell>
              <table:table-cell office:value-type="float" office:value="253.17">
                <text:p>253.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22.1">
                <text:p>722.1</text:p>
              </table:table-cell>
              <table:table-cell office:value-type="float" office:value="253.155">
                <text:p>253.1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23.113">
                <text:p>723.113</text:p>
              </table:table-cell>
              <table:table-cell office:value-type="float" office:value="253.24">
                <text:p>253.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24.153">
                <text:p>724.153</text:p>
              </table:table-cell>
              <table:table-cell office:value-type="float" office:value="253.278">
                <text:p>253.2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25.151">
                <text:p>725.151</text:p>
              </table:table-cell>
              <table:table-cell office:value-type="float" office:value="253.29">
                <text:p>253.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26.166">
                <text:p>726.166</text:p>
              </table:table-cell>
              <table:table-cell office:value-type="float" office:value="253.718">
                <text:p>253.7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7.153">
                <text:p>727.153</text:p>
              </table:table-cell>
              <table:table-cell office:value-type="float" office:value="254.12">
                <text:p>254.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8.175">
                <text:p>728.175</text:p>
              </table:table-cell>
              <table:table-cell office:value-type="float" office:value="254.25">
                <text:p>254.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9.189">
                <text:p>729.189</text:p>
              </table:table-cell>
              <table:table-cell office:value-type="float" office:value="254.315">
                <text:p>254.3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0.182">
                <text:p>730.182</text:p>
              </table:table-cell>
              <table:table-cell office:value-type="float" office:value="254.325">
                <text:p>254.3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1.223">
                <text:p>731.223</text:p>
              </table:table-cell>
              <table:table-cell office:value-type="float" office:value="254.377">
                <text:p>254.37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2.218">
                <text:p>732.218</text:p>
              </table:table-cell>
              <table:table-cell office:value-type="float" office:value="254.44">
                <text:p>254.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3.226">
                <text:p>733.226</text:p>
              </table:table-cell>
              <table:table-cell office:value-type="float" office:value="254.438">
                <text:p>254.4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4.217">
                <text:p>734.217</text:p>
              </table:table-cell>
              <table:table-cell office:value-type="float" office:value="254.45">
                <text:p>254.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5.245">
                <text:p>735.245</text:p>
              </table:table-cell>
              <table:table-cell office:value-type="float" office:value="254.46">
                <text:p>254.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6.291">
                <text:p>736.291</text:p>
              </table:table-cell>
              <table:table-cell office:value-type="float" office:value="254.502">
                <text:p>254.5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7.268">
                <text:p>737.268</text:p>
              </table:table-cell>
              <table:table-cell office:value-type="float" office:value="254.435">
                <text:p>254.4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8.302">
                <text:p>738.302</text:p>
              </table:table-cell>
              <table:table-cell office:value-type="float" office:value="254.57">
                <text:p>254.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9.297">
                <text:p>739.297</text:p>
              </table:table-cell>
              <table:table-cell office:value-type="float" office:value="254.688">
                <text:p>254.6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0.3">
                <text:p>740.3</text:p>
              </table:table-cell>
              <table:table-cell office:value-type="float" office:value="254.692">
                <text:p>254.6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1.302">
                <text:p>741.302</text:p>
              </table:table-cell>
              <table:table-cell office:value-type="float" office:value="254.705">
                <text:p>254.7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2.298">
                <text:p>742.298</text:p>
              </table:table-cell>
              <table:table-cell office:value-type="float" office:value="254.722">
                <text:p>254.7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3.312">
                <text:p>743.312</text:p>
              </table:table-cell>
              <table:table-cell office:value-type="float" office:value="254.735">
                <text:p>254.7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4.353">
                <text:p>744.353</text:p>
              </table:table-cell>
              <table:table-cell office:value-type="float" office:value="254.71">
                <text:p>254.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5.351">
                <text:p>745.351</text:p>
              </table:table-cell>
              <table:table-cell office:value-type="float" office:value="254.668">
                <text:p>254.6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6.344">
                <text:p>746.344</text:p>
              </table:table-cell>
              <table:table-cell office:value-type="float" office:value="254.63">
                <text:p>254.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7.349">
                <text:p>747.349</text:p>
              </table:table-cell>
              <table:table-cell office:value-type="float" office:value="254.662">
                <text:p>254.6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8.345">
                <text:p>748.345</text:p>
              </table:table-cell>
              <table:table-cell office:value-type="float" office:value="254.705">
                <text:p>254.7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9.381">
                <text:p>749.381</text:p>
              </table:table-cell>
              <table:table-cell office:value-type="float" office:value="254.727">
                <text:p>254.7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0.406">
                <text:p>750.406</text:p>
              </table:table-cell>
              <table:table-cell office:value-type="float" office:value="254.727">
                <text:p>254.7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1.442">
                <text:p>751.442</text:p>
              </table:table-cell>
              <table:table-cell office:value-type="float" office:value="254.738">
                <text:p>254.7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2.442">
                <text:p>752.442</text:p>
              </table:table-cell>
              <table:table-cell office:value-type="float" office:value="254.733">
                <text:p>254.7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3.458">
                <text:p>753.458</text:p>
              </table:table-cell>
              <table:table-cell office:value-type="float" office:value="254.775">
                <text:p>254.7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4.448">
                <text:p>754.448</text:p>
              </table:table-cell>
              <table:table-cell office:value-type="float" office:value="254.81">
                <text:p>254.8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5.458">
                <text:p>755.458</text:p>
              </table:table-cell>
              <table:table-cell office:value-type="float" office:value="254.765">
                <text:p>254.7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6.501">
                <text:p>756.501</text:p>
              </table:table-cell>
              <table:table-cell office:value-type="float" office:value="254.795">
                <text:p>254.7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7.514">
                <text:p>757.514</text:p>
              </table:table-cell>
              <table:table-cell office:value-type="float" office:value="254.84">
                <text:p>254.8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8.523">
                <text:p>758.523</text:p>
              </table:table-cell>
              <table:table-cell office:value-type="float" office:value="254.852">
                <text:p>254.8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9.514">
                <text:p>759.514</text:p>
              </table:table-cell>
              <table:table-cell office:value-type="float" office:value="254.888">
                <text:p>254.8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0.53">
                <text:p>760.53</text:p>
              </table:table-cell>
              <table:table-cell office:value-type="float" office:value="254.953">
                <text:p>254.9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1.585">
                <text:p>761.585</text:p>
              </table:table-cell>
              <table:table-cell office:value-type="float" office:value="255.01">
                <text:p>255.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2.591">
                <text:p>762.591</text:p>
              </table:table-cell>
              <table:table-cell office:value-type="float" office:value="255.118">
                <text:p>255.1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3.584">
                <text:p>763.584</text:p>
              </table:table-cell>
              <table:table-cell office:value-type="float" office:value="255.1">
                <text:p>255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64.587">
                <text:p>764.587</text:p>
              </table:table-cell>
              <table:table-cell office:value-type="float" office:value="255.095">
                <text:p>255.0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65.628">
                <text:p>765.628</text:p>
              </table:table-cell>
              <table:table-cell office:value-type="float" office:value="255.093">
                <text:p>255.0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6.625">
                <text:p>766.625</text:p>
              </table:table-cell>
              <table:table-cell office:value-type="float" office:value="255.09">
                <text:p>255.0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7.625">
                <text:p>767.625</text:p>
              </table:table-cell>
              <table:table-cell office:value-type="float" office:value="255.085">
                <text:p>255.0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8.691">
                <text:p>768.691</text:p>
              </table:table-cell>
              <table:table-cell office:value-type="float" office:value="254.977">
                <text:p>254.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9.729">
                <text:p>769.729</text:p>
              </table:table-cell>
              <table:table-cell office:value-type="float" office:value="255.085">
                <text:p>255.0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0.724">
                <text:p>770.724</text:p>
              </table:table-cell>
              <table:table-cell office:value-type="float" office:value="255.08">
                <text:p>255.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1.728">
                <text:p>771.728</text:p>
              </table:table-cell>
              <table:table-cell office:value-type="float" office:value="255.058">
                <text:p>255.0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72.728">
                <text:p>772.728</text:p>
              </table:table-cell>
              <table:table-cell office:value-type="float" office:value="255.073">
                <text:p>255.0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3.744">
                <text:p>773.744</text:p>
              </table:table-cell>
              <table:table-cell office:value-type="float" office:value="255.07">
                <text:p>255.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4.779">
                <text:p>774.779</text:p>
              </table:table-cell>
              <table:table-cell office:value-type="float" office:value="255.065">
                <text:p>255.06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75.808">
                <text:p>775.808</text:p>
              </table:table-cell>
              <table:table-cell office:value-type="float" office:value="255.065">
                <text:p>255.0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6.827">
                <text:p>776.827</text:p>
              </table:table-cell>
              <table:table-cell office:value-type="float" office:value="255.05">
                <text:p>255.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7.829">
                <text:p>777.829</text:p>
              </table:table-cell>
              <table:table-cell office:value-type="float" office:value="255.05">
                <text:p>255.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8.868">
                <text:p>778.868</text:p>
              </table:table-cell>
              <table:table-cell office:value-type="float" office:value="255.043">
                <text:p>255.0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9.897">
                <text:p>779.897</text:p>
              </table:table-cell>
              <table:table-cell office:value-type="float" office:value="255.043">
                <text:p>255.0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0.906">
                <text:p>780.906</text:p>
              </table:table-cell>
              <table:table-cell office:value-type="float" office:value="255.04">
                <text:p>255.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1.9">
                <text:p>781.9</text:p>
              </table:table-cell>
              <table:table-cell office:value-type="float" office:value="255.045">
                <text:p>255.0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82.894">
                <text:p>782.894</text:p>
              </table:table-cell>
              <table:table-cell office:value-type="float" office:value="255.045">
                <text:p>255.0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3.894">
                <text:p>783.894</text:p>
              </table:table-cell>
              <table:table-cell office:value-type="float" office:value="255.045">
                <text:p>255.0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4.913">
                <text:p>784.913</text:p>
              </table:table-cell>
              <table:table-cell office:value-type="float" office:value="255.045">
                <text:p>255.0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85.942">
                <text:p>785.942</text:p>
              </table:table-cell>
              <table:table-cell office:value-type="float" office:value="255.048">
                <text:p>255.0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6.932">
                <text:p>786.932</text:p>
              </table:table-cell>
              <table:table-cell office:value-type="float" office:value="255.045">
                <text:p>255.0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7.923">
                <text:p>787.923</text:p>
              </table:table-cell>
              <table:table-cell office:value-type="float" office:value="255.045">
                <text:p>255.0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8.971">
                <text:p>788.971</text:p>
              </table:table-cell>
              <table:table-cell office:value-type="float" office:value="257.788">
                <text:p>257.7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9.967">
                <text:p>789.967</text:p>
              </table:table-cell>
              <table:table-cell office:value-type="float" office:value="255.793">
                <text:p>255.7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0.996">
                <text:p>790.996</text:p>
              </table:table-cell>
              <table:table-cell office:value-type="float" office:value="257.27">
                <text:p>257.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1.998">
                <text:p>791.998</text:p>
              </table:table-cell>
              <table:table-cell office:value-type="float" office:value="257.115">
                <text:p>257.1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93.005">
                <text:p>793.005</text:p>
              </table:table-cell>
              <table:table-cell office:value-type="float" office:value="257.127">
                <text:p>257.12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4.002">
                <text:p>794.002</text:p>
              </table:table-cell>
              <table:table-cell office:value-type="float" office:value="257.18">
                <text:p>257.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95.053">
                <text:p>795.053</text:p>
              </table:table-cell>
              <table:table-cell office:value-type="float" office:value="257.18">
                <text:p>257.1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96.038">
                <text:p>796.038</text:p>
              </table:table-cell>
              <table:table-cell office:value-type="float" office:value="257.18">
                <text:p>257.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97.077">
                <text:p>797.077</text:p>
              </table:table-cell>
              <table:table-cell office:value-type="float" office:value="257.178">
                <text:p>257.17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8.106">
                <text:p>798.106</text:p>
              </table:table-cell>
              <table:table-cell office:value-type="float" office:value="257.155">
                <text:p>257.1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9.126">
                <text:p>799.126</text:p>
              </table:table-cell>
              <table:table-cell office:value-type="float" office:value="257.18">
                <text:p>257.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0.126">
                <text:p>800.126</text:p>
              </table:table-cell>
              <table:table-cell office:value-type="float" office:value="257.168">
                <text:p>257.1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1.181">
                <text:p>801.181</text:p>
              </table:table-cell>
              <table:table-cell office:value-type="float" office:value="257.413">
                <text:p>257.4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2.186">
                <text:p>802.186</text:p>
              </table:table-cell>
              <table:table-cell office:value-type="float" office:value="257.49">
                <text:p>257.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3.175">
                <text:p>803.175</text:p>
              </table:table-cell>
              <table:table-cell office:value-type="float" office:value="257.545">
                <text:p>257.5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4.154">
                <text:p>804.154</text:p>
              </table:table-cell>
              <table:table-cell office:value-type="float" office:value="257.605">
                <text:p>257.6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5.187">
                <text:p>805.187</text:p>
              </table:table-cell>
              <table:table-cell office:value-type="float" office:value="257.59">
                <text:p>257.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6.193">
                <text:p>806.193</text:p>
              </table:table-cell>
              <table:table-cell office:value-type="float" office:value="257.642">
                <text:p>257.6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7.193">
                <text:p>807.193</text:p>
              </table:table-cell>
              <table:table-cell office:value-type="float" office:value="257.675">
                <text:p>257.6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8.186">
                <text:p>808.186</text:p>
              </table:table-cell>
              <table:table-cell office:value-type="float" office:value="257.69">
                <text:p>257.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9.225">
                <text:p>809.225</text:p>
              </table:table-cell>
              <table:table-cell office:value-type="float" office:value="257.735">
                <text:p>257.7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10.218">
                <text:p>810.218</text:p>
              </table:table-cell>
              <table:table-cell office:value-type="float" office:value="257.865">
                <text:p>257.8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11.226">
                <text:p>811.226</text:p>
              </table:table-cell>
              <table:table-cell office:value-type="float" office:value="257.955">
                <text:p>257.9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2.226">
                <text:p>812.226</text:p>
              </table:table-cell>
              <table:table-cell office:value-type="float" office:value="258.022">
                <text:p>258.0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13.261">
                <text:p>813.261</text:p>
              </table:table-cell>
              <table:table-cell office:value-type="float" office:value="258.028">
                <text:p>258.0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4.252">
                <text:p>814.252</text:p>
              </table:table-cell>
              <table:table-cell office:value-type="float" office:value="258.035">
                <text:p>258.0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15.259">
                <text:p>815.259</text:p>
              </table:table-cell>
              <table:table-cell office:value-type="float" office:value="258.245">
                <text:p>258.2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16.262">
                <text:p>816.262</text:p>
              </table:table-cell>
              <table:table-cell office:value-type="float" office:value="258.178">
                <text:p>258.17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17.3">
                <text:p>817.3</text:p>
              </table:table-cell>
              <table:table-cell office:value-type="float" office:value="258.387">
                <text:p>258.3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8.331">
                <text:p>818.331</text:p>
              </table:table-cell>
              <table:table-cell office:value-type="float" office:value="258.343">
                <text:p>258.3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9.332">
                <text:p>819.332</text:p>
              </table:table-cell>
              <table:table-cell office:value-type="float" office:value="258.442">
                <text:p>258.4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20.361">
                <text:p>820.361</text:p>
              </table:table-cell>
              <table:table-cell office:value-type="float" office:value="258.572">
                <text:p>258.5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1.364">
                <text:p>821.364</text:p>
              </table:table-cell>
              <table:table-cell office:value-type="float" office:value="258.7">
                <text:p>258.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2.363">
                <text:p>822.363</text:p>
              </table:table-cell>
              <table:table-cell office:value-type="float" office:value="258.785">
                <text:p>258.78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23.366">
                <text:p>823.366</text:p>
              </table:table-cell>
              <table:table-cell office:value-type="float" office:value="258.892">
                <text:p>258.8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24.402">
                <text:p>824.402</text:p>
              </table:table-cell>
              <table:table-cell office:value-type="float" office:value="258.935">
                <text:p>258.9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25.392">
                <text:p>825.392</text:p>
              </table:table-cell>
              <table:table-cell office:value-type="float" office:value="259.32">
                <text:p>259.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26.401">
                <text:p>826.401</text:p>
              </table:table-cell>
              <table:table-cell office:value-type="float" office:value="259.442">
                <text:p>259.4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27.449">
                <text:p>827.449</text:p>
              </table:table-cell>
              <table:table-cell office:value-type="float" office:value="259.58">
                <text:p>259.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8.449">
                <text:p>828.449</text:p>
              </table:table-cell>
              <table:table-cell office:value-type="float" office:value="259.812">
                <text:p>259.8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9.441">
                <text:p>829.441</text:p>
              </table:table-cell>
              <table:table-cell office:value-type="float" office:value="259.928">
                <text:p>259.9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0.455">
                <text:p>830.455</text:p>
              </table:table-cell>
              <table:table-cell office:value-type="float" office:value="260.142">
                <text:p>260.1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1.501">
                <text:p>831.501</text:p>
              </table:table-cell>
              <table:table-cell office:value-type="float" office:value="261.147">
                <text:p>261.14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2.517">
                <text:p>832.517</text:p>
              </table:table-cell>
              <table:table-cell office:value-type="float" office:value="261.72">
                <text:p>261.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3.532">
                <text:p>833.532</text:p>
              </table:table-cell>
              <table:table-cell office:value-type="float" office:value="262.022">
                <text:p>262.0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4.499">
                <text:p>834.499</text:p>
              </table:table-cell>
              <table:table-cell office:value-type="float" office:value="262.382">
                <text:p>262.38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5.529">
                <text:p>835.529</text:p>
              </table:table-cell>
              <table:table-cell office:value-type="float" office:value="262.795">
                <text:p>262.7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6.546">
                <text:p>836.546</text:p>
              </table:table-cell>
              <table:table-cell office:value-type="float" office:value="262.868">
                <text:p>262.8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7.544">
                <text:p>837.544</text:p>
              </table:table-cell>
              <table:table-cell office:value-type="float" office:value="263.452">
                <text:p>263.4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8.566">
                <text:p>838.566</text:p>
              </table:table-cell>
              <table:table-cell office:value-type="float" office:value="263.65">
                <text:p>263.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.593">
                <text:p>839.593</text:p>
              </table:table-cell>
              <table:table-cell office:value-type="float" office:value="263.882">
                <text:p>263.8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0.581">
                <text:p>840.581</text:p>
              </table:table-cell>
              <table:table-cell office:value-type="float" office:value="264.31">
                <text:p>264.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1.636">
                <text:p>841.636</text:p>
              </table:table-cell>
              <table:table-cell office:value-type="float" office:value="264.44">
                <text:p>264.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2.698">
                <text:p>842.698</text:p>
              </table:table-cell>
              <table:table-cell office:value-type="float" office:value="264.69">
                <text:p>264.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3.731">
                <text:p>843.731</text:p>
              </table:table-cell>
              <table:table-cell office:value-type="float" office:value="265.012">
                <text:p>265.0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44.702">
                <text:p>844.702</text:p>
              </table:table-cell>
              <table:table-cell office:value-type="float" office:value="265.533">
                <text:p>265.5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45.741">
                <text:p>845.741</text:p>
              </table:table-cell>
              <table:table-cell office:value-type="float" office:value="265.778">
                <text:p>265.7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46.737">
                <text:p>846.737</text:p>
              </table:table-cell>
              <table:table-cell office:value-type="float" office:value="266.215">
                <text:p>266.2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7.776">
                <text:p>847.776</text:p>
              </table:table-cell>
              <table:table-cell office:value-type="float" office:value="266.435">
                <text:p>266.4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8.842">
                <text:p>848.842</text:p>
              </table:table-cell>
              <table:table-cell office:value-type="float" office:value="266.655">
                <text:p>266.6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9.834">
                <text:p>849.834</text:p>
              </table:table-cell>
              <table:table-cell office:value-type="float" office:value="266.803">
                <text:p>266.8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0.839">
                <text:p>850.839</text:p>
              </table:table-cell>
              <table:table-cell office:value-type="float" office:value="267.045">
                <text:p>267.0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1.864">
                <text:p>851.864</text:p>
              </table:table-cell>
              <table:table-cell office:value-type="float" office:value="267.233">
                <text:p>267.2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2.837">
                <text:p>852.837</text:p>
              </table:table-cell>
              <table:table-cell office:value-type="float" office:value="268.105">
                <text:p>268.1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3.865">
                <text:p>853.865</text:p>
              </table:table-cell>
              <table:table-cell office:value-type="float" office:value="266.353">
                <text:p>266.3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4.875">
                <text:p>854.875</text:p>
              </table:table-cell>
              <table:table-cell office:value-type="float" office:value="266.595">
                <text:p>266.5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5.874">
                <text:p>855.874</text:p>
              </table:table-cell>
              <table:table-cell office:value-type="float" office:value="266.675">
                <text:p>266.6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6.869">
                <text:p>856.869</text:p>
              </table:table-cell>
              <table:table-cell office:value-type="float" office:value="266.707">
                <text:p>266.7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7.909">
                <text:p>857.909</text:p>
              </table:table-cell>
              <table:table-cell office:value-type="float" office:value="266.712">
                <text:p>266.7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8.908">
                <text:p>858.908</text:p>
              </table:table-cell>
              <table:table-cell office:value-type="float" office:value="266.707">
                <text:p>266.7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9.975">
                <text:p>859.975</text:p>
              </table:table-cell>
              <table:table-cell office:value-type="float" office:value="266.71">
                <text:p>266.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0.938">
                <text:p>860.938</text:p>
              </table:table-cell>
              <table:table-cell office:value-type="float" office:value="266.712">
                <text:p>266.7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61.937">
                <text:p>861.937</text:p>
              </table:table-cell>
              <table:table-cell office:value-type="float" office:value="266.74">
                <text:p>266.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3.011">
                <text:p>863.011</text:p>
              </table:table-cell>
              <table:table-cell office:value-type="float" office:value="266.735">
                <text:p>266.7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64.065">
                <text:p>864.065</text:p>
              </table:table-cell>
              <table:table-cell office:value-type="float" office:value="266.735">
                <text:p>266.7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65.062">
                <text:p>865.062</text:p>
              </table:table-cell>
              <table:table-cell office:value-type="float" office:value="266.755">
                <text:p>266.7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66.094">
                <text:p>866.094</text:p>
              </table:table-cell>
              <table:table-cell office:value-type="float" office:value="266.76">
                <text:p>266.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67.15">
                <text:p>867.15</text:p>
              </table:table-cell>
              <table:table-cell office:value-type="float" office:value="266.788">
                <text:p>266.7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68.165">
                <text:p>868.165</text:p>
              </table:table-cell>
              <table:table-cell office:value-type="float" office:value="266.798">
                <text:p>266.7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9.157">
                <text:p>869.157</text:p>
              </table:table-cell>
              <table:table-cell office:value-type="float" office:value="266.803">
                <text:p>266.8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70.193">
                <text:p>870.193</text:p>
              </table:table-cell>
              <table:table-cell office:value-type="float" office:value="266.832">
                <text:p>266.8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71.2">
                <text:p>871.2</text:p>
              </table:table-cell>
              <table:table-cell office:value-type="float" office:value="267.095">
                <text:p>267.0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72.202">
                <text:p>872.202</text:p>
              </table:table-cell>
              <table:table-cell office:value-type="float" office:value="270.752">
                <text:p>270.7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3.234">
                <text:p>873.234</text:p>
              </table:table-cell>
              <table:table-cell office:value-type="float" office:value="270.9">
                <text:p>270.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74.234">
                <text:p>874.234</text:p>
              </table:table-cell>
              <table:table-cell office:value-type="float" office:value="273.605">
                <text:p>273.6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75.234">
                <text:p>875.234</text:p>
              </table:table-cell>
              <table:table-cell office:value-type="float" office:value="273.058">
                <text:p>273.05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76.198">
                <text:p>876.198</text:p>
              </table:table-cell>
              <table:table-cell office:value-type="float" office:value="273.038">
                <text:p>273.0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77.268">
                <text:p>877.268</text:p>
              </table:table-cell>
              <table:table-cell office:value-type="float" office:value="273.015">
                <text:p>273.0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78.275">
                <text:p>878.275</text:p>
              </table:table-cell>
              <table:table-cell office:value-type="float" office:value="273.127">
                <text:p>273.1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9.314">
                <text:p>879.314</text:p>
              </table:table-cell>
              <table:table-cell office:value-type="float" office:value="273.113">
                <text:p>273.1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80.315">
                <text:p>880.315</text:p>
              </table:table-cell>
              <table:table-cell office:value-type="float" office:value="273.113">
                <text:p>273.1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81.305">
                <text:p>881.305</text:p>
              </table:table-cell>
              <table:table-cell office:value-type="float" office:value="274.908">
                <text:p>274.9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82.344">
                <text:p>882.344</text:p>
              </table:table-cell>
              <table:table-cell office:value-type="float" office:value="273.762">
                <text:p>273.7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3.342">
                <text:p>883.342</text:p>
              </table:table-cell>
              <table:table-cell office:value-type="float" office:value="273.78">
                <text:p>273.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84.373">
                <text:p>884.373</text:p>
              </table:table-cell>
              <table:table-cell office:value-type="float" office:value="273.798">
                <text:p>273.79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85.332">
                <text:p>885.332</text:p>
              </table:table-cell>
              <table:table-cell office:value-type="float" office:value="273.803">
                <text:p>273.8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86.316">
                <text:p>886.316</text:p>
              </table:table-cell>
              <table:table-cell office:value-type="float" office:value="273.81">
                <text:p>273.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87.341">
                <text:p>887.341</text:p>
              </table:table-cell>
              <table:table-cell office:value-type="float" office:value="276.012">
                <text:p>276.0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88.414">
                <text:p>888.414</text:p>
              </table:table-cell>
              <table:table-cell office:value-type="float" office:value="277.058">
                <text:p>277.0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9.448">
                <text:p>889.448</text:p>
              </table:table-cell>
              <table:table-cell office:value-type="float" office:value="277.392">
                <text:p>277.3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0.484">
                <text:p>890.484</text:p>
              </table:table-cell>
              <table:table-cell office:value-type="float" office:value="277.548">
                <text:p>277.5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1.494">
                <text:p>891.494</text:p>
              </table:table-cell>
              <table:table-cell office:value-type="float" office:value="277.812">
                <text:p>277.8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2.529">
                <text:p>892.529</text:p>
              </table:table-cell>
              <table:table-cell office:value-type="float" office:value="278.11">
                <text:p>278.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3.524">
                <text:p>893.524</text:p>
              </table:table-cell>
              <table:table-cell office:value-type="float" office:value="278.285">
                <text:p>278.2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4.554">
                <text:p>894.554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5.58">
                <text:p>895.58</text:p>
              </table:table-cell>
              <table:table-cell office:value-type="float" office:value="278.827">
                <text:p>278.82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96.614">
                <text:p>896.614</text:p>
              </table:table-cell>
              <table:table-cell office:value-type="float" office:value="278.998">
                <text:p>278.9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97.616">
                <text:p>897.616</text:p>
              </table:table-cell>
              <table:table-cell office:value-type="float" office:value="279.1">
                <text:p>279.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8.691">
                <text:p>898.691</text:p>
              </table:table-cell>
              <table:table-cell office:value-type="float" office:value="279.293">
                <text:p>279.2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9.739">
                <text:p>899.739</text:p>
              </table:table-cell>
              <table:table-cell office:value-type="float" office:value="279.495">
                <text:p>279.4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0.768">
                <text:p>900.768</text:p>
              </table:table-cell>
              <table:table-cell office:value-type="float" office:value="280.113">
                <text:p>280.1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1.786">
                <text:p>901.786</text:p>
              </table:table-cell>
              <table:table-cell office:value-type="float" office:value="280.317">
                <text:p>280.3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2.82">
                <text:p>902.82</text:p>
              </table:table-cell>
              <table:table-cell office:value-type="float" office:value="280.707">
                <text:p>280.7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3.852">
                <text:p>903.852</text:p>
              </table:table-cell>
              <table:table-cell office:value-type="float" office:value="281.353">
                <text:p>281.35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4.836">
                <text:p>904.836</text:p>
              </table:table-cell>
              <table:table-cell office:value-type="float" office:value="281.538">
                <text:p>281.5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5.88">
                <text:p>905.88</text:p>
              </table:table-cell>
              <table:table-cell office:value-type="float" office:value="281.765">
                <text:p>281.7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6.88">
                <text:p>906.88</text:p>
              </table:table-cell>
              <table:table-cell office:value-type="float" office:value="282.145">
                <text:p>282.1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7.88">
                <text:p>907.88</text:p>
              </table:table-cell>
              <table:table-cell office:value-type="float" office:value="282.425">
                <text:p>282.4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8.889">
                <text:p>908.889</text:p>
              </table:table-cell>
              <table:table-cell office:value-type="float" office:value="282.577">
                <text:p>282.5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9.899">
                <text:p>909.899</text:p>
              </table:table-cell>
              <table:table-cell office:value-type="float" office:value="283.088">
                <text:p>283.08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10.931">
                <text:p>910.931</text:p>
              </table:table-cell>
              <table:table-cell office:value-type="float" office:value="283.408">
                <text:p>283.4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1.951">
                <text:p>911.951</text:p>
              </table:table-cell>
              <table:table-cell office:value-type="float" office:value="284.495">
                <text:p>284.4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2.945">
                <text:p>912.945</text:p>
              </table:table-cell>
              <table:table-cell office:value-type="float" office:value="284.733">
                <text:p>284.7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3.953">
                <text:p>913.953</text:p>
              </table:table-cell>
              <table:table-cell office:value-type="float" office:value="285.322">
                <text:p>285.3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14.98">
                <text:p>914.98</text:p>
              </table:table-cell>
              <table:table-cell office:value-type="float" office:value="286.125">
                <text:p>286.1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16.037">
                <text:p>916.037</text:p>
              </table:table-cell>
              <table:table-cell office:value-type="float" office:value="286.332">
                <text:p>286.3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17.056">
                <text:p>917.056</text:p>
              </table:table-cell>
              <table:table-cell office:value-type="float" office:value="286.723">
                <text:p>286.7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18.055">
                <text:p>918.055</text:p>
              </table:table-cell>
              <table:table-cell office:value-type="float" office:value="287.088">
                <text:p>287.08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19.058">
                <text:p>919.058</text:p>
              </table:table-cell>
              <table:table-cell office:value-type="float" office:value="287.32">
                <text:p>287.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20.084">
                <text:p>920.084</text:p>
              </table:table-cell>
              <table:table-cell office:value-type="float" office:value="287.642">
                <text:p>287.6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1.093">
                <text:p>921.093</text:p>
              </table:table-cell>
              <table:table-cell office:value-type="float" office:value="288.08">
                <text:p>288.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2.088">
                <text:p>922.088</text:p>
              </table:table-cell>
              <table:table-cell office:value-type="float" office:value="288.327">
                <text:p>288.32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3.09">
                <text:p>923.09</text:p>
              </table:table-cell>
              <table:table-cell office:value-type="float" office:value="288.66">
                <text:p>288.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4.082">
                <text:p>924.082</text:p>
              </table:table-cell>
              <table:table-cell office:value-type="float" office:value="289.067">
                <text:p>289.0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5.098">
                <text:p>925.098</text:p>
              </table:table-cell>
              <table:table-cell office:value-type="float" office:value="289.353">
                <text:p>289.35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26.092">
                <text:p>926.092</text:p>
              </table:table-cell>
              <table:table-cell office:value-type="float" office:value="289.68">
                <text:p>289.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27.099">
                <text:p>927.099</text:p>
              </table:table-cell>
              <table:table-cell office:value-type="float" office:value="289.855">
                <text:p>289.8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8.093">
                <text:p>928.093</text:p>
              </table:table-cell>
              <table:table-cell office:value-type="float" office:value="289.993">
                <text:p>289.9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9.084">
                <text:p>929.084</text:p>
              </table:table-cell>
              <table:table-cell office:value-type="float" office:value="290.358">
                <text:p>290.35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30.091">
                <text:p>930.091</text:p>
              </table:table-cell>
              <table:table-cell office:value-type="float" office:value="290.82">
                <text:p>290.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31.1">
                <text:p>931.1</text:p>
              </table:table-cell>
              <table:table-cell office:value-type="float" office:value="290.942">
                <text:p>290.94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32.094">
                <text:p>932.094</text:p>
              </table:table-cell>
              <table:table-cell office:value-type="float" office:value="291.375">
                <text:p>291.3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33.089">
                <text:p>933.089</text:p>
              </table:table-cell>
              <table:table-cell office:value-type="float" office:value="291.78">
                <text:p>291.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4.157">
                <text:p>934.157</text:p>
              </table:table-cell>
              <table:table-cell office:value-type="float" office:value="292.69">
                <text:p>292.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5.187">
                <text:p>935.18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36.179">
                <text:p>936.179</text:p>
              </table:table-cell>
              <table:table-cell office:value-type="float" office:value="293.863">
                <text:p>293.8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37.207">
                <text:p>937.207</text:p>
              </table:table-cell>
              <table:table-cell office:value-type="float" office:value="294.653">
                <text:p>294.6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38.205">
                <text:p>938.205</text:p>
              </table:table-cell>
              <table:table-cell office:value-type="float" office:value="295.01">
                <text:p>295.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39.221">
                <text:p>939.221</text:p>
              </table:table-cell>
              <table:table-cell office:value-type="float" office:value="295.822">
                <text:p>295.8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40.316">
                <text:p>940.316</text:p>
              </table:table-cell>
              <table:table-cell office:value-type="float" office:value="296.223">
                <text:p>296.2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41.279">
                <text:p>941.279</text:p>
              </table:table-cell>
              <table:table-cell office:value-type="float" office:value="296.365">
                <text:p>296.36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42.273">
                <text:p>942.273</text:p>
              </table:table-cell>
              <table:table-cell office:value-type="float" office:value="293.77">
                <text:p>293.7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3.262">
                <text:p>943.262</text:p>
              </table:table-cell>
              <table:table-cell office:value-type="float" office:value="294.655">
                <text:p>294.6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4.278">
                <text:p>944.278</text:p>
              </table:table-cell>
              <table:table-cell office:value-type="float" office:value="294.595">
                <text:p>294.59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45.317">
                <text:p>945.317</text:p>
              </table:table-cell>
              <table:table-cell office:value-type="float" office:value="294.603">
                <text:p>294.6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46.314">
                <text:p>946.314</text:p>
              </table:table-cell>
              <table:table-cell office:value-type="float" office:value="294.605">
                <text:p>294.6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47.343">
                <text:p>947.343</text:p>
              </table:table-cell>
              <table:table-cell office:value-type="float" office:value="294.608">
                <text:p>294.6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48.368">
                <text:p>948.368</text:p>
              </table:table-cell>
              <table:table-cell office:value-type="float" office:value="294.61">
                <text:p>294.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9.393">
                <text:p>949.393</text:p>
              </table:table-cell>
              <table:table-cell office:value-type="float" office:value="294.615">
                <text:p>294.6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0.374">
                <text:p>950.374</text:p>
              </table:table-cell>
              <table:table-cell office:value-type="float" office:value="294.618">
                <text:p>294.6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1.403">
                <text:p>951.403</text:p>
              </table:table-cell>
              <table:table-cell office:value-type="float" office:value="294.623">
                <text:p>294.6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2.402">
                <text:p>952.402</text:p>
              </table:table-cell>
              <table:table-cell office:value-type="float" office:value="294.695">
                <text:p>294.6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3.459">
                <text:p>953.459</text:p>
              </table:table-cell>
              <table:table-cell office:value-type="float" office:value="298.91">
                <text:p>298.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4.469">
                <text:p>954.469</text:p>
              </table:table-cell>
              <table:table-cell office:value-type="float" office:value="299.285">
                <text:p>299.2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5.477">
                <text:p>955.477</text:p>
              </table:table-cell>
              <table:table-cell office:value-type="float" office:value="299.7">
                <text:p>299.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6.467">
                <text:p>956.467</text:p>
              </table:table-cell>
              <table:table-cell office:value-type="float" office:value="299.855">
                <text:p>299.8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7.503">
                <text:p>957.503</text:p>
              </table:table-cell>
              <table:table-cell office:value-type="float" office:value="300.055">
                <text:p>300.0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8.501">
                <text:p>958.501</text:p>
              </table:table-cell>
              <table:table-cell office:value-type="float" office:value="300.353">
                <text:p>300.3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9.535">
                <text:p>959.535</text:p>
              </table:table-cell>
              <table:table-cell office:value-type="float" office:value="300.94">
                <text:p>300.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60.559">
                <text:p>960.559</text:p>
              </table:table-cell>
              <table:table-cell office:value-type="float" office:value="301.408">
                <text:p>301.4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1.597">
                <text:p>961.597</text:p>
              </table:table-cell>
              <table:table-cell office:value-type="float" office:value="301.67">
                <text:p>301.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62.6">
                <text:p>962.6</text:p>
              </table:table-cell>
              <table:table-cell office:value-type="float" office:value="301.843">
                <text:p>301.8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3.605">
                <text:p>963.605</text:p>
              </table:table-cell>
              <table:table-cell office:value-type="float" office:value="302.19">
                <text:p>302.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4.604">
                <text:p>964.604</text:p>
              </table:table-cell>
              <table:table-cell office:value-type="float" office:value="302.24">
                <text:p>302.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65.601">
                <text:p>965.601</text:p>
              </table:table-cell>
              <table:table-cell office:value-type="float" office:value="302.728">
                <text:p>302.7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66.61">
                <text:p>966.61</text:p>
              </table:table-cell>
              <table:table-cell office:value-type="float" office:value="302.897">
                <text:p>302.89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67.609">
                <text:p>967.609</text:p>
              </table:table-cell>
              <table:table-cell office:value-type="float" office:value="303.485">
                <text:p>303.4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68.604">
                <text:p>968.604</text:p>
              </table:table-cell>
              <table:table-cell office:value-type="float" office:value="303.548">
                <text:p>303.5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69.627">
                <text:p>969.627</text:p>
              </table:table-cell>
              <table:table-cell office:value-type="float" office:value="304.067">
                <text:p>304.0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70.648">
                <text:p>970.648</text:p>
              </table:table-cell>
              <table:table-cell office:value-type="float" office:value="304.808">
                <text:p>304.8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71.646">
                <text:p>971.646</text:p>
              </table:table-cell>
              <table:table-cell office:value-type="float" office:value="304.97">
                <text:p>304.9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72.674">
                <text:p>972.674</text:p>
              </table:table-cell>
              <table:table-cell office:value-type="float" office:value="305.188">
                <text:p>305.1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73.652">
                <text:p>973.652</text:p>
              </table:table-cell>
              <table:table-cell office:value-type="float" office:value="305.442">
                <text:p>305.4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74.663">
                <text:p>974.663</text:p>
              </table:table-cell>
              <table:table-cell office:value-type="float" office:value="305.757">
                <text:p>305.7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5.694">
                <text:p>975.694</text:p>
              </table:table-cell>
              <table:table-cell office:value-type="float" office:value="305.99">
                <text:p>305.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76.688">
                <text:p>976.688</text:p>
              </table:table-cell>
              <table:table-cell office:value-type="float" office:value="306.155">
                <text:p>306.1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77.718">
                <text:p>977.718</text:p>
              </table:table-cell>
              <table:table-cell office:value-type="float" office:value="306.68">
                <text:p>306.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8.736">
                <text:p>978.736</text:p>
              </table:table-cell>
              <table:table-cell office:value-type="float" office:value="307.283">
                <text:p>307.28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79.731">
                <text:p>979.731</text:p>
              </table:table-cell>
              <table:table-cell office:value-type="float" office:value="307.855">
                <text:p>307.8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80.756">
                <text:p>980.756</text:p>
              </table:table-cell>
              <table:table-cell office:value-type="float" office:value="308.028">
                <text:p>308.0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81.758">
                <text:p>981.758</text:p>
              </table:table-cell>
              <table:table-cell office:value-type="float" office:value="308.423">
                <text:p>308.4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2.741">
                <text:p>982.741</text:p>
              </table:table-cell>
              <table:table-cell office:value-type="float" office:value="308.947">
                <text:p>308.94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3.774">
                <text:p>983.774</text:p>
              </table:table-cell>
              <table:table-cell office:value-type="float" office:value="309.553">
                <text:p>309.5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4.805">
                <text:p>984.805</text:p>
              </table:table-cell>
              <table:table-cell office:value-type="float" office:value="309.76">
                <text:p>309.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5.797">
                <text:p>985.797</text:p>
              </table:table-cell>
              <table:table-cell office:value-type="float" office:value="310.015">
                <text:p>310.0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6.793">
                <text:p>986.793</text:p>
              </table:table-cell>
              <table:table-cell office:value-type="float" office:value="307.195">
                <text:p>307.1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87.781">
                <text:p>987.781</text:p>
              </table:table-cell>
              <table:table-cell office:value-type="float" office:value="308.915">
                <text:p>308.9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88.806">
                <text:p>988.806</text:p>
              </table:table-cell>
              <table:table-cell office:value-type="float" office:value="308.995">
                <text:p>308.9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9.814">
                <text:p>989.814</text:p>
              </table:table-cell>
              <table:table-cell office:value-type="float" office:value="309.007">
                <text:p>309.0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90.832">
                <text:p>990.832</text:p>
              </table:table-cell>
              <table:table-cell office:value-type="float" office:value="309.08">
                <text:p>309.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1.831">
                <text:p>991.831</text:p>
              </table:table-cell>
              <table:table-cell office:value-type="float" office:value="309.098">
                <text:p>309.0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2.872">
                <text:p>992.872</text:p>
              </table:table-cell>
              <table:table-cell office:value-type="float" office:value="309.118">
                <text:p>309.1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3.869">
                <text:p>993.869</text:p>
              </table:table-cell>
              <table:table-cell office:value-type="float" office:value="309.105">
                <text:p>309.1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4.866">
                <text:p>994.866</text:p>
              </table:table-cell>
              <table:table-cell office:value-type="float" office:value="313.283">
                <text:p>313.28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5.912">
                <text:p>995.912</text:p>
              </table:table-cell>
              <table:table-cell office:value-type="float" office:value="314.09">
                <text:p>314.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6.909">
                <text:p>996.909</text:p>
              </table:table-cell>
              <table:table-cell office:value-type="float" office:value="314.408">
                <text:p>314.4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7.937">
                <text:p>997.937</text:p>
              </table:table-cell>
              <table:table-cell office:value-type="float" office:value="314.548">
                <text:p>314.5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8.999">
                <text:p>998.99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0">
                <text:p>1000</text:p>
              </table:table-cell>
              <table:table-cell office:value-type="float" office:value="315.29">
                <text:p>315.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1">
                <text:p>1001</text:p>
              </table:table-cell>
              <table:table-cell office:value-type="float" office:value="316.022">
                <text:p>316.0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2.01">
                <text:p>1002.01</text:p>
              </table:table-cell>
              <table:table-cell office:value-type="float" office:value="316.788">
                <text:p>316.7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3.01">
                <text:p>1003.01</text:p>
              </table:table-cell>
              <table:table-cell office:value-type="float" office:value="317.435">
                <text:p>317.4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4.04">
                <text:p>1004.04</text:p>
              </table:table-cell>
              <table:table-cell office:value-type="float" office:value="317.762">
                <text:p>317.7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5.04">
                <text:p>1005.04</text:p>
              </table:table-cell>
              <table:table-cell office:value-type="float" office:value="318.158">
                <text:p>318.15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6.09">
                <text:p>1006.09</text:p>
              </table:table-cell>
              <table:table-cell office:value-type="float" office:value="318.47">
                <text:p>318.4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7.08">
                <text:p>1007.08</text:p>
              </table:table-cell>
              <table:table-cell office:value-type="float" office:value="318.76">
                <text:p>318.7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8.09">
                <text:p>1008.09</text:p>
              </table:table-cell>
              <table:table-cell office:value-type="float" office:value="319.202">
                <text:p>319.2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9.09">
                <text:p>1009.09</text:p>
              </table:table-cell>
              <table:table-cell office:value-type="float" office:value="319.363">
                <text:p>319.36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10.1">
                <text:p>1010.1</text:p>
              </table:table-cell>
              <table:table-cell office:value-type="float" office:value="319.903">
                <text:p>319.9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11.09">
                <text:p>1011.09</text:p>
              </table:table-cell>
              <table:table-cell office:value-type="float" office:value="320.1">
                <text:p>320.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12.12">
                <text:p>1012.12</text:p>
              </table:table-cell>
              <table:table-cell office:value-type="float" office:value="320.397">
                <text:p>320.3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13.11">
                <text:p>1013.11</text:p>
              </table:table-cell>
              <table:table-cell office:value-type="float" office:value="320.702">
                <text:p>320.7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14.13">
                <text:p>1014.13</text:p>
              </table:table-cell>
              <table:table-cell office:value-type="float" office:value="320.923">
                <text:p>320.92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15.14">
                <text:p>1015.14</text:p>
              </table:table-cell>
              <table:table-cell office:value-type="float" office:value="318.34">
                <text:p>318.3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16.16">
                <text:p>1016.16</text:p>
              </table:table-cell>
              <table:table-cell office:value-type="float" office:value="326.72">
                <text:p>326.7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17.18">
                <text:p>1017.18</text:p>
              </table:table-cell>
              <table:table-cell office:value-type="float" office:value="326.885">
                <text:p>326.88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18.2">
                <text:p>1018.2</text:p>
              </table:table-cell>
              <table:table-cell office:value-type="float" office:value="326.973">
                <text:p>326.97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19.18">
                <text:p>1019.18</text:p>
              </table:table-cell>
              <table:table-cell office:value-type="float" office:value="329.998">
                <text:p>329.9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20.17">
                <text:p>1020.17</text:p>
              </table:table-cell>
              <table:table-cell office:value-type="float" office:value="331.455">
                <text:p>331.4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21.18">
                <text:p>1021.18</text:p>
              </table:table-cell>
              <table:table-cell office:value-type="float" office:value="331.653">
                <text:p>331.65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22.19">
                <text:p>1022.19</text:p>
              </table:table-cell>
              <table:table-cell office:value-type="float" office:value="331.685">
                <text:p>331.68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23.21">
                <text:p>1023.21</text:p>
              </table:table-cell>
              <table:table-cell office:value-type="float" office:value="331.685">
                <text:p>331.68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24.21">
                <text:p>1024.21</text:p>
              </table:table-cell>
              <table:table-cell office:value-type="float" office:value="331.69">
                <text:p>331.6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25.21">
                <text:p>1025.21</text:p>
              </table:table-cell>
              <table:table-cell office:value-type="float" office:value="331.695">
                <text:p>331.6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26.28">
                <text:p>1026.28</text:p>
              </table:table-cell>
              <table:table-cell office:value-type="float" office:value="331.702">
                <text:p>331.7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27.3">
                <text:p>1027.3</text:p>
              </table:table-cell>
              <table:table-cell office:value-type="float" office:value="331.702">
                <text:p>331.70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28.31">
                <text:p>1028.31</text:p>
              </table:table-cell>
              <table:table-cell office:value-type="float" office:value="331.702">
                <text:p>331.7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29.37">
                <text:p>1029.37</text:p>
              </table:table-cell>
              <table:table-cell office:value-type="float" office:value="332.103">
                <text:p>332.10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30.39">
                <text:p>1030.39</text:p>
              </table:table-cell>
              <table:table-cell office:value-type="float" office:value="332.005">
                <text:p>332.0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31.39">
                <text:p>1031.39</text:p>
              </table:table-cell>
              <table:table-cell office:value-type="float" office:value="331.995">
                <text:p>331.99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2.4">
                <text:p>1032.4</text:p>
              </table:table-cell>
              <table:table-cell office:value-type="float" office:value="332.035">
                <text:p>332.03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3.39">
                <text:p>1033.39</text:p>
              </table:table-cell>
              <table:table-cell office:value-type="float" office:value="332.043">
                <text:p>332.04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4.42">
                <text:p>1034.42</text:p>
              </table:table-cell>
              <table:table-cell office:value-type="float" office:value="332.058">
                <text:p>332.0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5.45">
                <text:p>1035.45</text:p>
              </table:table-cell>
              <table:table-cell office:value-type="float" office:value="332.07">
                <text:p>332.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6.46">
                <text:p>1036.46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7.49">
                <text:p>1037.49</text:p>
              </table:table-cell>
              <table:table-cell office:value-type="float" office:value="332.09">
                <text:p>332.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38.5">
                <text:p>1038.5</text:p>
              </table:table-cell>
              <table:table-cell office:value-type="float" office:value="332.098">
                <text:p>332.09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39.5">
                <text:p>1039.5</text:p>
              </table:table-cell>
              <table:table-cell office:value-type="float" office:value="332.09">
                <text:p>332.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40.49">
                <text:p>1040.49</text:p>
              </table:table-cell>
              <table:table-cell office:value-type="float" office:value="332.093">
                <text:p>332.09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41.54">
                <text:p>1041.54</text:p>
              </table:table-cell>
              <table:table-cell office:value-type="float" office:value="332.077">
                <text:p>332.07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42.57">
                <text:p>1042.57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43.56">
                <text:p>1043.56</text:p>
              </table:table-cell>
              <table:table-cell office:value-type="float" office:value="332.082">
                <text:p>332.08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44.57">
                <text:p>1044.57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45.56">
                <text:p>1045.56</text:p>
              </table:table-cell>
              <table:table-cell office:value-type="float" office:value="332.153">
                <text:p>332.15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46.57">
                <text:p>1046.57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47.56">
                <text:p>1047.56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48.57">
                <text:p>1048.57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49.56">
                <text:p>1049.56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50.57">
                <text:p>1050.57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51.65">
                <text:p>1051.65</text:p>
              </table:table-cell>
              <table:table-cell office:value-type="float" office:value="332.088">
                <text:p>332.08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52.61">
                <text:p>1052.61</text:p>
              </table:table-cell>
              <table:table-cell office:value-type="float" office:value="332.088">
                <text:p>332.08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53.61">
                <text:p>1053.61</text:p>
              </table:table-cell>
              <table:table-cell office:value-type="float" office:value="332.085">
                <text:p>332.08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54.64">
                <text:p>1054.64</text:p>
              </table:table-cell>
              <table:table-cell office:value-type="float" office:value="332.08">
                <text:p>332.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55.64">
                <text:p>1055.64</text:p>
              </table:table-cell>
              <table:table-cell office:value-type="float" office:value="332.077">
                <text:p>332.07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56.67">
                <text:p>1056.67</text:p>
              </table:table-cell>
              <table:table-cell office:value-type="float" office:value="332.075">
                <text:p>332.07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57.67">
                <text:p>1057.67</text:p>
              </table:table-cell>
              <table:table-cell office:value-type="float" office:value="332.082">
                <text:p>332.08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58.64">
                <text:p>1058.64</text:p>
              </table:table-cell>
              <table:table-cell office:value-type="float" office:value="332.168">
                <text:p>332.1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59.69">
                <text:p>1059.69</text:p>
              </table:table-cell>
              <table:table-cell office:value-type="float" office:value="332.26">
                <text:p>332.2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60.68">
                <text:p>1060.68</text:p>
              </table:table-cell>
              <table:table-cell office:value-type="float" office:value="332.267">
                <text:p>332.2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61.68">
                <text:p>1061.68</text:p>
              </table:table-cell>
              <table:table-cell office:value-type="float" office:value="332.27">
                <text:p>332.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62.71">
                <text:p>1062.71</text:p>
              </table:table-cell>
              <table:table-cell office:value-type="float" office:value="332.283">
                <text:p>332.28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63.72">
                <text:p>1063.72</text:p>
              </table:table-cell>
              <table:table-cell office:value-type="float" office:value="332.288">
                <text:p>332.28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64.71">
                <text:p>1064.71</text:p>
              </table:table-cell>
              <table:table-cell office:value-type="float" office:value="332.29">
                <text:p>332.2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65.75">
                <text:p>1065.75</text:p>
              </table:table-cell>
              <table:table-cell office:value-type="float" office:value="332.29">
                <text:p>332.2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66.73">
                <text:p>1066.73</text:p>
              </table:table-cell>
              <table:table-cell office:value-type="float" office:value="332.338">
                <text:p>332.33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67.74">
                <text:p>1067.74</text:p>
              </table:table-cell>
              <table:table-cell office:value-type="float" office:value="333.463">
                <text:p>333.46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68.75">
                <text:p>1068.75</text:p>
              </table:table-cell>
              <table:table-cell office:value-type="float" office:value="333.98">
                <text:p>333.9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69.76">
                <text:p>1069.76</text:p>
              </table:table-cell>
              <table:table-cell office:value-type="float" office:value="334.12">
                <text:p>334.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70.76">
                <text:p>1070.76</text:p>
              </table:table-cell>
              <table:table-cell office:value-type="float" office:value="334.26">
                <text:p>334.2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1.78">
                <text:p>1071.78</text:p>
              </table:table-cell>
              <table:table-cell office:value-type="float" office:value="334.27">
                <text:p>334.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72.86">
                <text:p>1072.86</text:p>
              </table:table-cell>
              <table:table-cell office:value-type="float" office:value="334.248">
                <text:p>334.24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73.85">
                <text:p>1073.85</text:p>
              </table:table-cell>
              <table:table-cell office:value-type="float" office:value="334.267">
                <text:p>334.26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74.87">
                <text:p>1074.87</text:p>
              </table:table-cell>
              <table:table-cell office:value-type="float" office:value="334.252">
                <text:p>334.25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75.91">
                <text:p>1075.91</text:p>
              </table:table-cell>
              <table:table-cell office:value-type="float" office:value="334.238">
                <text:p>334.23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76.9">
                <text:p>1076.9</text:p>
              </table:table-cell>
              <table:table-cell office:value-type="float" office:value="334.252">
                <text:p>334.25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77.92">
                <text:p>1077.92</text:p>
              </table:table-cell>
              <table:table-cell office:value-type="float" office:value="334.26">
                <text:p>334.2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78.93">
                <text:p>1078.93</text:p>
              </table:table-cell>
              <table:table-cell office:value-type="float" office:value="334.272">
                <text:p>334.27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79.99">
                <text:p>1079.99</text:p>
              </table:table-cell>
              <table:table-cell office:value-type="float" office:value="334.66">
                <text:p>334.6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81.02">
                <text:p>1081.02</text:p>
              </table:table-cell>
              <table:table-cell office:value-type="float" office:value="334.567">
                <text:p>334.5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82.01">
                <text:p>1082.01</text:p>
              </table:table-cell>
              <table:table-cell office:value-type="float" office:value="334.69">
                <text:p>334.6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83.01">
                <text:p>1083.01</text:p>
              </table:table-cell>
              <table:table-cell office:value-type="float" office:value="334.723">
                <text:p>334.72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83.97">
                <text:p>1083.97</text:p>
              </table:table-cell>
              <table:table-cell office:value-type="float" office:value="334.735">
                <text:p>334.73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84.95">
                <text:p>1084.95</text:p>
              </table:table-cell>
              <table:table-cell office:value-type="float" office:value="334.745">
                <text:p>334.74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85.99">
                <text:p>1085.99</text:p>
              </table:table-cell>
              <table:table-cell office:value-type="float" office:value="334.745">
                <text:p>334.74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86.98">
                <text:p>1086.98</text:p>
              </table:table-cell>
              <table:table-cell office:value-type="float" office:value="334.74">
                <text:p>334.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87.99">
                <text:p>1087.99</text:p>
              </table:table-cell>
              <table:table-cell office:value-type="float" office:value="334.745">
                <text:p>334.74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88.99">
                <text:p>1088.99</text:p>
              </table:table-cell>
              <table:table-cell office:value-type="float" office:value="334.752">
                <text:p>334.75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90.02">
                <text:p>1090.02</text:p>
              </table:table-cell>
              <table:table-cell office:value-type="float" office:value="334.755">
                <text:p>334.7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91.03">
                <text:p>1091.03</text:p>
              </table:table-cell>
              <table:table-cell office:value-type="float" office:value="334.757">
                <text:p>334.75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92.03">
                <text:p>1092.03</text:p>
              </table:table-cell>
              <table:table-cell office:value-type="float" office:value="334.767">
                <text:p>334.76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93.06">
                <text:p>1093.06</text:p>
              </table:table-cell>
              <table:table-cell office:value-type="float" office:value="334.745">
                <text:p>334.74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94.1">
                <text:p>1094.1</text:p>
              </table:table-cell>
              <table:table-cell office:value-type="float" office:value="334.765">
                <text:p>334.76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95.1">
                <text:p>1095.1</text:p>
              </table:table-cell>
              <table:table-cell office:value-type="float" office:value="334.743">
                <text:p>334.74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96.12">
                <text:p>1096.12</text:p>
              </table:table-cell>
              <table:table-cell office:value-type="float" office:value="334.75">
                <text:p>334.7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97.13">
                <text:p>1097.13</text:p>
              </table:table-cell>
              <table:table-cell office:value-type="float" office:value="334.748">
                <text:p>334.74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98.12">
                <text:p>1098.12</text:p>
              </table:table-cell>
              <table:table-cell office:value-type="float" office:value="334.97">
                <text:p>334.9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99.12">
                <text:p>1099.12</text:p>
              </table:table-cell>
              <table:table-cell office:value-type="float" office:value="334.96">
                <text:p>334.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00.16">
                <text:p>1100.16</text:p>
              </table:table-cell>
              <table:table-cell office:value-type="float" office:value="334.775">
                <text:p>334.77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01.15">
                <text:p>1101.15</text:p>
              </table:table-cell>
              <table:table-cell office:value-type="float" office:value="334.765">
                <text:p>334.76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02.16">
                <text:p>1102.16</text:p>
              </table:table-cell>
              <table:table-cell office:value-type="float" office:value="334.772">
                <text:p>334.77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03.16">
                <text:p>1103.16</text:p>
              </table:table-cell>
              <table:table-cell office:value-type="float" office:value="334.772">
                <text:p>334.77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04.19">
                <text:p>1104.19</text:p>
              </table:table-cell>
              <table:table-cell office:value-type="float" office:value="334.775">
                <text:p>334.77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05.22">
                <text:p>1105.22</text:p>
              </table:table-cell>
              <table:table-cell office:value-type="float" office:value="334.772">
                <text:p>334.77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06.22">
                <text:p>1106.22</text:p>
              </table:table-cell>
              <table:table-cell office:value-type="float" office:value="334.772">
                <text:p>334.77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07.22">
                <text:p>1107.22</text:p>
              </table:table-cell>
              <table:table-cell office:value-type="float" office:value="334.772">
                <text:p>334.77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08.24">
                <text:p>1108.24</text:p>
              </table:table-cell>
              <table:table-cell office:value-type="float" office:value="334.775">
                <text:p>334.77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09.23">
                <text:p>1109.23</text:p>
              </table:table-cell>
              <table:table-cell office:value-type="float" office:value="334.772">
                <text:p>334.7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10.29">
                <text:p>1110.29</text:p>
              </table:table-cell>
              <table:table-cell office:value-type="float" office:value="334.775">
                <text:p>334.7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11.27">
                <text:p>1111.27</text:p>
              </table:table-cell>
              <table:table-cell office:value-type="float" office:value="334.772">
                <text:p>334.77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12.3">
                <text:p>1112.3</text:p>
              </table:table-cell>
              <table:table-cell office:value-type="float" office:value="334.835">
                <text:p>334.83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13.32">
                <text:p>1113.32</text:p>
              </table:table-cell>
              <table:table-cell office:value-type="float" office:value="340.262">
                <text:p>340.2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14.33">
                <text:p>1114.33</text:p>
              </table:table-cell>
              <table:table-cell office:value-type="float" office:value="337.98">
                <text:p>337.9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15.37">
                <text:p>1115.37</text:p>
              </table:table-cell>
              <table:table-cell office:value-type="float" office:value="338.127">
                <text:p>338.12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16.38">
                <text:p>1116.38</text:p>
              </table:table-cell>
              <table:table-cell office:value-type="float" office:value="338.218">
                <text:p>338.2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17.38">
                <text:p>1117.38</text:p>
              </table:table-cell>
              <table:table-cell office:value-type="float" office:value="338.24">
                <text:p>338.2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18.36">
                <text:p>1118.36</text:p>
              </table:table-cell>
              <table:table-cell office:value-type="float" office:value="338.305">
                <text:p>338.30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19.4">
                <text:p>1119.4</text:p>
              </table:table-cell>
              <table:table-cell office:value-type="float" office:value="341.145">
                <text:p>341.14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20.43">
                <text:p>1120.43</text:p>
              </table:table-cell>
              <table:table-cell office:value-type="float" office:value="341.447">
                <text:p>341.44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21.44">
                <text:p>1121.44</text:p>
              </table:table-cell>
              <table:table-cell office:value-type="float" office:value="341.502">
                <text:p>341.50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22.46">
                <text:p>1122.46</text:p>
              </table:table-cell>
              <table:table-cell office:value-type="float" office:value="341.715">
                <text:p>341.71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23.5">
                <text:p>1123.5</text:p>
              </table:table-cell>
              <table:table-cell office:value-type="float" office:value="341.835">
                <text:p>341.83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24.46">
                <text:p>1124.46</text:p>
              </table:table-cell>
              <table:table-cell office:value-type="float" office:value="342.255">
                <text:p>342.25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25.44">
                <text:p>1125.44</text:p>
              </table:table-cell>
              <table:table-cell office:value-type="float" office:value="342.463">
                <text:p>342.46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26.5">
                <text:p>1126.5</text:p>
              </table:table-cell>
              <table:table-cell office:value-type="float" office:value="342.77">
                <text:p>342.7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27.5">
                <text:p>1127.5</text:p>
              </table:table-cell>
              <table:table-cell office:value-type="float" office:value="342.947">
                <text:p>342.94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28.51">
                <text:p>1128.51</text:p>
              </table:table-cell>
              <table:table-cell office:value-type="float" office:value="343.03">
                <text:p>343.0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29.5">
                <text:p>1129.5</text:p>
              </table:table-cell>
              <table:table-cell office:value-type="float" office:value="343.353">
                <text:p>343.35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30.55">
                <text:p>1130.55</text:p>
              </table:table-cell>
              <table:table-cell office:value-type="float" office:value="343.485">
                <text:p>343.48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31.57">
                <text:p>1131.57</text:p>
              </table:table-cell>
              <table:table-cell office:value-type="float" office:value="343.718">
                <text:p>343.71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32.53">
                <text:p>1132.53</text:p>
              </table:table-cell>
              <table:table-cell office:value-type="float" office:value="344.093">
                <text:p>344.09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33.53">
                <text:p>1133.53</text:p>
              </table:table-cell>
              <table:table-cell office:value-type="float" office:value="344.262">
                <text:p>344.26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34.55">
                <text:p>1134.55</text:p>
              </table:table-cell>
              <table:table-cell office:value-type="float" office:value="345.105">
                <text:p>345.10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35.58">
                <text:p>1135.58</text:p>
              </table:table-cell>
              <table:table-cell office:value-type="float" office:value="345.262">
                <text:p>345.26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36.6">
                <text:p>1136.6</text:p>
              </table:table-cell>
              <table:table-cell office:value-type="float" office:value="345.358">
                <text:p>345.35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37.65">
                <text:p>1137.65</text:p>
              </table:table-cell>
              <table:table-cell office:value-type="float" office:value="345.495">
                <text:p>345.49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38.67">
                <text:p>1138.67</text:p>
              </table:table-cell>
              <table:table-cell office:value-type="float" office:value="346.093">
                <text:p>346.09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39.7">
                <text:p>1139.7</text:p>
              </table:table-cell>
              <table:table-cell office:value-type="float" office:value="346.507">
                <text:p>346.50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40.7">
                <text:p>1140.7</text:p>
              </table:table-cell>
              <table:table-cell office:value-type="float" office:value="347.168">
                <text:p>347.16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41.71">
                <text:p>1141.71</text:p>
              </table:table-cell>
              <table:table-cell office:value-type="float" office:value="347.577">
                <text:p>347.57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42.75">
                <text:p>1142.75</text:p>
              </table:table-cell>
              <table:table-cell office:value-type="float" office:value="348.113">
                <text:p>348.11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43.78">
                <text:p>1143.78</text:p>
              </table:table-cell>
              <table:table-cell office:value-type="float" office:value="348.377">
                <text:p>348.37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44.81">
                <text:p>1144.81</text:p>
              </table:table-cell>
              <table:table-cell office:value-type="float" office:value="348.663">
                <text:p>348.66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45.82">
                <text:p>1145.82</text:p>
              </table:table-cell>
              <table:table-cell office:value-type="float" office:value="349.033">
                <text:p>349.03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46.88">
                <text:p>1146.88</text:p>
              </table:table-cell>
              <table:table-cell office:value-type="float" office:value="349.577">
                <text:p>349.57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47.87">
                <text:p>1147.87</text:p>
              </table:table-cell>
              <table:table-cell office:value-type="float" office:value="349.9">
                <text:p>349.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48.93">
                <text:p>1148.93</text:p>
              </table:table-cell>
              <table:table-cell office:value-type="float" office:value="350.207">
                <text:p>350.20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49.93">
                <text:p>1149.93</text:p>
              </table:table-cell>
              <table:table-cell office:value-type="float" office:value="350.93">
                <text:p>350.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50.94">
                <text:p>1150.94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51.96">
                <text:p>1151.96</text:p>
              </table:table-cell>
              <table:table-cell office:value-type="float" office:value="349.335">
                <text:p>349.33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52.96">
                <text:p>1152.96</text:p>
              </table:table-cell>
              <table:table-cell office:value-type="float" office:value="354.355">
                <text:p>354.35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53.95">
                <text:p>1153.95</text:p>
              </table:table-cell>
              <table:table-cell office:value-type="float" office:value="357.058">
                <text:p>357.0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4.94">
                <text:p>1154.94</text:p>
              </table:table-cell>
              <table:table-cell office:value-type="float" office:value="357.723">
                <text:p>357.72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55.96">
                <text:p>1155.96</text:p>
              </table:table-cell>
              <table:table-cell office:value-type="float" office:value="358.082">
                <text:p>358.08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6.97">
                <text:p>1156.97</text:p>
              </table:table-cell>
              <table:table-cell office:value-type="float" office:value="358.488">
                <text:p>358.48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57.97">
                <text:p>1157.97</text:p>
              </table:table-cell>
              <table:table-cell office:value-type="float" office:value="358.89">
                <text:p>358.8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58.99">
                <text:p>1158.99</text:p>
              </table:table-cell>
              <table:table-cell office:value-type="float" office:value="359.13">
                <text:p>359.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59.98">
                <text:p>1159.98</text:p>
              </table:table-cell>
              <table:table-cell office:value-type="float" office:value="359.447">
                <text:p>359.44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61.03">
                <text:p>1161.03</text:p>
              </table:table-cell>
              <table:table-cell office:value-type="float" office:value="360.045">
                <text:p>360.04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62.07">
                <text:p>1162.07</text:p>
              </table:table-cell>
              <table:table-cell office:value-type="float" office:value="360.51">
                <text:p>360.5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63.13">
                <text:p>1163.13</text:p>
              </table:table-cell>
              <table:table-cell office:value-type="float" office:value="360.963">
                <text:p>360.96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64.12">
                <text:p>1164.12</text:p>
              </table:table-cell>
              <table:table-cell office:value-type="float" office:value="361.348">
                <text:p>361.3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65.14">
                <text:p>1165.14</text:p>
              </table:table-cell>
              <table:table-cell office:value-type="float" office:value="361.653">
                <text:p>361.65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66.17">
                <text:p>1166.17</text:p>
              </table:table-cell>
              <table:table-cell office:value-type="float" office:value="362.118">
                <text:p>362.11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67.22">
                <text:p>1167.22</text:p>
              </table:table-cell>
              <table:table-cell office:value-type="float" office:value="362.415">
                <text:p>362.41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68.27">
                <text:p>1168.27</text:p>
              </table:table-cell>
              <table:table-cell office:value-type="float" office:value="362.745">
                <text:p>362.74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69.25">
                <text:p>1169.25</text:p>
              </table:table-cell>
              <table:table-cell office:value-type="float" office:value="363.098">
                <text:p>363.09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70.3">
                <text:p>1170.3</text:p>
              </table:table-cell>
              <table:table-cell office:value-type="float" office:value="363.32">
                <text:p>363.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71.31">
                <text:p>1171.31</text:p>
              </table:table-cell>
              <table:table-cell office:value-type="float" office:value="363.695">
                <text:p>363.69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72.29">
                <text:p>1172.29</text:p>
              </table:table-cell>
              <table:table-cell office:value-type="float" office:value="363.98">
                <text:p>363.9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73.3">
                <text:p>1173.3</text:p>
              </table:table-cell>
              <table:table-cell office:value-type="float" office:value="364.473">
                <text:p>364.47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74.31">
                <text:p>1174.31</text:p>
              </table:table-cell>
              <table:table-cell office:value-type="float" office:value="364.875">
                <text:p>364.87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75.3">
                <text:p>1175.3</text:p>
              </table:table-cell>
              <table:table-cell office:value-type="float" office:value="366.52">
                <text:p>366.5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76.36">
                <text:p>1176.36</text:p>
              </table:table-cell>
              <table:table-cell office:value-type="float" office:value="371.947">
                <text:p>371.94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7.36">
                <text:p>1177.36</text:p>
              </table:table-cell>
              <table:table-cell office:value-type="float" office:value="374.985">
                <text:p>374.98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78.38">
                <text:p>1178.38</text:p>
              </table:table-cell>
              <table:table-cell office:value-type="float" office:value="375.673">
                <text:p>375.67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79.39">
                <text:p>1179.39</text:p>
              </table:table-cell>
              <table:table-cell office:value-type="float" office:value="375.928">
                <text:p>375.92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80.39">
                <text:p>1180.39</text:p>
              </table:table-cell>
              <table:table-cell office:value-type="float" office:value="376.09">
                <text:p>376.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81.39">
                <text:p>1181.39</text:p>
              </table:table-cell>
              <table:table-cell office:value-type="float" office:value="376.202">
                <text:p>376.2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82.37">
                <text:p>1182.37</text:p>
              </table:table-cell>
              <table:table-cell office:value-type="float" office:value="376.205">
                <text:p>376.2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83.37">
                <text:p>1183.37</text:p>
              </table:table-cell>
              <table:table-cell office:value-type="float" office:value="376.228">
                <text:p>376.22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84.4">
                <text:p>1184.4</text:p>
              </table:table-cell>
              <table:table-cell office:value-type="float" office:value="376.278">
                <text:p>376.2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85.43">
                <text:p>1185.43</text:p>
              </table:table-cell>
              <table:table-cell office:value-type="float" office:value="376.418">
                <text:p>376.41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86.43">
                <text:p>1186.43</text:p>
              </table:table-cell>
              <table:table-cell office:value-type="float" office:value="376.485">
                <text:p>376.48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87.43">
                <text:p>1187.43</text:p>
              </table:table-cell>
              <table:table-cell office:value-type="float" office:value="376.632">
                <text:p>376.6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88.44">
                <text:p>1188.44</text:p>
              </table:table-cell>
              <table:table-cell office:value-type="float" office:value="376.705">
                <text:p>376.70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89.51">
                <text:p>1189.51</text:p>
              </table:table-cell>
              <table:table-cell office:value-type="float" office:value="376.755">
                <text:p>376.7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90.48">
                <text:p>1190.48</text:p>
              </table:table-cell>
              <table:table-cell office:value-type="float" office:value="376.865">
                <text:p>376.86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91.5">
                <text:p>1191.5</text:p>
              </table:table-cell>
              <table:table-cell office:value-type="float" office:value="376.863">
                <text:p>376.86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92.51">
                <text:p>1192.51</text:p>
              </table:table-cell>
              <table:table-cell office:value-type="float" office:value="377.075">
                <text:p>377.07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93.52">
                <text:p>1193.52</text:p>
              </table:table-cell>
              <table:table-cell office:value-type="float" office:value="377.11">
                <text:p>377.1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94.49">
                <text:p>1194.49</text:p>
              </table:table-cell>
              <table:table-cell office:value-type="float" office:value="377.312">
                <text:p>377.3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5.49">
                <text:p>1195.49</text:p>
              </table:table-cell>
              <table:table-cell office:value-type="float" office:value="377.3">
                <text:p>377.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96.51">
                <text:p>1196.51</text:p>
              </table:table-cell>
              <table:table-cell office:value-type="float" office:value="377.408">
                <text:p>377.40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97.5">
                <text:p>1197.5</text:p>
              </table:table-cell>
              <table:table-cell office:value-type="float" office:value="377.365">
                <text:p>377.36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98.53">
                <text:p>1198.53</text:p>
              </table:table-cell>
              <table:table-cell office:value-type="float" office:value="377.418">
                <text:p>377.41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99.53">
                <text:p>1199.53</text:p>
              </table:table-cell>
              <table:table-cell office:value-type="float" office:value="377.495">
                <text:p>377.4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00.51">
                <text:p>1200.51</text:p>
              </table:table-cell>
              <table:table-cell office:value-type="float" office:value="377.53">
                <text:p>377.5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01.53">
                <text:p>1201.53</text:p>
              </table:table-cell>
              <table:table-cell office:value-type="float" office:value="377.642">
                <text:p>377.64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02.59">
                <text:p>1202.59</text:p>
              </table:table-cell>
              <table:table-cell office:value-type="float" office:value="377.73">
                <text:p>377.7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03.63">
                <text:p>1203.63</text:p>
              </table:table-cell>
              <table:table-cell office:value-type="float" office:value="377.783">
                <text:p>377.78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04.6">
                <text:p>1204.6</text:p>
              </table:table-cell>
              <table:table-cell office:value-type="float" office:value="377.877">
                <text:p>377.87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05.63">
                <text:p>1205.63</text:p>
              </table:table-cell>
              <table:table-cell office:value-type="float" office:value="377.975">
                <text:p>377.9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06.63">
                <text:p>1206.63</text:p>
              </table:table-cell>
              <table:table-cell office:value-type="float" office:value="378.13">
                <text:p>378.1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07.66">
                <text:p>1207.66</text:p>
              </table:table-cell>
              <table:table-cell office:value-type="float" office:value="378.248">
                <text:p>378.24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08.66">
                <text:p>1208.66</text:p>
              </table:table-cell>
              <table:table-cell office:value-type="float" office:value="378.305">
                <text:p>378.30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09.7">
                <text:p>1209.7</text:p>
              </table:table-cell>
              <table:table-cell office:value-type="float" office:value="378.387">
                <text:p>378.38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10.7">
                <text:p>1210.7</text:p>
              </table:table-cell>
              <table:table-cell office:value-type="float" office:value="378.483">
                <text:p>378.48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11.74">
                <text:p>1211.74</text:p>
              </table:table-cell>
              <table:table-cell office:value-type="float" office:value="378.632">
                <text:p>378.63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12.73">
                <text:p>1212.73</text:p>
              </table:table-cell>
              <table:table-cell office:value-type="float" office:value="378.77">
                <text:p>378.7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13.77">
                <text:p>1213.77</text:p>
              </table:table-cell>
              <table:table-cell office:value-type="float" office:value="378.835">
                <text:p>378.83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14.76">
                <text:p>1214.76</text:p>
              </table:table-cell>
              <table:table-cell office:value-type="float" office:value="378.94">
                <text:p>378.9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15.83">
                <text:p>1215.83</text:p>
              </table:table-cell>
              <table:table-cell office:value-type="float" office:value="379.13">
                <text:p>379.1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16.87">
                <text:p>1216.87</text:p>
              </table:table-cell>
              <table:table-cell office:value-type="float" office:value="379.33">
                <text:p>379.3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17.9">
                <text:p>1217.9</text:p>
              </table:table-cell>
              <table:table-cell office:value-type="float" office:value="379.298">
                <text:p>379.29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18.9">
                <text:p>1218.9</text:p>
              </table:table-cell>
              <table:table-cell office:value-type="float" office:value="379.298">
                <text:p>379.29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19.95">
                <text:p>1219.95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20.96">
                <text:p>1220.96</text:p>
              </table:table-cell>
              <table:table-cell office:value-type="float" office:value="379.295">
                <text:p>379.29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21.96">
                <text:p>1221.96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22.95">
                <text:p>1222.95</text:p>
              </table:table-cell>
              <table:table-cell office:value-type="float" office:value="379.298">
                <text:p>379.29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23.99">
                <text:p>1223.99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24.98">
                <text:p>1224.98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25.98">
                <text:p>1225.98</text:p>
              </table:table-cell>
              <table:table-cell office:value-type="float" office:value="379.298">
                <text:p>379.29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26.99">
                <text:p>1226.99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28.01">
                <text:p>1228.01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29.02">
                <text:p>1229.02</text:p>
              </table:table-cell>
              <table:table-cell office:value-type="float" office:value="379.298">
                <text:p>379.29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30.03">
                <text:p>1230.03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1.05">
                <text:p>1231.05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32.05">
                <text:p>1232.05</text:p>
              </table:table-cell>
              <table:table-cell office:value-type="float" office:value="379.295">
                <text:p>379.29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33.03">
                <text:p>1233.03</text:p>
              </table:table-cell>
              <table:table-cell office:value-type="float" office:value="379.295">
                <text:p>379.29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34.05">
                <text:p>1234.05</text:p>
              </table:table-cell>
              <table:table-cell office:value-type="float" office:value="379.295">
                <text:p>379.29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35.06">
                <text:p>1235.06</text:p>
              </table:table-cell>
              <table:table-cell office:value-type="float" office:value="379.298">
                <text:p>379.29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36.09">
                <text:p>1236.09</text:p>
              </table:table-cell>
              <table:table-cell office:value-type="float" office:value="379.298">
                <text:p>379.29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37.11">
                <text:p>1237.11</text:p>
              </table:table-cell>
              <table:table-cell office:value-type="float" office:value="387.127">
                <text:p>387.1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38.15">
                <text:p>1238.15</text:p>
              </table:table-cell>
              <table:table-cell office:value-type="float" office:value="389.995">
                <text:p>389.99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39.2">
                <text:p>1239.2</text:p>
              </table:table-cell>
              <table:table-cell office:value-type="float" office:value="390.385">
                <text:p>390.38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40.26">
                <text:p>1240.26</text:p>
              </table:table-cell>
              <table:table-cell office:value-type="float" office:value="390.783">
                <text:p>390.78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41.27">
                <text:p>1241.27</text:p>
              </table:table-cell>
              <table:table-cell office:value-type="float" office:value="391.16">
                <text:p>391.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42.26">
                <text:p>1242.26</text:p>
              </table:table-cell>
              <table:table-cell office:value-type="float" office:value="391.582">
                <text:p>391.58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43.27">
                <text:p>1243.27</text:p>
              </table:table-cell>
              <table:table-cell office:value-type="float" office:value="391.668">
                <text:p>391.66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44.27">
                <text:p>1244.27</text:p>
              </table:table-cell>
              <table:table-cell office:value-type="float" office:value="392.245">
                <text:p>392.24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45.27">
                <text:p>1245.27</text:p>
              </table:table-cell>
              <table:table-cell office:value-type="float" office:value="392.743">
                <text:p>392.74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46.28">
                <text:p>1246.28</text:p>
              </table:table-cell>
              <table:table-cell office:value-type="float" office:value="392.995">
                <text:p>392.99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47.27">
                <text:p>1247.27</text:p>
              </table:table-cell>
              <table:table-cell office:value-type="float" office:value="393.49">
                <text:p>393.4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48.27">
                <text:p>1248.27</text:p>
              </table:table-cell>
              <table:table-cell office:value-type="float" office:value="393.793">
                <text:p>393.79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49.27">
                <text:p>1249.27</text:p>
              </table:table-cell>
              <table:table-cell office:value-type="float" office:value="394.002">
                <text:p>394.00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50.32">
                <text:p>1250.32</text:p>
              </table:table-cell>
              <table:table-cell office:value-type="float" office:value="394.132">
                <text:p>394.13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1.34">
                <text:p>1251.34</text:p>
              </table:table-cell>
              <table:table-cell office:value-type="float" office:value="394.533">
                <text:p>394.53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52.34">
                <text:p>1252.34</text:p>
              </table:table-cell>
              <table:table-cell office:value-type="float" office:value="394.627">
                <text:p>394.62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53.35">
                <text:p>1253.35</text:p>
              </table:table-cell>
              <table:table-cell office:value-type="float" office:value="394.89">
                <text:p>394.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54.33">
                <text:p>1254.33</text:p>
              </table:table-cell>
              <table:table-cell office:value-type="float" office:value="395.067">
                <text:p>395.06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55.34">
                <text:p>1255.34</text:p>
              </table:table-cell>
              <table:table-cell office:value-type="float" office:value="395.34">
                <text:p>395.3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56.41">
                <text:p>1256.41</text:p>
              </table:table-cell>
              <table:table-cell office:value-type="float" office:value="395.645">
                <text:p>395.64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57.43">
                <text:p>1257.43</text:p>
              </table:table-cell>
              <table:table-cell office:value-type="float" office:value="395.85">
                <text:p>395.8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58.42">
                <text:p>1258.42</text:p>
              </table:table-cell>
              <table:table-cell office:value-type="float" office:value="396.19">
                <text:p>396.1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59.47">
                <text:p>1259.47</text:p>
              </table:table-cell>
              <table:table-cell office:value-type="float" office:value="396.685">
                <text:p>396.68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60.46">
                <text:p>1260.46</text:p>
              </table:table-cell>
              <table:table-cell office:value-type="float" office:value="396.692">
                <text:p>396.69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61.46">
                <text:p>1261.46</text:p>
              </table:table-cell>
              <table:table-cell office:value-type="float" office:value="397.127">
                <text:p>397.12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62.5">
                <text:p>1262.5</text:p>
              </table:table-cell>
              <table:table-cell office:value-type="float" office:value="397.36">
                <text:p>397.3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63.49">
                <text:p>1263.49</text:p>
              </table:table-cell>
              <table:table-cell office:value-type="float" office:value="397.533">
                <text:p>397.53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64.53">
                <text:p>1264.53</text:p>
              </table:table-cell>
              <table:table-cell office:value-type="float" office:value="397.67">
                <text:p>397.6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65.53">
                <text:p>1265.53</text:p>
              </table:table-cell>
              <table:table-cell office:value-type="float" office:value="397.965">
                <text:p>397.96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66.57">
                <text:p>1266.57</text:p>
              </table:table-cell>
              <table:table-cell office:value-type="float" office:value="398.077">
                <text:p>398.07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67.53">
                <text:p>1267.53</text:p>
              </table:table-cell>
              <table:table-cell office:value-type="float" office:value="398.405">
                <text:p>398.40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68.56">
                <text:p>1268.56</text:p>
              </table:table-cell>
              <table:table-cell office:value-type="float" office:value="398.748">
                <text:p>398.7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9.6">
                <text:p>1269.6</text:p>
              </table:table-cell>
              <table:table-cell office:value-type="float" office:value="398.875">
                <text:p>398.8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70.57">
                <text:p>1270.57</text:p>
              </table:table-cell>
              <table:table-cell office:value-type="float" office:value="399.085">
                <text:p>399.08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71.61">
                <text:p>1271.61</text:p>
              </table:table-cell>
              <table:table-cell office:value-type="float" office:value="399.327">
                <text:p>399.32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72.61">
                <text:p>1272.61</text:p>
              </table:table-cell>
              <table:table-cell office:value-type="float" office:value="399.507">
                <text:p>399.50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73.61">
                <text:p>1273.61</text:p>
              </table:table-cell>
              <table:table-cell office:value-type="float" office:value="400.368">
                <text:p>400.36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74.63">
                <text:p>1274.63</text:p>
              </table:table-cell>
              <table:table-cell office:value-type="float" office:value="400.565">
                <text:p>400.56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75.63">
                <text:p>1275.63</text:p>
              </table:table-cell>
              <table:table-cell office:value-type="float" office:value="400.75">
                <text:p>400.7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76.67">
                <text:p>1276.67</text:p>
              </table:table-cell>
              <table:table-cell office:value-type="float" office:value="400.887">
                <text:p>400.88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77.71">
                <text:p>1277.71</text:p>
              </table:table-cell>
              <table:table-cell office:value-type="float" office:value="401.142">
                <text:p>401.14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78.72">
                <text:p>1278.72</text:p>
              </table:table-cell>
              <table:table-cell office:value-type="float" office:value="401.315">
                <text:p>401.31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79.71">
                <text:p>1279.71</text:p>
              </table:table-cell>
              <table:table-cell office:value-type="float" office:value="401.485">
                <text:p>401.48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80.72">
                <text:p>1280.72</text:p>
              </table:table-cell>
              <table:table-cell office:value-type="float" office:value="401.695">
                <text:p>401.69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81.76">
                <text:p>1281.76</text:p>
              </table:table-cell>
              <table:table-cell office:value-type="float" office:value="401.798">
                <text:p>401.79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82.74">
                <text:p>1282.74</text:p>
              </table:table-cell>
              <table:table-cell office:value-type="float" office:value="401.99">
                <text:p>401.9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83.75">
                <text:p>1283.75</text:p>
              </table:table-cell>
              <table:table-cell office:value-type="float" office:value="402.118">
                <text:p>402.11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84.78">
                <text:p>1284.78</text:p>
              </table:table-cell>
              <table:table-cell office:value-type="float" office:value="402.17">
                <text:p>402.1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85.77">
                <text:p>1285.77</text:p>
              </table:table-cell>
              <table:table-cell office:value-type="float" office:value="402.317">
                <text:p>402.3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86.84">
                <text:p>1286.84</text:p>
              </table:table-cell>
              <table:table-cell office:value-type="float" office:value="402.512">
                <text:p>402.51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87.8">
                <text:p>1287.8</text:p>
              </table:table-cell>
              <table:table-cell office:value-type="float" office:value="402.525">
                <text:p>402.5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88.82">
                <text:p>1288.82</text:p>
              </table:table-cell>
              <table:table-cell office:value-type="float" office:value="402.745">
                <text:p>402.74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89.85">
                <text:p>1289.85</text:p>
              </table:table-cell>
              <table:table-cell office:value-type="float" office:value="402.785">
                <text:p>402.78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90.88">
                <text:p>1290.88</text:p>
              </table:table-cell>
              <table:table-cell office:value-type="float" office:value="402.877">
                <text:p>402.87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91.86">
                <text:p>1291.86</text:p>
              </table:table-cell>
              <table:table-cell office:value-type="float" office:value="402.957">
                <text:p>402.95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92.89">
                <text:p>1292.89</text:p>
              </table:table-cell>
              <table:table-cell office:value-type="float" office:value="403.095">
                <text:p>403.09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93.89">
                <text:p>1293.89</text:p>
              </table:table-cell>
              <table:table-cell office:value-type="float" office:value="403.135">
                <text:p>403.13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94.92">
                <text:p>1294.92</text:p>
              </table:table-cell>
              <table:table-cell office:value-type="float" office:value="403.093">
                <text:p>403.09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95.92">
                <text:p>1295.92</text:p>
              </table:table-cell>
              <table:table-cell office:value-type="float" office:value="403.24">
                <text:p>403.2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96.93">
                <text:p>1296.93</text:p>
              </table:table-cell>
              <table:table-cell office:value-type="float" office:value="403.285">
                <text:p>403.28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97.95">
                <text:p>1297.95</text:p>
              </table:table-cell>
              <table:table-cell office:value-type="float" office:value="403.327">
                <text:p>403.3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99.11">
                <text:p>1299.11</text:p>
              </table:table-cell>
              <table:table-cell office:value-type="float" office:value="340.12">
                <text:p>340.1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99.97">
                <text:p>1299.97</text:p>
              </table:table-cell>
              <table:table-cell office:value-type="float" office:value="340.127">
                <text:p>340.12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301.13">
                <text:p>1301.13</text:p>
              </table:table-cell>
              <table:table-cell office:value-type="float" office:value="339.938">
                <text:p>339.93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02.28">
                <text:p>1302.28</text:p>
              </table:table-cell>
              <table:table-cell office:value-type="float" office:value="339.815">
                <text:p>339.81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03.18">
                <text:p>1303.18</text:p>
              </table:table-cell>
              <table:table-cell office:value-type="float" office:value="339.825">
                <text:p>339.8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304.19">
                <text:p>1304.19</text:p>
              </table:table-cell>
              <table:table-cell office:value-type="float" office:value="339.832">
                <text:p>339.83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05.16">
                <text:p>1305.16</text:p>
              </table:table-cell>
              <table:table-cell office:value-type="float" office:value="340.343">
                <text:p>340.3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06.16">
                <text:p>1306.16</text:p>
              </table:table-cell>
              <table:table-cell office:value-type="float" office:value="340.24">
                <text:p>340.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07.19">
                <text:p>1307.19</text:p>
              </table:table-cell>
              <table:table-cell office:value-type="float" office:value="340.255">
                <text:p>340.2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08.22">
                <text:p>1308.22</text:p>
              </table:table-cell>
              <table:table-cell office:value-type="float" office:value="340.155">
                <text:p>340.15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09.24">
                <text:p>1309.24</text:p>
              </table:table-cell>
              <table:table-cell office:value-type="float" office:value="340.14">
                <text:p>340.1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10.23">
                <text:p>1310.23</text:p>
              </table:table-cell>
              <table:table-cell office:value-type="float" office:value="340.25">
                <text:p>340.2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11.29">
                <text:p>1311.29</text:p>
              </table:table-cell>
              <table:table-cell office:value-type="float" office:value="340.363">
                <text:p>340.36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12.32">
                <text:p>1312.32</text:p>
              </table:table-cell>
              <table:table-cell office:value-type="float" office:value="340.185">
                <text:p>340.1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13.37">
                <text:p>1313.37</text:p>
              </table:table-cell>
              <table:table-cell office:value-type="float" office:value="340.978">
                <text:p>340.97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14.4">
                <text:p>1314.4</text:p>
              </table:table-cell>
              <table:table-cell office:value-type="float" office:value="340.353">
                <text:p>340.35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15.37">
                <text:p>1315.37</text:p>
              </table:table-cell>
              <table:table-cell office:value-type="float" office:value="340.71">
                <text:p>340.7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16.38">
                <text:p>1316.38</text:p>
              </table:table-cell>
              <table:table-cell office:value-type="float" office:value="341.028">
                <text:p>341.02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17.37">
                <text:p>1317.3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18.4">
                <text:p>1318.4</text:p>
              </table:table-cell>
              <table:table-cell office:value-type="float" office:value="340.103">
                <text:p>340.10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19.37">
                <text:p>1319.37</text:p>
              </table:table-cell>
              <table:table-cell office:value-type="float" office:value="341.12">
                <text:p>341.1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20.37">
                <text:p>1320.37</text:p>
              </table:table-cell>
              <table:table-cell office:value-type="float" office:value="341.153">
                <text:p>341.15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22.35">
                <text:p>1322.35</text:p>
              </table:table-cell>
              <table:table-cell office:value-type="float" office:value="339.67">
                <text:p>339.6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22.73">
                <text:p>1322.73</text:p>
              </table:table-cell>
              <table:table-cell office:value-type="float" office:value="339.553">
                <text:p>339.55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23.74">
                <text:p>1323.74</text:p>
              </table:table-cell>
              <table:table-cell office:value-type="float" office:value="340.08">
                <text:p>340.0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24.61">
                <text:p>1324.61</text:p>
              </table:table-cell>
              <table:table-cell office:value-type="float" office:value="339.827">
                <text:p>339.82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25.65">
                <text:p>1325.65</text:p>
              </table:table-cell>
              <table:table-cell office:value-type="float" office:value="340.178">
                <text:p>340.17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26.65">
                <text:p>1326.65</text:p>
              </table:table-cell>
              <table:table-cell office:value-type="float" office:value="340.002">
                <text:p>340.00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27.71">
                <text:p>1327.71</text:p>
              </table:table-cell>
              <table:table-cell office:value-type="float" office:value="340.14">
                <text:p>340.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28.7">
                <text:p>1328.7</text:p>
              </table:table-cell>
              <table:table-cell office:value-type="float" office:value="340.37">
                <text:p>340.3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29.7">
                <text:p>1329.7</text:p>
              </table:table-cell>
              <table:table-cell office:value-type="float" office:value="340.52">
                <text:p>340.5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30.72">
                <text:p>1330.72</text:p>
              </table:table-cell>
              <table:table-cell office:value-type="float" office:value="340.05">
                <text:p>340.0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31.72">
                <text:p>1331.72</text:p>
              </table:table-cell>
              <table:table-cell office:value-type="float" office:value="339.835">
                <text:p>339.83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32.72">
                <text:p>1332.72</text:p>
              </table:table-cell>
              <table:table-cell office:value-type="float" office:value="340.123">
                <text:p>340.12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33.68">
                <text:p>1333.68</text:p>
              </table:table-cell>
              <table:table-cell office:value-type="float" office:value="339.615">
                <text:p>339.61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34.73">
                <text:p>1334.73</text:p>
              </table:table-cell>
              <table:table-cell office:value-type="float" office:value="340.04">
                <text:p>340.0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35.77">
                <text:p>1335.77</text:p>
              </table:table-cell>
              <table:table-cell office:value-type="float" office:value="340.38">
                <text:p>340.3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36.78">
                <text:p>1336.78</text:p>
              </table:table-cell>
              <table:table-cell office:value-type="float" office:value="340.512">
                <text:p>340.51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37.81">
                <text:p>1337.81</text:p>
              </table:table-cell>
              <table:table-cell office:value-type="float" office:value="340.65">
                <text:p>340.6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38.9">
                <text:p>1338.9</text:p>
              </table:table-cell>
              <table:table-cell office:value-type="float" office:value="340.64">
                <text:p>340.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39.84">
                <text:p>1339.84</text:p>
              </table:table-cell>
              <table:table-cell office:value-type="float" office:value="340.63">
                <text:p>340.6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40.82">
                <text:p>1340.82</text:p>
              </table:table-cell>
              <table:table-cell office:value-type="float" office:value="340.62">
                <text:p>340.6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41.74">
                <text:p>1341.74</text:p>
              </table:table-cell>
              <table:table-cell office:value-type="float" office:value="340.632">
                <text:p>340.6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42.72">
                <text:p>1342.72</text:p>
              </table:table-cell>
              <table:table-cell office:value-type="float" office:value="340.62">
                <text:p>340.6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43.7">
                <text:p>1343.7</text:p>
              </table:table-cell>
              <table:table-cell office:value-type="float" office:value="340.728">
                <text:p>340.72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44.72">
                <text:p>1344.72</text:p>
              </table:table-cell>
              <table:table-cell office:value-type="float" office:value="340.678">
                <text:p>340.67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45.73">
                <text:p>1345.73</text:p>
              </table:table-cell>
              <table:table-cell office:value-type="float" office:value="340.67">
                <text:p>340.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46.76">
                <text:p>1346.76</text:p>
              </table:table-cell>
              <table:table-cell office:value-type="float" office:value="340.673">
                <text:p>340.67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47.79">
                <text:p>1347.79</text:p>
              </table:table-cell>
              <table:table-cell office:value-type="float" office:value="340.67">
                <text:p>340.6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48.8">
                <text:p>1348.8</text:p>
              </table:table-cell>
              <table:table-cell office:value-type="float" office:value="340.673">
                <text:p>340.67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49.96">
                <text:p>1349.96</text:p>
              </table:table-cell>
              <table:table-cell office:value-type="float" office:value="340.642">
                <text:p>340.64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50.8">
                <text:p>1350.8</text:p>
              </table:table-cell>
              <table:table-cell office:value-type="float" office:value="340.642">
                <text:p>340.64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52">
                <text:p>1352</text:p>
              </table:table-cell>
              <table:table-cell office:value-type="float" office:value="340.295">
                <text:p>340.29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53.03">
                <text:p>1353.03</text:p>
              </table:table-cell>
              <table:table-cell office:value-type="float" office:value="340.645">
                <text:p>340.64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54.03">
                <text:p>1354.03</text:p>
              </table:table-cell>
              <table:table-cell office:value-type="float" office:value="340.645">
                <text:p>340.64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55.09">
                <text:p>1355.09</text:p>
              </table:table-cell>
              <table:table-cell office:value-type="float" office:value="340.925">
                <text:p>340.92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56.14">
                <text:p>1356.14</text:p>
              </table:table-cell>
              <table:table-cell office:value-type="float" office:value="341.535">
                <text:p>341.53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57.1">
                <text:p>1357.1</text:p>
              </table:table-cell>
              <table:table-cell office:value-type="float" office:value="341.748">
                <text:p>341.74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58.12">
                <text:p>1358.12</text:p>
              </table:table-cell>
              <table:table-cell office:value-type="float" office:value="341.8">
                <text:p>341.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59.12">
                <text:p>1359.12</text:p>
              </table:table-cell>
              <table:table-cell office:value-type="float" office:value="343.715">
                <text:p>343.71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60.13">
                <text:p>1360.13</text:p>
              </table:table-cell>
              <table:table-cell office:value-type="float" office:value="343.848">
                <text:p>343.84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61.16">
                <text:p>1361.16</text:p>
              </table:table-cell>
              <table:table-cell office:value-type="float" office:value="343.505">
                <text:p>343.50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62.14">
                <text:p>1362.14</text:p>
              </table:table-cell>
              <table:table-cell office:value-type="float" office:value="343.31">
                <text:p>343.3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63.17">
                <text:p>1363.17</text:p>
              </table:table-cell>
              <table:table-cell office:value-type="float" office:value="343.543">
                <text:p>343.54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64.17">
                <text:p>1364.17</text:p>
              </table:table-cell>
              <table:table-cell office:value-type="float" office:value="343.127">
                <text:p>343.12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65.2">
                <text:p>1365.2</text:p>
              </table:table-cell>
              <table:table-cell office:value-type="float" office:value="343.8">
                <text:p>343.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66.18">
                <text:p>1366.18</text:p>
              </table:table-cell>
              <table:table-cell office:value-type="float" office:value="343.978">
                <text:p>343.97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67.23">
                <text:p>1367.23</text:p>
              </table:table-cell>
              <table:table-cell office:value-type="float" office:value="344.155">
                <text:p>344.15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68.26">
                <text:p>1368.26</text:p>
              </table:table-cell>
              <table:table-cell office:value-type="float" office:value="343.99">
                <text:p>343.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69.25">
                <text:p>1369.25</text:p>
              </table:table-cell>
              <table:table-cell office:value-type="float" office:value="343.978">
                <text:p>343.97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70.15">
                <text:p>1370.15</text:p>
              </table:table-cell>
              <table:table-cell office:value-type="float" office:value="343.98">
                <text:p>343.9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71.21">
                <text:p>1371.21</text:p>
              </table:table-cell>
              <table:table-cell office:value-type="float" office:value="343.968">
                <text:p>343.96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72.15">
                <text:p>1372.1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73.16">
                <text:p>1373.16</text:p>
              </table:table-cell>
              <table:table-cell office:value-type="float" office:value="343.993">
                <text:p>343.99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74.17">
                <text:p>1374.17</text:p>
              </table:table-cell>
              <table:table-cell office:value-type="float" office:value="344.007">
                <text:p>344.00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75.24">
                <text:p>1375.24</text:p>
              </table:table-cell>
              <table:table-cell office:value-type="float" office:value="344.017">
                <text:p>344.01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76.23">
                <text:p>1376.23</text:p>
              </table:table-cell>
              <table:table-cell office:value-type="float" office:value="344.02">
                <text:p>344.0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77.26">
                <text:p>1377.26</text:p>
              </table:table-cell>
              <table:table-cell office:value-type="float" office:value="344.01">
                <text:p>344.0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78.25">
                <text:p>1378.25</text:p>
              </table:table-cell>
              <table:table-cell office:value-type="float" office:value="348.757">
                <text:p>348.75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79.27">
                <text:p>1379.27</text:p>
              </table:table-cell>
              <table:table-cell office:value-type="float" office:value="349.377">
                <text:p>349.37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80.23">
                <text:p>1380.23</text:p>
              </table:table-cell>
              <table:table-cell office:value-type="float" office:value="349.45">
                <text:p>349.4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81.26">
                <text:p>1381.26</text:p>
              </table:table-cell>
              <table:table-cell office:value-type="float" office:value="349.663">
                <text:p>349.66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82.25">
                <text:p>1382.25</text:p>
              </table:table-cell>
              <table:table-cell office:value-type="float" office:value="350.015">
                <text:p>350.0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83.26">
                <text:p>1383.26</text:p>
              </table:table-cell>
              <table:table-cell office:value-type="float" office:value="350.338">
                <text:p>350.33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84.28">
                <text:p>1384.28</text:p>
              </table:table-cell>
              <table:table-cell office:value-type="float" office:value="350.838">
                <text:p>350.83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85.27">
                <text:p>1385.27</text:p>
              </table:table-cell>
              <table:table-cell office:value-type="float" office:value="351.548">
                <text:p>351.54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86.32">
                <text:p>1386.32</text:p>
              </table:table-cell>
              <table:table-cell office:value-type="float" office:value="351.413">
                <text:p>351.41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87.36">
                <text:p>1387.36</text:p>
              </table:table-cell>
              <table:table-cell office:value-type="float" office:value="351.7">
                <text:p>351.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88.33">
                <text:p>1388.33</text:p>
              </table:table-cell>
              <table:table-cell office:value-type="float" office:value="352.062">
                <text:p>352.06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89.34">
                <text:p>1389.34</text:p>
              </table:table-cell>
              <table:table-cell office:value-type="float" office:value="352.072">
                <text:p>352.07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90.36">
                <text:p>1390.36</text:p>
              </table:table-cell>
              <table:table-cell office:value-type="float" office:value="352.248">
                <text:p>352.24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91.37">
                <text:p>1391.37</text:p>
              </table:table-cell>
              <table:table-cell office:value-type="float" office:value="352.505">
                <text:p>352.50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92.45">
                <text:p>1392.45</text:p>
              </table:table-cell>
              <table:table-cell office:value-type="float" office:value="353.082">
                <text:p>353.08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93.44">
                <text:p>1393.44</text:p>
              </table:table-cell>
              <table:table-cell office:value-type="float" office:value="353.01">
                <text:p>353.0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94.46">
                <text:p>1394.46</text:p>
              </table:table-cell>
              <table:table-cell office:value-type="float" office:value="353.355">
                <text:p>353.35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95.47">
                <text:p>1395.47</text:p>
              </table:table-cell>
              <table:table-cell office:value-type="float" office:value="353.38">
                <text:p>353.3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96.47">
                <text:p>1396.47</text:p>
              </table:table-cell>
              <table:table-cell office:value-type="float" office:value="353.418">
                <text:p>353.41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97.47">
                <text:p>1397.47</text:p>
              </table:table-cell>
              <table:table-cell office:value-type="float" office:value="353.545">
                <text:p>353.54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98.47">
                <text:p>1398.47</text:p>
              </table:table-cell>
              <table:table-cell office:value-type="float" office:value="353.702">
                <text:p>353.70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99.48">
                <text:p>1399.48</text:p>
              </table:table-cell>
              <table:table-cell office:value-type="float" office:value="353.82">
                <text:p>353.8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00.5">
                <text:p>1400.5</text:p>
              </table:table-cell>
              <table:table-cell office:value-type="float" office:value="354.17">
                <text:p>354.1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401.55">
                <text:p>1401.55</text:p>
              </table:table-cell>
              <table:table-cell office:value-type="float" office:value="354.135">
                <text:p>354.13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402.54">
                <text:p>1402.54</text:p>
              </table:table-cell>
              <table:table-cell office:value-type="float" office:value="354.42">
                <text:p>354.4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03.59">
                <text:p>1403.59</text:p>
              </table:table-cell>
              <table:table-cell office:value-type="float" office:value="354.52">
                <text:p>354.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04.6">
                <text:p>1404.6</text:p>
              </table:table-cell>
              <table:table-cell office:value-type="float" office:value="354.72">
                <text:p>354.7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05.62">
                <text:p>1405.62</text:p>
              </table:table-cell>
              <table:table-cell office:value-type="float" office:value="355.095">
                <text:p>355.09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06.65">
                <text:p>1406.65</text:p>
              </table:table-cell>
              <table:table-cell office:value-type="float" office:value="355.86">
                <text:p>355.8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07.68">
                <text:p>1407.68</text:p>
              </table:table-cell>
              <table:table-cell office:value-type="float" office:value="357.933">
                <text:p>357.9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08.7">
                <text:p>1408.7</text:p>
              </table:table-cell>
              <table:table-cell office:value-type="float" office:value="356.512">
                <text:p>356.51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09.7">
                <text:p>1409.7</text:p>
              </table:table-cell>
              <table:table-cell office:value-type="float" office:value="356.075">
                <text:p>356.07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10.73">
                <text:p>1410.73</text:p>
              </table:table-cell>
              <table:table-cell office:value-type="float" office:value="356.192">
                <text:p>356.19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11.74">
                <text:p>1411.74</text:p>
              </table:table-cell>
              <table:table-cell office:value-type="float" office:value="356.395">
                <text:p>356.39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12.74">
                <text:p>1412.74</text:p>
              </table:table-cell>
              <table:table-cell office:value-type="float" office:value="356.358">
                <text:p>356.35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13.73">
                <text:p>1413.73</text:p>
              </table:table-cell>
              <table:table-cell office:value-type="float" office:value="356.365">
                <text:p>356.36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14.78">
                <text:p>1414.78</text:p>
              </table:table-cell>
              <table:table-cell office:value-type="float" office:value="356.392">
                <text:p>356.39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15.86">
                <text:p>1415.86</text:p>
              </table:table-cell>
              <table:table-cell office:value-type="float" office:value="356.418">
                <text:p>356.41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16.8">
                <text:p>1416.8</text:p>
              </table:table-cell>
              <table:table-cell office:value-type="float" office:value="356.5">
                <text:p>356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17.85">
                <text:p>1417.85</text:p>
              </table:table-cell>
              <table:table-cell office:value-type="float" office:value="356.608">
                <text:p>356.60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18.87">
                <text:p>1418.87</text:p>
              </table:table-cell>
              <table:table-cell office:value-type="float" office:value="358.877">
                <text:p>358.87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19.87">
                <text:p>1419.87</text:p>
              </table:table-cell>
              <table:table-cell office:value-type="float" office:value="356.558">
                <text:p>356.55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20.88">
                <text:p>1420.88</text:p>
              </table:table-cell>
              <table:table-cell office:value-type="float" office:value="356.577">
                <text:p>356.57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21.88">
                <text:p>1421.88</text:p>
              </table:table-cell>
              <table:table-cell office:value-type="float" office:value="356.572">
                <text:p>356.57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22.9">
                <text:p>1422.9</text:p>
              </table:table-cell>
              <table:table-cell office:value-type="float" office:value="358.29">
                <text:p>358.2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23.87">
                <text:p>1423.87</text:p>
              </table:table-cell>
              <table:table-cell office:value-type="float" office:value="358.615">
                <text:p>358.61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24.87">
                <text:p>1424.87</text:p>
              </table:table-cell>
              <table:table-cell office:value-type="float" office:value="357.175">
                <text:p>357.17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25.91">
                <text:p>1425.91</text:p>
              </table:table-cell>
              <table:table-cell office:value-type="float" office:value="358.433">
                <text:p>358.4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26.88">
                <text:p>1426.88</text:p>
              </table:table-cell>
              <table:table-cell office:value-type="float" office:value="358.173">
                <text:p>358.17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27.93">
                <text:p>1427.93</text:p>
              </table:table-cell>
              <table:table-cell office:value-type="float" office:value="359.215">
                <text:p>359.21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28.94">
                <text:p>1428.94</text:p>
              </table:table-cell>
              <table:table-cell office:value-type="float" office:value="357.25">
                <text:p>357.2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29.98">
                <text:p>1429.98</text:p>
              </table:table-cell>
              <table:table-cell office:value-type="float" office:value="356.923">
                <text:p>356.92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31.01">
                <text:p>1431.01</text:p>
              </table:table-cell>
              <table:table-cell office:value-type="float" office:value="356.86">
                <text:p>356.8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32.06">
                <text:p>1432.06</text:p>
              </table:table-cell>
              <table:table-cell office:value-type="float" office:value="356.808">
                <text:p>356.80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33.04">
                <text:p>1433.04</text:p>
              </table:table-cell>
              <table:table-cell office:value-type="float" office:value="356.82">
                <text:p>356.8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34.01">
                <text:p>1434.01</text:p>
              </table:table-cell>
              <table:table-cell office:value-type="float" office:value="356.887">
                <text:p>356.88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35.05">
                <text:p>1435.05</text:p>
              </table:table-cell>
              <table:table-cell office:value-type="float" office:value="356.858">
                <text:p>356.85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36.03">
                <text:p>1436.03</text:p>
              </table:table-cell>
              <table:table-cell office:value-type="float" office:value="356.897">
                <text:p>356.89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37.03">
                <text:p>1437.03</text:p>
              </table:table-cell>
              <table:table-cell office:value-type="float" office:value="356.91">
                <text:p>356.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38.03">
                <text:p>1438.03</text:p>
              </table:table-cell>
              <table:table-cell office:value-type="float" office:value="356.94">
                <text:p>356.9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9.05">
                <text:p>1439.05</text:p>
              </table:table-cell>
              <table:table-cell office:value-type="float" office:value="356.935">
                <text:p>356.93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40.08">
                <text:p>1440.08</text:p>
              </table:table-cell>
              <table:table-cell office:value-type="float" office:value="356.942">
                <text:p>356.94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41.11">
                <text:p>1441.11</text:p>
              </table:table-cell>
              <table:table-cell office:value-type="float" office:value="356.952">
                <text:p>356.95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42.07">
                <text:p>1442.07</text:p>
              </table:table-cell>
              <table:table-cell office:value-type="float" office:value="357.125">
                <text:p>357.12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43.09">
                <text:p>1443.09</text:p>
              </table:table-cell>
              <table:table-cell office:value-type="float" office:value="356.955">
                <text:p>356.95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44.09">
                <text:p>1444.09</text:p>
              </table:table-cell>
              <table:table-cell office:value-type="float" office:value="356.97">
                <text:p>356.9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45.11">
                <text:p>1445.11</text:p>
              </table:table-cell>
              <table:table-cell office:value-type="float" office:value="356.968">
                <text:p>356.96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46.13">
                <text:p>1446.13</text:p>
              </table:table-cell>
              <table:table-cell office:value-type="float" office:value="356.96">
                <text:p>356.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47.13">
                <text:p>1447.13</text:p>
              </table:table-cell>
              <table:table-cell office:value-type="float" office:value="357.028">
                <text:p>357.0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48.17">
                <text:p>1448.17</text:p>
              </table:table-cell>
              <table:table-cell office:value-type="float" office:value="357.002">
                <text:p>357.00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49.17">
                <text:p>1449.17</text:p>
              </table:table-cell>
              <table:table-cell office:value-type="float" office:value="356.998">
                <text:p>356.99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50.17">
                <text:p>1450.17</text:p>
              </table:table-cell>
              <table:table-cell office:value-type="float" office:value="356.985">
                <text:p>356.98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51.26">
                <text:p>1451.26</text:p>
              </table:table-cell>
              <table:table-cell office:value-type="float" office:value="356.988">
                <text:p>356.98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52.25">
                <text:p>1452.25</text:p>
              </table:table-cell>
              <table:table-cell office:value-type="float" office:value="357.007">
                <text:p>357.00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53.25">
                <text:p>1453.25</text:p>
              </table:table-cell>
              <table:table-cell office:value-type="float" office:value="357.007">
                <text:p>357.00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54.26">
                <text:p>1454.26</text:p>
              </table:table-cell>
              <table:table-cell office:value-type="float" office:value="357.015">
                <text:p>357.01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55.28">
                <text:p>1455.28</text:p>
              </table:table-cell>
              <table:table-cell office:value-type="float" office:value="357.147">
                <text:p>357.14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56.28">
                <text:p>1456.28</text:p>
              </table:table-cell>
              <table:table-cell office:value-type="float" office:value="357.165">
                <text:p>357.16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57.31">
                <text:p>1457.31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58.35">
                <text:p>1458.35</text:p>
              </table:table-cell>
              <table:table-cell office:value-type="float" office:value="357.03">
                <text:p>357.0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59.36">
                <text:p>1459.36</text:p>
              </table:table-cell>
              <table:table-cell office:value-type="float" office:value="357.38">
                <text:p>357.3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60.4">
                <text:p>1460.4</text:p>
              </table:table-cell>
              <table:table-cell office:value-type="float" office:value="357.403">
                <text:p>357.40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61.43">
                <text:p>1461.43</text:p>
              </table:table-cell>
              <table:table-cell office:value-type="float" office:value="357.707">
                <text:p>357.70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62.45">
                <text:p>1462.45</text:p>
              </table:table-cell>
              <table:table-cell office:value-type="float" office:value="358.17">
                <text:p>358.1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63.48">
                <text:p>1463.48</text:p>
              </table:table-cell>
              <table:table-cell office:value-type="float" office:value="357.04">
                <text:p>357.0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4.49">
                <text:p>1464.49</text:p>
              </table:table-cell>
              <table:table-cell office:value-type="float" office:value="357.043">
                <text:p>357.04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65.52">
                <text:p>1465.52</text:p>
              </table:table-cell>
              <table:table-cell office:value-type="float" office:value="357.03">
                <text:p>357.0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66.51">
                <text:p>1466.51</text:p>
              </table:table-cell>
              <table:table-cell office:value-type="float" office:value="357.038">
                <text:p>357.03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67.52">
                <text:p>1467.52</text:p>
              </table:table-cell>
              <table:table-cell office:value-type="float" office:value="357.038">
                <text:p>357.0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68.51">
                <text:p>1468.51</text:p>
              </table:table-cell>
              <table:table-cell office:value-type="float" office:value="357.043">
                <text:p>357.04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69.53">
                <text:p>1469.53</text:p>
              </table:table-cell>
              <table:table-cell office:value-type="float" office:value="357.055">
                <text:p>357.05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70.52">
                <text:p>1470.52</text:p>
              </table:table-cell>
              <table:table-cell office:value-type="float" office:value="357.158">
                <text:p>357.15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71.53">
                <text:p>1471.53</text:p>
              </table:table-cell>
              <table:table-cell office:value-type="float" office:value="357.07">
                <text:p>357.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72.51">
                <text:p>1472.51</text:p>
              </table:table-cell>
              <table:table-cell office:value-type="float" office:value="357.075">
                <text:p>357.07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73.55">
                <text:p>1473.55</text:p>
              </table:table-cell>
              <table:table-cell office:value-type="float" office:value="357.108">
                <text:p>357.10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74.55">
                <text:p>1474.55</text:p>
              </table:table-cell>
              <table:table-cell office:value-type="float" office:value="357.183">
                <text:p>357.18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75.53">
                <text:p>1475.53</text:p>
              </table:table-cell>
              <table:table-cell office:value-type="float" office:value="357.18">
                <text:p>357.1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76.6">
                <text:p>1476.6</text:p>
              </table:table-cell>
              <table:table-cell office:value-type="float" office:value="357.51">
                <text:p>357.5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77.61">
                <text:p>1477.61</text:p>
              </table:table-cell>
              <table:table-cell office:value-type="float" office:value="359.502">
                <text:p>359.50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78.6">
                <text:p>1478.6</text:p>
              </table:table-cell>
              <table:table-cell office:value-type="float" office:value="357.517">
                <text:p>357.51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79.61">
                <text:p>1479.61</text:p>
              </table:table-cell>
              <table:table-cell office:value-type="float" office:value="357.512">
                <text:p>357.51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80.66">
                <text:p>1480.66</text:p>
              </table:table-cell>
              <table:table-cell office:value-type="float" office:value="357.5">
                <text:p>357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81.64">
                <text:p>1481.64</text:p>
              </table:table-cell>
              <table:table-cell office:value-type="float" office:value="357.512">
                <text:p>357.51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82.62">
                <text:p>1482.62</text:p>
              </table:table-cell>
              <table:table-cell office:value-type="float" office:value="357.505">
                <text:p>357.50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83.62">
                <text:p>1483.62</text:p>
              </table:table-cell>
              <table:table-cell office:value-type="float" office:value="357.515">
                <text:p>357.5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84.69">
                <text:p>1484.69</text:p>
              </table:table-cell>
              <table:table-cell office:value-type="float" office:value="357.507">
                <text:p>357.50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85.7">
                <text:p>1485.7</text:p>
              </table:table-cell>
              <table:table-cell office:value-type="float" office:value="357.403">
                <text:p>357.40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86.89">
                <text:p>1486.89</text:p>
              </table:table-cell>
              <table:table-cell office:value-type="float" office:value="358.105">
                <text:p>358.10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87.89">
                <text:p>1487.89</text:p>
              </table:table-cell>
              <table:table-cell office:value-type="float" office:value="358.113">
                <text:p>358.11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88.92">
                <text:p>1488.92</text:p>
              </table:table-cell>
              <table:table-cell office:value-type="float" office:value="358.103">
                <text:p>358.10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89.81">
                <text:p>1489.81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90.97">
                <text:p>1490.97</text:p>
              </table:table-cell>
              <table:table-cell office:value-type="float" office:value="358.105">
                <text:p>358.10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91.85">
                <text:p>1491.85</text:p>
              </table:table-cell>
              <table:table-cell office:value-type="float" office:value="358.105">
                <text:p>358.10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92.86">
                <text:p>1492.86</text:p>
              </table:table-cell>
              <table:table-cell office:value-type="float" office:value="358.105">
                <text:p>358.10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93.86">
                <text:p>1493.86</text:p>
              </table:table-cell>
              <table:table-cell office:value-type="float" office:value="358.103">
                <text:p>358.10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94.86">
                <text:p>1494.86</text:p>
              </table:table-cell>
              <table:table-cell office:value-type="float" office:value="358.103">
                <text:p>358.10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95.85">
                <text:p>1495.85</text:p>
              </table:table-cell>
              <table:table-cell office:value-type="float" office:value="358.103">
                <text:p>358.10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96.87">
                <text:p>1496.87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97.86">
                <text:p>1497.86</text:p>
              </table:table-cell>
              <table:table-cell office:value-type="float" office:value="358.103">
                <text:p>358.10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98.86">
                <text:p>1498.86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99.87">
                <text:p>1499.87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00.92">
                <text:p>1500.92</text:p>
              </table:table-cell>
              <table:table-cell office:value-type="float" office:value="358.098">
                <text:p>358.09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01.98">
                <text:p>1501.98</text:p>
              </table:table-cell>
              <table:table-cell office:value-type="float" office:value="359.555">
                <text:p>359.55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02.96">
                <text:p>1502.96</text:p>
              </table:table-cell>
              <table:table-cell office:value-type="float" office:value="359.59">
                <text:p>359.5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04">
                <text:p>1504</text:p>
              </table:table-cell>
              <table:table-cell office:value-type="float" office:value="359.615">
                <text:p>359.61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05">
                <text:p>1505</text:p>
              </table:table-cell>
              <table:table-cell office:value-type="float" office:value="359.595">
                <text:p>359.59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06.02">
                <text:p>1506.02</text:p>
              </table:table-cell>
              <table:table-cell office:value-type="float" office:value="359.685">
                <text:p>359.68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06.99">
                <text:p>1506.99</text:p>
              </table:table-cell>
              <table:table-cell office:value-type="float" office:value="359.705">
                <text:p>359.70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08.02">
                <text:p>1508.02</text:p>
              </table:table-cell>
              <table:table-cell office:value-type="float" office:value="359.723">
                <text:p>359.72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09.01">
                <text:p>1509.01</text:p>
              </table:table-cell>
              <table:table-cell office:value-type="float" office:value="359.78">
                <text:p>359.7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10">
                <text:p>1510</text:p>
              </table:table-cell>
              <table:table-cell office:value-type="float" office:value="359.75">
                <text:p>359.7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11.02">
                <text:p>1511.02</text:p>
              </table:table-cell>
              <table:table-cell office:value-type="float" office:value="359.81">
                <text:p>359.8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12.03">
                <text:p>1512.03</text:p>
              </table:table-cell>
              <table:table-cell office:value-type="float" office:value="359.803">
                <text:p>359.80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13.05">
                <text:p>1513.05</text:p>
              </table:table-cell>
              <table:table-cell office:value-type="float" office:value="360.02">
                <text:p>360.0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14.06">
                <text:p>1514.06</text:p>
              </table:table-cell>
              <table:table-cell office:value-type="float" office:value="360.022">
                <text:p>360.02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15.06">
                <text:p>1515.06</text:p>
              </table:table-cell>
              <table:table-cell office:value-type="float" office:value="360.05">
                <text:p>360.0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16.05">
                <text:p>1516.05</text:p>
              </table:table-cell>
              <table:table-cell office:value-type="float" office:value="360.115">
                <text:p>360.11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17.08">
                <text:p>1517.08</text:p>
              </table:table-cell>
              <table:table-cell office:value-type="float" office:value="360.17">
                <text:p>360.1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18.06">
                <text:p>1518.06</text:p>
              </table:table-cell>
              <table:table-cell office:value-type="float" office:value="360.142">
                <text:p>360.14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19.06">
                <text:p>1519.06</text:p>
              </table:table-cell>
              <table:table-cell office:value-type="float" office:value="360.23">
                <text:p>360.2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20.12">
                <text:p>1520.12</text:p>
              </table:table-cell>
              <table:table-cell office:value-type="float" office:value="360.252">
                <text:p>360.25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21.09">
                <text:p>1521.09</text:p>
              </table:table-cell>
              <table:table-cell office:value-type="float" office:value="360.32">
                <text:p>360.3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22.1">
                <text:p>1522.1</text:p>
              </table:table-cell>
              <table:table-cell office:value-type="float" office:value="360.252">
                <text:p>360.25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23.13">
                <text:p>1523.13</text:p>
              </table:table-cell>
              <table:table-cell office:value-type="float" office:value="360.262">
                <text:p>360.26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24.12">
                <text:p>1524.12</text:p>
              </table:table-cell>
              <table:table-cell office:value-type="float" office:value="360.223">
                <text:p>360.2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25.13">
                <text:p>1525.13</text:p>
              </table:table-cell>
              <table:table-cell office:value-type="float" office:value="360.415">
                <text:p>360.41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26.12">
                <text:p>1526.12</text:p>
              </table:table-cell>
              <table:table-cell office:value-type="float" office:value="360.945">
                <text:p>360.94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27.18">
                <text:p>1527.18</text:p>
              </table:table-cell>
              <table:table-cell office:value-type="float" office:value="361.207">
                <text:p>361.20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28.18">
                <text:p>1528.18</text:p>
              </table:table-cell>
              <table:table-cell office:value-type="float" office:value="361.245">
                <text:p>361.24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29.22">
                <text:p>1529.22</text:p>
              </table:table-cell>
              <table:table-cell office:value-type="float" office:value="361.312">
                <text:p>361.31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30.2">
                <text:p>1530.2</text:p>
              </table:table-cell>
              <table:table-cell office:value-type="float" office:value="361.29">
                <text:p>361.2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31.2">
                <text:p>1531.2</text:p>
              </table:table-cell>
              <table:table-cell office:value-type="float" office:value="361.223">
                <text:p>361.22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32.25">
                <text:p>1532.25</text:p>
              </table:table-cell>
              <table:table-cell office:value-type="float" office:value="361.403">
                <text:p>361.40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33.23">
                <text:p>1533.23</text:p>
              </table:table-cell>
              <table:table-cell office:value-type="float" office:value="361.37">
                <text:p>361.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34.27">
                <text:p>1534.27</text:p>
              </table:table-cell>
              <table:table-cell office:value-type="float" office:value="361.34">
                <text:p>361.3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35.31">
                <text:p>1535.31</text:p>
              </table:table-cell>
              <table:table-cell office:value-type="float" office:value="361.353">
                <text:p>361.35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36.3">
                <text:p>1536.3</text:p>
              </table:table-cell>
              <table:table-cell office:value-type="float" office:value="361.33">
                <text:p>361.3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37.3">
                <text:p>1537.3</text:p>
              </table:table-cell>
              <table:table-cell office:value-type="float" office:value="361.335">
                <text:p>361.33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38.32">
                <text:p>1538.32</text:p>
              </table:table-cell>
              <table:table-cell office:value-type="float" office:value="361.33">
                <text:p>361.3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39.31">
                <text:p>1539.31</text:p>
              </table:table-cell>
              <table:table-cell office:value-type="float" office:value="361.332">
                <text:p>361.33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40.33">
                <text:p>1540.33</text:p>
              </table:table-cell>
              <table:table-cell office:value-type="float" office:value="361.33">
                <text:p>361.3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41.36">
                <text:p>1541.36</text:p>
              </table:table-cell>
              <table:table-cell office:value-type="float" office:value="361.32">
                <text:p>361.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42.38">
                <text:p>1542.38</text:p>
              </table:table-cell>
              <table:table-cell office:value-type="float" office:value="361.355">
                <text:p>361.35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43.38">
                <text:p>1543.38</text:p>
              </table:table-cell>
              <table:table-cell office:value-type="float" office:value="361.365">
                <text:p>361.36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44.42">
                <text:p>1544.42</text:p>
              </table:table-cell>
              <table:table-cell office:value-type="float" office:value="361.363">
                <text:p>361.36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45.41">
                <text:p>1545.41</text:p>
              </table:table-cell>
              <table:table-cell office:value-type="float" office:value="361.365">
                <text:p>361.36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46.45">
                <text:p>1546.45</text:p>
              </table:table-cell>
              <table:table-cell office:value-type="float" office:value="361.363">
                <text:p>361.36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47.45">
                <text:p>1547.45</text:p>
              </table:table-cell>
              <table:table-cell office:value-type="float" office:value="361.335">
                <text:p>361.33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48.46">
                <text:p>1548.46</text:p>
              </table:table-cell>
              <table:table-cell office:value-type="float" office:value="361.315">
                <text:p>361.3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49.52">
                <text:p>1549.52</text:p>
              </table:table-cell>
              <table:table-cell office:value-type="float" office:value="361.32">
                <text:p>361.3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50.52">
                <text:p>1550.52</text:p>
              </table:table-cell>
              <table:table-cell office:value-type="float" office:value="361.317">
                <text:p>361.31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51.53">
                <text:p>1551.53</text:p>
              </table:table-cell>
              <table:table-cell office:value-type="float" office:value="361.343">
                <text:p>361.34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52.57">
                <text:p>1552.57</text:p>
              </table:table-cell>
              <table:table-cell office:value-type="float" office:value="361.413">
                <text:p>361.41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53.57">
                <text:p>1553.57</text:p>
              </table:table-cell>
              <table:table-cell office:value-type="float" office:value="361.41">
                <text:p>361.4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54.57">
                <text:p>1554.57</text:p>
              </table:table-cell>
              <table:table-cell office:value-type="float" office:value="361.493">
                <text:p>361.49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55.6">
                <text:p>1555.6</text:p>
              </table:table-cell>
              <table:table-cell office:value-type="float" office:value="361.512">
                <text:p>361.51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56.59">
                <text:p>1556.59</text:p>
              </table:table-cell>
              <table:table-cell office:value-type="float" office:value="361.613">
                <text:p>361.61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57.62">
                <text:p>1557.62</text:p>
              </table:table-cell>
              <table:table-cell office:value-type="float" office:value="361.663">
                <text:p>361.66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58.59">
                <text:p>1558.59</text:p>
              </table:table-cell>
              <table:table-cell office:value-type="float" office:value="361.74">
                <text:p>361.7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59.67">
                <text:p>1559.67</text:p>
              </table:table-cell>
              <table:table-cell office:value-type="float" office:value="361.723">
                <text:p>361.7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60.65">
                <text:p>1560.65</text:p>
              </table:table-cell>
              <table:table-cell office:value-type="float" office:value="361.755">
                <text:p>361.75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61.67">
                <text:p>1561.67</text:p>
              </table:table-cell>
              <table:table-cell office:value-type="float" office:value="361.808">
                <text:p>361.80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62.67">
                <text:p>1562.67</text:p>
              </table:table-cell>
              <table:table-cell office:value-type="float" office:value="361.848">
                <text:p>361.84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63.67">
                <text:p>1563.67</text:p>
              </table:table-cell>
              <table:table-cell office:value-type="float" office:value="361.793">
                <text:p>361.79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64.7">
                <text:p>1564.7</text:p>
              </table:table-cell>
              <table:table-cell office:value-type="float" office:value="361.908">
                <text:p>361.90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65.71">
                <text:p>1565.71</text:p>
              </table:table-cell>
              <table:table-cell office:value-type="float" office:value="361.905">
                <text:p>361.90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66.74">
                <text:p>1566.74</text:p>
              </table:table-cell>
              <table:table-cell office:value-type="float" office:value="361.88">
                <text:p>361.8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67.75">
                <text:p>1567.75</text:p>
              </table:table-cell>
              <table:table-cell office:value-type="float" office:value="361.913">
                <text:p>361.91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68.77">
                <text:p>1568.77</text:p>
              </table:table-cell>
              <table:table-cell office:value-type="float" office:value="361.995">
                <text:p>361.99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69.77">
                <text:p>1569.77</text:p>
              </table:table-cell>
              <table:table-cell office:value-type="float" office:value="361.905">
                <text:p>361.90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0.79">
                <text:p>1570.79</text:p>
              </table:table-cell>
              <table:table-cell office:value-type="float" office:value="361.903">
                <text:p>361.90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1.78">
                <text:p>1571.78</text:p>
              </table:table-cell>
              <table:table-cell office:value-type="float" office:value="362.025">
                <text:p>362.02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2.77">
                <text:p>1572.77</text:p>
              </table:table-cell>
              <table:table-cell office:value-type="float" office:value="362.233">
                <text:p>362.23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3.78">
                <text:p>1573.78</text:p>
              </table:table-cell>
              <table:table-cell office:value-type="float" office:value="362.445">
                <text:p>362.44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4.76">
                <text:p>1574.76</text:p>
              </table:table-cell>
              <table:table-cell office:value-type="float" office:value="362.505">
                <text:p>362.50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5.78">
                <text:p>1575.78</text:p>
              </table:table-cell>
              <table:table-cell office:value-type="float" office:value="362.572">
                <text:p>362.57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6.79">
                <text:p>1576.79</text:p>
              </table:table-cell>
              <table:table-cell office:value-type="float" office:value="362.625">
                <text:p>362.62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7.8">
                <text:p>1577.8</text:p>
              </table:table-cell>
              <table:table-cell office:value-type="float" office:value="362.637">
                <text:p>362.63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8.79">
                <text:p>1578.79</text:p>
              </table:table-cell>
              <table:table-cell office:value-type="float" office:value="363.03">
                <text:p>363.0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9.76">
                <text:p>1579.76</text:p>
              </table:table-cell>
              <table:table-cell office:value-type="float" office:value="363.295">
                <text:p>363.29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80.81">
                <text:p>1580.81</text:p>
              </table:table-cell>
              <table:table-cell office:value-type="float" office:value="363.48">
                <text:p>363.4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81.8">
                <text:p>1581.8</text:p>
              </table:table-cell>
              <table:table-cell office:value-type="float" office:value="363.555">
                <text:p>363.55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82.83">
                <text:p>1582.83</text:p>
              </table:table-cell>
              <table:table-cell office:value-type="float" office:value="363.543">
                <text:p>363.54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83.88">
                <text:p>1583.88</text:p>
              </table:table-cell>
              <table:table-cell office:value-type="float" office:value="363.567">
                <text:p>363.56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84.91">
                <text:p>1584.91</text:p>
              </table:table-cell>
              <table:table-cell office:value-type="float" office:value="363.553">
                <text:p>363.55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85.94">
                <text:p>1585.94</text:p>
              </table:table-cell>
              <table:table-cell office:value-type="float" office:value="363.545">
                <text:p>363.54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86.92">
                <text:p>1586.92</text:p>
              </table:table-cell>
              <table:table-cell office:value-type="float" office:value="363.55">
                <text:p>363.5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87.94">
                <text:p>1587.94</text:p>
              </table:table-cell>
              <table:table-cell office:value-type="float" office:value="363.528">
                <text:p>363.52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88.95">
                <text:p>1588.95</text:p>
              </table:table-cell>
              <table:table-cell office:value-type="float" office:value="363.535">
                <text:p>363.53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89.96">
                <text:p>1589.96</text:p>
              </table:table-cell>
              <table:table-cell office:value-type="float" office:value="363.53">
                <text:p>363.5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90.98">
                <text:p>1590.98</text:p>
              </table:table-cell>
              <table:table-cell office:value-type="float" office:value="363.52">
                <text:p>363.5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92.03">
                <text:p>1592.03</text:p>
              </table:table-cell>
              <table:table-cell office:value-type="float" office:value="363.525">
                <text:p>363.5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93.09">
                <text:p>1593.09</text:p>
              </table:table-cell>
              <table:table-cell office:value-type="float" office:value="363.528">
                <text:p>363.52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94.07">
                <text:p>1594.07</text:p>
              </table:table-cell>
              <table:table-cell office:value-type="float" office:value="363.525">
                <text:p>363.52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95.05">
                <text:p>1595.05</text:p>
              </table:table-cell>
              <table:table-cell office:value-type="float" office:value="363.525">
                <text:p>363.52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96.06">
                <text:p>1596.06</text:p>
              </table:table-cell>
              <table:table-cell office:value-type="float" office:value="363.535">
                <text:p>363.53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97.11">
                <text:p>1597.11</text:p>
              </table:table-cell>
              <table:table-cell office:value-type="float" office:value="363.54">
                <text:p>363.5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98.1">
                <text:p>1598.1</text:p>
              </table:table-cell>
              <table:table-cell office:value-type="float" office:value="363.517">
                <text:p>363.51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99.11">
                <text:p>1599.11</text:p>
              </table:table-cell>
              <table:table-cell office:value-type="float" office:value="363.512">
                <text:p>363.51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00.18">
                <text:p>1600.18</text:p>
              </table:table-cell>
              <table:table-cell office:value-type="float" office:value="363.558">
                <text:p>363.55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01.15">
                <text:p>1601.15</text:p>
              </table:table-cell>
              <table:table-cell office:value-type="float" office:value="363.53">
                <text:p>363.5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02.18">
                <text:p>1602.18</text:p>
              </table:table-cell>
              <table:table-cell office:value-type="float" office:value="363.605">
                <text:p>363.60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03.16">
                <text:p>1603.16</text:p>
              </table:table-cell>
              <table:table-cell office:value-type="float" office:value="363.988">
                <text:p>363.98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04.15">
                <text:p>1604.15</text:p>
              </table:table-cell>
              <table:table-cell office:value-type="float" office:value="363.928">
                <text:p>363.9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05.18">
                <text:p>1605.18</text:p>
              </table:table-cell>
              <table:table-cell office:value-type="float" office:value="363.933">
                <text:p>363.93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06.21">
                <text:p>1606.21</text:p>
              </table:table-cell>
              <table:table-cell office:value-type="float" office:value="363.975">
                <text:p>363.97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07.23">
                <text:p>1607.23</text:p>
              </table:table-cell>
              <table:table-cell office:value-type="float" office:value="364.022">
                <text:p>364.02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08.2">
                <text:p>1608.2</text:p>
              </table:table-cell>
              <table:table-cell office:value-type="float" office:value="364.005">
                <text:p>364.00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09.25">
                <text:p>1609.25</text:p>
              </table:table-cell>
              <table:table-cell office:value-type="float" office:value="364.195">
                <text:p>364.19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10.25">
                <text:p>1610.25</text:p>
              </table:table-cell>
              <table:table-cell office:value-type="float" office:value="364.205">
                <text:p>364.20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11.28">
                <text:p>1611.28</text:p>
              </table:table-cell>
              <table:table-cell office:value-type="float" office:value="364.245">
                <text:p>364.24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12.28">
                <text:p>1612.28</text:p>
              </table:table-cell>
              <table:table-cell office:value-type="float" office:value="364.345">
                <text:p>364.34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13.3">
                <text:p>1613.3</text:p>
              </table:table-cell>
              <table:table-cell office:value-type="float" office:value="364.325">
                <text:p>364.32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14.35">
                <text:p>1614.35</text:p>
              </table:table-cell>
              <table:table-cell office:value-type="float" office:value="364.528">
                <text:p>364.52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15.3">
                <text:p>1615.3</text:p>
              </table:table-cell>
              <table:table-cell office:value-type="float" office:value="364.555">
                <text:p>364.55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16.33">
                <text:p>1616.33</text:p>
              </table:table-cell>
              <table:table-cell office:value-type="float" office:value="364.76">
                <text:p>364.7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17.35">
                <text:p>1617.35</text:p>
              </table:table-cell>
              <table:table-cell office:value-type="float" office:value="364.81">
                <text:p>364.8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18.35">
                <text:p>1618.35</text:p>
              </table:table-cell>
              <table:table-cell office:value-type="float" office:value="365.283">
                <text:p>365.28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19.37">
                <text:p>1619.37</text:p>
              </table:table-cell>
              <table:table-cell office:value-type="float" office:value="365.993">
                <text:p>365.99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20.38">
                <text:p>1620.38</text:p>
              </table:table-cell>
              <table:table-cell office:value-type="float" office:value="366.098">
                <text:p>366.09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21.39">
                <text:p>1621.39</text:p>
              </table:table-cell>
              <table:table-cell office:value-type="float" office:value="366.238">
                <text:p>366.23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22.37">
                <text:p>1622.37</text:p>
              </table:table-cell>
              <table:table-cell office:value-type="float" office:value="366.452">
                <text:p>366.45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23.39">
                <text:p>1623.39</text:p>
              </table:table-cell>
              <table:table-cell office:value-type="float" office:value="366.808">
                <text:p>366.80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24.39">
                <text:p>1624.39</text:p>
              </table:table-cell>
              <table:table-cell office:value-type="float" office:value="366.85">
                <text:p>366.8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25.38">
                <text:p>1625.38</text:p>
              </table:table-cell>
              <table:table-cell office:value-type="float" office:value="367.473">
                <text:p>367.47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26.36">
                <text:p>1626.36</text:p>
              </table:table-cell>
              <table:table-cell office:value-type="float" office:value="367.795">
                <text:p>367.79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27.4">
                <text:p>1627.4</text:p>
              </table:table-cell>
              <table:table-cell office:value-type="float" office:value="368.062">
                <text:p>368.06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28.38">
                <text:p>1628.38</text:p>
              </table:table-cell>
              <table:table-cell office:value-type="float" office:value="368.238">
                <text:p>368.23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29.43">
                <text:p>1629.43</text:p>
              </table:table-cell>
              <table:table-cell office:value-type="float" office:value="368.695">
                <text:p>368.69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30.41">
                <text:p>1630.41</text:p>
              </table:table-cell>
              <table:table-cell office:value-type="float" office:value="369.485">
                <text:p>369.48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31.43">
                <text:p>1631.43</text:p>
              </table:table-cell>
              <table:table-cell office:value-type="float" office:value="369.603">
                <text:p>369.60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32.49">
                <text:p>1632.49</text:p>
              </table:table-cell>
              <table:table-cell office:value-type="float" office:value="370.09">
                <text:p>370.0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33.51">
                <text:p>1633.51</text:p>
              </table:table-cell>
              <table:table-cell office:value-type="float" office:value="370.327">
                <text:p>370.32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34.51">
                <text:p>1634.51</text:p>
              </table:table-cell>
              <table:table-cell office:value-type="float" office:value="367.938">
                <text:p>367.93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35.49">
                <text:p>1635.49</text:p>
              </table:table-cell>
              <table:table-cell office:value-type="float" office:value="370.038">
                <text:p>370.03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36.49">
                <text:p>1636.49</text:p>
              </table:table-cell>
              <table:table-cell office:value-type="float" office:value="370.223">
                <text:p>370.22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37.53">
                <text:p>1637.53</text:p>
              </table:table-cell>
              <table:table-cell office:value-type="float" office:value="370.23">
                <text:p>370.2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38.51">
                <text:p>1638.51</text:p>
              </table:table-cell>
              <table:table-cell office:value-type="float" office:value="370.262">
                <text:p>370.26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39.52">
                <text:p>1639.52</text:p>
              </table:table-cell>
              <table:table-cell office:value-type="float" office:value="370.353">
                <text:p>370.35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40.53">
                <text:p>1640.53</text:p>
              </table:table-cell>
              <table:table-cell office:value-type="float" office:value="370.413">
                <text:p>370.41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41.53">
                <text:p>1641.53</text:p>
              </table:table-cell>
              <table:table-cell office:value-type="float" office:value="370.468">
                <text:p>370.46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42.53">
                <text:p>1642.53</text:p>
              </table:table-cell>
              <table:table-cell office:value-type="float" office:value="370.498">
                <text:p>370.49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43.52">
                <text:p>1643.52</text:p>
              </table:table-cell>
              <table:table-cell office:value-type="float" office:value="370.495">
                <text:p>370.49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44.53">
                <text:p>1644.53</text:p>
              </table:table-cell>
              <table:table-cell office:value-type="float" office:value="370.53">
                <text:p>370.5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45.58">
                <text:p>1645.58</text:p>
              </table:table-cell>
              <table:table-cell office:value-type="float" office:value="370.512">
                <text:p>370.51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46.53">
                <text:p>1646.53</text:p>
              </table:table-cell>
              <table:table-cell office:value-type="float" office:value="370.533">
                <text:p>370.53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47.53">
                <text:p>1647.53</text:p>
              </table:table-cell>
              <table:table-cell office:value-type="float" office:value="370.543">
                <text:p>370.54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48.53">
                <text:p>1648.53</text:p>
              </table:table-cell>
              <table:table-cell office:value-type="float" office:value="370.533">
                <text:p>370.53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49.56">
                <text:p>1649.56</text:p>
              </table:table-cell>
              <table:table-cell office:value-type="float" office:value="370.572">
                <text:p>370.57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50.57">
                <text:p>1650.57</text:p>
              </table:table-cell>
              <table:table-cell office:value-type="float" office:value="370.545">
                <text:p>370.54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51.65">
                <text:p>1651.65</text:p>
              </table:table-cell>
              <table:table-cell office:value-type="float" office:value="370.562">
                <text:p>370.56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52.64">
                <text:p>1652.64</text:p>
              </table:table-cell>
              <table:table-cell office:value-type="float" office:value="370.555">
                <text:p>370.55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53.65">
                <text:p>1653.65</text:p>
              </table:table-cell>
              <table:table-cell office:value-type="float" office:value="370.545">
                <text:p>370.5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54.64">
                <text:p>1654.64</text:p>
              </table:table-cell>
              <table:table-cell office:value-type="float" office:value="370.54">
                <text:p>370.5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55.66">
                <text:p>1655.66</text:p>
              </table:table-cell>
              <table:table-cell office:value-type="float" office:value="370.588">
                <text:p>370.58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56.68">
                <text:p>1656.68</text:p>
              </table:table-cell>
              <table:table-cell office:value-type="float" office:value="370.538">
                <text:p>370.53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57.71">
                <text:p>1657.71</text:p>
              </table:table-cell>
              <table:table-cell office:value-type="float" office:value="370.593">
                <text:p>370.59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58.71">
                <text:p>1658.71</text:p>
              </table:table-cell>
              <table:table-cell office:value-type="float" office:value="370.605">
                <text:p>370.60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59.71">
                <text:p>1659.71</text:p>
              </table:table-cell>
              <table:table-cell office:value-type="float" office:value="370.56">
                <text:p>370.5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60.73">
                <text:p>1660.73</text:p>
              </table:table-cell>
              <table:table-cell office:value-type="float" office:value="370.545">
                <text:p>370.54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61.69">
                <text:p>1661.69</text:p>
              </table:table-cell>
              <table:table-cell office:value-type="float" office:value="370.62">
                <text:p>370.6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62.73">
                <text:p>1662.73</text:p>
              </table:table-cell>
              <table:table-cell office:value-type="float" office:value="371.505">
                <text:p>371.50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63.72">
                <text:p>1663.72</text:p>
              </table:table-cell>
              <table:table-cell office:value-type="float" office:value="372.463">
                <text:p>372.46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64.76">
                <text:p>1664.76</text:p>
              </table:table-cell>
              <table:table-cell office:value-type="float" office:value="373.61">
                <text:p>373.6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65.8">
                <text:p>1665.8</text:p>
              </table:table-cell>
              <table:table-cell office:value-type="float" office:value="374.305">
                <text:p>374.30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66.81">
                <text:p>1666.81</text:p>
              </table:table-cell>
              <table:table-cell office:value-type="float" office:value="374.413">
                <text:p>374.4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67.8">
                <text:p>1667.8</text:p>
              </table:table-cell>
              <table:table-cell office:value-type="float" office:value="374.525">
                <text:p>374.5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68.86">
                <text:p>1668.86</text:p>
              </table:table-cell>
              <table:table-cell office:value-type="float" office:value="374.473">
                <text:p>374.47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69.86">
                <text:p>1669.86</text:p>
              </table:table-cell>
              <table:table-cell office:value-type="float" office:value="374.505">
                <text:p>374.50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70.94">
                <text:p>1670.94</text:p>
              </table:table-cell>
              <table:table-cell office:value-type="float" office:value="374.455">
                <text:p>374.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